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9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5874in"/>
    </style:style>
    <style:style style:name="co10" style:family="table-column">
      <style:table-column-properties fo:break-before="auto" style:column-width="0.6417in"/>
    </style:style>
    <style:style style:name="co11" style:family="table-column">
      <style:table-column-properties fo:break-before="auto" style:column-width="1.2752in"/>
    </style:style>
    <style:style style:name="co12" style:family="table-column">
      <style:table-column-properties fo:break-before="auto" style:column-width="1.4063in"/>
    </style:style>
    <style:style style:name="co13" style:family="table-column">
      <style:table-column-properties fo:break-before="auto" style:column-width="1.1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fo:background-color="#cfe7f5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ackground-color="#cfe7f5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ffd320" fo:border="0.06pt solid #000000"/>
    </style:style>
    <style:style style:name="ce17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fe7f5" fo:border="0.06pt solid #000000"/>
    </style:style>
    <style:style style:name="ce20" style:family="table-cell" style:parent-style-name="Default">
      <style:text-properties style:font-name="Arial" style:font-name-asian="Droid Sans" style:font-name-complex="Lohit Hindi"/>
    </style:style>
    <style:style style:name="ce21" style:family="table-cell" style:parent-style-name="Default">
      <style:table-cell-properties fo:background-color="#ffd320" fo:border="0.06pt solid #000000"/>
      <style:text-properties style:font-name="Arial" style:font-name-asian="Droid Sans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in" svg:height="4in" svg:x="4.8547in" svg:y="61.7685in">
            <draw:object draw:notify-on-update-of-ranges="Sheet1.G364:Sheet1.G366 Sheet1.H363:Sheet1.H363 Sheet1.H364:Sheet1.H366 Sheet1.I363:Sheet1.I363 Sheet1.I364:Sheet1.I366 Sheet1.J363:Sheet1.J363 Sheet1.J364:Sheet1.J3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>
            <text:p>Python output format</text:p>
          </table:table-cell>
          <table:table-cell table:style-name="ce7" office:value-type="string">
            <text:p>Legend</text:p>
          </table:table-cell>
          <table:table-cell table:style-name="ce7" office:value-type="string">
            <text:p>Sure</text:p>
          </table:table-cell>
          <table:table-cell table:style-name="ce7" office:value-type="string">
            <text:p>Unsure</text:p>
          </table:table-cell>
          <table:table-cell table:number-columns-repeated="3"/>
          <table:table-cell office:value-type="string">
            <text:p>Vector format</text:p>
          </table:table-cell>
          <table:table-cell office:value-type="string">
            <text:p>Legend:</text:p>
          </table:table-cell>
          <table:table-cell/>
          <table:table-cell table:style-name="ce7" office:value-type="string">
            <text:p>Positive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Negative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string">
            <text:p>Sur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string">
            <text:p>Unsur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egative</text:p>
          </table:table-cell>
          <table:table-cell table:style-name="ce7" office:value-type="float" office:value="-1">
            <text:p>-1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Positiv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7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2">
          <table:table-cell table:style-name="ce1" office:value-type="string">
            <text:p>coca cola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/>
          <table:table-cell table:style-name="ce15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1">
          <table:table-cell table:style-name="ce2" office:value-type="string">
            <text:p>3285794568537579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9]&lt;0);-1;IF(([.B9]&gt;1);1;0))" office:value-type="float" office:value="0">
            <text:p>0</text:p>
          </table:table-cell>
          <table:table-cell table:formula="of:=IF(([.B9]=-2);1;IF(([.B9]=0);1;IF(([.B9]=3);1;0)))" office:value-type="float" office:value="0">
            <text:p>0</text:p>
          </table:table-cell>
          <table:table-cell table:formula="of:=IF(([.C9]&lt;0);-1;IF(([.C9]&gt;1);1;0))" office:value-type="float" office:value="0">
            <text:p>0</text:p>
          </table:table-cell>
          <table:table-cell table:formula="of:=IF(([.C9]=-2);1;IF(([.C9]=0);1;IF(([.C9]=3);1;0)))" office:value-type="float" office:value="1">
            <text:p>1</text:p>
          </table:table-cell>
          <table:table-cell table:formula="of:=IF(([.D9]&lt;0);-1;IF(([.D9]&gt;1);1;0))" office:value-type="float" office:value="0">
            <text:p>0</text:p>
          </table:table-cell>
          <table:table-cell table:formula="of:=IF(([.D9]=-2);1;IF(([.D9]=0);1;IF(([.D9]=3);1;0)))" office:value-type="float" office:value="1">
            <text:p>1</text:p>
          </table:table-cell>
          <table:table-cell table:formula="of:=IF(([.E9]&lt;0);-1;IF(([.E9]&gt;1);1;0))" office:value-type="float" office:value="0">
            <text:p>0</text:p>
          </table:table-cell>
          <table:table-cell table:formula="of:=IF(([.E9]=-2);1;IF(([.E9]=0);1;IF(([.E9]=3);1;0)))" office:value-type="float" office:value="1">
            <text:p>1</text:p>
          </table:table-cell>
          <table:table-cell table:formula="of:=STDEVP([.H9];[.J9];[.L9];[.N9])" office:value-type="float" office:value="0">
            <text:p>0</text:p>
          </table:table-cell>
          <table:table-cell table:formula="of:=SUM([.I9];[.K9];[.M9];[.O9])" office:value-type="float" office:value="3">
            <text:p>3</text:p>
          </table:table-cell>
          <table:table-cell table:formula="of:=AVERAGE([.H9];[.J9];[.L9];[.N9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942090858086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]&lt;0);-1;IF(([.B10]&gt;1);1;0))" office:value-type="float" office:value="1">
            <text:p>1</text:p>
          </table:table-cell>
          <table:table-cell table:formula="of:=IF(([.B10]=-2);1;IF(([.B10]=0);1;IF(([.B10]=3);1;0)))" office:value-type="float" office:value="1">
            <text:p>1</text:p>
          </table:table-cell>
          <table:table-cell table:formula="of:=IF(([.C10]&lt;0);-1;IF(([.C10]&gt;1);1;0))" office:value-type="float" office:value="1">
            <text:p>1</text:p>
          </table:table-cell>
          <table:table-cell table:formula="of:=IF(([.C10]=-2);1;IF(([.C10]=0);1;IF(([.C10]=3);1;0)))" office:value-type="float" office:value="0">
            <text:p>0</text:p>
          </table:table-cell>
          <table:table-cell table:formula="of:=IF(([.D10]&lt;0);-1;IF(([.D10]&gt;1);1;0))" office:value-type="float" office:value="1">
            <text:p>1</text:p>
          </table:table-cell>
          <table:table-cell table:formula="of:=IF(([.D10]=-2);1;IF(([.D10]=0);1;IF(([.D10]=3);1;0)))" office:value-type="float" office:value="0">
            <text:p>0</text:p>
          </table:table-cell>
          <table:table-cell table:formula="of:=IF(([.E10]&lt;0);-1;IF(([.E10]&gt;1);1;0))" office:value-type="float" office:value="1">
            <text:p>1</text:p>
          </table:table-cell>
          <table:table-cell table:formula="of:=IF(([.E10]=-2);1;IF(([.E10]=0);1;IF(([.E10]=3);1;0)))" office:value-type="float" office:value="1">
            <text:p>1</text:p>
          </table:table-cell>
          <table:table-cell table:formula="of:=STDEVP([.H10];[.J10];[.L10];[.N10])" office:value-type="float" office:value="0">
            <text:p>0</text:p>
          </table:table-cell>
          <table:table-cell table:formula="of:=SUM([.I10];[.K10];[.M10];[.O10])" office:value-type="float" office:value="2">
            <text:p>2</text:p>
          </table:table-cell>
          <table:table-cell table:formula="of:=AVERAGE([.H10];[.J10];[.L10];[.N1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932066470297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1]&lt;0);-1;IF(([.B11]&gt;1);1;0))" office:value-type="float" office:value="1">
            <text:p>1</text:p>
          </table:table-cell>
          <table:table-cell table:formula="of:=IF(([.B11]=-2);1;IF(([.B11]=0);1;IF(([.B11]=3);1;0)))" office:value-type="float" office:value="1">
            <text:p>1</text:p>
          </table:table-cell>
          <table:table-cell table:formula="of:=IF(([.C11]&lt;0);-1;IF(([.C11]&gt;1);1;0))" office:value-type="float" office:value="1">
            <text:p>1</text:p>
          </table:table-cell>
          <table:table-cell table:formula="of:=IF(([.C11]=-2);1;IF(([.C11]=0);1;IF(([.C11]=3);1;0)))" office:value-type="float" office:value="1">
            <text:p>1</text:p>
          </table:table-cell>
          <table:table-cell table:formula="of:=IF(([.D11]&lt;0);-1;IF(([.D11]&gt;1);1;0))" office:value-type="float" office:value="1">
            <text:p>1</text:p>
          </table:table-cell>
          <table:table-cell table:formula="of:=IF(([.D11]=-2);1;IF(([.D11]=0);1;IF(([.D11]=3);1;0)))" office:value-type="float" office:value="1">
            <text:p>1</text:p>
          </table:table-cell>
          <table:table-cell table:formula="of:=IF(([.E11]&lt;0);-1;IF(([.E11]&gt;1);1;0))" office:value-type="float" office:value="0">
            <text:p>0</text:p>
          </table:table-cell>
          <table:table-cell table:formula="of:=IF(([.E11]=-2);1;IF(([.E11]=0);1;IF(([.E11]=3);1;0)))" office:value-type="float" office:value="1">
            <text:p>1</text:p>
          </table:table-cell>
          <table:table-cell table:formula="of:=STDEVP([.H11];[.J11];[.L11];[.N11])" office:value-type="float" office:value="0.433012701892219">
            <text:p>0.4330127019</text:p>
          </table:table-cell>
          <table:table-cell table:formula="of:=SUM([.I11];[.K11];[.M11];[.O11])" office:value-type="float" office:value="4">
            <text:p>4</text:p>
          </table:table-cell>
          <table:table-cell table:formula="of:=AVERAGE([.H11];[.J11];[.L11];[.N11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9319704207360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2]&lt;0);-1;IF(([.B12]&gt;1);1;0))" office:value-type="float" office:value="-1">
            <text:p>-1</text:p>
          </table:table-cell>
          <table:table-cell table:formula="of:=IF(([.B12]=-2);1;IF(([.B12]=0);1;IF(([.B12]=3);1;0)))" office:value-type="float" office:value="1">
            <text:p>1</text:p>
          </table:table-cell>
          <table:table-cell table:formula="of:=IF(([.C12]&lt;0);-1;IF(([.C12]&gt;1);1;0))" office:value-type="float" office:value="-1">
            <text:p>-1</text:p>
          </table:table-cell>
          <table:table-cell table:formula="of:=IF(([.C12]=-2);1;IF(([.C12]=0);1;IF(([.C12]=3);1;0)))" office:value-type="float" office:value="1">
            <text:p>1</text:p>
          </table:table-cell>
          <table:table-cell table:formula="of:=IF(([.D12]&lt;0);-1;IF(([.D12]&gt;1);1;0))" office:value-type="float" office:value="-1">
            <text:p>-1</text:p>
          </table:table-cell>
          <table:table-cell table:formula="of:=IF(([.D12]=-2);1;IF(([.D12]=0);1;IF(([.D12]=3);1;0)))" office:value-type="float" office:value="1">
            <text:p>1</text:p>
          </table:table-cell>
          <table:table-cell table:formula="of:=IF(([.E12]&lt;0);-1;IF(([.E12]&gt;1);1;0))" office:value-type="float" office:value="-1">
            <text:p>-1</text:p>
          </table:table-cell>
          <table:table-cell table:formula="of:=IF(([.E12]=-2);1;IF(([.E12]=0);1;IF(([.E12]=3);1;0)))" office:value-type="float" office:value="1">
            <text:p>1</text:p>
          </table:table-cell>
          <table:table-cell table:formula="of:=STDEVP([.H12];[.J12];[.L12];[.N12])" office:value-type="float" office:value="0">
            <text:p>0</text:p>
          </table:table-cell>
          <table:table-cell table:formula="of:=SUM([.I12];[.K12];[.M12];[.O12])" office:value-type="float" office:value="4">
            <text:p>4</text:p>
          </table:table-cell>
          <table:table-cell table:formula="of:=AVERAGE([.H12];[.J12];[.L12];[.N12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918334736793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3]&lt;0);-1;IF(([.B13]&gt;1);1;0))" office:value-type="float" office:value="-1">
            <text:p>-1</text:p>
          </table:table-cell>
          <table:table-cell table:formula="of:=IF(([.B13]=-2);1;IF(([.B13]=0);1;IF(([.B13]=3);1;0)))" office:value-type="float" office:value="0">
            <text:p>0</text:p>
          </table:table-cell>
          <table:table-cell table:formula="of:=IF(([.C13]&lt;0);-1;IF(([.C13]&gt;1);1;0))" office:value-type="float" office:value="-1">
            <text:p>-1</text:p>
          </table:table-cell>
          <table:table-cell table:formula="of:=IF(([.C13]=-2);1;IF(([.C13]=0);1;IF(([.C13]=3);1;0)))" office:value-type="float" office:value="1">
            <text:p>1</text:p>
          </table:table-cell>
          <table:table-cell table:formula="of:=IF(([.D13]&lt;0);-1;IF(([.D13]&gt;1);1;0))" office:value-type="float" office:value="-1">
            <text:p>-1</text:p>
          </table:table-cell>
          <table:table-cell table:formula="of:=IF(([.D13]=-2);1;IF(([.D13]=0);1;IF(([.D13]=3);1;0)))" office:value-type="float" office:value="1">
            <text:p>1</text:p>
          </table:table-cell>
          <table:table-cell table:formula="of:=IF(([.E13]&lt;0);-1;IF(([.E13]&gt;1);1;0))" office:value-type="float" office:value="-1">
            <text:p>-1</text:p>
          </table:table-cell>
          <table:table-cell table:formula="of:=IF(([.E13]=-2);1;IF(([.E13]=0);1;IF(([.E13]=3);1;0)))" office:value-type="float" office:value="0">
            <text:p>0</text:p>
          </table:table-cell>
          <table:table-cell table:formula="of:=STDEVP([.H13];[.J13];[.L13];[.N13])" office:value-type="float" office:value="0">
            <text:p>0</text:p>
          </table:table-cell>
          <table:table-cell table:formula="of:=SUM([.I13];[.K13];[.M13];[.O13])" office:value-type="float" office:value="2">
            <text:p>2</text:p>
          </table:table-cell>
          <table:table-cell table:formula="of:=AVERAGE([.H13];[.J13];[.L13];[.N13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91120819650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]&lt;0);-1;IF(([.B14]&gt;1);1;0))" office:value-type="float" office:value="1">
            <text:p>1</text:p>
          </table:table-cell>
          <table:table-cell table:formula="of:=IF(([.B14]=-2);1;IF(([.B14]=0);1;IF(([.B14]=3);1;0)))" office:value-type="float" office:value="1">
            <text:p>1</text:p>
          </table:table-cell>
          <table:table-cell table:formula="of:=IF(([.C14]&lt;0);-1;IF(([.C14]&gt;1);1;0))" office:value-type="float" office:value="0">
            <text:p>0</text:p>
          </table:table-cell>
          <table:table-cell table:formula="of:=IF(([.C14]=-2);1;IF(([.C14]=0);1;IF(([.C14]=3);1;0)))" office:value-type="float" office:value="1">
            <text:p>1</text:p>
          </table:table-cell>
          <table:table-cell table:formula="of:=IF(([.D14]&lt;0);-1;IF(([.D14]&gt;1);1;0))" office:value-type="float" office:value="0">
            <text:p>0</text:p>
          </table:table-cell>
          <table:table-cell table:formula="of:=IF(([.D14]=-2);1;IF(([.D14]=0);1;IF(([.D14]=3);1;0)))" office:value-type="float" office:value="1">
            <text:p>1</text:p>
          </table:table-cell>
          <table:table-cell table:formula="of:=IF(([.E14]&lt;0);-1;IF(([.E14]&gt;1);1;0))" office:value-type="float" office:value="0">
            <text:p>0</text:p>
          </table:table-cell>
          <table:table-cell table:formula="of:=IF(([.E14]=-2);1;IF(([.E14]=0);1;IF(([.E14]=3);1;0)))" office:value-type="float" office:value="1">
            <text:p>1</text:p>
          </table:table-cell>
          <table:table-cell table:formula="of:=STDEVP([.H14];[.J14];[.L14];[.N14])" office:value-type="float" office:value="0.433012701892219">
            <text:p>0.4330127019</text:p>
          </table:table-cell>
          <table:table-cell table:formula="of:=SUM([.I14];[.K14];[.M14];[.O14])" office:value-type="float" office:value="4">
            <text:p>4</text:p>
          </table:table-cell>
          <table:table-cell table:formula="of:=AVERAGE([.H14];[.J14];[.L14];[.N14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902077197516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]&lt;0);-1;IF(([.B15]&gt;1);1;0))" office:value-type="float" office:value="0">
            <text:p>0</text:p>
          </table:table-cell>
          <table:table-cell table:formula="of:=IF(([.B15]=-2);1;IF(([.B15]=0);1;IF(([.B15]=3);1;0)))" office:value-type="float" office:value="1">
            <text:p>1</text:p>
          </table:table-cell>
          <table:table-cell table:formula="of:=IF(([.C15]&lt;0);-1;IF(([.C15]&gt;1);1;0))" office:value-type="float" office:value="0">
            <text:p>0</text:p>
          </table:table-cell>
          <table:table-cell table:formula="of:=IF(([.C15]=-2);1;IF(([.C15]=0);1;IF(([.C15]=3);1;0)))" office:value-type="float" office:value="1">
            <text:p>1</text:p>
          </table:table-cell>
          <table:table-cell table:formula="of:=IF(([.D15]&lt;0);-1;IF(([.D15]&gt;1);1;0))" office:value-type="float" office:value="1">
            <text:p>1</text:p>
          </table:table-cell>
          <table:table-cell table:formula="of:=IF(([.D15]=-2);1;IF(([.D15]=0);1;IF(([.D15]=3);1;0)))" office:value-type="float" office:value="1">
            <text:p>1</text:p>
          </table:table-cell>
          <table:table-cell table:formula="of:=IF(([.E15]&lt;0);-1;IF(([.E15]&gt;1);1;0))" office:value-type="float" office:value="1">
            <text:p>1</text:p>
          </table:table-cell>
          <table:table-cell table:formula="of:=IF(([.E15]=-2);1;IF(([.E15]=0);1;IF(([.E15]=3);1;0)))" office:value-type="float" office:value="1">
            <text:p>1</text:p>
          </table:table-cell>
          <table:table-cell table:formula="of:=STDEVP([.H15];[.J15];[.L15];[.N15])" office:value-type="float" office:value="0.5">
            <text:p>0.5</text:p>
          </table:table-cell>
          <table:table-cell table:formula="of:=SUM([.I15];[.K15];[.M15];[.O15])" office:value-type="float" office:value="4">
            <text:p>4</text:p>
          </table:table-cell>
          <table:table-cell table:formula="of:=AVERAGE([.H15];[.J15];[.L15];[.N15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89606969384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]&lt;0);-1;IF(([.B16]&gt;1);1;0))" office:value-type="float" office:value="1">
            <text:p>1</text:p>
          </table:table-cell>
          <table:table-cell table:formula="of:=IF(([.B16]=-2);1;IF(([.B16]=0);1;IF(([.B16]=3);1;0)))" office:value-type="float" office:value="1">
            <text:p>1</text:p>
          </table:table-cell>
          <table:table-cell table:formula="of:=IF(([.C16]&lt;0);-1;IF(([.C16]&gt;1);1;0))" office:value-type="float" office:value="0">
            <text:p>0</text:p>
          </table:table-cell>
          <table:table-cell table:formula="of:=IF(([.C16]=-2);1;IF(([.C16]=0);1;IF(([.C16]=3);1;0)))" office:value-type="float" office:value="0">
            <text:p>0</text:p>
          </table:table-cell>
          <table:table-cell table:formula="of:=IF(([.D16]&lt;0);-1;IF(([.D16]&gt;1);1;0))" office:value-type="float" office:value="1">
            <text:p>1</text:p>
          </table:table-cell>
          <table:table-cell table:formula="of:=IF(([.D16]=-2);1;IF(([.D16]=0);1;IF(([.D16]=3);1;0)))" office:value-type="float" office:value="1">
            <text:p>1</text:p>
          </table:table-cell>
          <table:table-cell table:formula="of:=IF(([.E16]&lt;0);-1;IF(([.E16]&gt;1);1;0))" office:value-type="float" office:value="1">
            <text:p>1</text:p>
          </table:table-cell>
          <table:table-cell table:formula="of:=IF(([.E16]=-2);1;IF(([.E16]=0);1;IF(([.E16]=3);1;0)))" office:value-type="float" office:value="1">
            <text:p>1</text:p>
          </table:table-cell>
          <table:table-cell table:formula="of:=STDEVP([.H16];[.J16];[.L16];[.N16])" office:value-type="float" office:value="0.433012701892219">
            <text:p>0.4330127019</text:p>
          </table:table-cell>
          <table:table-cell table:formula="of:=SUM([.I16];[.K16];[.M16];[.O16])" office:value-type="float" office:value="3">
            <text:p>3</text:p>
          </table:table-cell>
          <table:table-cell table:formula="of:=AVERAGE([.H16];[.J16];[.L16];[.N16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89356862996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]&lt;0);-1;IF(([.B17]&gt;1);1;0))" office:value-type="float" office:value="0">
            <text:p>0</text:p>
          </table:table-cell>
          <table:table-cell table:formula="of:=IF(([.B17]=-2);1;IF(([.B17]=0);1;IF(([.B17]=3);1;0)))" office:value-type="float" office:value="0">
            <text:p>0</text:p>
          </table:table-cell>
          <table:table-cell table:formula="of:=IF(([.C17]&lt;0);-1;IF(([.C17]&gt;1);1;0))" office:value-type="float" office:value="0">
            <text:p>0</text:p>
          </table:table-cell>
          <table:table-cell table:formula="of:=IF(([.C17]=-2);1;IF(([.C17]=0);1;IF(([.C17]=3);1;0)))" office:value-type="float" office:value="0">
            <text:p>0</text:p>
          </table:table-cell>
          <table:table-cell table:formula="of:=IF(([.D17]&lt;0);-1;IF(([.D17]&gt;1);1;0))" office:value-type="float" office:value="0">
            <text:p>0</text:p>
          </table:table-cell>
          <table:table-cell table:formula="of:=IF(([.D17]=-2);1;IF(([.D17]=0);1;IF(([.D17]=3);1;0)))" office:value-type="float" office:value="1">
            <text:p>1</text:p>
          </table:table-cell>
          <table:table-cell table:formula="of:=IF(([.E17]&lt;0);-1;IF(([.E17]&gt;1);1;0))" office:value-type="float" office:value="0">
            <text:p>0</text:p>
          </table:table-cell>
          <table:table-cell table:formula="of:=IF(([.E17]=-2);1;IF(([.E17]=0);1;IF(([.E17]=3);1;0)))" office:value-type="float" office:value="1">
            <text:p>1</text:p>
          </table:table-cell>
          <table:table-cell table:formula="of:=STDEVP([.H17];[.J17];[.L17];[.N17])" office:value-type="float" office:value="0">
            <text:p>0</text:p>
          </table:table-cell>
          <table:table-cell table:formula="of:=SUM([.I17];[.K17];[.M17];[.O17])" office:value-type="float" office:value="2">
            <text:p>2</text:p>
          </table:table-cell>
          <table:table-cell table:formula="of:=AVERAGE([.H17];[.J17];[.L17];[.N1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8918728757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]&lt;0);-1;IF(([.B18]&gt;1);1;0))" office:value-type="float" office:value="0">
            <text:p>0</text:p>
          </table:table-cell>
          <table:table-cell table:formula="of:=IF(([.B18]=-2);1;IF(([.B18]=0);1;IF(([.B18]=3);1;0)))" office:value-type="float" office:value="0">
            <text:p>0</text:p>
          </table:table-cell>
          <table:table-cell table:formula="of:=IF(([.C18]&lt;0);-1;IF(([.C18]&gt;1);1;0))" office:value-type="float" office:value="1">
            <text:p>1</text:p>
          </table:table-cell>
          <table:table-cell table:formula="of:=IF(([.C18]=-2);1;IF(([.C18]=0);1;IF(([.C18]=3);1;0)))" office:value-type="float" office:value="0">
            <text:p>0</text:p>
          </table:table-cell>
          <table:table-cell table:formula="of:=IF(([.D18]&lt;0);-1;IF(([.D18]&gt;1);1;0))" office:value-type="float" office:value="1">
            <text:p>1</text:p>
          </table:table-cell>
          <table:table-cell table:formula="of:=IF(([.D18]=-2);1;IF(([.D18]=0);1;IF(([.D18]=3);1;0)))" office:value-type="float" office:value="1">
            <text:p>1</text:p>
          </table:table-cell>
          <table:table-cell table:formula="of:=IF(([.E18]&lt;0);-1;IF(([.E18]&gt;1);1;0))" office:value-type="float" office:value="1">
            <text:p>1</text:p>
          </table:table-cell>
          <table:table-cell table:formula="of:=IF(([.E18]=-2);1;IF(([.E18]=0);1;IF(([.E18]=3);1;0)))" office:value-type="float" office:value="0">
            <text:p>0</text:p>
          </table:table-cell>
          <table:table-cell table:formula="of:=STDEVP([.H18];[.J18];[.L18];[.N18])" office:value-type="float" office:value="0.433012701892219">
            <text:p>0.4330127019</text:p>
          </table:table-cell>
          <table:table-cell table:formula="of:=SUM([.I18];[.K18];[.M18];[.O18])" office:value-type="float" office:value="1">
            <text:p>1</text:p>
          </table:table-cell>
          <table:table-cell table:formula="of:=AVERAGE([.H18];[.J18];[.L18];[.N18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88683090247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]&lt;0);-1;IF(([.B19]&gt;1);1;0))" office:value-type="float" office:value="1">
            <text:p>1</text:p>
          </table:table-cell>
          <table:table-cell table:formula="of:=IF(([.B19]=-2);1;IF(([.B19]=0);1;IF(([.B19]=3);1;0)))" office:value-type="float" office:value="1">
            <text:p>1</text:p>
          </table:table-cell>
          <table:table-cell table:formula="of:=IF(([.C19]&lt;0);-1;IF(([.C19]&gt;1);1;0))" office:value-type="float" office:value="1">
            <text:p>1</text:p>
          </table:table-cell>
          <table:table-cell table:formula="of:=IF(([.C19]=-2);1;IF(([.C19]=0);1;IF(([.C19]=3);1;0)))" office:value-type="float" office:value="1">
            <text:p>1</text:p>
          </table:table-cell>
          <table:table-cell table:formula="of:=IF(([.D19]&lt;0);-1;IF(([.D19]&gt;1);1;0))" office:value-type="float" office:value="1">
            <text:p>1</text:p>
          </table:table-cell>
          <table:table-cell table:formula="of:=IF(([.D19]=-2);1;IF(([.D19]=0);1;IF(([.D19]=3);1;0)))" office:value-type="float" office:value="1">
            <text:p>1</text:p>
          </table:table-cell>
          <table:table-cell table:formula="of:=IF(([.E19]&lt;0);-1;IF(([.E19]&gt;1);1;0))" office:value-type="float" office:value="1">
            <text:p>1</text:p>
          </table:table-cell>
          <table:table-cell table:formula="of:=IF(([.E19]=-2);1;IF(([.E19]=0);1;IF(([.E19]=3);1;0)))" office:value-type="float" office:value="1">
            <text:p>1</text:p>
          </table:table-cell>
          <table:table-cell table:formula="of:=STDEVP([.H19];[.J19];[.L19];[.N19])" office:value-type="float" office:value="0">
            <text:p>0</text:p>
          </table:table-cell>
          <table:table-cell table:formula="of:=SUM([.I19];[.K19];[.M19];[.O19])" office:value-type="float" office:value="4">
            <text:p>4</text:p>
          </table:table-cell>
          <table:table-cell table:formula="of:=AVERAGE([.H19];[.J19];[.L19];[.N1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70493666918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]&lt;0);-1;IF(([.B20]&gt;1);1;0))" office:value-type="float" office:value="-1">
            <text:p>-1</text:p>
          </table:table-cell>
          <table:table-cell table:formula="of:=IF(([.B20]=-2);1;IF(([.B20]=0);1;IF(([.B20]=3);1;0)))" office:value-type="float" office:value="0">
            <text:p>0</text:p>
          </table:table-cell>
          <table:table-cell table:formula="of:=IF(([.C20]&lt;0);-1;IF(([.C20]&gt;1);1;0))" office:value-type="float" office:value="0">
            <text:p>0</text:p>
          </table:table-cell>
          <table:table-cell table:formula="of:=IF(([.C20]=-2);1;IF(([.C20]=0);1;IF(([.C20]=3);1;0)))" office:value-type="float" office:value="0">
            <text:p>0</text:p>
          </table:table-cell>
          <table:table-cell table:formula="of:=IF(([.D20]&lt;0);-1;IF(([.D20]&gt;1);1;0))" office:value-type="float" office:value="0">
            <text:p>0</text:p>
          </table:table-cell>
          <table:table-cell table:formula="of:=IF(([.D20]=-2);1;IF(([.D20]=0);1;IF(([.D20]=3);1;0)))" office:value-type="float" office:value="0">
            <text:p>0</text:p>
          </table:table-cell>
          <table:table-cell table:formula="of:=IF(([.E20]&lt;0);-1;IF(([.E20]&gt;1);1;0))" office:value-type="float" office:value="-1">
            <text:p>-1</text:p>
          </table:table-cell>
          <table:table-cell table:formula="of:=IF(([.E20]=-2);1;IF(([.E20]=0);1;IF(([.E20]=3);1;0)))" office:value-type="float" office:value="0">
            <text:p>0</text:p>
          </table:table-cell>
          <table:table-cell table:formula="of:=STDEVP([.H20];[.J20];[.L20];[.N20])" office:value-type="float" office:value="0.5">
            <text:p>0.5</text:p>
          </table:table-cell>
          <table:table-cell table:formula="of:=SUM([.I20];[.K20];[.M20];[.O20])" office:value-type="float" office:value="0">
            <text:p>0</text:p>
          </table:table-cell>
          <table:table-cell table:formula="of:=AVERAGE([.H20];[.J20];[.L20];[.N20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86707489136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1]&lt;0);-1;IF(([.B21]&gt;1);1;0))" office:value-type="float" office:value="0">
            <text:p>0</text:p>
          </table:table-cell>
          <table:table-cell table:formula="of:=IF(([.B21]=-2);1;IF(([.B21]=0);1;IF(([.B21]=3);1;0)))" office:value-type="float" office:value="1">
            <text:p>1</text:p>
          </table:table-cell>
          <table:table-cell table:formula="of:=IF(([.C21]&lt;0);-1;IF(([.C21]&gt;1);1;0))" office:value-type="float" office:value="0">
            <text:p>0</text:p>
          </table:table-cell>
          <table:table-cell table:formula="of:=IF(([.C21]=-2);1;IF(([.C21]=0);1;IF(([.C21]=3);1;0)))" office:value-type="float" office:value="0">
            <text:p>0</text:p>
          </table:table-cell>
          <table:table-cell table:formula="of:=IF(([.D21]&lt;0);-1;IF(([.D21]&gt;1);1;0))" office:value-type="float" office:value="0">
            <text:p>0</text:p>
          </table:table-cell>
          <table:table-cell table:formula="of:=IF(([.D21]=-2);1;IF(([.D21]=0);1;IF(([.D21]=3);1;0)))" office:value-type="float" office:value="1">
            <text:p>1</text:p>
          </table:table-cell>
          <table:table-cell table:formula="of:=IF(([.E21]&lt;0);-1;IF(([.E21]&gt;1);1;0))" office:value-type="float" office:value="0">
            <text:p>0</text:p>
          </table:table-cell>
          <table:table-cell table:formula="of:=IF(([.E21]=-2);1;IF(([.E21]=0);1;IF(([.E21]=3);1;0)))" office:value-type="float" office:value="1">
            <text:p>1</text:p>
          </table:table-cell>
          <table:table-cell table:formula="of:=STDEVP([.H21];[.J21];[.L21];[.N21])" office:value-type="float" office:value="0">
            <text:p>0</text:p>
          </table:table-cell>
          <table:table-cell table:formula="of:=SUM([.I21];[.K21];[.M21];[.O21])" office:value-type="float" office:value="3">
            <text:p>3</text:p>
          </table:table-cell>
          <table:table-cell table:formula="of:=AVERAGE([.H21];[.J21];[.L21];[.N21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8601853263873</text:p>
          </table:table-cell>
          <table:table-cell table:number-columns-repeated="3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2]&lt;0);-1;IF(([.B22]&gt;1);1;0))" office:value-type="float" office:value="1">
            <text:p>1</text:p>
          </table:table-cell>
          <table:table-cell table:formula="of:=IF(([.B22]=-2);1;IF(([.B22]=0);1;IF(([.B22]=3);1;0)))" office:value-type="float" office:value="0">
            <text:p>0</text:p>
          </table:table-cell>
          <table:table-cell table:formula="of:=IF(([.C22]&lt;0);-1;IF(([.C22]&gt;1);1;0))" office:value-type="float" office:value="1">
            <text:p>1</text:p>
          </table:table-cell>
          <table:table-cell table:formula="of:=IF(([.C22]=-2);1;IF(([.C22]=0);1;IF(([.C22]=3);1;0)))" office:value-type="float" office:value="0">
            <text:p>0</text:p>
          </table:table-cell>
          <table:table-cell table:formula="of:=IF(([.D22]&lt;0);-1;IF(([.D22]&gt;1);1;0))" office:value-type="float" office:value="1">
            <text:p>1</text:p>
          </table:table-cell>
          <table:table-cell table:formula="of:=IF(([.D22]=-2);1;IF(([.D22]=0);1;IF(([.D22]=3);1;0)))" office:value-type="float" office:value="0">
            <text:p>0</text:p>
          </table:table-cell>
          <table:table-cell table:formula="of:=IF(([.E22]&lt;0);-1;IF(([.E22]&gt;1);1;0))" office:value-type="float" office:value="0">
            <text:p>0</text:p>
          </table:table-cell>
          <table:table-cell table:formula="of:=IF(([.E22]=-2);1;IF(([.E22]=0);1;IF(([.E22]=3);1;0)))" office:value-type="float" office:value="1">
            <text:p>1</text:p>
          </table:table-cell>
          <table:table-cell table:formula="of:=STDEVP([.H22];[.J22];[.L22];[.N22])" office:value-type="float" office:value="0.433012701892219">
            <text:p>0.4330127019</text:p>
          </table:table-cell>
          <table:table-cell table:formula="of:=SUM([.I22];[.K22];[.M22];[.O22])" office:value-type="float" office:value="1">
            <text:p>1</text:p>
          </table:table-cell>
          <table:table-cell table:formula="of:=AVERAGE([.H22];[.J22];[.L22];[.N22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85716962099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3]&lt;0);-1;IF(([.B23]&gt;1);1;0))" office:value-type="float" office:value="1">
            <text:p>1</text:p>
          </table:table-cell>
          <table:table-cell table:formula="of:=IF(([.B23]=-2);1;IF(([.B23]=0);1;IF(([.B23]=3);1;0)))" office:value-type="float" office:value="1">
            <text:p>1</text:p>
          </table:table-cell>
          <table:table-cell table:formula="of:=IF(([.C23]&lt;0);-1;IF(([.C23]&gt;1);1;0))" office:value-type="float" office:value="1">
            <text:p>1</text:p>
          </table:table-cell>
          <table:table-cell table:formula="of:=IF(([.C23]=-2);1;IF(([.C23]=0);1;IF(([.C23]=3);1;0)))" office:value-type="float" office:value="1">
            <text:p>1</text:p>
          </table:table-cell>
          <table:table-cell table:formula="of:=IF(([.D23]&lt;0);-1;IF(([.D23]&gt;1);1;0))" office:value-type="float" office:value="1">
            <text:p>1</text:p>
          </table:table-cell>
          <table:table-cell table:formula="of:=IF(([.D23]=-2);1;IF(([.D23]=0);1;IF(([.D23]=3);1;0)))" office:value-type="float" office:value="1">
            <text:p>1</text:p>
          </table:table-cell>
          <table:table-cell table:formula="of:=IF(([.E23]&lt;0);-1;IF(([.E23]&gt;1);1;0))" office:value-type="float" office:value="1">
            <text:p>1</text:p>
          </table:table-cell>
          <table:table-cell table:formula="of:=IF(([.E23]=-2);1;IF(([.E23]=0);1;IF(([.E23]=3);1;0)))" office:value-type="float" office:value="1">
            <text:p>1</text:p>
          </table:table-cell>
          <table:table-cell table:formula="of:=STDEVP([.H23];[.J23];[.L23];[.N23])" office:value-type="float" office:value="0">
            <text:p>0</text:p>
          </table:table-cell>
          <table:table-cell table:formula="of:=SUM([.I23];[.K23];[.M23];[.O23])" office:value-type="float" office:value="4">
            <text:p>4</text:p>
          </table:table-cell>
          <table:table-cell table:formula="of:=AVERAGE([.H23];[.J23];[.L23];[.N2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5549693378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4]&lt;0);-1;IF(([.B24]&gt;1);1;0))" office:value-type="float" office:value="1">
            <text:p>1</text:p>
          </table:table-cell>
          <table:table-cell table:formula="of:=IF(([.B24]=-2);1;IF(([.B24]=0);1;IF(([.B24]=3);1;0)))" office:value-type="float" office:value="0">
            <text:p>0</text:p>
          </table:table-cell>
          <table:table-cell table:formula="of:=IF(([.C24]&lt;0);-1;IF(([.C24]&gt;1);1;0))" office:value-type="float" office:value="1">
            <text:p>1</text:p>
          </table:table-cell>
          <table:table-cell table:formula="of:=IF(([.C24]=-2);1;IF(([.C24]=0);1;IF(([.C24]=3);1;0)))" office:value-type="float" office:value="0">
            <text:p>0</text:p>
          </table:table-cell>
          <table:table-cell table:formula="of:=IF(([.D24]&lt;0);-1;IF(([.D24]&gt;1);1;0))" office:value-type="float" office:value="0">
            <text:p>0</text:p>
          </table:table-cell>
          <table:table-cell table:formula="of:=IF(([.D24]=-2);1;IF(([.D24]=0);1;IF(([.D24]=3);1;0)))" office:value-type="float" office:value="0">
            <text:p>0</text:p>
          </table:table-cell>
          <table:table-cell table:formula="of:=IF(([.E24]&lt;0);-1;IF(([.E24]&gt;1);1;0))" office:value-type="float" office:value="0">
            <text:p>0</text:p>
          </table:table-cell>
          <table:table-cell table:formula="of:=IF(([.E24]=-2);1;IF(([.E24]=0);1;IF(([.E24]=3);1;0)))" office:value-type="float" office:value="1">
            <text:p>1</text:p>
          </table:table-cell>
          <table:table-cell table:formula="of:=STDEVP([.H24];[.J24];[.L24];[.N24])" office:value-type="float" office:value="0.5">
            <text:p>0.5</text:p>
          </table:table-cell>
          <table:table-cell table:formula="of:=SUM([.I24];[.K24];[.M24];[.O24])" office:value-type="float" office:value="1">
            <text:p>1</text:p>
          </table:table-cell>
          <table:table-cell table:formula="of:=AVERAGE([.H24];[.J24];[.L24];[.N24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846364676505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]&lt;0);-1;IF(([.B25]&gt;1);1;0))" office:value-type="float" office:value="0">
            <text:p>0</text:p>
          </table:table-cell>
          <table:table-cell table:formula="of:=IF(([.B25]=-2);1;IF(([.B25]=0);1;IF(([.B25]=3);1;0)))" office:value-type="float" office:value="0">
            <text:p>0</text:p>
          </table:table-cell>
          <table:table-cell table:formula="of:=IF(([.C25]&lt;0);-1;IF(([.C25]&gt;1);1;0))" office:value-type="float" office:value="1">
            <text:p>1</text:p>
          </table:table-cell>
          <table:table-cell table:formula="of:=IF(([.C25]=-2);1;IF(([.C25]=0);1;IF(([.C25]=3);1;0)))" office:value-type="float" office:value="1">
            <text:p>1</text:p>
          </table:table-cell>
          <table:table-cell table:formula="of:=IF(([.D25]&lt;0);-1;IF(([.D25]&gt;1);1;0))" office:value-type="float" office:value="1">
            <text:p>1</text:p>
          </table:table-cell>
          <table:table-cell table:formula="of:=IF(([.D25]=-2);1;IF(([.D25]=0);1;IF(([.D25]=3);1;0)))" office:value-type="float" office:value="1">
            <text:p>1</text:p>
          </table:table-cell>
          <table:table-cell table:formula="of:=IF(([.E25]&lt;0);-1;IF(([.E25]&gt;1);1;0))" office:value-type="float" office:value="0">
            <text:p>0</text:p>
          </table:table-cell>
          <table:table-cell table:formula="of:=IF(([.E25]=-2);1;IF(([.E25]=0);1;IF(([.E25]=3);1;0)))" office:value-type="float" office:value="1">
            <text:p>1</text:p>
          </table:table-cell>
          <table:table-cell table:formula="of:=STDEVP([.H25];[.J25];[.L25];[.N25])" office:value-type="float" office:value="0.5">
            <text:p>0.5</text:p>
          </table:table-cell>
          <table:table-cell table:formula="of:=SUM([.I25];[.K25];[.M25];[.O25])" office:value-type="float" office:value="3">
            <text:p>3</text:p>
          </table:table-cell>
          <table:table-cell table:formula="of:=AVERAGE([.H25];[.J25];[.L25];[.N25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842395187200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]&lt;0);-1;IF(([.B26]&gt;1);1;0))" office:value-type="float" office:value="1">
            <text:p>1</text:p>
          </table:table-cell>
          <table:table-cell table:formula="of:=IF(([.B26]=-2);1;IF(([.B26]=0);1;IF(([.B26]=3);1;0)))" office:value-type="float" office:value="1">
            <text:p>1</text:p>
          </table:table-cell>
          <table:table-cell table:formula="of:=IF(([.C26]&lt;0);-1;IF(([.C26]&gt;1);1;0))" office:value-type="float" office:value="1">
            <text:p>1</text:p>
          </table:table-cell>
          <table:table-cell table:formula="of:=IF(([.C26]=-2);1;IF(([.C26]=0);1;IF(([.C26]=3);1;0)))" office:value-type="float" office:value="1">
            <text:p>1</text:p>
          </table:table-cell>
          <table:table-cell table:formula="of:=IF(([.D26]&lt;0);-1;IF(([.D26]&gt;1);1;0))" office:value-type="float" office:value="1">
            <text:p>1</text:p>
          </table:table-cell>
          <table:table-cell table:formula="of:=IF(([.D26]=-2);1;IF(([.D26]=0);1;IF(([.D26]=3);1;0)))" office:value-type="float" office:value="1">
            <text:p>1</text:p>
          </table:table-cell>
          <table:table-cell table:formula="of:=IF(([.E26]&lt;0);-1;IF(([.E26]&gt;1);1;0))" office:value-type="float" office:value="1">
            <text:p>1</text:p>
          </table:table-cell>
          <table:table-cell table:formula="of:=IF(([.E26]=-2);1;IF(([.E26]=0);1;IF(([.E26]=3);1;0)))" office:value-type="float" office:value="1">
            <text:p>1</text:p>
          </table:table-cell>
          <table:table-cell table:formula="of:=STDEVP([.H26];[.J26];[.L26];[.N26])" office:value-type="float" office:value="0">
            <text:p>0</text:p>
          </table:table-cell>
          <table:table-cell table:formula="of:=SUM([.I26];[.K26];[.M26];[.O26])" office:value-type="float" office:value="4">
            <text:p>4</text:p>
          </table:table-cell>
          <table:table-cell table:formula="of:=AVERAGE([.H26];[.J26];[.L26];[.N2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3512981217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]&lt;0);-1;IF(([.B27]&gt;1);1;0))" office:value-type="float" office:value="1">
            <text:p>1</text:p>
          </table:table-cell>
          <table:table-cell table:formula="of:=IF(([.B27]=-2);1;IF(([.B27]=0);1;IF(([.B27]=3);1;0)))" office:value-type="float" office:value="1">
            <text:p>1</text:p>
          </table:table-cell>
          <table:table-cell table:formula="of:=IF(([.C27]&lt;0);-1;IF(([.C27]&gt;1);1;0))" office:value-type="float" office:value="1">
            <text:p>1</text:p>
          </table:table-cell>
          <table:table-cell table:formula="of:=IF(([.C27]=-2);1;IF(([.C27]=0);1;IF(([.C27]=3);1;0)))" office:value-type="float" office:value="1">
            <text:p>1</text:p>
          </table:table-cell>
          <table:table-cell table:formula="of:=IF(([.D27]&lt;0);-1;IF(([.D27]&gt;1);1;0))" office:value-type="float" office:value="1">
            <text:p>1</text:p>
          </table:table-cell>
          <table:table-cell table:formula="of:=IF(([.D27]=-2);1;IF(([.D27]=0);1;IF(([.D27]=3);1;0)))" office:value-type="float" office:value="1">
            <text:p>1</text:p>
          </table:table-cell>
          <table:table-cell table:formula="of:=IF(([.E27]&lt;0);-1;IF(([.E27]&gt;1);1;0))" office:value-type="float" office:value="0">
            <text:p>0</text:p>
          </table:table-cell>
          <table:table-cell table:formula="of:=IF(([.E27]=-2);1;IF(([.E27]=0);1;IF(([.E27]=3);1;0)))" office:value-type="float" office:value="1">
            <text:p>1</text:p>
          </table:table-cell>
          <table:table-cell table:formula="of:=STDEVP([.H27];[.J27];[.L27];[.N27])" office:value-type="float" office:value="0.433012701892219">
            <text:p>0.4330127019</text:p>
          </table:table-cell>
          <table:table-cell table:formula="of:=SUM([.I27];[.K27];[.M27];[.O27])" office:value-type="float" office:value="4">
            <text:p>4</text:p>
          </table:table-cell>
          <table:table-cell table:formula="of:=AVERAGE([.H27];[.J27];[.L27];[.N27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83223658127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]&lt;0);-1;IF(([.B28]&gt;1);1;0))" office:value-type="float" office:value="1">
            <text:p>1</text:p>
          </table:table-cell>
          <table:table-cell table:formula="of:=IF(([.B28]=-2);1;IF(([.B28]=0);1;IF(([.B28]=3);1;0)))" office:value-type="float" office:value="1">
            <text:p>1</text:p>
          </table:table-cell>
          <table:table-cell table:formula="of:=IF(([.C28]&lt;0);-1;IF(([.C28]&gt;1);1;0))" office:value-type="float" office:value="1">
            <text:p>1</text:p>
          </table:table-cell>
          <table:table-cell table:formula="of:=IF(([.C28]=-2);1;IF(([.C28]=0);1;IF(([.C28]=3);1;0)))" office:value-type="float" office:value="0">
            <text:p>0</text:p>
          </table:table-cell>
          <table:table-cell table:formula="of:=IF(([.D28]&lt;0);-1;IF(([.D28]&gt;1);1;0))" office:value-type="float" office:value="1">
            <text:p>1</text:p>
          </table:table-cell>
          <table:table-cell table:formula="of:=IF(([.D28]=-2);1;IF(([.D28]=0);1;IF(([.D28]=3);1;0)))" office:value-type="float" office:value="1">
            <text:p>1</text:p>
          </table:table-cell>
          <table:table-cell table:formula="of:=IF(([.E28]&lt;0);-1;IF(([.E28]&gt;1);1;0))" office:value-type="float" office:value="1">
            <text:p>1</text:p>
          </table:table-cell>
          <table:table-cell table:formula="of:=IF(([.E28]=-2);1;IF(([.E28]=0);1;IF(([.E28]=3);1;0)))" office:value-type="float" office:value="1">
            <text:p>1</text:p>
          </table:table-cell>
          <table:table-cell table:formula="of:=STDEVP([.H28];[.J28];[.L28];[.N28])" office:value-type="float" office:value="0">
            <text:p>0</text:p>
          </table:table-cell>
          <table:table-cell table:formula="of:=SUM([.I28];[.K28];[.M28];[.O28])" office:value-type="float" office:value="3">
            <text:p>3</text:p>
          </table:table-cell>
          <table:table-cell table:formula="of:=AVERAGE([.H28];[.J28];[.L28];[.N2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31497126297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]&lt;0);-1;IF(([.B29]&gt;1);1;0))" office:value-type="float" office:value="1">
            <text:p>1</text:p>
          </table:table-cell>
          <table:table-cell table:formula="of:=IF(([.B29]=-2);1;IF(([.B29]=0);1;IF(([.B29]=3);1;0)))" office:value-type="float" office:value="0">
            <text:p>0</text:p>
          </table:table-cell>
          <table:table-cell table:formula="of:=IF(([.C29]&lt;0);-1;IF(([.C29]&gt;1);1;0))" office:value-type="float" office:value="1">
            <text:p>1</text:p>
          </table:table-cell>
          <table:table-cell table:formula="of:=IF(([.C29]=-2);1;IF(([.C29]=0);1;IF(([.C29]=3);1;0)))" office:value-type="float" office:value="1">
            <text:p>1</text:p>
          </table:table-cell>
          <table:table-cell table:formula="of:=IF(([.D29]&lt;0);-1;IF(([.D29]&gt;1);1;0))" office:value-type="float" office:value="1">
            <text:p>1</text:p>
          </table:table-cell>
          <table:table-cell table:formula="of:=IF(([.D29]=-2);1;IF(([.D29]=0);1;IF(([.D29]=3);1;0)))" office:value-type="float" office:value="1">
            <text:p>1</text:p>
          </table:table-cell>
          <table:table-cell table:formula="of:=IF(([.E29]&lt;0);-1;IF(([.E29]&gt;1);1;0))" office:value-type="float" office:value="1">
            <text:p>1</text:p>
          </table:table-cell>
          <table:table-cell table:formula="of:=IF(([.E29]=-2);1;IF(([.E29]=0);1;IF(([.E29]=3);1;0)))" office:value-type="float" office:value="1">
            <text:p>1</text:p>
          </table:table-cell>
          <table:table-cell table:formula="of:=STDEVP([.H29];[.J29];[.L29];[.N29])" office:value-type="float" office:value="0">
            <text:p>0</text:p>
          </table:table-cell>
          <table:table-cell table:formula="of:=SUM([.I29];[.K29];[.M29];[.O29])" office:value-type="float" office:value="3">
            <text:p>3</text:p>
          </table:table-cell>
          <table:table-cell table:formula="of:=AVERAGE([.H29];[.J29];[.L29];[.N2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821166136524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]&lt;0);-1;IF(([.B30]&gt;1);1;0))" office:value-type="float" office:value="0">
            <text:p>0</text:p>
          </table:table-cell>
          <table:table-cell table:formula="of:=IF(([.B30]=-2);1;IF(([.B30]=0);1;IF(([.B30]=3);1;0)))" office:value-type="float" office:value="1">
            <text:p>1</text:p>
          </table:table-cell>
          <table:table-cell table:formula="of:=IF(([.C30]&lt;0);-1;IF(([.C30]&gt;1);1;0))" office:value-type="float" office:value="0">
            <text:p>0</text:p>
          </table:table-cell>
          <table:table-cell table:formula="of:=IF(([.C30]=-2);1;IF(([.C30]=0);1;IF(([.C30]=3);1;0)))" office:value-type="float" office:value="1">
            <text:p>1</text:p>
          </table:table-cell>
          <table:table-cell table:formula="of:=IF(([.D30]&lt;0);-1;IF(([.D30]&gt;1);1;0))" office:value-type="float" office:value="1">
            <text:p>1</text:p>
          </table:table-cell>
          <table:table-cell table:formula="of:=IF(([.D30]=-2);1;IF(([.D30]=0);1;IF(([.D30]=3);1;0)))" office:value-type="float" office:value="0">
            <text:p>0</text:p>
          </table:table-cell>
          <table:table-cell table:formula="of:=IF(([.E30]&lt;0);-1;IF(([.E30]&gt;1);1;0))" office:value-type="float" office:value="0">
            <text:p>0</text:p>
          </table:table-cell>
          <table:table-cell table:formula="of:=IF(([.E30]=-2);1;IF(([.E30]=0);1;IF(([.E30]=3);1;0)))" office:value-type="float" office:value="1">
            <text:p>1</text:p>
          </table:table-cell>
          <table:table-cell table:formula="of:=STDEVP([.H30];[.J30];[.L30];[.N30])" office:value-type="float" office:value="0.433012701892219">
            <text:p>0.4330127019</text:p>
          </table:table-cell>
          <table:table-cell table:formula="of:=SUM([.I30];[.K30];[.M30];[.O30])" office:value-type="float" office:value="3">
            <text:p>3</text:p>
          </table:table-cell>
          <table:table-cell table:formula="of:=AVERAGE([.H30];[.J30];[.L30];[.N30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80986500300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1]&lt;0);-1;IF(([.B31]&gt;1);1;0))" office:value-type="float" office:value="1">
            <text:p>1</text:p>
          </table:table-cell>
          <table:table-cell table:formula="of:=IF(([.B31]=-2);1;IF(([.B31]=0);1;IF(([.B31]=3);1;0)))" office:value-type="float" office:value="1">
            <text:p>1</text:p>
          </table:table-cell>
          <table:table-cell table:formula="of:=IF(([.C31]&lt;0);-1;IF(([.C31]&gt;1);1;0))" office:value-type="float" office:value="0">
            <text:p>0</text:p>
          </table:table-cell>
          <table:table-cell table:formula="of:=IF(([.C31]=-2);1;IF(([.C31]=0);1;IF(([.C31]=3);1;0)))" office:value-type="float" office:value="1">
            <text:p>1</text:p>
          </table:table-cell>
          <table:table-cell table:formula="of:=IF(([.D31]&lt;0);-1;IF(([.D31]&gt;1);1;0))" office:value-type="float" office:value="1">
            <text:p>1</text:p>
          </table:table-cell>
          <table:table-cell table:formula="of:=IF(([.D31]=-2);1;IF(([.D31]=0);1;IF(([.D31]=3);1;0)))" office:value-type="float" office:value="1">
            <text:p>1</text:p>
          </table:table-cell>
          <table:table-cell table:formula="of:=IF(([.E31]&lt;0);-1;IF(([.E31]&gt;1);1;0))" office:value-type="float" office:value="0">
            <text:p>0</text:p>
          </table:table-cell>
          <table:table-cell table:formula="of:=IF(([.E31]=-2);1;IF(([.E31]=0);1;IF(([.E31]=3);1;0)))" office:value-type="float" office:value="0">
            <text:p>0</text:p>
          </table:table-cell>
          <table:table-cell table:formula="of:=STDEVP([.H31];[.J31];[.L31];[.N31])" office:value-type="float" office:value="0.5">
            <text:p>0.5</text:p>
          </table:table-cell>
          <table:table-cell table:formula="of:=SUM([.I31];[.K31];[.M31];[.O31])" office:value-type="float" office:value="3">
            <text:p>3</text:p>
          </table:table-cell>
          <table:table-cell table:formula="of:=AVERAGE([.H31];[.J31];[.L31];[.N31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806913052672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]&lt;0);-1;IF(([.B32]&gt;1);1;0))" office:value-type="float" office:value="1">
            <text:p>1</text:p>
          </table:table-cell>
          <table:table-cell table:formula="of:=IF(([.B32]=-2);1;IF(([.B32]=0);1;IF(([.B32]=3);1;0)))" office:value-type="float" office:value="0">
            <text:p>0</text:p>
          </table:table-cell>
          <table:table-cell table:formula="of:=IF(([.C32]&lt;0);-1;IF(([.C32]&gt;1);1;0))" office:value-type="float" office:value="1">
            <text:p>1</text:p>
          </table:table-cell>
          <table:table-cell table:formula="of:=IF(([.C32]=-2);1;IF(([.C32]=0);1;IF(([.C32]=3);1;0)))" office:value-type="float" office:value="0">
            <text:p>0</text:p>
          </table:table-cell>
          <table:table-cell table:formula="of:=IF(([.D32]&lt;0);-1;IF(([.D32]&gt;1);1;0))" office:value-type="float" office:value="-1">
            <text:p>-1</text:p>
          </table:table-cell>
          <table:table-cell table:formula="of:=IF(([.D32]=-2);1;IF(([.D32]=0);1;IF(([.D32]=3);1;0)))" office:value-type="float" office:value="1">
            <text:p>1</text:p>
          </table:table-cell>
          <table:table-cell table:formula="of:=IF(([.E32]&lt;0);-1;IF(([.E32]&gt;1);1;0))" office:value-type="float" office:value="0">
            <text:p>0</text:p>
          </table:table-cell>
          <table:table-cell table:formula="of:=IF(([.E32]=-2);1;IF(([.E32]=0);1;IF(([.E32]=3);1;0)))" office:value-type="float" office:value="1">
            <text:p>1</text:p>
          </table:table-cell>
          <table:table-cell table:formula="of:=STDEVP([.H32];[.J32];[.L32];[.N32])" office:value-type="float" office:value="0.82915619758885">
            <text:p>0.8291561976</text:p>
          </table:table-cell>
          <table:table-cell table:formula="of:=SUM([.I32];[.K32];[.M32];[.O32])" office:value-type="float" office:value="2">
            <text:p>2</text:p>
          </table:table-cell>
          <table:table-cell table:formula="of:=AVERAGE([.H32];[.J32];[.L32];[.N32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79704511447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3]&lt;0);-1;IF(([.B33]&gt;1);1;0))" office:value-type="float" office:value="1">
            <text:p>1</text:p>
          </table:table-cell>
          <table:table-cell table:formula="of:=IF(([.B33]=-2);1;IF(([.B33]=0);1;IF(([.B33]=3);1;0)))" office:value-type="float" office:value="0">
            <text:p>0</text:p>
          </table:table-cell>
          <table:table-cell table:formula="of:=IF(([.C33]&lt;0);-1;IF(([.C33]&gt;1);1;0))" office:value-type="float" office:value="1">
            <text:p>1</text:p>
          </table:table-cell>
          <table:table-cell table:formula="of:=IF(([.C33]=-2);1;IF(([.C33]=0);1;IF(([.C33]=3);1;0)))" office:value-type="float" office:value="1">
            <text:p>1</text:p>
          </table:table-cell>
          <table:table-cell table:formula="of:=IF(([.D33]&lt;0);-1;IF(([.D33]&gt;1);1;0))" office:value-type="float" office:value="1">
            <text:p>1</text:p>
          </table:table-cell>
          <table:table-cell table:formula="of:=IF(([.D33]=-2);1;IF(([.D33]=0);1;IF(([.D33]=3);1;0)))" office:value-type="float" office:value="1">
            <text:p>1</text:p>
          </table:table-cell>
          <table:table-cell table:formula="of:=IF(([.E33]&lt;0);-1;IF(([.E33]&gt;1);1;0))" office:value-type="float" office:value="1">
            <text:p>1</text:p>
          </table:table-cell>
          <table:table-cell table:formula="of:=IF(([.E33]=-2);1;IF(([.E33]=0);1;IF(([.E33]=3);1;0)))" office:value-type="float" office:value="1">
            <text:p>1</text:p>
          </table:table-cell>
          <table:table-cell table:formula="of:=STDEVP([.H33];[.J33];[.L33];[.N33])" office:value-type="float" office:value="0">
            <text:p>0</text:p>
          </table:table-cell>
          <table:table-cell table:formula="of:=SUM([.I33];[.K33];[.M33];[.O33])" office:value-type="float" office:value="3">
            <text:p>3</text:p>
          </table:table-cell>
          <table:table-cell table:formula="of:=AVERAGE([.H33];[.J33];[.L33];[.N3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86678890905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4]&lt;0);-1;IF(([.B34]&gt;1);1;0))" office:value-type="float" office:value="1">
            <text:p>1</text:p>
          </table:table-cell>
          <table:table-cell table:formula="of:=IF(([.B34]=-2);1;IF(([.B34]=0);1;IF(([.B34]=3);1;0)))" office:value-type="float" office:value="1">
            <text:p>1</text:p>
          </table:table-cell>
          <table:table-cell table:formula="of:=IF(([.C34]&lt;0);-1;IF(([.C34]&gt;1);1;0))" office:value-type="float" office:value="1">
            <text:p>1</text:p>
          </table:table-cell>
          <table:table-cell table:formula="of:=IF(([.C34]=-2);1;IF(([.C34]=0);1;IF(([.C34]=3);1;0)))" office:value-type="float" office:value="1">
            <text:p>1</text:p>
          </table:table-cell>
          <table:table-cell table:formula="of:=IF(([.D34]&lt;0);-1;IF(([.D34]&gt;1);1;0))" office:value-type="float" office:value="1">
            <text:p>1</text:p>
          </table:table-cell>
          <table:table-cell table:formula="of:=IF(([.D34]=-2);1;IF(([.D34]=0);1;IF(([.D34]=3);1;0)))" office:value-type="float" office:value="1">
            <text:p>1</text:p>
          </table:table-cell>
          <table:table-cell table:formula="of:=IF(([.E34]&lt;0);-1;IF(([.E34]&gt;1);1;0))" office:value-type="float" office:value="1">
            <text:p>1</text:p>
          </table:table-cell>
          <table:table-cell table:formula="of:=IF(([.E34]=-2);1;IF(([.E34]=0);1;IF(([.E34]=3);1;0)))" office:value-type="float" office:value="1">
            <text:p>1</text:p>
          </table:table-cell>
          <table:table-cell table:formula="of:=STDEVP([.H34];[.J34];[.L34];[.N34])" office:value-type="float" office:value="0">
            <text:p>0</text:p>
          </table:table-cell>
          <table:table-cell table:formula="of:=SUM([.I34];[.K34];[.M34];[.O34])" office:value-type="float" office:value="4">
            <text:p>4</text:p>
          </table:table-cell>
          <table:table-cell table:formula="of:=AVERAGE([.H34];[.J34];[.L34];[.N3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8647588618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5]&lt;0);-1;IF(([.B35]&gt;1);1;0))" office:value-type="float" office:value="0">
            <text:p>0</text:p>
          </table:table-cell>
          <table:table-cell table:formula="of:=IF(([.B35]=-2);1;IF(([.B35]=0);1;IF(([.B35]=3);1;0)))" office:value-type="float" office:value="0">
            <text:p>0</text:p>
          </table:table-cell>
          <table:table-cell table:formula="of:=IF(([.C35]&lt;0);-1;IF(([.C35]&gt;1);1;0))" office:value-type="float" office:value="0">
            <text:p>0</text:p>
          </table:table-cell>
          <table:table-cell table:formula="of:=IF(([.C35]=-2);1;IF(([.C35]=0);1;IF(([.C35]=3);1;0)))" office:value-type="float" office:value="1">
            <text:p>1</text:p>
          </table:table-cell>
          <table:table-cell table:formula="of:=IF(([.D35]&lt;0);-1;IF(([.D35]&gt;1);1;0))" office:value-type="float" office:value="0">
            <text:p>0</text:p>
          </table:table-cell>
          <table:table-cell table:formula="of:=IF(([.D35]=-2);1;IF(([.D35]=0);1;IF(([.D35]=3);1;0)))" office:value-type="float" office:value="1">
            <text:p>1</text:p>
          </table:table-cell>
          <table:table-cell table:formula="of:=IF(([.E35]&lt;0);-1;IF(([.E35]&gt;1);1;0))" office:value-type="float" office:value="0">
            <text:p>0</text:p>
          </table:table-cell>
          <table:table-cell table:formula="of:=IF(([.E35]=-2);1;IF(([.E35]=0);1;IF(([.E35]=3);1;0)))" office:value-type="float" office:value="1">
            <text:p>1</text:p>
          </table:table-cell>
          <table:table-cell table:formula="of:=STDEVP([.H35];[.J35];[.L35];[.N35])" office:value-type="float" office:value="0">
            <text:p>0</text:p>
          </table:table-cell>
          <table:table-cell table:formula="of:=SUM([.I35];[.K35];[.M35];[.O35])" office:value-type="float" office:value="3">
            <text:p>3</text:p>
          </table:table-cell>
          <table:table-cell table:formula="of:=AVERAGE([.H35];[.J35];[.L35];[.N35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8104593981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6]&lt;0);-1;IF(([.B36]&gt;1);1;0))" office:value-type="float" office:value="0">
            <text:p>0</text:p>
          </table:table-cell>
          <table:table-cell table:formula="of:=IF(([.B36]=-2);1;IF(([.B36]=0);1;IF(([.B36]=3);1;0)))" office:value-type="float" office:value="0">
            <text:p>0</text:p>
          </table:table-cell>
          <table:table-cell table:formula="of:=IF(([.C36]&lt;0);-1;IF(([.C36]&gt;1);1;0))" office:value-type="float" office:value="0">
            <text:p>0</text:p>
          </table:table-cell>
          <table:table-cell table:formula="of:=IF(([.C36]=-2);1;IF(([.C36]=0);1;IF(([.C36]=3);1;0)))" office:value-type="float" office:value="1">
            <text:p>1</text:p>
          </table:table-cell>
          <table:table-cell table:formula="of:=IF(([.D36]&lt;0);-1;IF(([.D36]&gt;1);1;0))" office:value-type="float" office:value="0">
            <text:p>0</text:p>
          </table:table-cell>
          <table:table-cell table:formula="of:=IF(([.D36]=-2);1;IF(([.D36]=0);1;IF(([.D36]=3);1;0)))" office:value-type="float" office:value="1">
            <text:p>1</text:p>
          </table:table-cell>
          <table:table-cell table:formula="of:=IF(([.E36]&lt;0);-1;IF(([.E36]&gt;1);1;0))" office:value-type="float" office:value="1">
            <text:p>1</text:p>
          </table:table-cell>
          <table:table-cell table:formula="of:=IF(([.E36]=-2);1;IF(([.E36]=0);1;IF(([.E36]=3);1;0)))" office:value-type="float" office:value="0">
            <text:p>0</text:p>
          </table:table-cell>
          <table:table-cell table:formula="of:=STDEVP([.H36];[.J36];[.L36];[.N36])" office:value-type="float" office:value="0.433012701892219">
            <text:p>0.4330127019</text:p>
          </table:table-cell>
          <table:table-cell table:formula="of:=SUM([.I36];[.K36];[.M36];[.O36])" office:value-type="float" office:value="2">
            <text:p>2</text:p>
          </table:table-cell>
          <table:table-cell table:formula="of:=AVERAGE([.H36];[.J36];[.L36];[.N36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77727651962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7]&lt;0);-1;IF(([.B37]&gt;1);1;0))" office:value-type="float" office:value="0">
            <text:p>0</text:p>
          </table:table-cell>
          <table:table-cell table:formula="of:=IF(([.B37]=-2);1;IF(([.B37]=0);1;IF(([.B37]=3);1;0)))" office:value-type="float" office:value="0">
            <text:p>0</text:p>
          </table:table-cell>
          <table:table-cell table:formula="of:=IF(([.C37]&lt;0);-1;IF(([.C37]&gt;1);1;0))" office:value-type="float" office:value="0">
            <text:p>0</text:p>
          </table:table-cell>
          <table:table-cell table:formula="of:=IF(([.C37]=-2);1;IF(([.C37]=0);1;IF(([.C37]=3);1;0)))" office:value-type="float" office:value="1">
            <text:p>1</text:p>
          </table:table-cell>
          <table:table-cell table:formula="of:=IF(([.D37]&lt;0);-1;IF(([.D37]&gt;1);1;0))" office:value-type="float" office:value="0">
            <text:p>0</text:p>
          </table:table-cell>
          <table:table-cell table:formula="of:=IF(([.D37]=-2);1;IF(([.D37]=0);1;IF(([.D37]=3);1;0)))" office:value-type="float" office:value="1">
            <text:p>1</text:p>
          </table:table-cell>
          <table:table-cell table:formula="of:=IF(([.E37]&lt;0);-1;IF(([.E37]&gt;1);1;0))" office:value-type="float" office:value="1">
            <text:p>1</text:p>
          </table:table-cell>
          <table:table-cell table:formula="of:=IF(([.E37]=-2);1;IF(([.E37]=0);1;IF(([.E37]=3);1;0)))" office:value-type="float" office:value="0">
            <text:p>0</text:p>
          </table:table-cell>
          <table:table-cell table:formula="of:=STDEVP([.H37];[.J37];[.L37];[.N37])" office:value-type="float" office:value="0.433012701892219">
            <text:p>0.4330127019</text:p>
          </table:table-cell>
          <table:table-cell table:formula="of:=SUM([.I37];[.K37];[.M37];[.O37])" office:value-type="float" office:value="2">
            <text:p>2</text:p>
          </table:table-cell>
          <table:table-cell table:formula="of:=AVERAGE([.H37];[.J37];[.L37];[.N37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76418567618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8]&lt;0);-1;IF(([.B38]&gt;1);1;0))" office:value-type="float" office:value="1">
            <text:p>1</text:p>
          </table:table-cell>
          <table:table-cell table:formula="of:=IF(([.B38]=-2);1;IF(([.B38]=0);1;IF(([.B38]=3);1;0)))" office:value-type="float" office:value="1">
            <text:p>1</text:p>
          </table:table-cell>
          <table:table-cell table:formula="of:=IF(([.C38]&lt;0);-1;IF(([.C38]&gt;1);1;0))" office:value-type="float" office:value="1">
            <text:p>1</text:p>
          </table:table-cell>
          <table:table-cell table:formula="of:=IF(([.C38]=-2);1;IF(([.C38]=0);1;IF(([.C38]=3);1;0)))" office:value-type="float" office:value="0">
            <text:p>0</text:p>
          </table:table-cell>
          <table:table-cell table:formula="of:=IF(([.D38]&lt;0);-1;IF(([.D38]&gt;1);1;0))" office:value-type="float" office:value="1">
            <text:p>1</text:p>
          </table:table-cell>
          <table:table-cell table:formula="of:=IF(([.D38]=-2);1;IF(([.D38]=0);1;IF(([.D38]=3);1;0)))" office:value-type="float" office:value="1">
            <text:p>1</text:p>
          </table:table-cell>
          <table:table-cell table:formula="of:=IF(([.E38]&lt;0);-1;IF(([.E38]&gt;1);1;0))" office:value-type="float" office:value="1">
            <text:p>1</text:p>
          </table:table-cell>
          <table:table-cell table:formula="of:=IF(([.E38]=-2);1;IF(([.E38]=0);1;IF(([.E38]=3);1;0)))" office:value-type="float" office:value="1">
            <text:p>1</text:p>
          </table:table-cell>
          <table:table-cell table:formula="of:=STDEVP([.H38];[.J38];[.L38];[.N38])" office:value-type="float" office:value="0">
            <text:p>0</text:p>
          </table:table-cell>
          <table:table-cell table:formula="of:=SUM([.I38];[.K38];[.M38];[.O38])" office:value-type="float" office:value="3">
            <text:p>3</text:p>
          </table:table-cell>
          <table:table-cell table:formula="of:=AVERAGE([.H38];[.J38];[.L38];[.N3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62875796275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9]&lt;0);-1;IF(([.B39]&gt;1);1;0))" office:value-type="float" office:value="1">
            <text:p>1</text:p>
          </table:table-cell>
          <table:table-cell table:formula="of:=IF(([.B39]=-2);1;IF(([.B39]=0);1;IF(([.B39]=3);1;0)))" office:value-type="float" office:value="1">
            <text:p>1</text:p>
          </table:table-cell>
          <table:table-cell table:formula="of:=IF(([.C39]&lt;0);-1;IF(([.C39]&gt;1);1;0))" office:value-type="float" office:value="1">
            <text:p>1</text:p>
          </table:table-cell>
          <table:table-cell table:formula="of:=IF(([.C39]=-2);1;IF(([.C39]=0);1;IF(([.C39]=3);1;0)))" office:value-type="float" office:value="1">
            <text:p>1</text:p>
          </table:table-cell>
          <table:table-cell table:formula="of:=IF(([.D39]&lt;0);-1;IF(([.D39]&gt;1);1;0))" office:value-type="float" office:value="1">
            <text:p>1</text:p>
          </table:table-cell>
          <table:table-cell table:formula="of:=IF(([.D39]=-2);1;IF(([.D39]=0);1;IF(([.D39]=3);1;0)))" office:value-type="float" office:value="1">
            <text:p>1</text:p>
          </table:table-cell>
          <table:table-cell table:formula="of:=IF(([.E39]&lt;0);-1;IF(([.E39]&gt;1);1;0))" office:value-type="float" office:value="1">
            <text:p>1</text:p>
          </table:table-cell>
          <table:table-cell table:formula="of:=IF(([.E39]=-2);1;IF(([.E39]=0);1;IF(([.E39]=3);1;0)))" office:value-type="float" office:value="1">
            <text:p>1</text:p>
          </table:table-cell>
          <table:table-cell table:formula="of:=STDEVP([.H39];[.J39];[.L39];[.N39])" office:value-type="float" office:value="0">
            <text:p>0</text:p>
          </table:table-cell>
          <table:table-cell table:formula="of:=SUM([.I39];[.K39];[.M39];[.O39])" office:value-type="float" office:value="4">
            <text:p>4</text:p>
          </table:table-cell>
          <table:table-cell table:formula="of:=AVERAGE([.H39];[.J39];[.L39];[.N3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61398562406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40]&lt;0);-1;IF(([.B40]&gt;1);1;0))" office:value-type="float" office:value="1">
            <text:p>1</text:p>
          </table:table-cell>
          <table:table-cell table:formula="of:=IF(([.B40]=-2);1;IF(([.B40]=0);1;IF(([.B40]=3);1;0)))" office:value-type="float" office:value="0">
            <text:p>0</text:p>
          </table:table-cell>
          <table:table-cell table:formula="of:=IF(([.C40]&lt;0);-1;IF(([.C40]&gt;1);1;0))" office:value-type="float" office:value="1">
            <text:p>1</text:p>
          </table:table-cell>
          <table:table-cell table:formula="of:=IF(([.C40]=-2);1;IF(([.C40]=0);1;IF(([.C40]=3);1;0)))" office:value-type="float" office:value="0">
            <text:p>0</text:p>
          </table:table-cell>
          <table:table-cell table:formula="of:=IF(([.D40]&lt;0);-1;IF(([.D40]&gt;1);1;0))" office:value-type="float" office:value="1">
            <text:p>1</text:p>
          </table:table-cell>
          <table:table-cell table:formula="of:=IF(([.D40]=-2);1;IF(([.D40]=0);1;IF(([.D40]=3);1;0)))" office:value-type="float" office:value="1">
            <text:p>1</text:p>
          </table:table-cell>
          <table:table-cell table:formula="of:=IF(([.E40]&lt;0);-1;IF(([.E40]&gt;1);1;0))" office:value-type="float" office:value="0">
            <text:p>0</text:p>
          </table:table-cell>
          <table:table-cell table:formula="of:=IF(([.E40]=-2);1;IF(([.E40]=0);1;IF(([.E40]=3);1;0)))" office:value-type="float" office:value="1">
            <text:p>1</text:p>
          </table:table-cell>
          <table:table-cell table:formula="of:=STDEVP([.H40];[.J40];[.L40];[.N40])" office:value-type="float" office:value="0.433012701892219">
            <text:p>0.4330127019</text:p>
          </table:table-cell>
          <table:table-cell table:formula="of:=SUM([.I40];[.K40];[.M40];[.O40])" office:value-type="float" office:value="2">
            <text:p>2</text:p>
          </table:table-cell>
          <table:table-cell table:formula="of:=AVERAGE([.H40];[.J40];[.L40];[.N40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761031140147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41]&lt;0);-1;IF(([.B41]&gt;1);1;0))" office:value-type="float" office:value="1">
            <text:p>1</text:p>
          </table:table-cell>
          <table:table-cell table:formula="of:=IF(([.B41]=-2);1;IF(([.B41]=0);1;IF(([.B41]=3);1;0)))" office:value-type="float" office:value="1">
            <text:p>1</text:p>
          </table:table-cell>
          <table:table-cell table:formula="of:=IF(([.C41]&lt;0);-1;IF(([.C41]&gt;1);1;0))" office:value-type="float" office:value="1">
            <text:p>1</text:p>
          </table:table-cell>
          <table:table-cell table:formula="of:=IF(([.C41]=-2);1;IF(([.C41]=0);1;IF(([.C41]=3);1;0)))" office:value-type="float" office:value="1">
            <text:p>1</text:p>
          </table:table-cell>
          <table:table-cell table:formula="of:=IF(([.D41]&lt;0);-1;IF(([.D41]&gt;1);1;0))" office:value-type="float" office:value="1">
            <text:p>1</text:p>
          </table:table-cell>
          <table:table-cell table:formula="of:=IF(([.D41]=-2);1;IF(([.D41]=0);1;IF(([.D41]=3);1;0)))" office:value-type="float" office:value="1">
            <text:p>1</text:p>
          </table:table-cell>
          <table:table-cell table:formula="of:=IF(([.E41]&lt;0);-1;IF(([.E41]&gt;1);1;0))" office:value-type="float" office:value="1">
            <text:p>1</text:p>
          </table:table-cell>
          <table:table-cell table:formula="of:=IF(([.E41]=-2);1;IF(([.E41]=0);1;IF(([.E41]=3);1;0)))" office:value-type="float" office:value="0">
            <text:p>0</text:p>
          </table:table-cell>
          <table:table-cell table:formula="of:=STDEVP([.H41];[.J41];[.L41];[.N41])" office:value-type="float" office:value="0">
            <text:p>0</text:p>
          </table:table-cell>
          <table:table-cell table:formula="of:=SUM([.I41];[.K41];[.M41];[.O41])" office:value-type="float" office:value="3">
            <text:p>3</text:p>
          </table:table-cell>
          <table:table-cell table:formula="of:=AVERAGE([.H41];[.J41];[.L41];[.N4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6064065290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2]&lt;0);-1;IF(([.B42]&gt;1);1;0))" office:value-type="float" office:value="0">
            <text:p>0</text:p>
          </table:table-cell>
          <table:table-cell table:formula="of:=IF(([.B42]=-2);1;IF(([.B42]=0);1;IF(([.B42]=3);1;0)))" office:value-type="float" office:value="0">
            <text:p>0</text:p>
          </table:table-cell>
          <table:table-cell table:formula="of:=IF(([.C42]&lt;0);-1;IF(([.C42]&gt;1);1;0))" office:value-type="float" office:value="1">
            <text:p>1</text:p>
          </table:table-cell>
          <table:table-cell table:formula="of:=IF(([.C42]=-2);1;IF(([.C42]=0);1;IF(([.C42]=3);1;0)))" office:value-type="float" office:value="0">
            <text:p>0</text:p>
          </table:table-cell>
          <table:table-cell table:formula="of:=IF(([.D42]&lt;0);-1;IF(([.D42]&gt;1);1;0))" office:value-type="float" office:value="0">
            <text:p>0</text:p>
          </table:table-cell>
          <table:table-cell table:formula="of:=IF(([.D42]=-2);1;IF(([.D42]=0);1;IF(([.D42]=3);1;0)))" office:value-type="float" office:value="1">
            <text:p>1</text:p>
          </table:table-cell>
          <table:table-cell table:formula="of:=IF(([.E42]&lt;0);-1;IF(([.E42]&gt;1);1;0))" office:value-type="float" office:value="1">
            <text:p>1</text:p>
          </table:table-cell>
          <table:table-cell table:formula="of:=IF(([.E42]=-2);1;IF(([.E42]=0);1;IF(([.E42]=3);1;0)))" office:value-type="float" office:value="1">
            <text:p>1</text:p>
          </table:table-cell>
          <table:table-cell table:formula="of:=STDEVP([.H42];[.J42];[.L42];[.N42])" office:value-type="float" office:value="0.5">
            <text:p>0.5</text:p>
          </table:table-cell>
          <table:table-cell table:formula="of:=SUM([.I42];[.K42];[.M42];[.O42])" office:value-type="float" office:value="2">
            <text:p>2</text:p>
          </table:table-cell>
          <table:table-cell table:formula="of:=AVERAGE([.H42];[.J42];[.L42];[.N42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76063771484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43]&lt;0);-1;IF(([.B43]&gt;1);1;0))" office:value-type="float" office:value="1">
            <text:p>1</text:p>
          </table:table-cell>
          <table:table-cell table:formula="of:=IF(([.B43]=-2);1;IF(([.B43]=0);1;IF(([.B43]=3);1;0)))" office:value-type="float" office:value="0">
            <text:p>0</text:p>
          </table:table-cell>
          <table:table-cell table:formula="of:=IF(([.C43]&lt;0);-1;IF(([.C43]&gt;1);1;0))" office:value-type="float" office:value="1">
            <text:p>1</text:p>
          </table:table-cell>
          <table:table-cell table:formula="of:=IF(([.C43]=-2);1;IF(([.C43]=0);1;IF(([.C43]=3);1;0)))" office:value-type="float" office:value="1">
            <text:p>1</text:p>
          </table:table-cell>
          <table:table-cell table:formula="of:=IF(([.D43]&lt;0);-1;IF(([.D43]&gt;1);1;0))" office:value-type="float" office:value="-1">
            <text:p>-1</text:p>
          </table:table-cell>
          <table:table-cell table:formula="of:=IF(([.D43]=-2);1;IF(([.D43]=0);1;IF(([.D43]=3);1;0)))" office:value-type="float" office:value="0">
            <text:p>0</text:p>
          </table:table-cell>
          <table:table-cell table:formula="of:=IF(([.E43]&lt;0);-1;IF(([.E43]&gt;1);1;0))" office:value-type="float" office:value="-1">
            <text:p>-1</text:p>
          </table:table-cell>
          <table:table-cell table:formula="of:=IF(([.E43]=-2);1;IF(([.E43]=0);1;IF(([.E43]=3);1;0)))" office:value-type="float" office:value="1">
            <text:p>1</text:p>
          </table:table-cell>
          <table:table-cell table:formula="of:=STDEVP([.H43];[.J43];[.L43];[.N43])" office:value-type="float" office:value="1">
            <text:p>1</text:p>
          </table:table-cell>
          <table:table-cell table:formula="of:=SUM([.I43];[.K43];[.M43];[.O43])" office:value-type="float" office:value="2">
            <text:p>2</text:p>
          </table:table-cell>
          <table:table-cell table:formula="of:=AVERAGE([.H43];[.J43];[.L43];[.N4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6039276748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44]&lt;0);-1;IF(([.B44]&gt;1);1;0))" office:value-type="float" office:value="0">
            <text:p>0</text:p>
          </table:table-cell>
          <table:table-cell table:formula="of:=IF(([.B44]=-2);1;IF(([.B44]=0);1;IF(([.B44]=3);1;0)))" office:value-type="float" office:value="0">
            <text:p>0</text:p>
          </table:table-cell>
          <table:table-cell table:formula="of:=IF(([.C44]&lt;0);-1;IF(([.C44]&gt;1);1;0))" office:value-type="float" office:value="0">
            <text:p>0</text:p>
          </table:table-cell>
          <table:table-cell table:formula="of:=IF(([.C44]=-2);1;IF(([.C44]=0);1;IF(([.C44]=3);1;0)))" office:value-type="float" office:value="1">
            <text:p>1</text:p>
          </table:table-cell>
          <table:table-cell table:formula="of:=IF(([.D44]&lt;0);-1;IF(([.D44]&gt;1);1;0))" office:value-type="float" office:value="0">
            <text:p>0</text:p>
          </table:table-cell>
          <table:table-cell table:formula="of:=IF(([.D44]=-2);1;IF(([.D44]=0);1;IF(([.D44]=3);1;0)))" office:value-type="float" office:value="1">
            <text:p>1</text:p>
          </table:table-cell>
          <table:table-cell table:formula="of:=IF(([.E44]&lt;0);-1;IF(([.E44]&gt;1);1;0))" office:value-type="float" office:value="0">
            <text:p>0</text:p>
          </table:table-cell>
          <table:table-cell table:formula="of:=IF(([.E44]=-2);1;IF(([.E44]=0);1;IF(([.E44]=3);1;0)))" office:value-type="float" office:value="1">
            <text:p>1</text:p>
          </table:table-cell>
          <table:table-cell table:formula="of:=STDEVP([.H44];[.J44];[.L44];[.N44])" office:value-type="float" office:value="0">
            <text:p>0</text:p>
          </table:table-cell>
          <table:table-cell table:formula="of:=SUM([.I44];[.K44];[.M44];[.O44])" office:value-type="float" office:value="3">
            <text:p>3</text:p>
          </table:table-cell>
          <table:table-cell table:formula="of:=AVERAGE([.H44];[.J44];[.L44];[.N4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5324777185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45]&lt;0);-1;IF(([.B45]&gt;1);1;0))" office:value-type="float" office:value="1">
            <text:p>1</text:p>
          </table:table-cell>
          <table:table-cell table:formula="of:=IF(([.B45]=-2);1;IF(([.B45]=0);1;IF(([.B45]=3);1;0)))" office:value-type="float" office:value="1">
            <text:p>1</text:p>
          </table:table-cell>
          <table:table-cell table:formula="of:=IF(([.C45]&lt;0);-1;IF(([.C45]&gt;1);1;0))" office:value-type="float" office:value="0">
            <text:p>0</text:p>
          </table:table-cell>
          <table:table-cell table:formula="of:=IF(([.C45]=-2);1;IF(([.C45]=0);1;IF(([.C45]=3);1;0)))" office:value-type="float" office:value="1">
            <text:p>1</text:p>
          </table:table-cell>
          <table:table-cell table:formula="of:=IF(([.D45]&lt;0);-1;IF(([.D45]&gt;1);1;0))" office:value-type="float" office:value="0">
            <text:p>0</text:p>
          </table:table-cell>
          <table:table-cell table:formula="of:=IF(([.D45]=-2);1;IF(([.D45]=0);1;IF(([.D45]=3);1;0)))" office:value-type="float" office:value="1">
            <text:p>1</text:p>
          </table:table-cell>
          <table:table-cell table:formula="of:=IF(([.E45]&lt;0);-1;IF(([.E45]&gt;1);1;0))" office:value-type="float" office:value="0">
            <text:p>0</text:p>
          </table:table-cell>
          <table:table-cell table:formula="of:=IF(([.E45]=-2);1;IF(([.E45]=0);1;IF(([.E45]=3);1;0)))" office:value-type="float" office:value="0">
            <text:p>0</text:p>
          </table:table-cell>
          <table:table-cell table:formula="of:=STDEVP([.H45];[.J45];[.L45];[.N45])" office:value-type="float" office:value="0.433012701892219">
            <text:p>0.4330127019</text:p>
          </table:table-cell>
          <table:table-cell table:formula="of:=SUM([.I45];[.K45];[.M45];[.O45])" office:value-type="float" office:value="3">
            <text:p>3</text:p>
          </table:table-cell>
          <table:table-cell table:formula="of:=AVERAGE([.H45];[.J45];[.L45];[.N45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74735645163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46]&lt;0);-1;IF(([.B46]&gt;1);1;0))" office:value-type="float" office:value="0">
            <text:p>0</text:p>
          </table:table-cell>
          <table:table-cell table:formula="of:=IF(([.B46]=-2);1;IF(([.B46]=0);1;IF(([.B46]=3);1;0)))" office:value-type="float" office:value="0">
            <text:p>0</text:p>
          </table:table-cell>
          <table:table-cell table:formula="of:=IF(([.C46]&lt;0);-1;IF(([.C46]&gt;1);1;0))" office:value-type="float" office:value="0">
            <text:p>0</text:p>
          </table:table-cell>
          <table:table-cell table:formula="of:=IF(([.C46]=-2);1;IF(([.C46]=0);1;IF(([.C46]=3);1;0)))" office:value-type="float" office:value="1">
            <text:p>1</text:p>
          </table:table-cell>
          <table:table-cell table:formula="of:=IF(([.D46]&lt;0);-1;IF(([.D46]&gt;1);1;0))" office:value-type="float" office:value="0">
            <text:p>0</text:p>
          </table:table-cell>
          <table:table-cell table:formula="of:=IF(([.D46]=-2);1;IF(([.D46]=0);1;IF(([.D46]=3);1;0)))" office:value-type="float" office:value="1">
            <text:p>1</text:p>
          </table:table-cell>
          <table:table-cell table:formula="of:=IF(([.E46]&lt;0);-1;IF(([.E46]&gt;1);1;0))" office:value-type="float" office:value="1">
            <text:p>1</text:p>
          </table:table-cell>
          <table:table-cell table:formula="of:=IF(([.E46]=-2);1;IF(([.E46]=0);1;IF(([.E46]=3);1;0)))" office:value-type="float" office:value="0">
            <text:p>0</text:p>
          </table:table-cell>
          <table:table-cell table:formula="of:=STDEVP([.H46];[.J46];[.L46];[.N46])" office:value-type="float" office:value="0.433012701892219">
            <text:p>0.4330127019</text:p>
          </table:table-cell>
          <table:table-cell table:formula="of:=SUM([.I46];[.K46];[.M46];[.O46])" office:value-type="float" office:value="2">
            <text:p>2</text:p>
          </table:table-cell>
          <table:table-cell table:formula="of:=AVERAGE([.H46];[.J46];[.L46];[.N46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7383357612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47]&lt;0);-1;IF(([.B47]&gt;1);1;0))" office:value-type="float" office:value="-1">
            <text:p>-1</text:p>
          </table:table-cell>
          <table:table-cell table:formula="of:=IF(([.B47]=-2);1;IF(([.B47]=0);1;IF(([.B47]=3);1;0)))" office:value-type="float" office:value="1">
            <text:p>1</text:p>
          </table:table-cell>
          <table:table-cell table:formula="of:=IF(([.C47]&lt;0);-1;IF(([.C47]&gt;1);1;0))" office:value-type="float" office:value="-1">
            <text:p>-1</text:p>
          </table:table-cell>
          <table:table-cell table:formula="of:=IF(([.C47]=-2);1;IF(([.C47]=0);1;IF(([.C47]=3);1;0)))" office:value-type="float" office:value="1">
            <text:p>1</text:p>
          </table:table-cell>
          <table:table-cell table:formula="of:=IF(([.D47]&lt;0);-1;IF(([.D47]&gt;1);1;0))" office:value-type="float" office:value="1">
            <text:p>1</text:p>
          </table:table-cell>
          <table:table-cell table:formula="of:=IF(([.D47]=-2);1;IF(([.D47]=0);1;IF(([.D47]=3);1;0)))" office:value-type="float" office:value="1">
            <text:p>1</text:p>
          </table:table-cell>
          <table:table-cell table:formula="of:=IF(([.E47]&lt;0);-1;IF(([.E47]&gt;1);1;0))" office:value-type="float" office:value="-1">
            <text:p>-1</text:p>
          </table:table-cell>
          <table:table-cell table:formula="of:=IF(([.E47]=-2);1;IF(([.E47]=0);1;IF(([.E47]=3);1;0)))" office:value-type="float" office:value="1">
            <text:p>1</text:p>
          </table:table-cell>
          <table:table-cell table:formula="of:=STDEVP([.H47];[.J47];[.L47];[.N47])" office:value-type="float" office:value="0.866025403784439">
            <text:p>0.8660254038</text:p>
          </table:table-cell>
          <table:table-cell table:formula="of:=SUM([.I47];[.K47];[.M47];[.O47])" office:value-type="float" office:value="4">
            <text:p>4</text:p>
          </table:table-cell>
          <table:table-cell table:formula="of:=AVERAGE([.H47];[.J47];[.L47];[.N47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73578940211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8]&lt;0);-1;IF(([.B48]&gt;1);1;0))" office:value-type="float" office:value="1">
            <text:p>1</text:p>
          </table:table-cell>
          <table:table-cell table:formula="of:=IF(([.B48]=-2);1;IF(([.B48]=0);1;IF(([.B48]=3);1;0)))" office:value-type="float" office:value="1">
            <text:p>1</text:p>
          </table:table-cell>
          <table:table-cell table:formula="of:=IF(([.C48]&lt;0);-1;IF(([.C48]&gt;1);1;0))" office:value-type="float" office:value="1">
            <text:p>1</text:p>
          </table:table-cell>
          <table:table-cell table:formula="of:=IF(([.C48]=-2);1;IF(([.C48]=0);1;IF(([.C48]=3);1;0)))" office:value-type="float" office:value="1">
            <text:p>1</text:p>
          </table:table-cell>
          <table:table-cell table:formula="of:=IF(([.D48]&lt;0);-1;IF(([.D48]&gt;1);1;0))" office:value-type="float" office:value="1">
            <text:p>1</text:p>
          </table:table-cell>
          <table:table-cell table:formula="of:=IF(([.D48]=-2);1;IF(([.D48]=0);1;IF(([.D48]=3);1;0)))" office:value-type="float" office:value="1">
            <text:p>1</text:p>
          </table:table-cell>
          <table:table-cell table:formula="of:=IF(([.E48]&lt;0);-1;IF(([.E48]&gt;1);1;0))" office:value-type="float" office:value="1">
            <text:p>1</text:p>
          </table:table-cell>
          <table:table-cell table:formula="of:=IF(([.E48]=-2);1;IF(([.E48]=0);1;IF(([.E48]=3);1;0)))" office:value-type="float" office:value="1">
            <text:p>1</text:p>
          </table:table-cell>
          <table:table-cell table:formula="of:=STDEVP([.H48];[.J48];[.L48];[.N48])" office:value-type="float" office:value="0">
            <text:p>0</text:p>
          </table:table-cell>
          <table:table-cell table:formula="of:=SUM([.I48];[.K48];[.M48];[.O48])" office:value-type="float" office:value="4">
            <text:p>4</text:p>
          </table:table-cell>
          <table:table-cell table:formula="of:=AVERAGE([.H48];[.J48];[.L48];[.N4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32985089229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9]&lt;0);-1;IF(([.B49]&gt;1);1;0))" office:value-type="float" office:value="1">
            <text:p>1</text:p>
          </table:table-cell>
          <table:table-cell table:formula="of:=IF(([.B49]=-2);1;IF(([.B49]=0);1;IF(([.B49]=3);1;0)))" office:value-type="float" office:value="1">
            <text:p>1</text:p>
          </table:table-cell>
          <table:table-cell table:formula="of:=IF(([.C49]&lt;0);-1;IF(([.C49]&gt;1);1;0))" office:value-type="float" office:value="1">
            <text:p>1</text:p>
          </table:table-cell>
          <table:table-cell table:formula="of:=IF(([.C49]=-2);1;IF(([.C49]=0);1;IF(([.C49]=3);1;0)))" office:value-type="float" office:value="1">
            <text:p>1</text:p>
          </table:table-cell>
          <table:table-cell table:formula="of:=IF(([.D49]&lt;0);-1;IF(([.D49]&gt;1);1;0))" office:value-type="float" office:value="1">
            <text:p>1</text:p>
          </table:table-cell>
          <table:table-cell table:formula="of:=IF(([.D49]=-2);1;IF(([.D49]=0);1;IF(([.D49]=3);1;0)))" office:value-type="float" office:value="1">
            <text:p>1</text:p>
          </table:table-cell>
          <table:table-cell table:formula="of:=IF(([.E49]&lt;0);-1;IF(([.E49]&gt;1);1;0))" office:value-type="float" office:value="1">
            <text:p>1</text:p>
          </table:table-cell>
          <table:table-cell table:formula="of:=IF(([.E49]=-2);1;IF(([.E49]=0);1;IF(([.E49]=3);1;0)))" office:value-type="float" office:value="1">
            <text:p>1</text:p>
          </table:table-cell>
          <table:table-cell table:formula="of:=STDEVP([.H49];[.J49];[.L49];[.N49])" office:value-type="float" office:value="0">
            <text:p>0</text:p>
          </table:table-cell>
          <table:table-cell table:formula="of:=SUM([.I49];[.K49];[.M49];[.O49])" office:value-type="float" office:value="4">
            <text:p>4</text:p>
          </table:table-cell>
          <table:table-cell table:formula="of:=AVERAGE([.H49];[.J49];[.L49];[.N4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3034267607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50]&lt;0);-1;IF(([.B50]&gt;1);1;0))" office:value-type="float" office:value="0">
            <text:p>0</text:p>
          </table:table-cell>
          <table:table-cell table:formula="of:=IF(([.B50]=-2);1;IF(([.B50]=0);1;IF(([.B50]=3);1;0)))" office:value-type="float" office:value="0">
            <text:p>0</text:p>
          </table:table-cell>
          <table:table-cell table:formula="of:=IF(([.C50]&lt;0);-1;IF(([.C50]&gt;1);1;0))" office:value-type="float" office:value="0">
            <text:p>0</text:p>
          </table:table-cell>
          <table:table-cell table:formula="of:=IF(([.C50]=-2);1;IF(([.C50]=0);1;IF(([.C50]=3);1;0)))" office:value-type="float" office:value="1">
            <text:p>1</text:p>
          </table:table-cell>
          <table:table-cell table:formula="of:=IF(([.D50]&lt;0);-1;IF(([.D50]&gt;1);1;0))" office:value-type="float" office:value="0">
            <text:p>0</text:p>
          </table:table-cell>
          <table:table-cell table:formula="of:=IF(([.D50]=-2);1;IF(([.D50]=0);1;IF(([.D50]=3);1;0)))" office:value-type="float" office:value="1">
            <text:p>1</text:p>
          </table:table-cell>
          <table:table-cell table:formula="of:=IF(([.E50]&lt;0);-1;IF(([.E50]&gt;1);1;0))" office:value-type="float" office:value="1">
            <text:p>1</text:p>
          </table:table-cell>
          <table:table-cell table:formula="of:=IF(([.E50]=-2);1;IF(([.E50]=0);1;IF(([.E50]=3);1;0)))" office:value-type="float" office:value="0">
            <text:p>0</text:p>
          </table:table-cell>
          <table:table-cell table:formula="of:=STDEVP([.H50];[.J50];[.L50];[.N50])" office:value-type="float" office:value="0.433012701892219">
            <text:p>0.4330127019</text:p>
          </table:table-cell>
          <table:table-cell table:formula="of:=SUM([.I50];[.K50];[.M50];[.O50])" office:value-type="float" office:value="2">
            <text:p>2</text:p>
          </table:table-cell>
          <table:table-cell table:formula="of:=AVERAGE([.H50];[.J50];[.L50];[.N50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71916066201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51]&lt;0);-1;IF(([.B51]&gt;1);1;0))" office:value-type="float" office:value="0">
            <text:p>0</text:p>
          </table:table-cell>
          <table:table-cell table:formula="of:=IF(([.B51]=-2);1;IF(([.B51]=0);1;IF(([.B51]=3);1;0)))" office:value-type="float" office:value="0">
            <text:p>0</text:p>
          </table:table-cell>
          <table:table-cell table:formula="of:=IF(([.C51]&lt;0);-1;IF(([.C51]&gt;1);1;0))" office:value-type="float" office:value="0">
            <text:p>0</text:p>
          </table:table-cell>
          <table:table-cell table:formula="of:=IF(([.C51]=-2);1;IF(([.C51]=0);1;IF(([.C51]=3);1;0)))" office:value-type="float" office:value="1">
            <text:p>1</text:p>
          </table:table-cell>
          <table:table-cell table:formula="of:=IF(([.D51]&lt;0);-1;IF(([.D51]&gt;1);1;0))" office:value-type="float" office:value="0">
            <text:p>0</text:p>
          </table:table-cell>
          <table:table-cell table:formula="of:=IF(([.D51]=-2);1;IF(([.D51]=0);1;IF(([.D51]=3);1;0)))" office:value-type="float" office:value="1">
            <text:p>1</text:p>
          </table:table-cell>
          <table:table-cell table:formula="of:=IF(([.E51]&lt;0);-1;IF(([.E51]&gt;1);1;0))" office:value-type="float" office:value="0">
            <text:p>0</text:p>
          </table:table-cell>
          <table:table-cell table:formula="of:=IF(([.E51]=-2);1;IF(([.E51]=0);1;IF(([.E51]=3);1;0)))" office:value-type="float" office:value="1">
            <text:p>1</text:p>
          </table:table-cell>
          <table:table-cell table:formula="of:=STDEVP([.H51];[.J51];[.L51];[.N51])" office:value-type="float" office:value="0">
            <text:p>0</text:p>
          </table:table-cell>
          <table:table-cell table:formula="of:=SUM([.I51];[.K51];[.M51];[.O51])" office:value-type="float" office:value="3">
            <text:p>3</text:p>
          </table:table-cell>
          <table:table-cell table:formula="of:=AVERAGE([.H51];[.J51];[.L51];[.N51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718450987827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52]&lt;0);-1;IF(([.B52]&gt;1);1;0))" office:value-type="float" office:value="1">
            <text:p>1</text:p>
          </table:table-cell>
          <table:table-cell table:formula="of:=IF(([.B52]=-2);1;IF(([.B52]=0);1;IF(([.B52]=3);1;0)))" office:value-type="float" office:value="1">
            <text:p>1</text:p>
          </table:table-cell>
          <table:table-cell table:formula="of:=IF(([.C52]&lt;0);-1;IF(([.C52]&gt;1);1;0))" office:value-type="float" office:value="1">
            <text:p>1</text:p>
          </table:table-cell>
          <table:table-cell table:formula="of:=IF(([.C52]=-2);1;IF(([.C52]=0);1;IF(([.C52]=3);1;0)))" office:value-type="float" office:value="1">
            <text:p>1</text:p>
          </table:table-cell>
          <table:table-cell table:formula="of:=IF(([.D52]&lt;0);-1;IF(([.D52]&gt;1);1;0))" office:value-type="float" office:value="1">
            <text:p>1</text:p>
          </table:table-cell>
          <table:table-cell table:formula="of:=IF(([.D52]=-2);1;IF(([.D52]=0);1;IF(([.D52]=3);1;0)))" office:value-type="float" office:value="1">
            <text:p>1</text:p>
          </table:table-cell>
          <table:table-cell table:formula="of:=IF(([.E52]&lt;0);-1;IF(([.E52]&gt;1);1;0))" office:value-type="float" office:value="1">
            <text:p>1</text:p>
          </table:table-cell>
          <table:table-cell table:formula="of:=IF(([.E52]=-2);1;IF(([.E52]=0);1;IF(([.E52]=3);1;0)))" office:value-type="float" office:value="1">
            <text:p>1</text:p>
          </table:table-cell>
          <table:table-cell table:formula="of:=STDEVP([.H52];[.J52];[.L52];[.N52])" office:value-type="float" office:value="0">
            <text:p>0</text:p>
          </table:table-cell>
          <table:table-cell table:formula="of:=SUM([.I52];[.K52];[.M52];[.O52])" office:value-type="float" office:value="4">
            <text:p>4</text:p>
          </table:table-cell>
          <table:table-cell table:formula="of:=AVERAGE([.H52];[.J52];[.L52];[.N5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7109033361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53]&lt;0);-1;IF(([.B53]&gt;1);1;0))" office:value-type="float" office:value="0">
            <text:p>0</text:p>
          </table:table-cell>
          <table:table-cell table:formula="of:=IF(([.B53]=-2);1;IF(([.B53]=0);1;IF(([.B53]=3);1;0)))" office:value-type="float" office:value="0">
            <text:p>0</text:p>
          </table:table-cell>
          <table:table-cell table:formula="of:=IF(([.C53]&lt;0);-1;IF(([.C53]&gt;1);1;0))" office:value-type="float" office:value="1">
            <text:p>1</text:p>
          </table:table-cell>
          <table:table-cell table:formula="of:=IF(([.C53]=-2);1;IF(([.C53]=0);1;IF(([.C53]=3);1;0)))" office:value-type="float" office:value="0">
            <text:p>0</text:p>
          </table:table-cell>
          <table:table-cell table:formula="of:=IF(([.D53]&lt;0);-1;IF(([.D53]&gt;1);1;0))" office:value-type="float" office:value="1">
            <text:p>1</text:p>
          </table:table-cell>
          <table:table-cell table:formula="of:=IF(([.D53]=-2);1;IF(([.D53]=0);1;IF(([.D53]=3);1;0)))" office:value-type="float" office:value="1">
            <text:p>1</text:p>
          </table:table-cell>
          <table:table-cell table:formula="of:=IF(([.E53]&lt;0);-1;IF(([.E53]&gt;1);1;0))" office:value-type="float" office:value="1">
            <text:p>1</text:p>
          </table:table-cell>
          <table:table-cell table:formula="of:=IF(([.E53]=-2);1;IF(([.E53]=0);1;IF(([.E53]=3);1;0)))" office:value-type="float" office:value="1">
            <text:p>1</text:p>
          </table:table-cell>
          <table:table-cell table:formula="of:=STDEVP([.H53];[.J53];[.L53];[.N53])" office:value-type="float" office:value="0.433012701892219">
            <text:p>0.4330127019</text:p>
          </table:table-cell>
          <table:table-cell table:formula="of:=SUM([.I53];[.K53];[.M53];[.O53])" office:value-type="float" office:value="2">
            <text:p>2</text:p>
          </table:table-cell>
          <table:table-cell table:formula="of:=AVERAGE([.H53];[.J53];[.L53];[.N53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9764598046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4]&lt;0);-1;IF(([.B54]&gt;1);1;0))" office:value-type="float" office:value="-1">
            <text:p>-1</text:p>
          </table:table-cell>
          <table:table-cell table:formula="of:=IF(([.B54]=-2);1;IF(([.B54]=0);1;IF(([.B54]=3);1;0)))" office:value-type="float" office:value="1">
            <text:p>1</text:p>
          </table:table-cell>
          <table:table-cell table:formula="of:=IF(([.C54]&lt;0);-1;IF(([.C54]&gt;1);1;0))" office:value-type="float" office:value="-1">
            <text:p>-1</text:p>
          </table:table-cell>
          <table:table-cell table:formula="of:=IF(([.C54]=-2);1;IF(([.C54]=0);1;IF(([.C54]=3);1;0)))" office:value-type="float" office:value="1">
            <text:p>1</text:p>
          </table:table-cell>
          <table:table-cell table:formula="of:=IF(([.D54]&lt;0);-1;IF(([.D54]&gt;1);1;0))" office:value-type="float" office:value="0">
            <text:p>0</text:p>
          </table:table-cell>
          <table:table-cell table:formula="of:=IF(([.D54]=-2);1;IF(([.D54]=0);1;IF(([.D54]=3);1;0)))" office:value-type="float" office:value="1">
            <text:p>1</text:p>
          </table:table-cell>
          <table:table-cell table:formula="of:=IF(([.E54]&lt;0);-1;IF(([.E54]&gt;1);1;0))" office:value-type="float" office:value="-1">
            <text:p>-1</text:p>
          </table:table-cell>
          <table:table-cell table:formula="of:=IF(([.E54]=-2);1;IF(([.E54]=0);1;IF(([.E54]=3);1;0)))" office:value-type="float" office:value="1">
            <text:p>1</text:p>
          </table:table-cell>
          <table:table-cell table:formula="of:=STDEVP([.H54];[.J54];[.L54];[.N54])" office:value-type="float" office:value="0.433012701892219">
            <text:p>0.4330127019</text:p>
          </table:table-cell>
          <table:table-cell table:formula="of:=SUM([.I54];[.K54];[.M54];[.O54])" office:value-type="float" office:value="4">
            <text:p>4</text:p>
          </table:table-cell>
          <table:table-cell table:formula="of:=AVERAGE([.H54];[.J54];[.L54];[.N54])" office:value-type="float" office:value="-0.75">
            <text:p>-0.75</text:p>
          </table:table-cell>
        </table:table-row>
        <table:table-row table:style-name="ro1">
          <table:table-cell table:style-name="ce2" office:value-type="string">
            <text:p>328576918368694272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5]&lt;0);-1;IF(([.B55]&gt;1);1;0))" office:value-type="float" office:value="0">
            <text:p>0</text:p>
          </table:table-cell>
          <table:table-cell table:formula="of:=IF(([.B55]=-2);1;IF(([.B55]=0);1;IF(([.B55]=3);1;0)))" office:value-type="float" office:value="0">
            <text:p>0</text:p>
          </table:table-cell>
          <table:table-cell table:formula="of:=IF(([.C55]&lt;0);-1;IF(([.C55]&gt;1);1;0))" office:value-type="float" office:value="-1">
            <text:p>-1</text:p>
          </table:table-cell>
          <table:table-cell table:formula="of:=IF(([.C55]=-2);1;IF(([.C55]=0);1;IF(([.C55]=3);1;0)))" office:value-type="float" office:value="1">
            <text:p>1</text:p>
          </table:table-cell>
          <table:table-cell table:formula="of:=IF(([.D55]&lt;0);-1;IF(([.D55]&gt;1);1;0))" office:value-type="float" office:value="-1">
            <text:p>-1</text:p>
          </table:table-cell>
          <table:table-cell table:formula="of:=IF(([.D55]=-2);1;IF(([.D55]=0);1;IF(([.D55]=3);1;0)))" office:value-type="float" office:value="1">
            <text:p>1</text:p>
          </table:table-cell>
          <table:table-cell table:formula="of:=IF(([.E55]&lt;0);-1;IF(([.E55]&gt;1);1;0))" office:value-type="float" office:value="-1">
            <text:p>-1</text:p>
          </table:table-cell>
          <table:table-cell table:formula="of:=IF(([.E55]=-2);1;IF(([.E55]=0);1;IF(([.E55]=3);1;0)))" office:value-type="float" office:value="1">
            <text:p>1</text:p>
          </table:table-cell>
          <table:table-cell table:formula="of:=STDEVP([.H55];[.J55];[.L55];[.N55])" office:value-type="float" office:value="0.433012701892219">
            <text:p>0.4330127019</text:p>
          </table:table-cell>
          <table:table-cell table:formula="of:=SUM([.I55];[.K55];[.M55];[.O55])" office:value-type="float" office:value="3">
            <text:p>3</text:p>
          </table:table-cell>
          <table:table-cell table:formula="of:=AVERAGE([.H55];[.J55];[.L55];[.N55])" office:value-type="float" office:value="-0.75">
            <text:p>-0.75</text:p>
          </table:table-cell>
        </table:table-row>
        <table:table-row table:style-name="ro1">
          <table:table-cell table:style-name="ce2" office:value-type="string">
            <text:p>3285767254474874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56]&lt;0);-1;IF(([.B56]&gt;1);1;0))" office:value-type="float" office:value="-1">
            <text:p>-1</text:p>
          </table:table-cell>
          <table:table-cell table:formula="of:=IF(([.B56]=-2);1;IF(([.B56]=0);1;IF(([.B56]=3);1;0)))" office:value-type="float" office:value="0">
            <text:p>0</text:p>
          </table:table-cell>
          <table:table-cell table:formula="of:=IF(([.C56]&lt;0);-1;IF(([.C56]&gt;1);1;0))" office:value-type="float" office:value="0">
            <text:p>0</text:p>
          </table:table-cell>
          <table:table-cell table:formula="of:=IF(([.C56]=-2);1;IF(([.C56]=0);1;IF(([.C56]=3);1;0)))" office:value-type="float" office:value="1">
            <text:p>1</text:p>
          </table:table-cell>
          <table:table-cell table:formula="of:=IF(([.D56]&lt;0);-1;IF(([.D56]&gt;1);1;0))" office:value-type="float" office:value="-1">
            <text:p>-1</text:p>
          </table:table-cell>
          <table:table-cell table:formula="of:=IF(([.D56]=-2);1;IF(([.D56]=0);1;IF(([.D56]=3);1;0)))" office:value-type="float" office:value="1">
            <text:p>1</text:p>
          </table:table-cell>
          <table:table-cell table:formula="of:=IF(([.E56]&lt;0);-1;IF(([.E56]&gt;1);1;0))" office:value-type="float" office:value="-1">
            <text:p>-1</text:p>
          </table:table-cell>
          <table:table-cell table:formula="of:=IF(([.E56]=-2);1;IF(([.E56]=0);1;IF(([.E56]=3);1;0)))" office:value-type="float" office:value="0">
            <text:p>0</text:p>
          </table:table-cell>
          <table:table-cell table:formula="of:=STDEVP([.H56];[.J56];[.L56];[.N56])" office:value-type="float" office:value="0.433012701892219">
            <text:p>0.4330127019</text:p>
          </table:table-cell>
          <table:table-cell table:formula="of:=SUM([.I56];[.K56];[.M56];[.O56])" office:value-type="float" office:value="2">
            <text:p>2</text:p>
          </table:table-cell>
          <table:table-cell table:formula="of:=AVERAGE([.H56];[.J56];[.L56];[.N56])" office:value-type="float" office:value="-0.75">
            <text:p>-0.75</text:p>
          </table:table-cell>
        </table:table-row>
        <table:table-row table:style-name="ro1">
          <table:table-cell table:style-name="ce2" office:value-type="string">
            <text:p>32857665101957529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7]&lt;0);-1;IF(([.B57]&gt;1);1;0))" office:value-type="float" office:value="-1">
            <text:p>-1</text:p>
          </table:table-cell>
          <table:table-cell table:formula="of:=IF(([.B57]=-2);1;IF(([.B57]=0);1;IF(([.B57]=3);1;0)))" office:value-type="float" office:value="0">
            <text:p>0</text:p>
          </table:table-cell>
          <table:table-cell table:formula="of:=IF(([.C57]&lt;0);-1;IF(([.C57]&gt;1);1;0))" office:value-type="float" office:value="-1">
            <text:p>-1</text:p>
          </table:table-cell>
          <table:table-cell table:formula="of:=IF(([.C57]=-2);1;IF(([.C57]=0);1;IF(([.C57]=3);1;0)))" office:value-type="float" office:value="1">
            <text:p>1</text:p>
          </table:table-cell>
          <table:table-cell table:formula="of:=IF(([.D57]&lt;0);-1;IF(([.D57]&gt;1);1;0))" office:value-type="float" office:value="-1">
            <text:p>-1</text:p>
          </table:table-cell>
          <table:table-cell table:formula="of:=IF(([.D57]=-2);1;IF(([.D57]=0);1;IF(([.D57]=3);1;0)))" office:value-type="float" office:value="1">
            <text:p>1</text:p>
          </table:table-cell>
          <table:table-cell table:formula="of:=IF(([.E57]&lt;0);-1;IF(([.E57]&gt;1);1;0))" office:value-type="float" office:value="-1">
            <text:p>-1</text:p>
          </table:table-cell>
          <table:table-cell table:formula="of:=IF(([.E57]=-2);1;IF(([.E57]=0);1;IF(([.E57]=3);1;0)))" office:value-type="float" office:value="1">
            <text:p>1</text:p>
          </table:table-cell>
          <table:table-cell table:formula="of:=STDEVP([.H57];[.J57];[.L57];[.N57])" office:value-type="float" office:value="0">
            <text:p>0</text:p>
          </table:table-cell>
          <table:table-cell table:formula="of:=SUM([.I57];[.K57];[.M57];[.O57])" office:value-type="float" office:value="3">
            <text:p>3</text:p>
          </table:table-cell>
          <table:table-cell table:formula="of:=AVERAGE([.H57];[.J57];[.L57];[.N57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66303793889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58]&lt;0);-1;IF(([.B58]&gt;1);1;0))" office:value-type="float" office:value="0">
            <text:p>0</text:p>
          </table:table-cell>
          <table:table-cell table:formula="of:=IF(([.B58]=-2);1;IF(([.B58]=0);1;IF(([.B58]=3);1;0)))" office:value-type="float" office:value="0">
            <text:p>0</text:p>
          </table:table-cell>
          <table:table-cell table:formula="of:=IF(([.C58]&lt;0);-1;IF(([.C58]&gt;1);1;0))" office:value-type="float" office:value="0">
            <text:p>0</text:p>
          </table:table-cell>
          <table:table-cell table:formula="of:=IF(([.C58]=-2);1;IF(([.C58]=0);1;IF(([.C58]=3);1;0)))" office:value-type="float" office:value="1">
            <text:p>1</text:p>
          </table:table-cell>
          <table:table-cell table:formula="of:=IF(([.D58]&lt;0);-1;IF(([.D58]&gt;1);1;0))" office:value-type="float" office:value="0">
            <text:p>0</text:p>
          </table:table-cell>
          <table:table-cell table:formula="of:=IF(([.D58]=-2);1;IF(([.D58]=0);1;IF(([.D58]=3);1;0)))" office:value-type="float" office:value="1">
            <text:p>1</text:p>
          </table:table-cell>
          <table:table-cell table:formula="of:=IF(([.E58]&lt;0);-1;IF(([.E58]&gt;1);1;0))" office:value-type="float" office:value="0">
            <text:p>0</text:p>
          </table:table-cell>
          <table:table-cell table:formula="of:=IF(([.E58]=-2);1;IF(([.E58]=0);1;IF(([.E58]=3);1;0)))" office:value-type="float" office:value="1">
            <text:p>1</text:p>
          </table:table-cell>
          <table:table-cell table:formula="of:=STDEVP([.H58];[.J58];[.L58];[.N58])" office:value-type="float" office:value="0">
            <text:p>0</text:p>
          </table:table-cell>
          <table:table-cell table:formula="of:=SUM([.I58];[.K58];[.M58];[.O58])" office:value-type="float" office:value="3">
            <text:p>3</text:p>
          </table:table-cell>
          <table:table-cell table:formula="of:=AVERAGE([.H58];[.J58];[.L58];[.N5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5959986831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59]&lt;0);-1;IF(([.B59]&gt;1);1;0))" office:value-type="float" office:value="1">
            <text:p>1</text:p>
          </table:table-cell>
          <table:table-cell table:formula="of:=IF(([.B59]=-2);1;IF(([.B59]=0);1;IF(([.B59]=3);1;0)))" office:value-type="float" office:value="0">
            <text:p>0</text:p>
          </table:table-cell>
          <table:table-cell table:formula="of:=IF(([.C59]&lt;0);-1;IF(([.C59]&gt;1);1;0))" office:value-type="float" office:value="1">
            <text:p>1</text:p>
          </table:table-cell>
          <table:table-cell table:formula="of:=IF(([.C59]=-2);1;IF(([.C59]=0);1;IF(([.C59]=3);1;0)))" office:value-type="float" office:value="1">
            <text:p>1</text:p>
          </table:table-cell>
          <table:table-cell table:formula="of:=IF(([.D59]&lt;0);-1;IF(([.D59]&gt;1);1;0))" office:value-type="float" office:value="0">
            <text:p>0</text:p>
          </table:table-cell>
          <table:table-cell table:formula="of:=IF(([.D59]=-2);1;IF(([.D59]=0);1;IF(([.D59]=3);1;0)))" office:value-type="float" office:value="1">
            <text:p>1</text:p>
          </table:table-cell>
          <table:table-cell table:formula="of:=IF(([.E59]&lt;0);-1;IF(([.E59]&gt;1);1;0))" office:value-type="float" office:value="1">
            <text:p>1</text:p>
          </table:table-cell>
          <table:table-cell table:formula="of:=IF(([.E59]=-2);1;IF(([.E59]=0);1;IF(([.E59]=3);1;0)))" office:value-type="float" office:value="0">
            <text:p>0</text:p>
          </table:table-cell>
          <table:table-cell table:formula="of:=STDEVP([.H59];[.J59];[.L59];[.N59])" office:value-type="float" office:value="0.433012701892219">
            <text:p>0.4330127019</text:p>
          </table:table-cell>
          <table:table-cell table:formula="of:=SUM([.I59];[.K59];[.M59];[.O59])" office:value-type="float" office:value="2">
            <text:p>2</text:p>
          </table:table-cell>
          <table:table-cell table:formula="of:=AVERAGE([.H59];[.J59];[.L59];[.N59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5048145018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60]&lt;0);-1;IF(([.B60]&gt;1);1;0))" office:value-type="float" office:value="1">
            <text:p>1</text:p>
          </table:table-cell>
          <table:table-cell table:formula="of:=IF(([.B60]=-2);1;IF(([.B60]=0);1;IF(([.B60]=3);1;0)))" office:value-type="float" office:value="1">
            <text:p>1</text:p>
          </table:table-cell>
          <table:table-cell table:formula="of:=IF(([.C60]&lt;0);-1;IF(([.C60]&gt;1);1;0))" office:value-type="float" office:value="1">
            <text:p>1</text:p>
          </table:table-cell>
          <table:table-cell table:formula="of:=IF(([.C60]=-2);1;IF(([.C60]=0);1;IF(([.C60]=3);1;0)))" office:value-type="float" office:value="1">
            <text:p>1</text:p>
          </table:table-cell>
          <table:table-cell table:formula="of:=IF(([.D60]&lt;0);-1;IF(([.D60]&gt;1);1;0))" office:value-type="float" office:value="1">
            <text:p>1</text:p>
          </table:table-cell>
          <table:table-cell table:formula="of:=IF(([.D60]=-2);1;IF(([.D60]=0);1;IF(([.D60]=3);1;0)))" office:value-type="float" office:value="1">
            <text:p>1</text:p>
          </table:table-cell>
          <table:table-cell table:formula="of:=IF(([.E60]&lt;0);-1;IF(([.E60]&gt;1);1;0))" office:value-type="float" office:value="1">
            <text:p>1</text:p>
          </table:table-cell>
          <table:table-cell table:formula="of:=IF(([.E60]=-2);1;IF(([.E60]=0);1;IF(([.E60]=3);1;0)))" office:value-type="float" office:value="1">
            <text:p>1</text:p>
          </table:table-cell>
          <table:table-cell table:formula="of:=STDEVP([.H60];[.J60];[.L60];[.N60])" office:value-type="float" office:value="0">
            <text:p>0</text:p>
          </table:table-cell>
          <table:table-cell table:formula="of:=SUM([.I60];[.K60];[.M60];[.O60])" office:value-type="float" office:value="4">
            <text:p>4</text:p>
          </table:table-cell>
          <table:table-cell table:formula="of:=AVERAGE([.H60];[.J60];[.L60];[.N6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463303503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1]&lt;0);-1;IF(([.B61]&gt;1);1;0))" office:value-type="float" office:value="1">
            <text:p>1</text:p>
          </table:table-cell>
          <table:table-cell table:formula="of:=IF(([.B61]=-2);1;IF(([.B61]=0);1;IF(([.B61]=3);1;0)))" office:value-type="float" office:value="0">
            <text:p>0</text:p>
          </table:table-cell>
          <table:table-cell table:formula="of:=IF(([.C61]&lt;0);-1;IF(([.C61]&gt;1);1;0))" office:value-type="float" office:value="0">
            <text:p>0</text:p>
          </table:table-cell>
          <table:table-cell table:formula="of:=IF(([.C61]=-2);1;IF(([.C61]=0);1;IF(([.C61]=3);1;0)))" office:value-type="float" office:value="1">
            <text:p>1</text:p>
          </table:table-cell>
          <table:table-cell table:formula="of:=IF(([.D61]&lt;0);-1;IF(([.D61]&gt;1);1;0))" office:value-type="float" office:value="1">
            <text:p>1</text:p>
          </table:table-cell>
          <table:table-cell table:formula="of:=IF(([.D61]=-2);1;IF(([.D61]=0);1;IF(([.D61]=3);1;0)))" office:value-type="float" office:value="1">
            <text:p>1</text:p>
          </table:table-cell>
          <table:table-cell table:formula="of:=IF(([.E61]&lt;0);-1;IF(([.E61]&gt;1);1;0))" office:value-type="float" office:value="0">
            <text:p>0</text:p>
          </table:table-cell>
          <table:table-cell table:formula="of:=IF(([.E61]=-2);1;IF(([.E61]=0);1;IF(([.E61]=3);1;0)))" office:value-type="float" office:value="1">
            <text:p>1</text:p>
          </table:table-cell>
          <table:table-cell table:formula="of:=STDEVP([.H61];[.J61];[.L61];[.N61])" office:value-type="float" office:value="0.5">
            <text:p>0.5</text:p>
          </table:table-cell>
          <table:table-cell table:formula="of:=SUM([.I61];[.K61];[.M61];[.O61])" office:value-type="float" office:value="3">
            <text:p>3</text:p>
          </table:table-cell>
          <table:table-cell table:formula="of:=AVERAGE([.H61];[.J61];[.L61];[.N61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3477168455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2]&lt;0);-1;IF(([.B62]&gt;1);1;0))" office:value-type="float" office:value="1">
            <text:p>1</text:p>
          </table:table-cell>
          <table:table-cell table:formula="of:=IF(([.B62]=-2);1;IF(([.B62]=0);1;IF(([.B62]=3);1;0)))" office:value-type="float" office:value="0">
            <text:p>0</text:p>
          </table:table-cell>
          <table:table-cell table:formula="of:=IF(([.C62]&lt;0);-1;IF(([.C62]&gt;1);1;0))" office:value-type="float" office:value="1">
            <text:p>1</text:p>
          </table:table-cell>
          <table:table-cell table:formula="of:=IF(([.C62]=-2);1;IF(([.C62]=0);1;IF(([.C62]=3);1;0)))" office:value-type="float" office:value="1">
            <text:p>1</text:p>
          </table:table-cell>
          <table:table-cell table:formula="of:=IF(([.D62]&lt;0);-1;IF(([.D62]&gt;1);1;0))" office:value-type="float" office:value="1">
            <text:p>1</text:p>
          </table:table-cell>
          <table:table-cell table:formula="of:=IF(([.D62]=-2);1;IF(([.D62]=0);1;IF(([.D62]=3);1;0)))" office:value-type="float" office:value="0">
            <text:p>0</text:p>
          </table:table-cell>
          <table:table-cell table:formula="of:=IF(([.E62]&lt;0);-1;IF(([.E62]&gt;1);1;0))" office:value-type="float" office:value="-1">
            <text:p>-1</text:p>
          </table:table-cell>
          <table:table-cell table:formula="of:=IF(([.E62]=-2);1;IF(([.E62]=0);1;IF(([.E62]=3);1;0)))" office:value-type="float" office:value="0">
            <text:p>0</text:p>
          </table:table-cell>
          <table:table-cell table:formula="of:=STDEVP([.H62];[.J62];[.L62];[.N62])" office:value-type="float" office:value="0.866025403784439">
            <text:p>0.8660254038</text:p>
          </table:table-cell>
          <table:table-cell table:formula="of:=SUM([.I62];[.K62];[.M62];[.O62])" office:value-type="float" office:value="1">
            <text:p>1</text:p>
          </table:table-cell>
          <table:table-cell table:formula="of:=AVERAGE([.H62];[.J62];[.L62];[.N62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2890259660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3]&lt;0);-1;IF(([.B63]&gt;1);1;0))" office:value-type="float" office:value="1">
            <text:p>1</text:p>
          </table:table-cell>
          <table:table-cell table:formula="of:=IF(([.B63]=-2);1;IF(([.B63]=0);1;IF(([.B63]=3);1;0)))" office:value-type="float" office:value="0">
            <text:p>0</text:p>
          </table:table-cell>
          <table:table-cell table:formula="of:=IF(([.C63]&lt;0);-1;IF(([.C63]&gt;1);1;0))" office:value-type="float" office:value="1">
            <text:p>1</text:p>
          </table:table-cell>
          <table:table-cell table:formula="of:=IF(([.C63]=-2);1;IF(([.C63]=0);1;IF(([.C63]=3);1;0)))" office:value-type="float" office:value="1">
            <text:p>1</text:p>
          </table:table-cell>
          <table:table-cell table:formula="of:=IF(([.D63]&lt;0);-1;IF(([.D63]&gt;1);1;0))" office:value-type="float" office:value="1">
            <text:p>1</text:p>
          </table:table-cell>
          <table:table-cell table:formula="of:=IF(([.D63]=-2);1;IF(([.D63]=0);1;IF(([.D63]=3);1;0)))" office:value-type="float" office:value="0">
            <text:p>0</text:p>
          </table:table-cell>
          <table:table-cell table:formula="of:=IF(([.E63]&lt;0);-1;IF(([.E63]&gt;1);1;0))" office:value-type="float" office:value="-1">
            <text:p>-1</text:p>
          </table:table-cell>
          <table:table-cell table:formula="of:=IF(([.E63]=-2);1;IF(([.E63]=0);1;IF(([.E63]=3);1;0)))" office:value-type="float" office:value="0">
            <text:p>0</text:p>
          </table:table-cell>
          <table:table-cell table:formula="of:=STDEVP([.H63];[.J63];[.L63];[.N63])" office:value-type="float" office:value="0.866025403784439">
            <text:p>0.8660254038</text:p>
          </table:table-cell>
          <table:table-cell table:formula="of:=SUM([.I63];[.K63];[.M63];[.O63])" office:value-type="float" office:value="1">
            <text:p>1</text:p>
          </table:table-cell>
          <table:table-cell table:formula="of:=AVERAGE([.H63];[.J63];[.L63];[.N63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1848184709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4]&lt;0);-1;IF(([.B64]&gt;1);1;0))" office:value-type="float" office:value="0">
            <text:p>0</text:p>
          </table:table-cell>
          <table:table-cell table:formula="of:=IF(([.B64]=-2);1;IF(([.B64]=0);1;IF(([.B64]=3);1;0)))" office:value-type="float" office:value="0">
            <text:p>0</text:p>
          </table:table-cell>
          <table:table-cell table:formula="of:=IF(([.C64]&lt;0);-1;IF(([.C64]&gt;1);1;0))" office:value-type="float" office:value="0">
            <text:p>0</text:p>
          </table:table-cell>
          <table:table-cell table:formula="of:=IF(([.C64]=-2);1;IF(([.C64]=0);1;IF(([.C64]=3);1;0)))" office:value-type="float" office:value="1">
            <text:p>1</text:p>
          </table:table-cell>
          <table:table-cell table:formula="of:=IF(([.D64]&lt;0);-1;IF(([.D64]&gt;1);1;0))" office:value-type="float" office:value="0">
            <text:p>0</text:p>
          </table:table-cell>
          <table:table-cell table:formula="of:=IF(([.D64]=-2);1;IF(([.D64]=0);1;IF(([.D64]=3);1;0)))" office:value-type="float" office:value="1">
            <text:p>1</text:p>
          </table:table-cell>
          <table:table-cell table:formula="of:=IF(([.E64]&lt;0);-1;IF(([.E64]&gt;1);1;0))" office:value-type="float" office:value="-1">
            <text:p>-1</text:p>
          </table:table-cell>
          <table:table-cell table:formula="of:=IF(([.E64]=-2);1;IF(([.E64]=0);1;IF(([.E64]=3);1;0)))" office:value-type="float" office:value="0">
            <text:p>0</text:p>
          </table:table-cell>
          <table:table-cell table:formula="of:=STDEVP([.H64];[.J64];[.L64];[.N64])" office:value-type="float" office:value="0.433012701892219">
            <text:p>0.4330127019</text:p>
          </table:table-cell>
          <table:table-cell table:formula="of:=SUM([.I64];[.K64];[.M64];[.O64])" office:value-type="float" office:value="2">
            <text:p>2</text:p>
          </table:table-cell>
          <table:table-cell table:formula="of:=AVERAGE([.H64];[.J64];[.L64];[.N64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61794665512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5]&lt;0);-1;IF(([.B65]&gt;1);1;0))" office:value-type="float" office:value="0">
            <text:p>0</text:p>
          </table:table-cell>
          <table:table-cell table:formula="of:=IF(([.B65]=-2);1;IF(([.B65]=0);1;IF(([.B65]=3);1;0)))" office:value-type="float" office:value="0">
            <text:p>0</text:p>
          </table:table-cell>
          <table:table-cell table:formula="of:=IF(([.C65]&lt;0);-1;IF(([.C65]&gt;1);1;0))" office:value-type="float" office:value="1">
            <text:p>1</text:p>
          </table:table-cell>
          <table:table-cell table:formula="of:=IF(([.C65]=-2);1;IF(([.C65]=0);1;IF(([.C65]=3);1;0)))" office:value-type="float" office:value="1">
            <text:p>1</text:p>
          </table:table-cell>
          <table:table-cell table:formula="of:=IF(([.D65]&lt;0);-1;IF(([.D65]&gt;1);1;0))" office:value-type="float" office:value="0">
            <text:p>0</text:p>
          </table:table-cell>
          <table:table-cell table:formula="of:=IF(([.D65]=-2);1;IF(([.D65]=0);1;IF(([.D65]=3);1;0)))" office:value-type="float" office:value="1">
            <text:p>1</text:p>
          </table:table-cell>
          <table:table-cell table:formula="of:=IF(([.E65]&lt;0);-1;IF(([.E65]&gt;1);1;0))" office:value-type="float" office:value="0">
            <text:p>0</text:p>
          </table:table-cell>
          <table:table-cell table:formula="of:=IF(([.E65]=-2);1;IF(([.E65]=0);1;IF(([.E65]=3);1;0)))" office:value-type="float" office:value="1">
            <text:p>1</text:p>
          </table:table-cell>
          <table:table-cell table:formula="of:=STDEVP([.H65];[.J65];[.L65];[.N65])" office:value-type="float" office:value="0.433012701892219">
            <text:p>0.4330127019</text:p>
          </table:table-cell>
          <table:table-cell table:formula="of:=SUM([.I65];[.K65];[.M65];[.O65])" office:value-type="float" office:value="3">
            <text:p>3</text:p>
          </table:table-cell>
          <table:table-cell table:formula="of:=AVERAGE([.H65];[.J65];[.L65];[.N65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1752093204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6]&lt;0);-1;IF(([.B66]&gt;1);1;0))" office:value-type="float" office:value="0">
            <text:p>0</text:p>
          </table:table-cell>
          <table:table-cell table:formula="of:=IF(([.B66]=-2);1;IF(([.B66]=0);1;IF(([.B66]=3);1;0)))" office:value-type="float" office:value="0">
            <text:p>0</text:p>
          </table:table-cell>
          <table:table-cell table:formula="of:=IF(([.C66]&lt;0);-1;IF(([.C66]&gt;1);1;0))" office:value-type="float" office:value="0">
            <text:p>0</text:p>
          </table:table-cell>
          <table:table-cell table:formula="of:=IF(([.C66]=-2);1;IF(([.C66]=0);1;IF(([.C66]=3);1;0)))" office:value-type="float" office:value="1">
            <text:p>1</text:p>
          </table:table-cell>
          <table:table-cell table:formula="of:=IF(([.D66]&lt;0);-1;IF(([.D66]&gt;1);1;0))" office:value-type="float" office:value="0">
            <text:p>0</text:p>
          </table:table-cell>
          <table:table-cell table:formula="of:=IF(([.D66]=-2);1;IF(([.D66]=0);1;IF(([.D66]=3);1;0)))" office:value-type="float" office:value="1">
            <text:p>1</text:p>
          </table:table-cell>
          <table:table-cell table:formula="of:=IF(([.E66]&lt;0);-1;IF(([.E66]&gt;1);1;0))" office:value-type="float" office:value="0">
            <text:p>0</text:p>
          </table:table-cell>
          <table:table-cell table:formula="of:=IF(([.E66]=-2);1;IF(([.E66]=0);1;IF(([.E66]=3);1;0)))" office:value-type="float" office:value="1">
            <text:p>1</text:p>
          </table:table-cell>
          <table:table-cell table:formula="of:=STDEVP([.H66];[.J66];[.L66];[.N66])" office:value-type="float" office:value="0">
            <text:p>0</text:p>
          </table:table-cell>
          <table:table-cell table:formula="of:=SUM([.I66];[.K66];[.M66];[.O66])" office:value-type="float" office:value="3">
            <text:p>3</text:p>
          </table:table-cell>
          <table:table-cell table:formula="of:=AVERAGE([.H66];[.J66];[.L66];[.N6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10966074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7]&lt;0);-1;IF(([.B67]&gt;1);1;0))" office:value-type="float" office:value="0">
            <text:p>0</text:p>
          </table:table-cell>
          <table:table-cell table:formula="of:=IF(([.B67]=-2);1;IF(([.B67]=0);1;IF(([.B67]=3);1;0)))" office:value-type="float" office:value="0">
            <text:p>0</text:p>
          </table:table-cell>
          <table:table-cell table:formula="of:=IF(([.C67]&lt;0);-1;IF(([.C67]&gt;1);1;0))" office:value-type="float" office:value="0">
            <text:p>0</text:p>
          </table:table-cell>
          <table:table-cell table:formula="of:=IF(([.C67]=-2);1;IF(([.C67]=0);1;IF(([.C67]=3);1;0)))" office:value-type="float" office:value="1">
            <text:p>1</text:p>
          </table:table-cell>
          <table:table-cell table:formula="of:=IF(([.D67]&lt;0);-1;IF(([.D67]&gt;1);1;0))" office:value-type="float" office:value="1">
            <text:p>1</text:p>
          </table:table-cell>
          <table:table-cell table:formula="of:=IF(([.D67]=-2);1;IF(([.D67]=0);1;IF(([.D67]=3);1;0)))" office:value-type="float" office:value="1">
            <text:p>1</text:p>
          </table:table-cell>
          <table:table-cell table:formula="of:=IF(([.E67]&lt;0);-1;IF(([.E67]&gt;1);1;0))" office:value-type="float" office:value="-1">
            <text:p>-1</text:p>
          </table:table-cell>
          <table:table-cell table:formula="of:=IF(([.E67]=-2);1;IF(([.E67]=0);1;IF(([.E67]=3);1;0)))" office:value-type="float" office:value="0">
            <text:p>0</text:p>
          </table:table-cell>
          <table:table-cell table:formula="of:=STDEVP([.H67];[.J67];[.L67];[.N67])" office:value-type="float" office:value="0.707106781186548">
            <text:p>0.7071067812</text:p>
          </table:table-cell>
          <table:table-cell table:formula="of:=SUM([.I67];[.K67];[.M67];[.O67])" office:value-type="float" office:value="2">
            <text:p>2</text:p>
          </table:table-cell>
          <table:table-cell table:formula="of:=AVERAGE([.H67];[.J67];[.L67];[.N6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0606419025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68]&lt;0);-1;IF(([.B68]&gt;1);1;0))" office:value-type="float" office:value="-1">
            <text:p>-1</text:p>
          </table:table-cell>
          <table:table-cell table:formula="of:=IF(([.B68]=-2);1;IF(([.B68]=0);1;IF(([.B68]=3);1;0)))" office:value-type="float" office:value="1">
            <text:p>1</text:p>
          </table:table-cell>
          <table:table-cell table:formula="of:=IF(([.C68]&lt;0);-1;IF(([.C68]&gt;1);1;0))" office:value-type="float" office:value="-1">
            <text:p>-1</text:p>
          </table:table-cell>
          <table:table-cell table:formula="of:=IF(([.C68]=-2);1;IF(([.C68]=0);1;IF(([.C68]=3);1;0)))" office:value-type="float" office:value="1">
            <text:p>1</text:p>
          </table:table-cell>
          <table:table-cell table:formula="of:=IF(([.D68]&lt;0);-1;IF(([.D68]&gt;1);1;0))" office:value-type="float" office:value="0">
            <text:p>0</text:p>
          </table:table-cell>
          <table:table-cell table:formula="of:=IF(([.D68]=-2);1;IF(([.D68]=0);1;IF(([.D68]=3);1;0)))" office:value-type="float" office:value="1">
            <text:p>1</text:p>
          </table:table-cell>
          <table:table-cell table:formula="of:=IF(([.E68]&lt;0);-1;IF(([.E68]&gt;1);1;0))" office:value-type="float" office:value="-1">
            <text:p>-1</text:p>
          </table:table-cell>
          <table:table-cell table:formula="of:=IF(([.E68]=-2);1;IF(([.E68]=0);1;IF(([.E68]=3);1;0)))" office:value-type="float" office:value="1">
            <text:p>1</text:p>
          </table:table-cell>
          <table:table-cell table:formula="of:=STDEVP([.H68];[.J68];[.L68];[.N68])" office:value-type="float" office:value="0.433012701892219">
            <text:p>0.4330127019</text:p>
          </table:table-cell>
          <table:table-cell table:formula="of:=SUM([.I68];[.K68];[.M68];[.O68])" office:value-type="float" office:value="4">
            <text:p>4</text:p>
          </table:table-cell>
          <table:table-cell table:formula="of:=AVERAGE([.H68];[.J68];[.L68];[.N68])" office:value-type="float" office:value="-0.75">
            <text:p>-0.75</text:p>
          </table:table-cell>
        </table:table-row>
        <table:table-row table:style-name="ro1">
          <table:table-cell table:style-name="ce2" office:value-type="string">
            <text:p>3285760343562117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69]&lt;0);-1;IF(([.B69]&gt;1);1;0))" office:value-type="float" office:value="0">
            <text:p>0</text:p>
          </table:table-cell>
          <table:table-cell table:formula="of:=IF(([.B69]=-2);1;IF(([.B69]=0);1;IF(([.B69]=3);1;0)))" office:value-type="float" office:value="1">
            <text:p>1</text:p>
          </table:table-cell>
          <table:table-cell table:formula="of:=IF(([.C69]&lt;0);-1;IF(([.C69]&gt;1);1;0))" office:value-type="float" office:value="0">
            <text:p>0</text:p>
          </table:table-cell>
          <table:table-cell table:formula="of:=IF(([.C69]=-2);1;IF(([.C69]=0);1;IF(([.C69]=3);1;0)))" office:value-type="float" office:value="1">
            <text:p>1</text:p>
          </table:table-cell>
          <table:table-cell table:formula="of:=IF(([.D69]&lt;0);-1;IF(([.D69]&gt;1);1;0))" office:value-type="float" office:value="1">
            <text:p>1</text:p>
          </table:table-cell>
          <table:table-cell table:formula="of:=IF(([.D69]=-2);1;IF(([.D69]=0);1;IF(([.D69]=3);1;0)))" office:value-type="float" office:value="1">
            <text:p>1</text:p>
          </table:table-cell>
          <table:table-cell table:formula="of:=IF(([.E69]&lt;0);-1;IF(([.E69]&gt;1);1;0))" office:value-type="float" office:value="1">
            <text:p>1</text:p>
          </table:table-cell>
          <table:table-cell table:formula="of:=IF(([.E69]=-2);1;IF(([.E69]=0);1;IF(([.E69]=3);1;0)))" office:value-type="float" office:value="1">
            <text:p>1</text:p>
          </table:table-cell>
          <table:table-cell table:formula="of:=STDEVP([.H69];[.J69];[.L69];[.N69])" office:value-type="float" office:value="0.5">
            <text:p>0.5</text:p>
          </table:table-cell>
          <table:table-cell table:formula="of:=SUM([.I69];[.K69];[.M69];[.O69])" office:value-type="float" office:value="4">
            <text:p>4</text:p>
          </table:table-cell>
          <table:table-cell table:formula="of:=AVERAGE([.H69];[.J69];[.L69];[.N69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01770484121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70]&lt;0);-1;IF(([.B70]&gt;1);1;0))" office:value-type="float" office:value="0">
            <text:p>0</text:p>
          </table:table-cell>
          <table:table-cell table:formula="of:=IF(([.B70]=-2);1;IF(([.B70]=0);1;IF(([.B70]=3);1;0)))" office:value-type="float" office:value="1">
            <text:p>1</text:p>
          </table:table-cell>
          <table:table-cell table:formula="of:=IF(([.C70]&lt;0);-1;IF(([.C70]&gt;1);1;0))" office:value-type="float" office:value="0">
            <text:p>0</text:p>
          </table:table-cell>
          <table:table-cell table:formula="of:=IF(([.C70]=-2);1;IF(([.C70]=0);1;IF(([.C70]=3);1;0)))" office:value-type="float" office:value="1">
            <text:p>1</text:p>
          </table:table-cell>
          <table:table-cell table:formula="of:=IF(([.D70]&lt;0);-1;IF(([.D70]&gt;1);1;0))" office:value-type="float" office:value="0">
            <text:p>0</text:p>
          </table:table-cell>
          <table:table-cell table:formula="of:=IF(([.D70]=-2);1;IF(([.D70]=0);1;IF(([.D70]=3);1;0)))" office:value-type="float" office:value="1">
            <text:p>1</text:p>
          </table:table-cell>
          <table:table-cell table:formula="of:=IF(([.E70]&lt;0);-1;IF(([.E70]&gt;1);1;0))" office:value-type="float" office:value="0">
            <text:p>0</text:p>
          </table:table-cell>
          <table:table-cell table:formula="of:=IF(([.E70]=-2);1;IF(([.E70]=0);1;IF(([.E70]=3);1;0)))" office:value-type="float" office:value="1">
            <text:p>1</text:p>
          </table:table-cell>
          <table:table-cell table:formula="of:=STDEVP([.H70];[.J70];[.L70];[.N70])" office:value-type="float" office:value="0">
            <text:p>0</text:p>
          </table:table-cell>
          <table:table-cell table:formula="of:=SUM([.I70];[.K70];[.M70];[.O70])" office:value-type="float" office:value="4">
            <text:p>4</text:p>
          </table:table-cell>
          <table:table-cell table:formula="of:=AVERAGE([.H70];[.J70];[.L70];[.N7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97911723622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71]&lt;0);-1;IF(([.B71]&gt;1);1;0))" office:value-type="float" office:value="-1">
            <text:p>-1</text:p>
          </table:table-cell>
          <table:table-cell table:formula="of:=IF(([.B71]=-2);1;IF(([.B71]=0);1;IF(([.B71]=3);1;0)))" office:value-type="float" office:value="1">
            <text:p>1</text:p>
          </table:table-cell>
          <table:table-cell table:formula="of:=IF(([.C71]&lt;0);-1;IF(([.C71]&gt;1);1;0))" office:value-type="float" office:value="-1">
            <text:p>-1</text:p>
          </table:table-cell>
          <table:table-cell table:formula="of:=IF(([.C71]=-2);1;IF(([.C71]=0);1;IF(([.C71]=3);1;0)))" office:value-type="float" office:value="1">
            <text:p>1</text:p>
          </table:table-cell>
          <table:table-cell table:formula="of:=IF(([.D71]&lt;0);-1;IF(([.D71]&gt;1);1;0))" office:value-type="float" office:value="-1">
            <text:p>-1</text:p>
          </table:table-cell>
          <table:table-cell table:formula="of:=IF(([.D71]=-2);1;IF(([.D71]=0);1;IF(([.D71]=3);1;0)))" office:value-type="float" office:value="1">
            <text:p>1</text:p>
          </table:table-cell>
          <table:table-cell table:formula="of:=IF(([.E71]&lt;0);-1;IF(([.E71]&gt;1);1;0))" office:value-type="float" office:value="-1">
            <text:p>-1</text:p>
          </table:table-cell>
          <table:table-cell table:formula="of:=IF(([.E71]=-2);1;IF(([.E71]=0);1;IF(([.E71]=3);1;0)))" office:value-type="float" office:value="1">
            <text:p>1</text:p>
          </table:table-cell>
          <table:table-cell table:formula="of:=STDEVP([.H71];[.J71];[.L71];[.N71])" office:value-type="float" office:value="0">
            <text:p>0</text:p>
          </table:table-cell>
          <table:table-cell table:formula="of:=SUM([.I71];[.K71];[.M71];[.O71])" office:value-type="float" office:value="4">
            <text:p>4</text:p>
          </table:table-cell>
          <table:table-cell table:formula="of:=AVERAGE([.H71];[.J71];[.L71];[.N71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5948683374592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72]&lt;0);-1;IF(([.B72]&gt;1);1;0))" office:value-type="float" office:value="-1">
            <text:p>-1</text:p>
          </table:table-cell>
          <table:table-cell table:formula="of:=IF(([.B72]=-2);1;IF(([.B72]=0);1;IF(([.B72]=3);1;0)))" office:value-type="float" office:value="0">
            <text:p>0</text:p>
          </table:table-cell>
          <table:table-cell table:formula="of:=IF(([.C72]&lt;0);-1;IF(([.C72]&gt;1);1;0))" office:value-type="float" office:value="-1">
            <text:p>-1</text:p>
          </table:table-cell>
          <table:table-cell table:formula="of:=IF(([.C72]=-2);1;IF(([.C72]=0);1;IF(([.C72]=3);1;0)))" office:value-type="float" office:value="1">
            <text:p>1</text:p>
          </table:table-cell>
          <table:table-cell table:formula="of:=IF(([.D72]&lt;0);-1;IF(([.D72]&gt;1);1;0))" office:value-type="float" office:value="-1">
            <text:p>-1</text:p>
          </table:table-cell>
          <table:table-cell table:formula="of:=IF(([.D72]=-2);1;IF(([.D72]=0);1;IF(([.D72]=3);1;0)))" office:value-type="float" office:value="1">
            <text:p>1</text:p>
          </table:table-cell>
          <table:table-cell table:formula="of:=IF(([.E72]&lt;0);-1;IF(([.E72]&gt;1);1;0))" office:value-type="float" office:value="-1">
            <text:p>-1</text:p>
          </table:table-cell>
          <table:table-cell table:formula="of:=IF(([.E72]=-2);1;IF(([.E72]=0);1;IF(([.E72]=3);1;0)))" office:value-type="float" office:value="1">
            <text:p>1</text:p>
          </table:table-cell>
          <table:table-cell table:formula="of:=STDEVP([.H72];[.J72];[.L72];[.N72])" office:value-type="float" office:value="0">
            <text:p>0</text:p>
          </table:table-cell>
          <table:table-cell table:formula="of:=SUM([.I72];[.K72];[.M72];[.O72])" office:value-type="float" office:value="3">
            <text:p>3</text:p>
          </table:table-cell>
          <table:table-cell table:formula="of:=AVERAGE([.H72];[.J72];[.L72];[.N72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58869977415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73]&lt;0);-1;IF(([.B73]&gt;1);1;0))" office:value-type="float" office:value="1">
            <text:p>1</text:p>
          </table:table-cell>
          <table:table-cell table:formula="of:=IF(([.B73]=-2);1;IF(([.B73]=0);1;IF(([.B73]=3);1;0)))" office:value-type="float" office:value="1">
            <text:p>1</text:p>
          </table:table-cell>
          <table:table-cell table:formula="of:=IF(([.C73]&lt;0);-1;IF(([.C73]&gt;1);1;0))" office:value-type="float" office:value="1">
            <text:p>1</text:p>
          </table:table-cell>
          <table:table-cell table:formula="of:=IF(([.C73]=-2);1;IF(([.C73]=0);1;IF(([.C73]=3);1;0)))" office:value-type="float" office:value="1">
            <text:p>1</text:p>
          </table:table-cell>
          <table:table-cell table:formula="of:=IF(([.D73]&lt;0);-1;IF(([.D73]&gt;1);1;0))" office:value-type="float" office:value="1">
            <text:p>1</text:p>
          </table:table-cell>
          <table:table-cell table:formula="of:=IF(([.D73]=-2);1;IF(([.D73]=0);1;IF(([.D73]=3);1;0)))" office:value-type="float" office:value="1">
            <text:p>1</text:p>
          </table:table-cell>
          <table:table-cell table:formula="of:=IF(([.E73]&lt;0);-1;IF(([.E73]&gt;1);1;0))" office:value-type="float" office:value="1">
            <text:p>1</text:p>
          </table:table-cell>
          <table:table-cell table:formula="of:=IF(([.E73]=-2);1;IF(([.E73]=0);1;IF(([.E73]=3);1;0)))" office:value-type="float" office:value="1">
            <text:p>1</text:p>
          </table:table-cell>
          <table:table-cell table:formula="of:=STDEVP([.H73];[.J73];[.L73];[.N73])" office:value-type="float" office:value="0">
            <text:p>0</text:p>
          </table:table-cell>
          <table:table-cell table:formula="of:=SUM([.I73];[.K73];[.M73];[.O73])" office:value-type="float" office:value="4">
            <text:p>4</text:p>
          </table:table-cell>
          <table:table-cell table:formula="of:=AVERAGE([.H73];[.J73];[.L73];[.N7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8747671388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74]&lt;0);-1;IF(([.B74]&gt;1);1;0))" office:value-type="float" office:value="0">
            <text:p>0</text:p>
          </table:table-cell>
          <table:table-cell table:formula="of:=IF(([.B74]=-2);1;IF(([.B74]=0);1;IF(([.B74]=3);1;0)))" office:value-type="float" office:value="0">
            <text:p>0</text:p>
          </table:table-cell>
          <table:table-cell table:formula="of:=IF(([.C74]&lt;0);-1;IF(([.C74]&gt;1);1;0))" office:value-type="float" office:value="0">
            <text:p>0</text:p>
          </table:table-cell>
          <table:table-cell table:formula="of:=IF(([.C74]=-2);1;IF(([.C74]=0);1;IF(([.C74]=3);1;0)))" office:value-type="float" office:value="1">
            <text:p>1</text:p>
          </table:table-cell>
          <table:table-cell table:formula="of:=IF(([.D74]&lt;0);-1;IF(([.D74]&gt;1);1;0))" office:value-type="float" office:value="0">
            <text:p>0</text:p>
          </table:table-cell>
          <table:table-cell table:formula="of:=IF(([.D74]=-2);1;IF(([.D74]=0);1;IF(([.D74]=3);1;0)))" office:value-type="float" office:value="1">
            <text:p>1</text:p>
          </table:table-cell>
          <table:table-cell table:formula="of:=IF(([.E74]&lt;0);-1;IF(([.E74]&gt;1);1;0))" office:value-type="float" office:value="1">
            <text:p>1</text:p>
          </table:table-cell>
          <table:table-cell table:formula="of:=IF(([.E74]=-2);1;IF(([.E74]=0);1;IF(([.E74]=3);1;0)))" office:value-type="float" office:value="0">
            <text:p>0</text:p>
          </table:table-cell>
          <table:table-cell table:formula="of:=STDEVP([.H74];[.J74];[.L74];[.N74])" office:value-type="float" office:value="0.433012701892219">
            <text:p>0.4330127019</text:p>
          </table:table-cell>
          <table:table-cell table:formula="of:=SUM([.I74];[.K74];[.M74];[.O74])" office:value-type="float" office:value="2">
            <text:p>2</text:p>
          </table:table-cell>
          <table:table-cell table:formula="of:=AVERAGE([.H74];[.J74];[.L74];[.N74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58604352143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75]&lt;0);-1;IF(([.B75]&gt;1);1;0))" office:value-type="float" office:value="1">
            <text:p>1</text:p>
          </table:table-cell>
          <table:table-cell table:formula="of:=IF(([.B75]=-2);1;IF(([.B75]=0);1;IF(([.B75]=3);1;0)))" office:value-type="float" office:value="0">
            <text:p>0</text:p>
          </table:table-cell>
          <table:table-cell table:formula="of:=IF(([.C75]&lt;0);-1;IF(([.C75]&gt;1);1;0))" office:value-type="float" office:value="1">
            <text:p>1</text:p>
          </table:table-cell>
          <table:table-cell table:formula="of:=IF(([.C75]=-2);1;IF(([.C75]=0);1;IF(([.C75]=3);1;0)))" office:value-type="float" office:value="1">
            <text:p>1</text:p>
          </table:table-cell>
          <table:table-cell table:formula="of:=IF(([.D75]&lt;0);-1;IF(([.D75]&gt;1);1;0))" office:value-type="float" office:value="0">
            <text:p>0</text:p>
          </table:table-cell>
          <table:table-cell table:formula="of:=IF(([.D75]=-2);1;IF(([.D75]=0);1;IF(([.D75]=3);1;0)))" office:value-type="float" office:value="1">
            <text:p>1</text:p>
          </table:table-cell>
          <table:table-cell table:formula="of:=IF(([.E75]&lt;0);-1;IF(([.E75]&gt;1);1;0))" office:value-type="float" office:value="-1">
            <text:p>-1</text:p>
          </table:table-cell>
          <table:table-cell table:formula="of:=IF(([.E75]=-2);1;IF(([.E75]=0);1;IF(([.E75]=3);1;0)))" office:value-type="float" office:value="0">
            <text:p>0</text:p>
          </table:table-cell>
          <table:table-cell table:formula="of:=STDEVP([.H75];[.J75];[.L75];[.N75])" office:value-type="float" office:value="0.82915619758885">
            <text:p>0.8291561976</text:p>
          </table:table-cell>
          <table:table-cell table:formula="of:=SUM([.I75];[.K75];[.M75];[.O75])" office:value-type="float" office:value="2">
            <text:p>2</text:p>
          </table:table-cell>
          <table:table-cell table:formula="of:=AVERAGE([.H75];[.J75];[.L75];[.N75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5851304210432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76]&lt;0);-1;IF(([.B76]&gt;1);1;0))" office:value-type="float" office:value="0">
            <text:p>0</text:p>
          </table:table-cell>
          <table:table-cell table:formula="of:=IF(([.B76]=-2);1;IF(([.B76]=0);1;IF(([.B76]=3);1;0)))" office:value-type="float" office:value="1">
            <text:p>1</text:p>
          </table:table-cell>
          <table:table-cell table:formula="of:=IF(([.C76]&lt;0);-1;IF(([.C76]&gt;1);1;0))" office:value-type="float" office:value="0">
            <text:p>0</text:p>
          </table:table-cell>
          <table:table-cell table:formula="of:=IF(([.C76]=-2);1;IF(([.C76]=0);1;IF(([.C76]=3);1;0)))" office:value-type="float" office:value="1">
            <text:p>1</text:p>
          </table:table-cell>
          <table:table-cell table:formula="of:=IF(([.D76]&lt;0);-1;IF(([.D76]&gt;1);1;0))" office:value-type="float" office:value="0">
            <text:p>0</text:p>
          </table:table-cell>
          <table:table-cell table:formula="of:=IF(([.D76]=-2);1;IF(([.D76]=0);1;IF(([.D76]=3);1;0)))" office:value-type="float" office:value="1">
            <text:p>1</text:p>
          </table:table-cell>
          <table:table-cell table:formula="of:=IF(([.E76]&lt;0);-1;IF(([.E76]&gt;1);1;0))" office:value-type="float" office:value="0">
            <text:p>0</text:p>
          </table:table-cell>
          <table:table-cell table:formula="of:=IF(([.E76]=-2);1;IF(([.E76]=0);1;IF(([.E76]=3);1;0)))" office:value-type="float" office:value="1">
            <text:p>1</text:p>
          </table:table-cell>
          <table:table-cell table:formula="of:=STDEVP([.H76];[.J76];[.L76];[.N76])" office:value-type="float" office:value="0">
            <text:p>0</text:p>
          </table:table-cell>
          <table:table-cell table:formula="of:=SUM([.I76];[.K76];[.M76];[.O76])" office:value-type="float" office:value="4">
            <text:p>4</text:p>
          </table:table-cell>
          <table:table-cell table:formula="of:=AVERAGE([.H76];[.J76];[.L76];[.N7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7884693422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77]&lt;0);-1;IF(([.B77]&gt;1);1;0))" office:value-type="float" office:value="1">
            <text:p>1</text:p>
          </table:table-cell>
          <table:table-cell table:formula="of:=IF(([.B77]=-2);1;IF(([.B77]=0);1;IF(([.B77]=3);1;0)))" office:value-type="float" office:value="0">
            <text:p>0</text:p>
          </table:table-cell>
          <table:table-cell table:formula="of:=IF(([.C77]&lt;0);-1;IF(([.C77]&gt;1);1;0))" office:value-type="float" office:value="1">
            <text:p>1</text:p>
          </table:table-cell>
          <table:table-cell table:formula="of:=IF(([.C77]=-2);1;IF(([.C77]=0);1;IF(([.C77]=3);1;0)))" office:value-type="float" office:value="1">
            <text:p>1</text:p>
          </table:table-cell>
          <table:table-cell table:formula="of:=IF(([.D77]&lt;0);-1;IF(([.D77]&gt;1);1;0))" office:value-type="float" office:value="0">
            <text:p>0</text:p>
          </table:table-cell>
          <table:table-cell table:formula="of:=IF(([.D77]=-2);1;IF(([.D77]=0);1;IF(([.D77]=3);1;0)))" office:value-type="float" office:value="1">
            <text:p>1</text:p>
          </table:table-cell>
          <table:table-cell table:formula="of:=IF(([.E77]&lt;0);-1;IF(([.E77]&gt;1);1;0))" office:value-type="float" office:value="1">
            <text:p>1</text:p>
          </table:table-cell>
          <table:table-cell table:formula="of:=IF(([.E77]=-2);1;IF(([.E77]=0);1;IF(([.E77]=3);1;0)))" office:value-type="float" office:value="0">
            <text:p>0</text:p>
          </table:table-cell>
          <table:table-cell table:formula="of:=STDEVP([.H77];[.J77];[.L77];[.N77])" office:value-type="float" office:value="0.433012701892219">
            <text:p>0.4330127019</text:p>
          </table:table-cell>
          <table:table-cell table:formula="of:=SUM([.I77];[.K77];[.M77];[.O77])" office:value-type="float" office:value="2">
            <text:p>2</text:p>
          </table:table-cell>
          <table:table-cell table:formula="of:=AVERAGE([.H77];[.J77];[.L77];[.N77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57633077002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78]&lt;0);-1;IF(([.B78]&gt;1);1;0))" office:value-type="float" office:value="1">
            <text:p>1</text:p>
          </table:table-cell>
          <table:table-cell table:formula="of:=IF(([.B78]=-2);1;IF(([.B78]=0);1;IF(([.B78]=3);1;0)))" office:value-type="float" office:value="0">
            <text:p>0</text:p>
          </table:table-cell>
          <table:table-cell table:formula="of:=IF(([.C78]&lt;0);-1;IF(([.C78]&gt;1);1;0))" office:value-type="float" office:value="1">
            <text:p>1</text:p>
          </table:table-cell>
          <table:table-cell table:formula="of:=IF(([.C78]=-2);1;IF(([.C78]=0);1;IF(([.C78]=3);1;0)))" office:value-type="float" office:value="1">
            <text:p>1</text:p>
          </table:table-cell>
          <table:table-cell table:formula="of:=IF(([.D78]&lt;0);-1;IF(([.D78]&gt;1);1;0))" office:value-type="float" office:value="0">
            <text:p>0</text:p>
          </table:table-cell>
          <table:table-cell table:formula="of:=IF(([.D78]=-2);1;IF(([.D78]=0);1;IF(([.D78]=3);1;0)))" office:value-type="float" office:value="1">
            <text:p>1</text:p>
          </table:table-cell>
          <table:table-cell table:formula="of:=IF(([.E78]&lt;0);-1;IF(([.E78]&gt;1);1;0))" office:value-type="float" office:value="-1">
            <text:p>-1</text:p>
          </table:table-cell>
          <table:table-cell table:formula="of:=IF(([.E78]=-2);1;IF(([.E78]=0);1;IF(([.E78]=3);1;0)))" office:value-type="float" office:value="0">
            <text:p>0</text:p>
          </table:table-cell>
          <table:table-cell table:formula="of:=STDEVP([.H78];[.J78];[.L78];[.N78])" office:value-type="float" office:value="0.82915619758885">
            <text:p>0.8291561976</text:p>
          </table:table-cell>
          <table:table-cell table:formula="of:=SUM([.I78];[.K78];[.M78];[.O78])" office:value-type="float" office:value="2">
            <text:p>2</text:p>
          </table:table-cell>
          <table:table-cell table:formula="of:=AVERAGE([.H78];[.J78];[.L78];[.N78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57028635770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79]&lt;0);-1;IF(([.B79]&gt;1);1;0))" office:value-type="float" office:value="1">
            <text:p>1</text:p>
          </table:table-cell>
          <table:table-cell table:formula="of:=IF(([.B79]=-2);1;IF(([.B79]=0);1;IF(([.B79]=3);1;0)))" office:value-type="float" office:value="1">
            <text:p>1</text:p>
          </table:table-cell>
          <table:table-cell table:formula="of:=IF(([.C79]&lt;0);-1;IF(([.C79]&gt;1);1;0))" office:value-type="float" office:value="1">
            <text:p>1</text:p>
          </table:table-cell>
          <table:table-cell table:formula="of:=IF(([.C79]=-2);1;IF(([.C79]=0);1;IF(([.C79]=3);1;0)))" office:value-type="float" office:value="1">
            <text:p>1</text:p>
          </table:table-cell>
          <table:table-cell table:formula="of:=IF(([.D79]&lt;0);-1;IF(([.D79]&gt;1);1;0))" office:value-type="float" office:value="1">
            <text:p>1</text:p>
          </table:table-cell>
          <table:table-cell table:formula="of:=IF(([.D79]=-2);1;IF(([.D79]=0);1;IF(([.D79]=3);1;0)))" office:value-type="float" office:value="1">
            <text:p>1</text:p>
          </table:table-cell>
          <table:table-cell table:formula="of:=IF(([.E79]&lt;0);-1;IF(([.E79]&gt;1);1;0))" office:value-type="float" office:value="1">
            <text:p>1</text:p>
          </table:table-cell>
          <table:table-cell table:formula="of:=IF(([.E79]=-2);1;IF(([.E79]=0);1;IF(([.E79]=3);1;0)))" office:value-type="float" office:value="1">
            <text:p>1</text:p>
          </table:table-cell>
          <table:table-cell table:formula="of:=STDEVP([.H79];[.J79];[.L79];[.N79])" office:value-type="float" office:value="0">
            <text:p>0</text:p>
          </table:table-cell>
          <table:table-cell table:formula="of:=SUM([.I79];[.K79];[.M79];[.O79])" office:value-type="float" office:value="4">
            <text:p>4</text:p>
          </table:table-cell>
          <table:table-cell table:formula="of:=AVERAGE([.H79];[.J79];[.L79];[.N7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66404531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0]&lt;0);-1;IF(([.B80]&gt;1);1;0))" office:value-type="float" office:value="0">
            <text:p>0</text:p>
          </table:table-cell>
          <table:table-cell table:formula="of:=IF(([.B80]=-2);1;IF(([.B80]=0);1;IF(([.B80]=3);1;0)))" office:value-type="float" office:value="0">
            <text:p>0</text:p>
          </table:table-cell>
          <table:table-cell table:formula="of:=IF(([.C80]&lt;0);-1;IF(([.C80]&gt;1);1;0))" office:value-type="float" office:value="0">
            <text:p>0</text:p>
          </table:table-cell>
          <table:table-cell table:formula="of:=IF(([.C80]=-2);1;IF(([.C80]=0);1;IF(([.C80]=3);1;0)))" office:value-type="float" office:value="1">
            <text:p>1</text:p>
          </table:table-cell>
          <table:table-cell table:formula="of:=IF(([.D80]&lt;0);-1;IF(([.D80]&gt;1);1;0))" office:value-type="float" office:value="1">
            <text:p>1</text:p>
          </table:table-cell>
          <table:table-cell table:formula="of:=IF(([.D80]=-2);1;IF(([.D80]=0);1;IF(([.D80]=3);1;0)))" office:value-type="float" office:value="1">
            <text:p>1</text:p>
          </table:table-cell>
          <table:table-cell table:formula="of:=IF(([.E80]&lt;0);-1;IF(([.E80]&gt;1);1;0))" office:value-type="float" office:value="0">
            <text:p>0</text:p>
          </table:table-cell>
          <table:table-cell table:formula="of:=IF(([.E80]=-2);1;IF(([.E80]=0);1;IF(([.E80]=3);1;0)))" office:value-type="float" office:value="1">
            <text:p>1</text:p>
          </table:table-cell>
          <table:table-cell table:formula="of:=STDEVP([.H80];[.J80];[.L80];[.N80])" office:value-type="float" office:value="0.433012701892219">
            <text:p>0.4330127019</text:p>
          </table:table-cell>
          <table:table-cell table:formula="of:=SUM([.I80];[.K80];[.M80];[.O80])" office:value-type="float" office:value="3">
            <text:p>3</text:p>
          </table:table-cell>
          <table:table-cell table:formula="of:=AVERAGE([.H80];[.J80];[.L80];[.N80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5586261938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1]&lt;0);-1;IF(([.B81]&gt;1);1;0))" office:value-type="float" office:value="1">
            <text:p>1</text:p>
          </table:table-cell>
          <table:table-cell table:formula="of:=IF(([.B81]=-2);1;IF(([.B81]=0);1;IF(([.B81]=3);1;0)))" office:value-type="float" office:value="0">
            <text:p>0</text:p>
          </table:table-cell>
          <table:table-cell table:formula="of:=IF(([.C81]&lt;0);-1;IF(([.C81]&gt;1);1;0))" office:value-type="float" office:value="0">
            <text:p>0</text:p>
          </table:table-cell>
          <table:table-cell table:formula="of:=IF(([.C81]=-2);1;IF(([.C81]=0);1;IF(([.C81]=3);1;0)))" office:value-type="float" office:value="1">
            <text:p>1</text:p>
          </table:table-cell>
          <table:table-cell table:formula="of:=IF(([.D81]&lt;0);-1;IF(([.D81]&gt;1);1;0))" office:value-type="float" office:value="1">
            <text:p>1</text:p>
          </table:table-cell>
          <table:table-cell table:formula="of:=IF(([.D81]=-2);1;IF(([.D81]=0);1;IF(([.D81]=3);1;0)))" office:value-type="float" office:value="1">
            <text:p>1</text:p>
          </table:table-cell>
          <table:table-cell table:formula="of:=IF(([.E81]&lt;0);-1;IF(([.E81]&gt;1);1;0))" office:value-type="float" office:value="0">
            <text:p>0</text:p>
          </table:table-cell>
          <table:table-cell table:formula="of:=IF(([.E81]=-2);1;IF(([.E81]=0);1;IF(([.E81]=3);1;0)))" office:value-type="float" office:value="1">
            <text:p>1</text:p>
          </table:table-cell>
          <table:table-cell table:formula="of:=STDEVP([.H81];[.J81];[.L81];[.N81])" office:value-type="float" office:value="0.5">
            <text:p>0.5</text:p>
          </table:table-cell>
          <table:table-cell table:formula="of:=SUM([.I81];[.K81];[.M81];[.O81])" office:value-type="float" office:value="3">
            <text:p>3</text:p>
          </table:table-cell>
          <table:table-cell table:formula="of:=AVERAGE([.H81];[.J81];[.L81];[.N81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55850539868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82]&lt;0);-1;IF(([.B82]&gt;1);1;0))" office:value-type="float" office:value="1">
            <text:p>1</text:p>
          </table:table-cell>
          <table:table-cell table:formula="of:=IF(([.B82]=-2);1;IF(([.B82]=0);1;IF(([.B82]=3);1;0)))" office:value-type="float" office:value="0">
            <text:p>0</text:p>
          </table:table-cell>
          <table:table-cell table:formula="of:=IF(([.C82]&lt;0);-1;IF(([.C82]&gt;1);1;0))" office:value-type="float" office:value="1">
            <text:p>1</text:p>
          </table:table-cell>
          <table:table-cell table:formula="of:=IF(([.C82]=-2);1;IF(([.C82]=0);1;IF(([.C82]=3);1;0)))" office:value-type="float" office:value="1">
            <text:p>1</text:p>
          </table:table-cell>
          <table:table-cell table:formula="of:=IF(([.D82]&lt;0);-1;IF(([.D82]&gt;1);1;0))" office:value-type="float" office:value="0">
            <text:p>0</text:p>
          </table:table-cell>
          <table:table-cell table:formula="of:=IF(([.D82]=-2);1;IF(([.D82]=0);1;IF(([.D82]=3);1;0)))" office:value-type="float" office:value="1">
            <text:p>1</text:p>
          </table:table-cell>
          <table:table-cell table:formula="of:=IF(([.E82]&lt;0);-1;IF(([.E82]&gt;1);1;0))" office:value-type="float" office:value="-1">
            <text:p>-1</text:p>
          </table:table-cell>
          <table:table-cell table:formula="of:=IF(([.E82]=-2);1;IF(([.E82]=0);1;IF(([.E82]=3);1;0)))" office:value-type="float" office:value="0">
            <text:p>0</text:p>
          </table:table-cell>
          <table:table-cell table:formula="of:=STDEVP([.H82];[.J82];[.L82];[.N82])" office:value-type="float" office:value="0.82915619758885">
            <text:p>0.8291561976</text:p>
          </table:table-cell>
          <table:table-cell table:formula="of:=SUM([.I82];[.K82];[.M82];[.O82])" office:value-type="float" office:value="2">
            <text:p>2</text:p>
          </table:table-cell>
          <table:table-cell table:formula="of:=AVERAGE([.H82];[.J82];[.L82];[.N82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5560009781249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83]&lt;0);-1;IF(([.B83]&gt;1);1;0))" office:value-type="float" office:value="0">
            <text:p>0</text:p>
          </table:table-cell>
          <table:table-cell table:formula="of:=IF(([.B83]=-2);1;IF(([.B83]=0);1;IF(([.B83]=3);1;0)))" office:value-type="float" office:value="1">
            <text:p>1</text:p>
          </table:table-cell>
          <table:table-cell table:formula="of:=IF(([.C83]&lt;0);-1;IF(([.C83]&gt;1);1;0))" office:value-type="float" office:value="0">
            <text:p>0</text:p>
          </table:table-cell>
          <table:table-cell table:formula="of:=IF(([.C83]=-2);1;IF(([.C83]=0);1;IF(([.C83]=3);1;0)))" office:value-type="float" office:value="1">
            <text:p>1</text:p>
          </table:table-cell>
          <table:table-cell table:formula="of:=IF(([.D83]&lt;0);-1;IF(([.D83]&gt;1);1;0))" office:value-type="float" office:value="0">
            <text:p>0</text:p>
          </table:table-cell>
          <table:table-cell table:formula="of:=IF(([.D83]=-2);1;IF(([.D83]=0);1;IF(([.D83]=3);1;0)))" office:value-type="float" office:value="1">
            <text:p>1</text:p>
          </table:table-cell>
          <table:table-cell table:formula="of:=IF(([.E83]&lt;0);-1;IF(([.E83]&gt;1);1;0))" office:value-type="float" office:value="0">
            <text:p>0</text:p>
          </table:table-cell>
          <table:table-cell table:formula="of:=IF(([.E83]=-2);1;IF(([.E83]=0);1;IF(([.E83]=3);1;0)))" office:value-type="float" office:value="0">
            <text:p>0</text:p>
          </table:table-cell>
          <table:table-cell table:formula="of:=STDEVP([.H83];[.J83];[.L83];[.N83])" office:value-type="float" office:value="0">
            <text:p>0</text:p>
          </table:table-cell>
          <table:table-cell table:formula="of:=SUM([.I83];[.K83];[.M83];[.O83])" office:value-type="float" office:value="3">
            <text:p>3</text:p>
          </table:table-cell>
          <table:table-cell table:formula="of:=AVERAGE([.H83];[.J83];[.L83];[.N8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5078787932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84]&lt;0);-1;IF(([.B84]&gt;1);1;0))" office:value-type="float" office:value="0">
            <text:p>0</text:p>
          </table:table-cell>
          <table:table-cell table:formula="of:=IF(([.B84]=-2);1;IF(([.B84]=0);1;IF(([.B84]=3);1;0)))" office:value-type="float" office:value="0">
            <text:p>0</text:p>
          </table:table-cell>
          <table:table-cell table:formula="of:=IF(([.C84]&lt;0);-1;IF(([.C84]&gt;1);1;0))" office:value-type="float" office:value="0">
            <text:p>0</text:p>
          </table:table-cell>
          <table:table-cell table:formula="of:=IF(([.C84]=-2);1;IF(([.C84]=0);1;IF(([.C84]=3);1;0)))" office:value-type="float" office:value="1">
            <text:p>1</text:p>
          </table:table-cell>
          <table:table-cell table:formula="of:=IF(([.D84]&lt;0);-1;IF(([.D84]&gt;1);1;0))" office:value-type="float" office:value="0">
            <text:p>0</text:p>
          </table:table-cell>
          <table:table-cell table:formula="of:=IF(([.D84]=-2);1;IF(([.D84]=0);1;IF(([.D84]=3);1;0)))" office:value-type="float" office:value="1">
            <text:p>1</text:p>
          </table:table-cell>
          <table:table-cell table:formula="of:=IF(([.E84]&lt;0);-1;IF(([.E84]&gt;1);1;0))" office:value-type="float" office:value="1">
            <text:p>1</text:p>
          </table:table-cell>
          <table:table-cell table:formula="of:=IF(([.E84]=-2);1;IF(([.E84]=0);1;IF(([.E84]=3);1;0)))" office:value-type="float" office:value="0">
            <text:p>0</text:p>
          </table:table-cell>
          <table:table-cell table:formula="of:=STDEVP([.H84];[.J84];[.L84];[.N84])" office:value-type="float" office:value="0.433012701892219">
            <text:p>0.4330127019</text:p>
          </table:table-cell>
          <table:table-cell table:formula="of:=SUM([.I84];[.K84];[.M84];[.O84])" office:value-type="float" office:value="2">
            <text:p>2</text:p>
          </table:table-cell>
          <table:table-cell table:formula="of:=AVERAGE([.H84];[.J84];[.L84];[.N84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548440325324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85]&lt;0);-1;IF(([.B85]&gt;1);1;0))" office:value-type="float" office:value="1">
            <text:p>1</text:p>
          </table:table-cell>
          <table:table-cell table:formula="of:=IF(([.B85]=-2);1;IF(([.B85]=0);1;IF(([.B85]=3);1;0)))" office:value-type="float" office:value="0">
            <text:p>0</text:p>
          </table:table-cell>
          <table:table-cell table:formula="of:=IF(([.C85]&lt;0);-1;IF(([.C85]&gt;1);1;0))" office:value-type="float" office:value="1">
            <text:p>1</text:p>
          </table:table-cell>
          <table:table-cell table:formula="of:=IF(([.C85]=-2);1;IF(([.C85]=0);1;IF(([.C85]=3);1;0)))" office:value-type="float" office:value="1">
            <text:p>1</text:p>
          </table:table-cell>
          <table:table-cell table:formula="of:=IF(([.D85]&lt;0);-1;IF(([.D85]&gt;1);1;0))" office:value-type="float" office:value="1">
            <text:p>1</text:p>
          </table:table-cell>
          <table:table-cell table:formula="of:=IF(([.D85]=-2);1;IF(([.D85]=0);1;IF(([.D85]=3);1;0)))" office:value-type="float" office:value="1">
            <text:p>1</text:p>
          </table:table-cell>
          <table:table-cell table:formula="of:=IF(([.E85]&lt;0);-1;IF(([.E85]&gt;1);1;0))" office:value-type="float" office:value="1">
            <text:p>1</text:p>
          </table:table-cell>
          <table:table-cell table:formula="of:=IF(([.E85]=-2);1;IF(([.E85]=0);1;IF(([.E85]=3);1;0)))" office:value-type="float" office:value="1">
            <text:p>1</text:p>
          </table:table-cell>
          <table:table-cell table:formula="of:=STDEVP([.H85];[.J85];[.L85];[.N85])" office:value-type="float" office:value="0">
            <text:p>0</text:p>
          </table:table-cell>
          <table:table-cell table:formula="of:=SUM([.I85];[.K85];[.M85];[.O85])" office:value-type="float" office:value="3">
            <text:p>3</text:p>
          </table:table-cell>
          <table:table-cell table:formula="of:=AVERAGE([.H85];[.J85];[.L85];[.N8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47553652326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86]&lt;0);-1;IF(([.B86]&gt;1);1;0))" office:value-type="float" office:value="-1">
            <text:p>-1</text:p>
          </table:table-cell>
          <table:table-cell table:formula="of:=IF(([.B86]=-2);1;IF(([.B86]=0);1;IF(([.B86]=3);1;0)))" office:value-type="float" office:value="1">
            <text:p>1</text:p>
          </table:table-cell>
          <table:table-cell table:formula="of:=IF(([.C86]&lt;0);-1;IF(([.C86]&gt;1);1;0))" office:value-type="float" office:value="-1">
            <text:p>-1</text:p>
          </table:table-cell>
          <table:table-cell table:formula="of:=IF(([.C86]=-2);1;IF(([.C86]=0);1;IF(([.C86]=3);1;0)))" office:value-type="float" office:value="1">
            <text:p>1</text:p>
          </table:table-cell>
          <table:table-cell table:formula="of:=IF(([.D86]&lt;0);-1;IF(([.D86]&gt;1);1;0))" office:value-type="float" office:value="-1">
            <text:p>-1</text:p>
          </table:table-cell>
          <table:table-cell table:formula="of:=IF(([.D86]=-2);1;IF(([.D86]=0);1;IF(([.D86]=3);1;0)))" office:value-type="float" office:value="1">
            <text:p>1</text:p>
          </table:table-cell>
          <table:table-cell table:formula="of:=IF(([.E86]&lt;0);-1;IF(([.E86]&gt;1);1;0))" office:value-type="float" office:value="-1">
            <text:p>-1</text:p>
          </table:table-cell>
          <table:table-cell table:formula="of:=IF(([.E86]=-2);1;IF(([.E86]=0);1;IF(([.E86]=3);1;0)))" office:value-type="float" office:value="1">
            <text:p>1</text:p>
          </table:table-cell>
          <table:table-cell table:formula="of:=STDEVP([.H86];[.J86];[.L86];[.N86])" office:value-type="float" office:value="0">
            <text:p>0</text:p>
          </table:table-cell>
          <table:table-cell table:formula="of:=SUM([.I86];[.K86];[.M86];[.O86])" office:value-type="float" office:value="4">
            <text:p>4</text:p>
          </table:table-cell>
          <table:table-cell table:formula="of:=AVERAGE([.H86];[.J86];[.L86];[.N86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54279479336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7]&lt;0);-1;IF(([.B87]&gt;1);1;0))" office:value-type="float" office:value="0">
            <text:p>0</text:p>
          </table:table-cell>
          <table:table-cell table:formula="of:=IF(([.B87]=-2);1;IF(([.B87]=0);1;IF(([.B87]=3);1;0)))" office:value-type="float" office:value="0">
            <text:p>0</text:p>
          </table:table-cell>
          <table:table-cell table:formula="of:=IF(([.C87]&lt;0);-1;IF(([.C87]&gt;1);1;0))" office:value-type="float" office:value="0">
            <text:p>0</text:p>
          </table:table-cell>
          <table:table-cell table:formula="of:=IF(([.C87]=-2);1;IF(([.C87]=0);1;IF(([.C87]=3);1;0)))" office:value-type="float" office:value="1">
            <text:p>1</text:p>
          </table:table-cell>
          <table:table-cell table:formula="of:=IF(([.D87]&lt;0);-1;IF(([.D87]&gt;1);1;0))" office:value-type="float" office:value="1">
            <text:p>1</text:p>
          </table:table-cell>
          <table:table-cell table:formula="of:=IF(([.D87]=-2);1;IF(([.D87]=0);1;IF(([.D87]=3);1;0)))" office:value-type="float" office:value="1">
            <text:p>1</text:p>
          </table:table-cell>
          <table:table-cell table:formula="of:=IF(([.E87]&lt;0);-1;IF(([.E87]&gt;1);1;0))" office:value-type="float" office:value="0">
            <text:p>0</text:p>
          </table:table-cell>
          <table:table-cell table:formula="of:=IF(([.E87]=-2);1;IF(([.E87]=0);1;IF(([.E87]=3);1;0)))" office:value-type="float" office:value="1">
            <text:p>1</text:p>
          </table:table-cell>
          <table:table-cell table:formula="of:=STDEVP([.H87];[.J87];[.L87];[.N87])" office:value-type="float" office:value="0.433012701892219">
            <text:p>0.4330127019</text:p>
          </table:table-cell>
          <table:table-cell table:formula="of:=SUM([.I87];[.K87];[.M87];[.O87])" office:value-type="float" office:value="3">
            <text:p>3</text:p>
          </table:table-cell>
          <table:table-cell table:formula="of:=AVERAGE([.H87];[.J87];[.L87];[.N87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5386826973185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8]&lt;0);-1;IF(([.B88]&gt;1);1;0))" office:value-type="float" office:value="0">
            <text:p>0</text:p>
          </table:table-cell>
          <table:table-cell table:formula="of:=IF(([.B88]=-2);1;IF(([.B88]=0);1;IF(([.B88]=3);1;0)))" office:value-type="float" office:value="1">
            <text:p>1</text:p>
          </table:table-cell>
          <table:table-cell table:formula="of:=IF(([.C88]&lt;0);-1;IF(([.C88]&gt;1);1;0))" office:value-type="float" office:value="0">
            <text:p>0</text:p>
          </table:table-cell>
          <table:table-cell table:formula="of:=IF(([.C88]=-2);1;IF(([.C88]=0);1;IF(([.C88]=3);1;0)))" office:value-type="float" office:value="1">
            <text:p>1</text:p>
          </table:table-cell>
          <table:table-cell table:formula="of:=IF(([.D88]&lt;0);-1;IF(([.D88]&gt;1);1;0))" office:value-type="float" office:value="0">
            <text:p>0</text:p>
          </table:table-cell>
          <table:table-cell table:formula="of:=IF(([.D88]=-2);1;IF(([.D88]=0);1;IF(([.D88]=3);1;0)))" office:value-type="float" office:value="1">
            <text:p>1</text:p>
          </table:table-cell>
          <table:table-cell table:formula="of:=IF(([.E88]&lt;0);-1;IF(([.E88]&gt;1);1;0))" office:value-type="float" office:value="0">
            <text:p>0</text:p>
          </table:table-cell>
          <table:table-cell table:formula="of:=IF(([.E88]=-2);1;IF(([.E88]=0);1;IF(([.E88]=3);1;0)))" office:value-type="float" office:value="1">
            <text:p>1</text:p>
          </table:table-cell>
          <table:table-cell table:formula="of:=STDEVP([.H88];[.J88];[.L88];[.N88])" office:value-type="float" office:value="0">
            <text:p>0</text:p>
          </table:table-cell>
          <table:table-cell table:formula="of:=SUM([.I88];[.K88];[.M88];[.O88])" office:value-type="float" office:value="4">
            <text:p>4</text:p>
          </table:table-cell>
          <table:table-cell table:formula="of:=AVERAGE([.H88];[.J88];[.L88];[.N8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538388257587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89]&lt;0);-1;IF(([.B89]&gt;1);1;0))" office:value-type="float" office:value="1">
            <text:p>1</text:p>
          </table:table-cell>
          <table:table-cell table:formula="of:=IF(([.B89]=-2);1;IF(([.B89]=0);1;IF(([.B89]=3);1;0)))" office:value-type="float" office:value="1">
            <text:p>1</text:p>
          </table:table-cell>
          <table:table-cell table:formula="of:=IF(([.C89]&lt;0);-1;IF(([.C89]&gt;1);1;0))" office:value-type="float" office:value="1">
            <text:p>1</text:p>
          </table:table-cell>
          <table:table-cell table:formula="of:=IF(([.C89]=-2);1;IF(([.C89]=0);1;IF(([.C89]=3);1;0)))" office:value-type="float" office:value="1">
            <text:p>1</text:p>
          </table:table-cell>
          <table:table-cell table:formula="of:=IF(([.D89]&lt;0);-1;IF(([.D89]&gt;1);1;0))" office:value-type="float" office:value="1">
            <text:p>1</text:p>
          </table:table-cell>
          <table:table-cell table:formula="of:=IF(([.D89]=-2);1;IF(([.D89]=0);1;IF(([.D89]=3);1;0)))" office:value-type="float" office:value="1">
            <text:p>1</text:p>
          </table:table-cell>
          <table:table-cell table:formula="of:=IF(([.E89]&lt;0);-1;IF(([.E89]&gt;1);1;0))" office:value-type="float" office:value="1">
            <text:p>1</text:p>
          </table:table-cell>
          <table:table-cell table:formula="of:=IF(([.E89]=-2);1;IF(([.E89]=0);1;IF(([.E89]=3);1;0)))" office:value-type="float" office:value="1">
            <text:p>1</text:p>
          </table:table-cell>
          <table:table-cell table:formula="of:=STDEVP([.H89];[.J89];[.L89];[.N89])" office:value-type="float" office:value="0">
            <text:p>0</text:p>
          </table:table-cell>
          <table:table-cell table:formula="of:=SUM([.I89];[.K89];[.M89];[.O89])" office:value-type="float" office:value="4">
            <text:p>4</text:p>
          </table:table-cell>
          <table:table-cell table:formula="of:=AVERAGE([.H89];[.J89];[.L89];[.N8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136041168896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0]&lt;0);-1;IF(([.B90]&gt;1);1;0))" office:value-type="float" office:value="-1">
            <text:p>-1</text:p>
          </table:table-cell>
          <table:table-cell table:formula="of:=IF(([.B90]=-2);1;IF(([.B90]=0);1;IF(([.B90]=3);1;0)))" office:value-type="float" office:value="0">
            <text:p>0</text:p>
          </table:table-cell>
          <table:table-cell table:formula="of:=IF(([.C90]&lt;0);-1;IF(([.C90]&gt;1);1;0))" office:value-type="float" office:value="0">
            <text:p>0</text:p>
          </table:table-cell>
          <table:table-cell table:formula="of:=IF(([.C90]=-2);1;IF(([.C90]=0);1;IF(([.C90]=3);1;0)))" office:value-type="float" office:value="1">
            <text:p>1</text:p>
          </table:table-cell>
          <table:table-cell table:formula="of:=IF(([.D90]&lt;0);-1;IF(([.D90]&gt;1);1;0))" office:value-type="float" office:value="0">
            <text:p>0</text:p>
          </table:table-cell>
          <table:table-cell table:formula="of:=IF(([.D90]=-2);1;IF(([.D90]=0);1;IF(([.D90]=3);1;0)))" office:value-type="float" office:value="1">
            <text:p>1</text:p>
          </table:table-cell>
          <table:table-cell table:formula="of:=IF(([.E90]&lt;0);-1;IF(([.E90]&gt;1);1;0))" office:value-type="float" office:value="-1">
            <text:p>-1</text:p>
          </table:table-cell>
          <table:table-cell table:formula="of:=IF(([.E90]=-2);1;IF(([.E90]=0);1;IF(([.E90]=3);1;0)))" office:value-type="float" office:value="0">
            <text:p>0</text:p>
          </table:table-cell>
          <table:table-cell table:formula="of:=STDEVP([.H90];[.J90];[.L90];[.N90])" office:value-type="float" office:value="0.5">
            <text:p>0.5</text:p>
          </table:table-cell>
          <table:table-cell table:formula="of:=SUM([.I90];[.K90];[.M90];[.O90])" office:value-type="float" office:value="2">
            <text:p>2</text:p>
          </table:table-cell>
          <table:table-cell table:formula="of:=AVERAGE([.H90];[.J90];[.L90];[.N90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5093271834624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1]&lt;0);-1;IF(([.B91]&gt;1);1;0))" office:value-type="float" office:value="0">
            <text:p>0</text:p>
          </table:table-cell>
          <table:table-cell table:formula="of:=IF(([.B91]=-2);1;IF(([.B91]=0);1;IF(([.B91]=3);1;0)))" office:value-type="float" office:value="1">
            <text:p>1</text:p>
          </table:table-cell>
          <table:table-cell table:formula="of:=IF(([.C91]&lt;0);-1;IF(([.C91]&gt;1);1;0))" office:value-type="float" office:value="0">
            <text:p>0</text:p>
          </table:table-cell>
          <table:table-cell table:formula="of:=IF(([.C91]=-2);1;IF(([.C91]=0);1;IF(([.C91]=3);1;0)))" office:value-type="float" office:value="1">
            <text:p>1</text:p>
          </table:table-cell>
          <table:table-cell table:formula="of:=IF(([.D91]&lt;0);-1;IF(([.D91]&gt;1);1;0))" office:value-type="float" office:value="-1">
            <text:p>-1</text:p>
          </table:table-cell>
          <table:table-cell table:formula="of:=IF(([.D91]=-2);1;IF(([.D91]=0);1;IF(([.D91]=3);1;0)))" office:value-type="float" office:value="1">
            <text:p>1</text:p>
          </table:table-cell>
          <table:table-cell table:formula="of:=IF(([.E91]&lt;0);-1;IF(([.E91]&gt;1);1;0))" office:value-type="float" office:value="-1">
            <text:p>-1</text:p>
          </table:table-cell>
          <table:table-cell table:formula="of:=IF(([.E91]=-2);1;IF(([.E91]=0);1;IF(([.E91]=3);1;0)))" office:value-type="float" office:value="0">
            <text:p>0</text:p>
          </table:table-cell>
          <table:table-cell table:formula="of:=STDEVP([.H91];[.J91];[.L91];[.N91])" office:value-type="float" office:value="0.5">
            <text:p>0.5</text:p>
          </table:table-cell>
          <table:table-cell table:formula="of:=SUM([.I91];[.K91];[.M91];[.O91])" office:value-type="float" office:value="3">
            <text:p>3</text:p>
          </table:table-cell>
          <table:table-cell table:formula="of:=AVERAGE([.H91];[.J91];[.L91];[.N91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5066562494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2]&lt;0);-1;IF(([.B92]&gt;1);1;0))" office:value-type="float" office:value="0">
            <text:p>0</text:p>
          </table:table-cell>
          <table:table-cell table:formula="of:=IF(([.B92]=-2);1;IF(([.B92]=0);1;IF(([.B92]=3);1;0)))" office:value-type="float" office:value="0">
            <text:p>0</text:p>
          </table:table-cell>
          <table:table-cell table:formula="of:=IF(([.C92]&lt;0);-1;IF(([.C92]&gt;1);1;0))" office:value-type="float" office:value="0">
            <text:p>0</text:p>
          </table:table-cell>
          <table:table-cell table:formula="of:=IF(([.C92]=-2);1;IF(([.C92]=0);1;IF(([.C92]=3);1;0)))" office:value-type="float" office:value="1">
            <text:p>1</text:p>
          </table:table-cell>
          <table:table-cell table:formula="of:=IF(([.D92]&lt;0);-1;IF(([.D92]&gt;1);1;0))" office:value-type="float" office:value="-1">
            <text:p>-1</text:p>
          </table:table-cell>
          <table:table-cell table:formula="of:=IF(([.D92]=-2);1;IF(([.D92]=0);1;IF(([.D92]=3);1;0)))" office:value-type="float" office:value="1">
            <text:p>1</text:p>
          </table:table-cell>
          <table:table-cell table:formula="of:=IF(([.E92]&lt;0);-1;IF(([.E92]&gt;1);1;0))" office:value-type="float" office:value="0">
            <text:p>0</text:p>
          </table:table-cell>
          <table:table-cell table:formula="of:=IF(([.E92]=-2);1;IF(([.E92]=0);1;IF(([.E92]=3);1;0)))" office:value-type="float" office:value="0">
            <text:p>0</text:p>
          </table:table-cell>
          <table:table-cell table:formula="of:=STDEVP([.H92];[.J92];[.L92];[.N92])" office:value-type="float" office:value="0.433012701892219">
            <text:p>0.4330127019</text:p>
          </table:table-cell>
          <table:table-cell table:formula="of:=SUM([.I92];[.K92];[.M92];[.O92])" office:value-type="float" office:value="2">
            <text:p>2</text:p>
          </table:table-cell>
          <table:table-cell table:formula="of:=AVERAGE([.H92];[.J92];[.L92];[.N92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503903109939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93]&lt;0);-1;IF(([.B93]&gt;1);1;0))" office:value-type="float" office:value="1">
            <text:p>1</text:p>
          </table:table-cell>
          <table:table-cell table:formula="of:=IF(([.B93]=-2);1;IF(([.B93]=0);1;IF(([.B93]=3);1;0)))" office:value-type="float" office:value="1">
            <text:p>1</text:p>
          </table:table-cell>
          <table:table-cell table:formula="of:=IF(([.C93]&lt;0);-1;IF(([.C93]&gt;1);1;0))" office:value-type="float" office:value="1">
            <text:p>1</text:p>
          </table:table-cell>
          <table:table-cell table:formula="of:=IF(([.C93]=-2);1;IF(([.C93]=0);1;IF(([.C93]=3);1;0)))" office:value-type="float" office:value="1">
            <text:p>1</text:p>
          </table:table-cell>
          <table:table-cell table:formula="of:=IF(([.D93]&lt;0);-1;IF(([.D93]&gt;1);1;0))" office:value-type="float" office:value="1">
            <text:p>1</text:p>
          </table:table-cell>
          <table:table-cell table:formula="of:=IF(([.D93]=-2);1;IF(([.D93]=0);1;IF(([.D93]=3);1;0)))" office:value-type="float" office:value="1">
            <text:p>1</text:p>
          </table:table-cell>
          <table:table-cell table:formula="of:=IF(([.E93]&lt;0);-1;IF(([.E93]&gt;1);1;0))" office:value-type="float" office:value="1">
            <text:p>1</text:p>
          </table:table-cell>
          <table:table-cell table:formula="of:=IF(([.E93]=-2);1;IF(([.E93]=0);1;IF(([.E93]=3);1;0)))" office:value-type="float" office:value="1">
            <text:p>1</text:p>
          </table:table-cell>
          <table:table-cell table:formula="of:=STDEVP([.H93];[.J93];[.L93];[.N93])" office:value-type="float" office:value="0">
            <text:p>0</text:p>
          </table:table-cell>
          <table:table-cell table:formula="of:=SUM([.I93];[.K93];[.M93];[.O93])" office:value-type="float" office:value="4">
            <text:p>4</text:p>
          </table:table-cell>
          <table:table-cell table:formula="of:=AVERAGE([.H93];[.J93];[.L93];[.N9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5011730378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94]&lt;0);-1;IF(([.B94]&gt;1);1;0))" office:value-type="float" office:value="1">
            <text:p>1</text:p>
          </table:table-cell>
          <table:table-cell table:formula="of:=IF(([.B94]=-2);1;IF(([.B94]=0);1;IF(([.B94]=3);1;0)))" office:value-type="float" office:value="0">
            <text:p>0</text:p>
          </table:table-cell>
          <table:table-cell table:formula="of:=IF(([.C94]&lt;0);-1;IF(([.C94]&gt;1);1;0))" office:value-type="float" office:value="1">
            <text:p>1</text:p>
          </table:table-cell>
          <table:table-cell table:formula="of:=IF(([.C94]=-2);1;IF(([.C94]=0);1;IF(([.C94]=3);1;0)))" office:value-type="float" office:value="1">
            <text:p>1</text:p>
          </table:table-cell>
          <table:table-cell table:formula="of:=IF(([.D94]&lt;0);-1;IF(([.D94]&gt;1);1;0))" office:value-type="float" office:value="1">
            <text:p>1</text:p>
          </table:table-cell>
          <table:table-cell table:formula="of:=IF(([.D94]=-2);1;IF(([.D94]=0);1;IF(([.D94]=3);1;0)))" office:value-type="float" office:value="0">
            <text:p>0</text:p>
          </table:table-cell>
          <table:table-cell table:formula="of:=IF(([.E94]&lt;0);-1;IF(([.E94]&gt;1);1;0))" office:value-type="float" office:value="1">
            <text:p>1</text:p>
          </table:table-cell>
          <table:table-cell table:formula="of:=IF(([.E94]=-2);1;IF(([.E94]=0);1;IF(([.E94]=3);1;0)))" office:value-type="float" office:value="0">
            <text:p>0</text:p>
          </table:table-cell>
          <table:table-cell table:formula="of:=STDEVP([.H94];[.J94];[.L94];[.N94])" office:value-type="float" office:value="0">
            <text:p>0</text:p>
          </table:table-cell>
          <table:table-cell table:formula="of:=SUM([.I94];[.K94];[.M94];[.O94])" office:value-type="float" office:value="1">
            <text:p>1</text:p>
          </table:table-cell>
          <table:table-cell table:formula="of:=AVERAGE([.H94];[.J94];[.L94];[.N9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88767963136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5]&lt;0);-1;IF(([.B95]&gt;1);1;0))" office:value-type="float" office:value="-1">
            <text:p>-1</text:p>
          </table:table-cell>
          <table:table-cell table:formula="of:=IF(([.B95]=-2);1;IF(([.B95]=0);1;IF(([.B95]=3);1;0)))" office:value-type="float" office:value="0">
            <text:p>0</text:p>
          </table:table-cell>
          <table:table-cell table:formula="of:=IF(([.C95]&lt;0);-1;IF(([.C95]&gt;1);1;0))" office:value-type="float" office:value="1">
            <text:p>1</text:p>
          </table:table-cell>
          <table:table-cell table:formula="of:=IF(([.C95]=-2);1;IF(([.C95]=0);1;IF(([.C95]=3);1;0)))" office:value-type="float" office:value="1">
            <text:p>1</text:p>
          </table:table-cell>
          <table:table-cell table:formula="of:=IF(([.D95]&lt;0);-1;IF(([.D95]&gt;1);1;0))" office:value-type="float" office:value="0">
            <text:p>0</text:p>
          </table:table-cell>
          <table:table-cell table:formula="of:=IF(([.D95]=-2);1;IF(([.D95]=0);1;IF(([.D95]=3);1;0)))" office:value-type="float" office:value="1">
            <text:p>1</text:p>
          </table:table-cell>
          <table:table-cell table:formula="of:=IF(([.E95]&lt;0);-1;IF(([.E95]&gt;1);1;0))" office:value-type="float" office:value="-1">
            <text:p>-1</text:p>
          </table:table-cell>
          <table:table-cell table:formula="of:=IF(([.E95]=-2);1;IF(([.E95]=0);1;IF(([.E95]=3);1;0)))" office:value-type="float" office:value="0">
            <text:p>0</text:p>
          </table:table-cell>
          <table:table-cell table:formula="of:=STDEVP([.H95];[.J95];[.L95];[.N95])" office:value-type="float" office:value="0.82915619758885">
            <text:p>0.8291561976</text:p>
          </table:table-cell>
          <table:table-cell table:formula="of:=SUM([.I95];[.K95];[.M95];[.O95])" office:value-type="float" office:value="2">
            <text:p>2</text:p>
          </table:table-cell>
          <table:table-cell table:formula="of:=AVERAGE([.H95];[.J95];[.L95];[.N95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48502077194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6]&lt;0);-1;IF(([.B96]&gt;1);1;0))" office:value-type="float" office:value="1">
            <text:p>1</text:p>
          </table:table-cell>
          <table:table-cell table:formula="of:=IF(([.B96]=-2);1;IF(([.B96]=0);1;IF(([.B96]=3);1;0)))" office:value-type="float" office:value="0">
            <text:p>0</text:p>
          </table:table-cell>
          <table:table-cell table:formula="of:=IF(([.C96]&lt;0);-1;IF(([.C96]&gt;1);1;0))" office:value-type="float" office:value="1">
            <text:p>1</text:p>
          </table:table-cell>
          <table:table-cell table:formula="of:=IF(([.C96]=-2);1;IF(([.C96]=0);1;IF(([.C96]=3);1;0)))" office:value-type="float" office:value="1">
            <text:p>1</text:p>
          </table:table-cell>
          <table:table-cell table:formula="of:=IF(([.D96]&lt;0);-1;IF(([.D96]&gt;1);1;0))" office:value-type="float" office:value="1">
            <text:p>1</text:p>
          </table:table-cell>
          <table:table-cell table:formula="of:=IF(([.D96]=-2);1;IF(([.D96]=0);1;IF(([.D96]=3);1;0)))" office:value-type="float" office:value="0">
            <text:p>0</text:p>
          </table:table-cell>
          <table:table-cell table:formula="of:=IF(([.E96]&lt;0);-1;IF(([.E96]&gt;1);1;0))" office:value-type="float" office:value="0">
            <text:p>0</text:p>
          </table:table-cell>
          <table:table-cell table:formula="of:=IF(([.E96]=-2);1;IF(([.E96]=0);1;IF(([.E96]=3);1;0)))" office:value-type="float" office:value="0">
            <text:p>0</text:p>
          </table:table-cell>
          <table:table-cell table:formula="of:=STDEVP([.H96];[.J96];[.L96];[.N96])" office:value-type="float" office:value="0.433012701892219">
            <text:p>0.4330127019</text:p>
          </table:table-cell>
          <table:table-cell table:formula="of:=SUM([.I96];[.K96];[.M96];[.O96])" office:value-type="float" office:value="1">
            <text:p>1</text:p>
          </table:table-cell>
          <table:table-cell table:formula="of:=AVERAGE([.H96];[.J96];[.L96];[.N96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48484083752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97]&lt;0);-1;IF(([.B97]&gt;1);1;0))" office:value-type="float" office:value="0">
            <text:p>0</text:p>
          </table:table-cell>
          <table:table-cell table:formula="of:=IF(([.B97]=-2);1;IF(([.B97]=0);1;IF(([.B97]=3);1;0)))" office:value-type="float" office:value="1">
            <text:p>1</text:p>
          </table:table-cell>
          <table:table-cell table:formula="of:=IF(([.C97]&lt;0);-1;IF(([.C97]&gt;1);1;0))" office:value-type="float" office:value="1">
            <text:p>1</text:p>
          </table:table-cell>
          <table:table-cell table:formula="of:=IF(([.C97]=-2);1;IF(([.C97]=0);1;IF(([.C97]=3);1;0)))" office:value-type="float" office:value="1">
            <text:p>1</text:p>
          </table:table-cell>
          <table:table-cell table:formula="of:=IF(([.D97]&lt;0);-1;IF(([.D97]&gt;1);1;0))" office:value-type="float" office:value="0">
            <text:p>0</text:p>
          </table:table-cell>
          <table:table-cell table:formula="of:=IF(([.D97]=-2);1;IF(([.D97]=0);1;IF(([.D97]=3);1;0)))" office:value-type="float" office:value="1">
            <text:p>1</text:p>
          </table:table-cell>
          <table:table-cell table:formula="of:=IF(([.E97]&lt;0);-1;IF(([.E97]&gt;1);1;0))" office:value-type="float" office:value="0">
            <text:p>0</text:p>
          </table:table-cell>
          <table:table-cell table:formula="of:=IF(([.E97]=-2);1;IF(([.E97]=0);1;IF(([.E97]=3);1;0)))" office:value-type="float" office:value="1">
            <text:p>1</text:p>
          </table:table-cell>
          <table:table-cell table:formula="of:=STDEVP([.H97];[.J97];[.L97];[.N97])" office:value-type="float" office:value="0.433012701892219">
            <text:p>0.4330127019</text:p>
          </table:table-cell>
          <table:table-cell table:formula="of:=SUM([.I97];[.K97];[.M97];[.O97])" office:value-type="float" office:value="4">
            <text:p>4</text:p>
          </table:table-cell>
          <table:table-cell table:formula="of:=AVERAGE([.H97];[.J97];[.L97];[.N97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47754526474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8]&lt;0);-1;IF(([.B98]&gt;1);1;0))" office:value-type="float" office:value="0">
            <text:p>0</text:p>
          </table:table-cell>
          <table:table-cell table:formula="of:=IF(([.B98]=-2);1;IF(([.B98]=0);1;IF(([.B98]=3);1;0)))" office:value-type="float" office:value="0">
            <text:p>0</text:p>
          </table:table-cell>
          <table:table-cell table:formula="of:=IF(([.C98]&lt;0);-1;IF(([.C98]&gt;1);1;0))" office:value-type="float" office:value="1">
            <text:p>1</text:p>
          </table:table-cell>
          <table:table-cell table:formula="of:=IF(([.C98]=-2);1;IF(([.C98]=0);1;IF(([.C98]=3);1;0)))" office:value-type="float" office:value="1">
            <text:p>1</text:p>
          </table:table-cell>
          <table:table-cell table:formula="of:=IF(([.D98]&lt;0);-1;IF(([.D98]&gt;1);1;0))" office:value-type="float" office:value="0">
            <text:p>0</text:p>
          </table:table-cell>
          <table:table-cell table:formula="of:=IF(([.D98]=-2);1;IF(([.D98]=0);1;IF(([.D98]=3);1;0)))" office:value-type="float" office:value="1">
            <text:p>1</text:p>
          </table:table-cell>
          <table:table-cell table:formula="of:=IF(([.E98]&lt;0);-1;IF(([.E98]&gt;1);1;0))" office:value-type="float" office:value="0">
            <text:p>0</text:p>
          </table:table-cell>
          <table:table-cell table:formula="of:=IF(([.E98]=-2);1;IF(([.E98]=0);1;IF(([.E98]=3);1;0)))" office:value-type="float" office:value="0">
            <text:p>0</text:p>
          </table:table-cell>
          <table:table-cell table:formula="of:=STDEVP([.H98];[.J98];[.L98];[.N98])" office:value-type="float" office:value="0.433012701892219">
            <text:p>0.4330127019</text:p>
          </table:table-cell>
          <table:table-cell table:formula="of:=SUM([.I98];[.K98];[.M98];[.O98])" office:value-type="float" office:value="2">
            <text:p>2</text:p>
          </table:table-cell>
          <table:table-cell table:formula="of:=AVERAGE([.H98];[.J98];[.L98];[.N98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4742074380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99]&lt;0);-1;IF(([.B99]&gt;1);1;0))" office:value-type="float" office:value="1">
            <text:p>1</text:p>
          </table:table-cell>
          <table:table-cell table:formula="of:=IF(([.B99]=-2);1;IF(([.B99]=0);1;IF(([.B99]=3);1;0)))" office:value-type="float" office:value="0">
            <text:p>0</text:p>
          </table:table-cell>
          <table:table-cell table:formula="of:=IF(([.C99]&lt;0);-1;IF(([.C99]&gt;1);1;0))" office:value-type="float" office:value="1">
            <text:p>1</text:p>
          </table:table-cell>
          <table:table-cell table:formula="of:=IF(([.C99]=-2);1;IF(([.C99]=0);1;IF(([.C99]=3);1;0)))" office:value-type="float" office:value="1">
            <text:p>1</text:p>
          </table:table-cell>
          <table:table-cell table:formula="of:=IF(([.D99]&lt;0);-1;IF(([.D99]&gt;1);1;0))" office:value-type="float" office:value="-1">
            <text:p>-1</text:p>
          </table:table-cell>
          <table:table-cell table:formula="of:=IF(([.D99]=-2);1;IF(([.D99]=0);1;IF(([.D99]=3);1;0)))" office:value-type="float" office:value="1">
            <text:p>1</text:p>
          </table:table-cell>
          <table:table-cell table:formula="of:=IF(([.E99]&lt;0);-1;IF(([.E99]&gt;1);1;0))" office:value-type="float" office:value="1">
            <text:p>1</text:p>
          </table:table-cell>
          <table:table-cell table:formula="of:=IF(([.E99]=-2);1;IF(([.E99]=0);1;IF(([.E99]=3);1;0)))" office:value-type="float" office:value="1">
            <text:p>1</text:p>
          </table:table-cell>
          <table:table-cell table:formula="of:=STDEVP([.H99];[.J99];[.L99];[.N99])" office:value-type="float" office:value="0.866025403784439">
            <text:p>0.8660254038</text:p>
          </table:table-cell>
          <table:table-cell table:formula="of:=SUM([.I99];[.K99];[.M99];[.O99])" office:value-type="float" office:value="3">
            <text:p>3</text:p>
          </table:table-cell>
          <table:table-cell table:formula="of:=AVERAGE([.H99];[.J99];[.L99];[.N99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467470964326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00]&lt;0);-1;IF(([.B100]&gt;1);1;0))" office:value-type="float" office:value="-1">
            <text:p>-1</text:p>
          </table:table-cell>
          <table:table-cell table:formula="of:=IF(([.B100]=-2);1;IF(([.B100]=0);1;IF(([.B100]=3);1;0)))" office:value-type="float" office:value="0">
            <text:p>0</text:p>
          </table:table-cell>
          <table:table-cell table:formula="of:=IF(([.C100]&lt;0);-1;IF(([.C100]&gt;1);1;0))" office:value-type="float" office:value="1">
            <text:p>1</text:p>
          </table:table-cell>
          <table:table-cell table:formula="of:=IF(([.C100]=-2);1;IF(([.C100]=0);1;IF(([.C100]=3);1;0)))" office:value-type="float" office:value="1">
            <text:p>1</text:p>
          </table:table-cell>
          <table:table-cell table:formula="of:=IF(([.D100]&lt;0);-1;IF(([.D100]&gt;1);1;0))" office:value-type="float" office:value="0">
            <text:p>0</text:p>
          </table:table-cell>
          <table:table-cell table:formula="of:=IF(([.D100]=-2);1;IF(([.D100]=0);1;IF(([.D100]=3);1;0)))" office:value-type="float" office:value="1">
            <text:p>1</text:p>
          </table:table-cell>
          <table:table-cell table:formula="of:=IF(([.E100]&lt;0);-1;IF(([.E100]&gt;1);1;0))" office:value-type="float" office:value="-1">
            <text:p>-1</text:p>
          </table:table-cell>
          <table:table-cell table:formula="of:=IF(([.E100]=-2);1;IF(([.E100]=0);1;IF(([.E100]=3);1;0)))" office:value-type="float" office:value="0">
            <text:p>0</text:p>
          </table:table-cell>
          <table:table-cell table:formula="of:=STDEVP([.H100];[.J100];[.L100];[.N100])" office:value-type="float" office:value="0.82915619758885">
            <text:p>0.8291561976</text:p>
          </table:table-cell>
          <table:table-cell table:formula="of:=SUM([.I100];[.K100];[.M100];[.O100])" office:value-type="float" office:value="2">
            <text:p>2</text:p>
          </table:table-cell>
          <table:table-cell table:formula="of:=AVERAGE([.H100];[.J100];[.L100];[.N100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4633941008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01]&lt;0);-1;IF(([.B101]&gt;1);1;0))" office:value-type="float" office:value="0">
            <text:p>0</text:p>
          </table:table-cell>
          <table:table-cell table:formula="of:=IF(([.B101]=-2);1;IF(([.B101]=0);1;IF(([.B101]=3);1;0)))" office:value-type="float" office:value="0">
            <text:p>0</text:p>
          </table:table-cell>
          <table:table-cell table:formula="of:=IF(([.C101]&lt;0);-1;IF(([.C101]&gt;1);1;0))" office:value-type="float" office:value="0">
            <text:p>0</text:p>
          </table:table-cell>
          <table:table-cell table:formula="of:=IF(([.C101]=-2);1;IF(([.C101]=0);1;IF(([.C101]=3);1;0)))" office:value-type="float" office:value="1">
            <text:p>1</text:p>
          </table:table-cell>
          <table:table-cell table:formula="of:=IF(([.D101]&lt;0);-1;IF(([.D101]&gt;1);1;0))" office:value-type="float" office:value="1">
            <text:p>1</text:p>
          </table:table-cell>
          <table:table-cell table:formula="of:=IF(([.D101]=-2);1;IF(([.D101]=0);1;IF(([.D101]=3);1;0)))" office:value-type="float" office:value="1">
            <text:p>1</text:p>
          </table:table-cell>
          <table:table-cell table:formula="of:=IF(([.E101]&lt;0);-1;IF(([.E101]&gt;1);1;0))" office:value-type="float" office:value="0">
            <text:p>0</text:p>
          </table:table-cell>
          <table:table-cell table:formula="of:=IF(([.E101]=-2);1;IF(([.E101]=0);1;IF(([.E101]=3);1;0)))" office:value-type="float" office:value="1">
            <text:p>1</text:p>
          </table:table-cell>
          <table:table-cell table:formula="of:=STDEVP([.H101];[.J101];[.L101];[.N101])" office:value-type="float" office:value="0.433012701892219">
            <text:p>0.4330127019</text:p>
          </table:table-cell>
          <table:table-cell table:formula="of:=SUM([.I101];[.K101];[.M101];[.O101])" office:value-type="float" office:value="3">
            <text:p>3</text:p>
          </table:table-cell>
          <table:table-cell table:formula="of:=AVERAGE([.H101];[.J101];[.L101];[.N101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4407939342336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02]&lt;0);-1;IF(([.B102]&gt;1);1;0))" office:value-type="float" office:value="1">
            <text:p>1</text:p>
          </table:table-cell>
          <table:table-cell table:formula="of:=IF(([.B102]=-2);1;IF(([.B102]=0);1;IF(([.B102]=3);1;0)))" office:value-type="float" office:value="0">
            <text:p>0</text:p>
          </table:table-cell>
          <table:table-cell table:formula="of:=IF(([.C102]&lt;0);-1;IF(([.C102]&gt;1);1;0))" office:value-type="float" office:value="-1">
            <text:p>-1</text:p>
          </table:table-cell>
          <table:table-cell table:formula="of:=IF(([.C102]=-2);1;IF(([.C102]=0);1;IF(([.C102]=3);1;0)))" office:value-type="float" office:value="1">
            <text:p>1</text:p>
          </table:table-cell>
          <table:table-cell table:formula="of:=IF(([.D102]&lt;0);-1;IF(([.D102]&gt;1);1;0))" office:value-type="float" office:value="1">
            <text:p>1</text:p>
          </table:table-cell>
          <table:table-cell table:formula="of:=IF(([.D102]=-2);1;IF(([.D102]=0);1;IF(([.D102]=3);1;0)))" office:value-type="float" office:value="1">
            <text:p>1</text:p>
          </table:table-cell>
          <table:table-cell table:formula="of:=IF(([.E102]&lt;0);-1;IF(([.E102]&gt;1);1;0))" office:value-type="float" office:value="-1">
            <text:p>-1</text:p>
          </table:table-cell>
          <table:table-cell table:formula="of:=IF(([.E102]=-2);1;IF(([.E102]=0);1;IF(([.E102]=3);1;0)))" office:value-type="float" office:value="1">
            <text:p>1</text:p>
          </table:table-cell>
          <table:table-cell table:formula="of:=STDEVP([.H102];[.J102];[.L102];[.N102])" office:value-type="float" office:value="1">
            <text:p>1</text:p>
          </table:table-cell>
          <table:table-cell table:formula="of:=SUM([.I102];[.K102];[.M102];[.O102])" office:value-type="float" office:value="3">
            <text:p>3</text:p>
          </table:table-cell>
          <table:table-cell table:formula="of:=AVERAGE([.H102];[.J102];[.L102];[.N10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40636227584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03]&lt;0);-1;IF(([.B103]&gt;1);1;0))" office:value-type="float" office:value="1">
            <text:p>1</text:p>
          </table:table-cell>
          <table:table-cell table:formula="of:=IF(([.B103]=-2);1;IF(([.B103]=0);1;IF(([.B103]=3);1;0)))" office:value-type="float" office:value="1">
            <text:p>1</text:p>
          </table:table-cell>
          <table:table-cell table:formula="of:=IF(([.C103]&lt;0);-1;IF(([.C103]&gt;1);1;0))" office:value-type="float" office:value="1">
            <text:p>1</text:p>
          </table:table-cell>
          <table:table-cell table:formula="of:=IF(([.C103]=-2);1;IF(([.C103]=0);1;IF(([.C103]=3);1;0)))" office:value-type="float" office:value="1">
            <text:p>1</text:p>
          </table:table-cell>
          <table:table-cell table:formula="of:=IF(([.D103]&lt;0);-1;IF(([.D103]&gt;1);1;0))" office:value-type="float" office:value="1">
            <text:p>1</text:p>
          </table:table-cell>
          <table:table-cell table:formula="of:=IF(([.D103]=-2);1;IF(([.D103]=0);1;IF(([.D103]=3);1;0)))" office:value-type="float" office:value="1">
            <text:p>1</text:p>
          </table:table-cell>
          <table:table-cell table:formula="of:=IF(([.E103]&lt;0);-1;IF(([.E103]&gt;1);1;0))" office:value-type="float" office:value="0">
            <text:p>0</text:p>
          </table:table-cell>
          <table:table-cell table:formula="of:=IF(([.E103]=-2);1;IF(([.E103]=0);1;IF(([.E103]=3);1;0)))" office:value-type="float" office:value="0">
            <text:p>0</text:p>
          </table:table-cell>
          <table:table-cell table:formula="of:=STDEVP([.H103];[.J103];[.L103];[.N103])" office:value-type="float" office:value="0.433012701892219">
            <text:p>0.4330127019</text:p>
          </table:table-cell>
          <table:table-cell table:formula="of:=SUM([.I103];[.K103];[.M103];[.O103])" office:value-type="float" office:value="3">
            <text:p>3</text:p>
          </table:table-cell>
          <table:table-cell table:formula="of:=AVERAGE([.H103];[.J103];[.L103];[.N103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43633916395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04]&lt;0);-1;IF(([.B104]&gt;1);1;0))" office:value-type="float" office:value="1">
            <text:p>1</text:p>
          </table:table-cell>
          <table:table-cell table:formula="of:=IF(([.B104]=-2);1;IF(([.B104]=0);1;IF(([.B104]=3);1;0)))" office:value-type="float" office:value="0">
            <text:p>0</text:p>
          </table:table-cell>
          <table:table-cell table:formula="of:=IF(([.C104]&lt;0);-1;IF(([.C104]&gt;1);1;0))" office:value-type="float" office:value="0">
            <text:p>0</text:p>
          </table:table-cell>
          <table:table-cell table:formula="of:=IF(([.C104]=-2);1;IF(([.C104]=0);1;IF(([.C104]=3);1;0)))" office:value-type="float" office:value="1">
            <text:p>1</text:p>
          </table:table-cell>
          <table:table-cell table:formula="of:=IF(([.D104]&lt;0);-1;IF(([.D104]&gt;1);1;0))" office:value-type="float" office:value="-1">
            <text:p>-1</text:p>
          </table:table-cell>
          <table:table-cell table:formula="of:=IF(([.D104]=-2);1;IF(([.D104]=0);1;IF(([.D104]=3);1;0)))" office:value-type="float" office:value="1">
            <text:p>1</text:p>
          </table:table-cell>
          <table:table-cell table:formula="of:=IF(([.E104]&lt;0);-1;IF(([.E104]&gt;1);1;0))" office:value-type="float" office:value="0">
            <text:p>0</text:p>
          </table:table-cell>
          <table:table-cell table:formula="of:=IF(([.E104]=-2);1;IF(([.E104]=0);1;IF(([.E104]=3);1;0)))" office:value-type="float" office:value="1">
            <text:p>1</text:p>
          </table:table-cell>
          <table:table-cell table:formula="of:=STDEVP([.H104];[.J104];[.L104];[.N104])" office:value-type="float" office:value="0.707106781186548">
            <text:p>0.7071067812</text:p>
          </table:table-cell>
          <table:table-cell table:formula="of:=SUM([.I104];[.K104];[.M104];[.O104])" office:value-type="float" office:value="3">
            <text:p>3</text:p>
          </table:table-cell>
          <table:table-cell table:formula="of:=AVERAGE([.H104];[.J104];[.L104];[.N10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35073324237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5]&lt;0);-1;IF(([.B105]&gt;1);1;0))" office:value-type="float" office:value="1">
            <text:p>1</text:p>
          </table:table-cell>
          <table:table-cell table:formula="of:=IF(([.B105]=-2);1;IF(([.B105]=0);1;IF(([.B105]=3);1;0)))" office:value-type="float" office:value="1">
            <text:p>1</text:p>
          </table:table-cell>
          <table:table-cell table:formula="of:=IF(([.C105]&lt;0);-1;IF(([.C105]&gt;1);1;0))" office:value-type="float" office:value="1">
            <text:p>1</text:p>
          </table:table-cell>
          <table:table-cell table:formula="of:=IF(([.C105]=-2);1;IF(([.C105]=0);1;IF(([.C105]=3);1;0)))" office:value-type="float" office:value="1">
            <text:p>1</text:p>
          </table:table-cell>
          <table:table-cell table:formula="of:=IF(([.D105]&lt;0);-1;IF(([.D105]&gt;1);1;0))" office:value-type="float" office:value="1">
            <text:p>1</text:p>
          </table:table-cell>
          <table:table-cell table:formula="of:=IF(([.D105]=-2);1;IF(([.D105]=0);1;IF(([.D105]=3);1;0)))" office:value-type="float" office:value="1">
            <text:p>1</text:p>
          </table:table-cell>
          <table:table-cell table:formula="of:=IF(([.E105]&lt;0);-1;IF(([.E105]&gt;1);1;0))" office:value-type="float" office:value="1">
            <text:p>1</text:p>
          </table:table-cell>
          <table:table-cell table:formula="of:=IF(([.E105]=-2);1;IF(([.E105]=0);1;IF(([.E105]=3);1;0)))" office:value-type="float" office:value="1">
            <text:p>1</text:p>
          </table:table-cell>
          <table:table-cell table:formula="of:=STDEVP([.H105];[.J105];[.L105];[.N105])" office:value-type="float" office:value="0">
            <text:p>0</text:p>
          </table:table-cell>
          <table:table-cell table:formula="of:=SUM([.I105];[.K105];[.M105];[.O105])" office:value-type="float" office:value="4">
            <text:p>4</text:p>
          </table:table-cell>
          <table:table-cell table:formula="of:=AVERAGE([.H105];[.J105];[.L105];[.N10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33563373568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6]&lt;0);-1;IF(([.B106]&gt;1);1;0))" office:value-type="float" office:value="1">
            <text:p>1</text:p>
          </table:table-cell>
          <table:table-cell table:formula="of:=IF(([.B106]=-2);1;IF(([.B106]=0);1;IF(([.B106]=3);1;0)))" office:value-type="float" office:value="1">
            <text:p>1</text:p>
          </table:table-cell>
          <table:table-cell table:formula="of:=IF(([.C106]&lt;0);-1;IF(([.C106]&gt;1);1;0))" office:value-type="float" office:value="1">
            <text:p>1</text:p>
          </table:table-cell>
          <table:table-cell table:formula="of:=IF(([.C106]=-2);1;IF(([.C106]=0);1;IF(([.C106]=3);1;0)))" office:value-type="float" office:value="1">
            <text:p>1</text:p>
          </table:table-cell>
          <table:table-cell table:formula="of:=IF(([.D106]&lt;0);-1;IF(([.D106]&gt;1);1;0))" office:value-type="float" office:value="1">
            <text:p>1</text:p>
          </table:table-cell>
          <table:table-cell table:formula="of:=IF(([.D106]=-2);1;IF(([.D106]=0);1;IF(([.D106]=3);1;0)))" office:value-type="float" office:value="1">
            <text:p>1</text:p>
          </table:table-cell>
          <table:table-cell table:formula="of:=IF(([.E106]&lt;0);-1;IF(([.E106]&gt;1);1;0))" office:value-type="float" office:value="1">
            <text:p>1</text:p>
          </table:table-cell>
          <table:table-cell table:formula="of:=IF(([.E106]=-2);1;IF(([.E106]=0);1;IF(([.E106]=3);1;0)))" office:value-type="float" office:value="1">
            <text:p>1</text:p>
          </table:table-cell>
          <table:table-cell table:formula="of:=STDEVP([.H106];[.J106];[.L106];[.N106])" office:value-type="float" office:value="0">
            <text:p>0</text:p>
          </table:table-cell>
          <table:table-cell table:formula="of:=SUM([.I106];[.K106];[.M106];[.O106])" office:value-type="float" office:value="4">
            <text:p>4</text:p>
          </table:table-cell>
          <table:table-cell table:formula="of:=AVERAGE([.H106];[.J106];[.L106];[.N10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26607121612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7]&lt;0);-1;IF(([.B107]&gt;1);1;0))" office:value-type="float" office:value="1">
            <text:p>1</text:p>
          </table:table-cell>
          <table:table-cell table:formula="of:=IF(([.B107]=-2);1;IF(([.B107]=0);1;IF(([.B107]=3);1;0)))" office:value-type="float" office:value="1">
            <text:p>1</text:p>
          </table:table-cell>
          <table:table-cell table:formula="of:=IF(([.C107]&lt;0);-1;IF(([.C107]&gt;1);1;0))" office:value-type="float" office:value="1">
            <text:p>1</text:p>
          </table:table-cell>
          <table:table-cell table:formula="of:=IF(([.C107]=-2);1;IF(([.C107]=0);1;IF(([.C107]=3);1;0)))" office:value-type="float" office:value="1">
            <text:p>1</text:p>
          </table:table-cell>
          <table:table-cell table:formula="of:=IF(([.D107]&lt;0);-1;IF(([.D107]&gt;1);1;0))" office:value-type="float" office:value="0">
            <text:p>0</text:p>
          </table:table-cell>
          <table:table-cell table:formula="of:=IF(([.D107]=-2);1;IF(([.D107]=0);1;IF(([.D107]=3);1;0)))" office:value-type="float" office:value="1">
            <text:p>1</text:p>
          </table:table-cell>
          <table:table-cell table:formula="of:=IF(([.E107]&lt;0);-1;IF(([.E107]&gt;1);1;0))" office:value-type="float" office:value="1">
            <text:p>1</text:p>
          </table:table-cell>
          <table:table-cell table:formula="of:=IF(([.E107]=-2);1;IF(([.E107]=0);1;IF(([.E107]=3);1;0)))" office:value-type="float" office:value="1">
            <text:p>1</text:p>
          </table:table-cell>
          <table:table-cell table:formula="of:=STDEVP([.H107];[.J107];[.L107];[.N107])" office:value-type="float" office:value="0.433012701892219">
            <text:p>0.4330127019</text:p>
          </table:table-cell>
          <table:table-cell table:formula="of:=SUM([.I107];[.K107];[.M107];[.O107])" office:value-type="float" office:value="4">
            <text:p>4</text:p>
          </table:table-cell>
          <table:table-cell table:formula="of:=AVERAGE([.H107];[.J107];[.L107];[.N107])" office:value-type="float" office:value="0.75">
            <text:p>0.75</text:p>
          </table:table-cell>
        </table:table-row>
        <table:table-row table:style-name="ro1">
          <table:table-cell table:style-name="ce3" office:value-type="string">
            <text:p>328574167962243072</text:p>
          </table:table-cell>
          <table:table-cell table:number-columns-repeated="3"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/>
          <table:table-cell table:formula="of:=IF(([.B108]&lt;0);-1;IF(([.B108]&gt;1);1;0))" office:value-type="float" office:value="1">
            <text:p>1</text:p>
          </table:table-cell>
          <table:table-cell table:formula="of:=IF(([.B108]=-2);1;IF(([.B108]=0);1;IF(([.B108]=3);1;0)))" office:value-type="float" office:value="1">
            <text:p>1</text:p>
          </table:table-cell>
          <table:table-cell table:formula="of:=IF(([.C108]&lt;0);-1;IF(([.C108]&gt;1);1;0))" office:value-type="float" office:value="1">
            <text:p>1</text:p>
          </table:table-cell>
          <table:table-cell table:formula="of:=IF(([.C108]=-2);1;IF(([.C108]=0);1;IF(([.C108]=3);1;0)))" office:value-type="float" office:value="1">
            <text:p>1</text:p>
          </table:table-cell>
          <table:table-cell table:formula="of:=IF(([.D108]&lt;0);-1;IF(([.D108]&gt;1);1;0))" office:value-type="float" office:value="1">
            <text:p>1</text:p>
          </table:table-cell>
          <table:table-cell table:formula="of:=IF(([.D108]=-2);1;IF(([.D108]=0);1;IF(([.D108]=3);1;0)))" office:value-type="float" office:value="1">
            <text:p>1</text:p>
          </table:table-cell>
          <table:table-cell table:formula="of:=IF(([.E108]&lt;0);-1;IF(([.E108]&gt;1);1;0))" office:value-type="float" office:value="1">
            <text:p>1</text:p>
          </table:table-cell>
          <table:table-cell table:formula="of:=IF(([.E108]=-2);1;IF(([.E108]=0);1;IF(([.E108]=3);1;0)))" office:value-type="float" office:value="1">
            <text:p>1</text:p>
          </table:table-cell>
          <table:table-cell table:formula="of:=STDEVP([.H108];[.J108];[.L108];[.N108])" office:value-type="float" office:value="0">
            <text:p>0</text:p>
          </table:table-cell>
          <table:table-cell table:formula="of:=SUM([.I108];[.K108];[.M108];[.O108])" office:value-type="float" office:value="4">
            <text:p>4</text:p>
          </table:table-cell>
          <table:table-cell table:formula="of:=AVERAGE([.H108];[.J108];[.L108];[.N108])" office:value-type="float" office:value="1">
            <text:p>1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6" office:value-type="string">
            <text:p>Total:</text:p>
          </table:table-cell>
          <table:table-cell table:style-name="ce16" table:formula="of:=SUM([.H9:.H108])" office:value-type="float" office:value="36">
            <text:p>36</text:p>
          </table:table-cell>
          <table:table-cell table:style-name="ce16" table:formula="of:=SUM([.I9:.I108])" office:value-type="float" office:value="44">
            <text:p>44</text:p>
          </table:table-cell>
          <table:table-cell table:style-name="ce16" table:formula="of:=SUM([.J9:.J108])" office:value-type="float" office:value="40">
            <text:p>40</text:p>
          </table:table-cell>
          <table:table-cell table:style-name="ce16" table:formula="of:=SUM([.K9:.K108])" office:value-type="float" office:value="86">
            <text:p>86</text:p>
          </table:table-cell>
          <table:table-cell table:style-name="ce16" table:formula="of:=SUM([.L9:.L108])" office:value-type="float" office:value="34">
            <text:p>34</text:p>
          </table:table-cell>
          <table:table-cell table:style-name="ce16" table:formula="of:=SUM([.M9:.M108])" office:value-type="float" office:value="90">
            <text:p>90</text:p>
          </table:table-cell>
          <table:table-cell table:style-name="ce16" table:formula="of:=SUM([.N9:.N108])" office:value-type="float" office:value="15">
            <text:p>15</text:p>
          </table:table-cell>
          <table:table-cell table:style-name="ce16" table:formula="of:=SUM([.O9:.O108])" office:value-type="float" office:value="68">
            <text:p>68</text:p>
          </table:table-cell>
          <table:table-cell table:style-name="ce16" table:formula="of:=SUM([.P9:.P108])" office:value-type="float" office:value="31.6426715254872">
            <text:p>31.6426715255</text:p>
          </table:table-cell>
          <table:table-cell table:style-name="ce16" table:formula="of:=SUM([.Q9:.Q108])" office:value-type="float" office:value="288">
            <text:p>288</text:p>
          </table:table-cell>
          <table:table-cell table:style-name="ce16" table:formula="of:=SUM([.R9:.R108])" office:value-type="float" office:value="31.25">
            <text:p>31.25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6" office:value-type="string">
            <text:p>Average:</text:p>
          </table:table-cell>
          <table:table-cell table:style-name="ce16" table:formula="of:=AVERAGE([.H9:.H108])" office:value-type="float" office:value="0.36">
            <text:p>0.36</text:p>
          </table:table-cell>
          <table:table-cell table:style-name="ce16" table:formula="of:=AVERAGE([.I9:.I108])" office:value-type="float" office:value="0.44">
            <text:p>0.44</text:p>
          </table:table-cell>
          <table:table-cell table:style-name="ce16" table:formula="of:=AVERAGE([.J9:.J108])" office:value-type="float" office:value="0.4">
            <text:p>0.4</text:p>
          </table:table-cell>
          <table:table-cell table:style-name="ce16" table:formula="of:=AVERAGE([.K9:.K108])" office:value-type="float" office:value="0.86">
            <text:p>0.86</text:p>
          </table:table-cell>
          <table:table-cell table:style-name="ce16" table:formula="of:=AVERAGE([.L9:.L108])" office:value-type="float" office:value="0.34">
            <text:p>0.34</text:p>
          </table:table-cell>
          <table:table-cell table:style-name="ce16" table:formula="of:=AVERAGE([.M9:.M108])" office:value-type="float" office:value="0.9">
            <text:p>0.9</text:p>
          </table:table-cell>
          <table:table-cell table:style-name="ce16" table:formula="of:=AVERAGE([.N9:.N108])" office:value-type="float" office:value="0.15">
            <text:p>0.15</text:p>
          </table:table-cell>
          <table:table-cell table:style-name="ce16" table:formula="of:=AVERAGE([.O9:.O108])" office:value-type="float" office:value="0.68">
            <text:p>0.68</text:p>
          </table:table-cell>
          <table:table-cell table:style-name="ce16" table:formula="of:=AVERAGE([.P9:.P108])" office:value-type="float" office:value="0.316426715254872">
            <text:p>0.3164267153</text:p>
          </table:table-cell>
          <table:table-cell table:style-name="ce16" table:formula="of:=AVERAGE([.Q9:.Q108])" office:value-type="float" office:value="2.88">
            <text:p>2.88</text:p>
          </table:table-cell>
          <table:table-cell table:style-name="ce16" table:formula="of:=AVERAGE([.R9:.R108])" office:value-type="float" office:value="0.3125">
            <text:p>0.3125</text:p>
          </table:table-cell>
        </table:table-row>
        <table:table-row table:style-name="ro1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9:.H108];1)" office:value-type="float" office:value="50">
            <text:p>50</text:p>
          </table:table-cell>
          <table:table-cell/>
          <table:table-cell table:formula="of:=COUNTIF([.J9:.J108];1)" office:value-type="float" office:value="51">
            <text:p>51</text:p>
          </table:table-cell>
          <table:table-cell/>
          <table:table-cell table:formula="of:=COUNTIF([.L9:.L108];1)" office:value-type="float" office:value="48">
            <text:p>48</text:p>
          </table:table-cell>
          <table:table-cell/>
          <table:table-cell table:formula="of:=COUNTIF([.N9:.N108];1)" office:value-type="float" office:value="40">
            <text:p>40</text:p>
          </table:table-cell>
          <table:table-cell/>
          <table:table-cell table:formula="of:=COUNTIF([.P9:.P108];0)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0" table:formula="of:=COUNTIF([.H9:.H108];0)" office:value-type="float" office:value="36">
            <text:p>36</text:p>
          </table:table-cell>
          <table:table-cell table:style-name="ce20"/>
          <table:table-cell table:style-name="ce20" table:formula="of:=COUNTIF([.J9:.J108];0)" office:value-type="float" office:value="38">
            <text:p>38</text:p>
          </table:table-cell>
          <table:table-cell table:style-name="ce20"/>
          <table:table-cell table:style-name="ce20" table:formula="of:=COUNTIF([.L9:.L108];0)" office:value-type="float" office:value="38">
            <text:p>38</text:p>
          </table:table-cell>
          <table:table-cell table:style-name="ce20"/>
          <table:table-cell table:style-name="ce20" table:formula="of:=COUNTIF([.N9:.N108];0)"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Negative</text:p>
          </table:table-cell>
          <table:table-cell table:style-name="ce20" table:formula="of:=COUNTIF([.H9:.H108];-1)" office:value-type="float" office:value="14">
            <text:p>14</text:p>
          </table:table-cell>
          <table:table-cell table:style-name="ce20"/>
          <table:table-cell table:style-name="ce20" table:formula="of:=COUNTIF([.J9:.J108];-1)" office:value-type="float" office:value="11">
            <text:p>11</text:p>
          </table:table-cell>
          <table:table-cell table:style-name="ce20"/>
          <table:table-cell table:style-name="ce20" table:formula="of:=COUNTIF([.L9:.L108];-1)" office:value-type="float" office:value="14">
            <text:p>14</text:p>
          </table:table-cell>
          <table:table-cell table:style-name="ce20"/>
          <table:table-cell table:style-name="ce20" table:formula="of:=COUNTIF([.N9:.N108];-1)" office:value-type="float" office:value="25">
            <text:p>25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“opinion”</text:p>
          </table:table-cell>
          <table:table-cell table:formula="of:=[.H111]/([.H111]+[.H113])" office:value-type="float" office:value="0.78125">
            <text:p>0.78125</text:p>
          </table:table-cell>
          <table:table-cell/>
          <table:table-cell table:formula="of:=[.J111]/([.J111]+[.J113])" office:value-type="float" office:value="0.82258064516129">
            <text:p>0.8225806452</text:p>
          </table:table-cell>
          <table:table-cell/>
          <table:table-cell table:formula="of:=[.L111]/([.L111]+[.L113])" office:value-type="float" office:value="0.774193548387097">
            <text:p>0.7741935484</text:p>
          </table:table-cell>
          <table:table-cell/>
          <table:table-cell table:formula="of:=[.N111]/([.N111]+[.N113])" office:value-type="float" office:value="0.615384615384615">
            <text:p>0.6153846154</text:p>
          </table:table-cell>
          <table:table-cell table:formula="of:=AVERAGE([.H114];[.J114];[.L114])" office:value-type="float" office:value="0.792674731182796">
            <text:p>0.7926747312</text:p>
          </table:table-cell>
          <table:table-cell table:number-columns-repeated="3"/>
        </table:table-row>
        <table:table-row table:style-name="ro1" table:number-rows-repeated="12">
          <table:table-cell table:number-columns-repeated="18"/>
        </table:table-row>
        <table:table-row table:style-name="ro2">
          <table:table-cell table:style-name="ce4"/>
          <table:table-cell table:number-columns-repeated="6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2">
          <table:table-cell table:style-name="ce5" office:value-type="string">
            <text:p>costco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 table:number-columns-repeated="2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1">
          <table:table-cell table:style-name="ce2" office:value-type="string">
            <text:p>328574770285256706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29]&lt;0);-1;IF(([.B129]&gt;1);1;0))" office:value-type="float" office:value="0">
            <text:p>0</text:p>
          </table:table-cell>
          <table:table-cell table:formula="of:=IF(([.B129]=-2);1;IF(([.B129]=0);1;IF(([.B129]=3);1;0)))" office:value-type="float" office:value="0">
            <text:p>0</text:p>
          </table:table-cell>
          <table:table-cell table:formula="of:=IF(([.C129]&lt;0);-1;IF(([.C129]&gt;1);1;0))" office:value-type="float" office:value="-1">
            <text:p>-1</text:p>
          </table:table-cell>
          <table:table-cell table:formula="of:=IF(([.C129]=-2);1;IF(([.C129]=0);1;IF(([.C129]=3);1;0)))" office:value-type="float" office:value="0">
            <text:p>0</text:p>
          </table:table-cell>
          <table:table-cell table:formula="of:=IF(([.D129]&lt;0);-1;IF(([.D129]&gt;1);1;0))" office:value-type="float" office:value="-1">
            <text:p>-1</text:p>
          </table:table-cell>
          <table:table-cell table:formula="of:=IF(([.D129]=-2);1;IF(([.D129]=0);1;IF(([.D129]=3);1;0)))" office:value-type="float" office:value="0">
            <text:p>0</text:p>
          </table:table-cell>
          <table:table-cell table:formula="of:=IF(([.E129]&lt;0);-1;IF(([.E129]&gt;1);1;0))" office:value-type="float" office:value="0">
            <text:p>0</text:p>
          </table:table-cell>
          <table:table-cell table:formula="of:=IF(([.E129]=-2);1;IF(([.E129]=0);1;IF(([.E129]=3);1;0)))" office:value-type="float" office:value="1">
            <text:p>1</text:p>
          </table:table-cell>
          <table:table-cell table:formula="of:=STDEVP([.H129];[.J129];[.L129];[.N129])" office:value-type="float" office:value="0.5">
            <text:p>0.5</text:p>
          </table:table-cell>
          <table:table-cell table:formula="of:=SUM([.I129];[.K129];[.M129];[.O129])" office:value-type="float" office:value="1">
            <text:p>1</text:p>
          </table:table-cell>
          <table:table-cell table:formula="of:=AVERAGE([.H129];[.J129];[.L129];[.N129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476250062028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0]&lt;0);-1;IF(([.B130]&gt;1);1;0))" office:value-type="float" office:value="1">
            <text:p>1</text:p>
          </table:table-cell>
          <table:table-cell table:formula="of:=IF(([.B130]=-2);1;IF(([.B130]=0);1;IF(([.B130]=3);1;0)))" office:value-type="float" office:value="1">
            <text:p>1</text:p>
          </table:table-cell>
          <table:table-cell table:formula="of:=IF(([.C130]&lt;0);-1;IF(([.C130]&gt;1);1;0))" office:value-type="float" office:value="1">
            <text:p>1</text:p>
          </table:table-cell>
          <table:table-cell table:formula="of:=IF(([.C130]=-2);1;IF(([.C130]=0);1;IF(([.C130]=3);1;0)))" office:value-type="float" office:value="1">
            <text:p>1</text:p>
          </table:table-cell>
          <table:table-cell table:formula="of:=IF(([.D130]&lt;0);-1;IF(([.D130]&gt;1);1;0))" office:value-type="float" office:value="1">
            <text:p>1</text:p>
          </table:table-cell>
          <table:table-cell table:formula="of:=IF(([.D130]=-2);1;IF(([.D130]=0);1;IF(([.D130]=3);1;0)))" office:value-type="float" office:value="1">
            <text:p>1</text:p>
          </table:table-cell>
          <table:table-cell table:formula="of:=IF(([.E130]&lt;0);-1;IF(([.E130]&gt;1);1;0))" office:value-type="float" office:value="1">
            <text:p>1</text:p>
          </table:table-cell>
          <table:table-cell table:formula="of:=IF(([.E130]=-2);1;IF(([.E130]=0);1;IF(([.E130]=3);1;0)))" office:value-type="float" office:value="1">
            <text:p>1</text:p>
          </table:table-cell>
          <table:table-cell table:formula="of:=STDEVP([.H130];[.J130];[.L130];[.N130])" office:value-type="float" office:value="0">
            <text:p>0</text:p>
          </table:table-cell>
          <table:table-cell table:formula="of:=SUM([.I130];[.K130];[.M130];[.O130])" office:value-type="float" office:value="4">
            <text:p>4</text:p>
          </table:table-cell>
          <table:table-cell table:formula="of:=AVERAGE([.H130];[.J130];[.L130];[.N13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700789833728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31]&lt;0);-1;IF(([.B131]&gt;1);1;0))" office:value-type="float" office:value="-1">
            <text:p>-1</text:p>
          </table:table-cell>
          <table:table-cell table:formula="of:=IF(([.B131]=-2);1;IF(([.B131]=0);1;IF(([.B131]=3);1;0)))" office:value-type="float" office:value="0">
            <text:p>0</text:p>
          </table:table-cell>
          <table:table-cell table:formula="of:=IF(([.C131]&lt;0);-1;IF(([.C131]&gt;1);1;0))" office:value-type="float" office:value="-1">
            <text:p>-1</text:p>
          </table:table-cell>
          <table:table-cell table:formula="of:=IF(([.C131]=-2);1;IF(([.C131]=0);1;IF(([.C131]=3);1;0)))" office:value-type="float" office:value="1">
            <text:p>1</text:p>
          </table:table-cell>
          <table:table-cell table:formula="of:=IF(([.D131]&lt;0);-1;IF(([.D131]&gt;1);1;0))" office:value-type="float" office:value="-1">
            <text:p>-1</text:p>
          </table:table-cell>
          <table:table-cell table:formula="of:=IF(([.D131]=-2);1;IF(([.D131]=0);1;IF(([.D131]=3);1;0)))" office:value-type="float" office:value="1">
            <text:p>1</text:p>
          </table:table-cell>
          <table:table-cell table:formula="of:=IF(([.E131]&lt;0);-1;IF(([.E131]&gt;1);1;0))" office:value-type="float" office:value="-1">
            <text:p>-1</text:p>
          </table:table-cell>
          <table:table-cell table:formula="of:=IF(([.E131]=-2);1;IF(([.E131]=0);1;IF(([.E131]=3);1;0)))" office:value-type="float" office:value="1">
            <text:p>1</text:p>
          </table:table-cell>
          <table:table-cell table:formula="of:=STDEVP([.H131];[.J131];[.L131];[.N131])" office:value-type="float" office:value="0">
            <text:p>0</text:p>
          </table:table-cell>
          <table:table-cell table:formula="of:=SUM([.I131];[.K131];[.M131];[.O131])" office:value-type="float" office:value="3">
            <text:p>3</text:p>
          </table:table-cell>
          <table:table-cell table:formula="of:=AVERAGE([.H131];[.J131];[.L131];[.N131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469437255270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2]&lt;0);-1;IF(([.B132]&gt;1);1;0))" office:value-type="float" office:value="1">
            <text:p>1</text:p>
          </table:table-cell>
          <table:table-cell table:formula="of:=IF(([.B132]=-2);1;IF(([.B132]=0);1;IF(([.B132]=3);1;0)))" office:value-type="float" office:value="1">
            <text:p>1</text:p>
          </table:table-cell>
          <table:table-cell table:formula="of:=IF(([.C132]&lt;0);-1;IF(([.C132]&gt;1);1;0))" office:value-type="float" office:value="1">
            <text:p>1</text:p>
          </table:table-cell>
          <table:table-cell table:formula="of:=IF(([.C132]=-2);1;IF(([.C132]=0);1;IF(([.C132]=3);1;0)))" office:value-type="float" office:value="1">
            <text:p>1</text:p>
          </table:table-cell>
          <table:table-cell table:formula="of:=IF(([.D132]&lt;0);-1;IF(([.D132]&gt;1);1;0))" office:value-type="float" office:value="1">
            <text:p>1</text:p>
          </table:table-cell>
          <table:table-cell table:formula="of:=IF(([.D132]=-2);1;IF(([.D132]=0);1;IF(([.D132]=3);1;0)))" office:value-type="float" office:value="1">
            <text:p>1</text:p>
          </table:table-cell>
          <table:table-cell table:formula="of:=IF(([.E132]&lt;0);-1;IF(([.E132]&gt;1);1;0))" office:value-type="float" office:value="1">
            <text:p>1</text:p>
          </table:table-cell>
          <table:table-cell table:formula="of:=IF(([.E132]=-2);1;IF(([.E132]=0);1;IF(([.E132]=3);1;0)))" office:value-type="float" office:value="1">
            <text:p>1</text:p>
          </table:table-cell>
          <table:table-cell table:formula="of:=STDEVP([.H132];[.J132];[.L132];[.N132])" office:value-type="float" office:value="0">
            <text:p>0</text:p>
          </table:table-cell>
          <table:table-cell table:formula="of:=SUM([.I132];[.K132];[.M132];[.O132])" office:value-type="float" office:value="4">
            <text:p>4</text:p>
          </table:table-cell>
          <table:table-cell table:formula="of:=AVERAGE([.H132];[.J132];[.L132];[.N13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69072769843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3]&lt;0);-1;IF(([.B133]&gt;1);1;0))" office:value-type="float" office:value="1">
            <text:p>1</text:p>
          </table:table-cell>
          <table:table-cell table:formula="of:=IF(([.B133]=-2);1;IF(([.B133]=0);1;IF(([.B133]=3);1;0)))" office:value-type="float" office:value="1">
            <text:p>1</text:p>
          </table:table-cell>
          <table:table-cell table:formula="of:=IF(([.C133]&lt;0);-1;IF(([.C133]&gt;1);1;0))" office:value-type="float" office:value="1">
            <text:p>1</text:p>
          </table:table-cell>
          <table:table-cell table:formula="of:=IF(([.C133]=-2);1;IF(([.C133]=0);1;IF(([.C133]=3);1;0)))" office:value-type="float" office:value="1">
            <text:p>1</text:p>
          </table:table-cell>
          <table:table-cell table:formula="of:=IF(([.D133]&lt;0);-1;IF(([.D133]&gt;1);1;0))" office:value-type="float" office:value="1">
            <text:p>1</text:p>
          </table:table-cell>
          <table:table-cell table:formula="of:=IF(([.D133]=-2);1;IF(([.D133]=0);1;IF(([.D133]=3);1;0)))" office:value-type="float" office:value="1">
            <text:p>1</text:p>
          </table:table-cell>
          <table:table-cell table:formula="of:=IF(([.E133]&lt;0);-1;IF(([.E133]&gt;1);1;0))" office:value-type="float" office:value="1">
            <text:p>1</text:p>
          </table:table-cell>
          <table:table-cell table:formula="of:=IF(([.E133]=-2);1;IF(([.E133]=0);1;IF(([.E133]=3);1;0)))" office:value-type="float" office:value="1">
            <text:p>1</text:p>
          </table:table-cell>
          <table:table-cell table:formula="of:=STDEVP([.H133];[.J133];[.L133];[.N133])" office:value-type="float" office:value="0">
            <text:p>0</text:p>
          </table:table-cell>
          <table:table-cell table:formula="of:=SUM([.I133];[.K133];[.M133];[.O133])" office:value-type="float" office:value="4">
            <text:p>4</text:p>
          </table:table-cell>
          <table:table-cell table:formula="of:=AVERAGE([.H133];[.J133];[.L133];[.N13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68020000358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34]&lt;0);-1;IF(([.B134]&gt;1);1;0))" office:value-type="float" office:value="1">
            <text:p>1</text:p>
          </table:table-cell>
          <table:table-cell table:formula="of:=IF(([.B134]=-2);1;IF(([.B134]=0);1;IF(([.B134]=3);1;0)))" office:value-type="float" office:value="1">
            <text:p>1</text:p>
          </table:table-cell>
          <table:table-cell table:formula="of:=IF(([.C134]&lt;0);-1;IF(([.C134]&gt;1);1;0))" office:value-type="float" office:value="1">
            <text:p>1</text:p>
          </table:table-cell>
          <table:table-cell table:formula="of:=IF(([.C134]=-2);1;IF(([.C134]=0);1;IF(([.C134]=3);1;0)))" office:value-type="float" office:value="1">
            <text:p>1</text:p>
          </table:table-cell>
          <table:table-cell table:formula="of:=IF(([.D134]&lt;0);-1;IF(([.D134]&gt;1);1;0))" office:value-type="float" office:value="0">
            <text:p>0</text:p>
          </table:table-cell>
          <table:table-cell table:formula="of:=IF(([.D134]=-2);1;IF(([.D134]=0);1;IF(([.D134]=3);1;0)))" office:value-type="float" office:value="1">
            <text:p>1</text:p>
          </table:table-cell>
          <table:table-cell table:formula="of:=IF(([.E134]&lt;0);-1;IF(([.E134]&gt;1);1;0))" office:value-type="float" office:value="0">
            <text:p>0</text:p>
          </table:table-cell>
          <table:table-cell table:formula="of:=IF(([.E134]=-2);1;IF(([.E134]=0);1;IF(([.E134]=3);1;0)))" office:value-type="float" office:value="1">
            <text:p>1</text:p>
          </table:table-cell>
          <table:table-cell table:formula="of:=STDEVP([.H134];[.J134];[.L134];[.N134])" office:value-type="float" office:value="0.5">
            <text:p>0.5</text:p>
          </table:table-cell>
          <table:table-cell table:formula="of:=SUM([.I134];[.K134];[.M134];[.O134])" office:value-type="float" office:value="4">
            <text:p>4</text:p>
          </table:table-cell>
          <table:table-cell table:formula="of:=AVERAGE([.H134];[.J134];[.L134];[.N134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467072927744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35]&lt;0);-1;IF(([.B135]&gt;1);1;0))" office:value-type="float" office:value="-1">
            <text:p>-1</text:p>
          </table:table-cell>
          <table:table-cell table:formula="of:=IF(([.B135]=-2);1;IF(([.B135]=0);1;IF(([.B135]=3);1;0)))" office:value-type="float" office:value="0">
            <text:p>0</text:p>
          </table:table-cell>
          <table:table-cell table:formula="of:=IF(([.C135]&lt;0);-1;IF(([.C135]&gt;1);1;0))" office:value-type="float" office:value="-1">
            <text:p>-1</text:p>
          </table:table-cell>
          <table:table-cell table:formula="of:=IF(([.C135]=-2);1;IF(([.C135]=0);1;IF(([.C135]=3);1;0)))" office:value-type="float" office:value="1">
            <text:p>1</text:p>
          </table:table-cell>
          <table:table-cell table:formula="of:=IF(([.D135]&lt;0);-1;IF(([.D135]&gt;1);1;0))" office:value-type="float" office:value="-1">
            <text:p>-1</text:p>
          </table:table-cell>
          <table:table-cell table:formula="of:=IF(([.D135]=-2);1;IF(([.D135]=0);1;IF(([.D135]=3);1;0)))" office:value-type="float" office:value="0">
            <text:p>0</text:p>
          </table:table-cell>
          <table:table-cell table:formula="of:=IF(([.E135]&lt;0);-1;IF(([.E135]&gt;1);1;0))" office:value-type="float" office:value="-1">
            <text:p>-1</text:p>
          </table:table-cell>
          <table:table-cell table:formula="of:=IF(([.E135]=-2);1;IF(([.E135]=0);1;IF(([.E135]=3);1;0)))" office:value-type="float" office:value="1">
            <text:p>1</text:p>
          </table:table-cell>
          <table:table-cell table:formula="of:=STDEVP([.H135];[.J135];[.L135];[.N135])" office:value-type="float" office:value="0">
            <text:p>0</text:p>
          </table:table-cell>
          <table:table-cell table:formula="of:=SUM([.I135];[.K135];[.M135];[.O135])" office:value-type="float" office:value="2">
            <text:p>2</text:p>
          </table:table-cell>
          <table:table-cell table:formula="of:=AVERAGE([.H135];[.J135];[.L135];[.N135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464763961753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36]&lt;0);-1;IF(([.B136]&gt;1);1;0))" office:value-type="float" office:value="1">
            <text:p>1</text:p>
          </table:table-cell>
          <table:table-cell table:formula="of:=IF(([.B136]=-2);1;IF(([.B136]=0);1;IF(([.B136]=3);1;0)))" office:value-type="float" office:value="1">
            <text:p>1</text:p>
          </table:table-cell>
          <table:table-cell table:formula="of:=IF(([.C136]&lt;0);-1;IF(([.C136]&gt;1);1;0))" office:value-type="float" office:value="1">
            <text:p>1</text:p>
          </table:table-cell>
          <table:table-cell table:formula="of:=IF(([.C136]=-2);1;IF(([.C136]=0);1;IF(([.C136]=3);1;0)))" office:value-type="float" office:value="1">
            <text:p>1</text:p>
          </table:table-cell>
          <table:table-cell table:formula="of:=IF(([.D136]&lt;0);-1;IF(([.D136]&gt;1);1;0))" office:value-type="float" office:value="1">
            <text:p>1</text:p>
          </table:table-cell>
          <table:table-cell table:formula="of:=IF(([.D136]=-2);1;IF(([.D136]=0);1;IF(([.D136]=3);1;0)))" office:value-type="float" office:value="1">
            <text:p>1</text:p>
          </table:table-cell>
          <table:table-cell table:formula="of:=IF(([.E136]&lt;0);-1;IF(([.E136]&gt;1);1;0))" office:value-type="float" office:value="1">
            <text:p>1</text:p>
          </table:table-cell>
          <table:table-cell table:formula="of:=IF(([.E136]=-2);1;IF(([.E136]=0);1;IF(([.E136]=3);1;0)))" office:value-type="float" office:value="0">
            <text:p>0</text:p>
          </table:table-cell>
          <table:table-cell table:formula="of:=STDEVP([.H136];[.J136];[.L136];[.N136])" office:value-type="float" office:value="0">
            <text:p>0</text:p>
          </table:table-cell>
          <table:table-cell table:formula="of:=SUM([.I136];[.K136];[.M136];[.O136])" office:value-type="float" office:value="3">
            <text:p>3</text:p>
          </table:table-cell>
          <table:table-cell table:formula="of:=AVERAGE([.H136];[.J136];[.L136];[.N13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6222137548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7]&lt;0);-1;IF(([.B137]&gt;1);1;0))" office:value-type="float" office:value="1">
            <text:p>1</text:p>
          </table:table-cell>
          <table:table-cell table:formula="of:=IF(([.B137]=-2);1;IF(([.B137]=0);1;IF(([.B137]=3);1;0)))" office:value-type="float" office:value="0">
            <text:p>0</text:p>
          </table:table-cell>
          <table:table-cell table:formula="of:=IF(([.C137]&lt;0);-1;IF(([.C137]&gt;1);1;0))" office:value-type="float" office:value="0">
            <text:p>0</text:p>
          </table:table-cell>
          <table:table-cell table:formula="of:=IF(([.C137]=-2);1;IF(([.C137]=0);1;IF(([.C137]=3);1;0)))" office:value-type="float" office:value="1">
            <text:p>1</text:p>
          </table:table-cell>
          <table:table-cell table:formula="of:=IF(([.D137]&lt;0);-1;IF(([.D137]&gt;1);1;0))" office:value-type="float" office:value="0">
            <text:p>0</text:p>
          </table:table-cell>
          <table:table-cell table:formula="of:=IF(([.D137]=-2);1;IF(([.D137]=0);1;IF(([.D137]=3);1;0)))" office:value-type="float" office:value="0">
            <text:p>0</text:p>
          </table:table-cell>
          <table:table-cell table:formula="of:=IF(([.E137]&lt;0);-1;IF(([.E137]&gt;1);1;0))" office:value-type="float" office:value="1">
            <text:p>1</text:p>
          </table:table-cell>
          <table:table-cell table:formula="of:=IF(([.E137]=-2);1;IF(([.E137]=0);1;IF(([.E137]=3);1;0)))" office:value-type="float" office:value="1">
            <text:p>1</text:p>
          </table:table-cell>
          <table:table-cell table:formula="of:=STDEVP([.H137];[.J137];[.L137];[.N137])" office:value-type="float" office:value="0.5">
            <text:p>0.5</text:p>
          </table:table-cell>
          <table:table-cell table:formula="of:=SUM([.I137];[.K137];[.M137];[.O137])" office:value-type="float" office:value="2">
            <text:p>2</text:p>
          </table:table-cell>
          <table:table-cell table:formula="of:=AVERAGE([.H137];[.J137];[.L137];[.N137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4608271867904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8]&lt;0);-1;IF(([.B138]&gt;1);1;0))" office:value-type="float" office:value="1">
            <text:p>1</text:p>
          </table:table-cell>
          <table:table-cell table:formula="of:=IF(([.B138]=-2);1;IF(([.B138]=0);1;IF(([.B138]=3);1;0)))" office:value-type="float" office:value="1">
            <text:p>1</text:p>
          </table:table-cell>
          <table:table-cell table:formula="of:=IF(([.C138]&lt;0);-1;IF(([.C138]&gt;1);1;0))" office:value-type="float" office:value="1">
            <text:p>1</text:p>
          </table:table-cell>
          <table:table-cell table:formula="of:=IF(([.C138]=-2);1;IF(([.C138]=0);1;IF(([.C138]=3);1;0)))" office:value-type="float" office:value="1">
            <text:p>1</text:p>
          </table:table-cell>
          <table:table-cell table:formula="of:=IF(([.D138]&lt;0);-1;IF(([.D138]&gt;1);1;0))" office:value-type="float" office:value="1">
            <text:p>1</text:p>
          </table:table-cell>
          <table:table-cell table:formula="of:=IF(([.D138]=-2);1;IF(([.D138]=0);1;IF(([.D138]=3);1;0)))" office:value-type="float" office:value="1">
            <text:p>1</text:p>
          </table:table-cell>
          <table:table-cell table:formula="of:=IF(([.E138]&lt;0);-1;IF(([.E138]&gt;1);1;0))" office:value-type="float" office:value="1">
            <text:p>1</text:p>
          </table:table-cell>
          <table:table-cell table:formula="of:=IF(([.E138]=-2);1;IF(([.E138]=0);1;IF(([.E138]=3);1;0)))" office:value-type="float" office:value="1">
            <text:p>1</text:p>
          </table:table-cell>
          <table:table-cell table:formula="of:=STDEVP([.H138];[.J138];[.L138];[.N138])" office:value-type="float" office:value="0">
            <text:p>0</text:p>
          </table:table-cell>
          <table:table-cell table:formula="of:=SUM([.I138];[.K138];[.M138];[.O138])" office:value-type="float" office:value="4">
            <text:p>4</text:p>
          </table:table-cell>
          <table:table-cell table:formula="of:=AVERAGE([.H138];[.J138];[.L138];[.N13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5832864276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39]&lt;0);-1;IF(([.B139]&gt;1);1;0))" office:value-type="float" office:value="0">
            <text:p>0</text:p>
          </table:table-cell>
          <table:table-cell table:formula="of:=IF(([.B139]=-2);1;IF(([.B139]=0);1;IF(([.B139]=3);1;0)))" office:value-type="float" office:value="0">
            <text:p>0</text:p>
          </table:table-cell>
          <table:table-cell table:formula="of:=IF(([.C139]&lt;0);-1;IF(([.C139]&gt;1);1;0))" office:value-type="float" office:value="1">
            <text:p>1</text:p>
          </table:table-cell>
          <table:table-cell table:formula="of:=IF(([.C139]=-2);1;IF(([.C139]=0);1;IF(([.C139]=3);1;0)))" office:value-type="float" office:value="1">
            <text:p>1</text:p>
          </table:table-cell>
          <table:table-cell table:formula="of:=IF(([.D139]&lt;0);-1;IF(([.D139]&gt;1);1;0))" office:value-type="float" office:value="0">
            <text:p>0</text:p>
          </table:table-cell>
          <table:table-cell table:formula="of:=IF(([.D139]=-2);1;IF(([.D139]=0);1;IF(([.D139]=3);1;0)))" office:value-type="float" office:value="1">
            <text:p>1</text:p>
          </table:table-cell>
          <table:table-cell table:formula="of:=IF(([.E139]&lt;0);-1;IF(([.E139]&gt;1);1;0))" office:value-type="float" office:value="0">
            <text:p>0</text:p>
          </table:table-cell>
          <table:table-cell table:formula="of:=IF(([.E139]=-2);1;IF(([.E139]=0);1;IF(([.E139]=3);1;0)))" office:value-type="float" office:value="0">
            <text:p>0</text:p>
          </table:table-cell>
          <table:table-cell table:formula="of:=STDEVP([.H139];[.J139];[.L139];[.N139])" office:value-type="float" office:value="0.433012701892219">
            <text:p>0.4330127019</text:p>
          </table:table-cell>
          <table:table-cell table:formula="of:=SUM([.I139];[.K139];[.M139];[.O139])" office:value-type="float" office:value="2">
            <text:p>2</text:p>
          </table:table-cell>
          <table:table-cell table:formula="of:=AVERAGE([.H139];[.J139];[.L139];[.N139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4569222897664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40]&lt;0);-1;IF(([.B140]&gt;1);1;0))" office:value-type="float" office:value="1">
            <text:p>1</text:p>
          </table:table-cell>
          <table:table-cell table:formula="of:=IF(([.B140]=-2);1;IF(([.B140]=0);1;IF(([.B140]=3);1;0)))" office:value-type="float" office:value="1">
            <text:p>1</text:p>
          </table:table-cell>
          <table:table-cell table:formula="of:=IF(([.C140]&lt;0);-1;IF(([.C140]&gt;1);1;0))" office:value-type="float" office:value="1">
            <text:p>1</text:p>
          </table:table-cell>
          <table:table-cell table:formula="of:=IF(([.C140]=-2);1;IF(([.C140]=0);1;IF(([.C140]=3);1;0)))" office:value-type="float" office:value="1">
            <text:p>1</text:p>
          </table:table-cell>
          <table:table-cell table:formula="of:=IF(([.D140]&lt;0);-1;IF(([.D140]&gt;1);1;0))" office:value-type="float" office:value="1">
            <text:p>1</text:p>
          </table:table-cell>
          <table:table-cell table:formula="of:=IF(([.D140]=-2);1;IF(([.D140]=0);1;IF(([.D140]=3);1;0)))" office:value-type="float" office:value="1">
            <text:p>1</text:p>
          </table:table-cell>
          <table:table-cell table:formula="of:=IF(([.E140]&lt;0);-1;IF(([.E140]&gt;1);1;0))" office:value-type="float" office:value="1">
            <text:p>1</text:p>
          </table:table-cell>
          <table:table-cell table:formula="of:=IF(([.E140]=-2);1;IF(([.E140]=0);1;IF(([.E140]=3);1;0)))" office:value-type="float" office:value="1">
            <text:p>1</text:p>
          </table:table-cell>
          <table:table-cell table:formula="of:=STDEVP([.H140];[.J140];[.L140];[.N140])" office:value-type="float" office:value="0">
            <text:p>0</text:p>
          </table:table-cell>
          <table:table-cell table:formula="of:=SUM([.I140];[.K140];[.M140];[.O140])" office:value-type="float" office:value="4">
            <text:p>4</text:p>
          </table:table-cell>
          <table:table-cell table:formula="of:=AVERAGE([.H140];[.J140];[.L140];[.N14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558141558784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41]&lt;0);-1;IF(([.B141]&gt;1);1;0))" office:value-type="float" office:value="-1">
            <text:p>-1</text:p>
          </table:table-cell>
          <table:table-cell table:formula="of:=IF(([.B141]=-2);1;IF(([.B141]=0);1;IF(([.B141]=3);1;0)))" office:value-type="float" office:value="0">
            <text:p>0</text:p>
          </table:table-cell>
          <table:table-cell table:formula="of:=IF(([.C141]&lt;0);-1;IF(([.C141]&gt;1);1;0))" office:value-type="float" office:value="-1">
            <text:p>-1</text:p>
          </table:table-cell>
          <table:table-cell table:formula="of:=IF(([.C141]=-2);1;IF(([.C141]=0);1;IF(([.C141]=3);1;0)))" office:value-type="float" office:value="1">
            <text:p>1</text:p>
          </table:table-cell>
          <table:table-cell table:formula="of:=IF(([.D141]&lt;0);-1;IF(([.D141]&gt;1);1;0))" office:value-type="float" office:value="-1">
            <text:p>-1</text:p>
          </table:table-cell>
          <table:table-cell table:formula="of:=IF(([.D141]=-2);1;IF(([.D141]=0);1;IF(([.D141]=3);1;0)))" office:value-type="float" office:value="1">
            <text:p>1</text:p>
          </table:table-cell>
          <table:table-cell table:formula="of:=IF(([.E141]&lt;0);-1;IF(([.E141]&gt;1);1;0))" office:value-type="float" office:value="-1">
            <text:p>-1</text:p>
          </table:table-cell>
          <table:table-cell table:formula="of:=IF(([.E141]=-2);1;IF(([.E141]=0);1;IF(([.E141]=3);1;0)))" office:value-type="float" office:value="1">
            <text:p>1</text:p>
          </table:table-cell>
          <table:table-cell table:formula="of:=STDEVP([.H141];[.J141];[.L141];[.N141])" office:value-type="float" office:value="0">
            <text:p>0</text:p>
          </table:table-cell>
          <table:table-cell table:formula="of:=SUM([.I141];[.K141];[.M141];[.O141])" office:value-type="float" office:value="3">
            <text:p>3</text:p>
          </table:table-cell>
          <table:table-cell table:formula="of:=AVERAGE([.H141];[.J141];[.L141];[.N141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45231317032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2]&lt;0);-1;IF(([.B142]&gt;1);1;0))" office:value-type="float" office:value="0">
            <text:p>0</text:p>
          </table:table-cell>
          <table:table-cell table:formula="of:=IF(([.B142]=-2);1;IF(([.B142]=0);1;IF(([.B142]=3);1;0)))" office:value-type="float" office:value="0">
            <text:p>0</text:p>
          </table:table-cell>
          <table:table-cell table:formula="of:=IF(([.C142]&lt;0);-1;IF(([.C142]&gt;1);1;0))" office:value-type="float" office:value="1">
            <text:p>1</text:p>
          </table:table-cell>
          <table:table-cell table:formula="of:=IF(([.C142]=-2);1;IF(([.C142]=0);1;IF(([.C142]=3);1;0)))" office:value-type="float" office:value="1">
            <text:p>1</text:p>
          </table:table-cell>
          <table:table-cell table:formula="of:=IF(([.D142]&lt;0);-1;IF(([.D142]&gt;1);1;0))" office:value-type="float" office:value="-1">
            <text:p>-1</text:p>
          </table:table-cell>
          <table:table-cell table:formula="of:=IF(([.D142]=-2);1;IF(([.D142]=0);1;IF(([.D142]=3);1;0)))" office:value-type="float" office:value="1">
            <text:p>1</text:p>
          </table:table-cell>
          <table:table-cell table:formula="of:=IF(([.E142]&lt;0);-1;IF(([.E142]&gt;1);1;0))" office:value-type="float" office:value="0">
            <text:p>0</text:p>
          </table:table-cell>
          <table:table-cell table:formula="of:=IF(([.E142]=-2);1;IF(([.E142]=0);1;IF(([.E142]=3);1;0)))" office:value-type="float" office:value="1">
            <text:p>1</text:p>
          </table:table-cell>
          <table:table-cell table:formula="of:=STDEVP([.H142];[.J142];[.L142];[.N142])" office:value-type="float" office:value="0.707106781186548">
            <text:p>0.7071067812</text:p>
          </table:table-cell>
          <table:table-cell table:formula="of:=SUM([.I142];[.K142];[.M142];[.O142])" office:value-type="float" office:value="3">
            <text:p>3</text:p>
          </table:table-cell>
          <table:table-cell table:formula="of:=AVERAGE([.H142];[.J142];[.L142];[.N14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52213345075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3]&lt;0);-1;IF(([.B143]&gt;1);1;0))" office:value-type="float" office:value="0">
            <text:p>0</text:p>
          </table:table-cell>
          <table:table-cell table:formula="of:=IF(([.B143]=-2);1;IF(([.B143]=0);1;IF(([.B143]=3);1;0)))" office:value-type="float" office:value="1">
            <text:p>1</text:p>
          </table:table-cell>
          <table:table-cell table:formula="of:=IF(([.C143]&lt;0);-1;IF(([.C143]&gt;1);1;0))" office:value-type="float" office:value="0">
            <text:p>0</text:p>
          </table:table-cell>
          <table:table-cell table:formula="of:=IF(([.C143]=-2);1;IF(([.C143]=0);1;IF(([.C143]=3);1;0)))" office:value-type="float" office:value="1">
            <text:p>1</text:p>
          </table:table-cell>
          <table:table-cell table:formula="of:=IF(([.D143]&lt;0);-1;IF(([.D143]&gt;1);1;0))" office:value-type="float" office:value="0">
            <text:p>0</text:p>
          </table:table-cell>
          <table:table-cell table:formula="of:=IF(([.D143]=-2);1;IF(([.D143]=0);1;IF(([.D143]=3);1;0)))" office:value-type="float" office:value="1">
            <text:p>1</text:p>
          </table:table-cell>
          <table:table-cell table:formula="of:=IF(([.E143]&lt;0);-1;IF(([.E143]&gt;1);1;0))" office:value-type="float" office:value="0">
            <text:p>0</text:p>
          </table:table-cell>
          <table:table-cell table:formula="of:=IF(([.E143]=-2);1;IF(([.E143]=0);1;IF(([.E143]=3);1;0)))" office:value-type="float" office:value="1">
            <text:p>1</text:p>
          </table:table-cell>
          <table:table-cell table:formula="of:=STDEVP([.H143];[.J143];[.L143];[.N143])" office:value-type="float" office:value="0">
            <text:p>0</text:p>
          </table:table-cell>
          <table:table-cell table:formula="of:=SUM([.I143];[.K143];[.M143];[.O143])" office:value-type="float" office:value="4">
            <text:p>4</text:p>
          </table:table-cell>
          <table:table-cell table:formula="of:=AVERAGE([.H143];[.J143];[.L143];[.N14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516328542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4]&lt;0);-1;IF(([.B144]&gt;1);1;0))" office:value-type="float" office:value="0">
            <text:p>0</text:p>
          </table:table-cell>
          <table:table-cell table:formula="of:=IF(([.B144]=-2);1;IF(([.B144]=0);1;IF(([.B144]=3);1;0)))" office:value-type="float" office:value="0">
            <text:p>0</text:p>
          </table:table-cell>
          <table:table-cell table:formula="of:=IF(([.C144]&lt;0);-1;IF(([.C144]&gt;1);1;0))" office:value-type="float" office:value="0">
            <text:p>0</text:p>
          </table:table-cell>
          <table:table-cell table:formula="of:=IF(([.C144]=-2);1;IF(([.C144]=0);1;IF(([.C144]=3);1;0)))" office:value-type="float" office:value="1">
            <text:p>1</text:p>
          </table:table-cell>
          <table:table-cell table:formula="of:=IF(([.D144]&lt;0);-1;IF(([.D144]&gt;1);1;0))" office:value-type="float" office:value="1">
            <text:p>1</text:p>
          </table:table-cell>
          <table:table-cell table:formula="of:=IF(([.D144]=-2);1;IF(([.D144]=0);1;IF(([.D144]=3);1;0)))" office:value-type="float" office:value="1">
            <text:p>1</text:p>
          </table:table-cell>
          <table:table-cell table:formula="of:=IF(([.E144]&lt;0);-1;IF(([.E144]&gt;1);1;0))" office:value-type="float" office:value="0">
            <text:p>0</text:p>
          </table:table-cell>
          <table:table-cell table:formula="of:=IF(([.E144]=-2);1;IF(([.E144]=0);1;IF(([.E144]=3);1;0)))" office:value-type="float" office:value="1">
            <text:p>1</text:p>
          </table:table-cell>
          <table:table-cell table:formula="of:=STDEVP([.H144];[.J144];[.L144];[.N144])" office:value-type="float" office:value="0.433012701892219">
            <text:p>0.4330127019</text:p>
          </table:table-cell>
          <table:table-cell table:formula="of:=SUM([.I144];[.K144];[.M144];[.O144])" office:value-type="float" office:value="3">
            <text:p>3</text:p>
          </table:table-cell>
          <table:table-cell table:formula="of:=AVERAGE([.H144];[.J144];[.L144];[.N144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451512058675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45]&lt;0);-1;IF(([.B145]&gt;1);1;0))" office:value-type="float" office:value="1">
            <text:p>1</text:p>
          </table:table-cell>
          <table:table-cell table:formula="of:=IF(([.B145]=-2);1;IF(([.B145]=0);1;IF(([.B145]=3);1;0)))" office:value-type="float" office:value="1">
            <text:p>1</text:p>
          </table:table-cell>
          <table:table-cell table:formula="of:=IF(([.C145]&lt;0);-1;IF(([.C145]&gt;1);1;0))" office:value-type="float" office:value="1">
            <text:p>1</text:p>
          </table:table-cell>
          <table:table-cell table:formula="of:=IF(([.C145]=-2);1;IF(([.C145]=0);1;IF(([.C145]=3);1;0)))" office:value-type="float" office:value="1">
            <text:p>1</text:p>
          </table:table-cell>
          <table:table-cell table:formula="of:=IF(([.D145]&lt;0);-1;IF(([.D145]&gt;1);1;0))" office:value-type="float" office:value="1">
            <text:p>1</text:p>
          </table:table-cell>
          <table:table-cell table:formula="of:=IF(([.D145]=-2);1;IF(([.D145]=0);1;IF(([.D145]=3);1;0)))" office:value-type="float" office:value="1">
            <text:p>1</text:p>
          </table:table-cell>
          <table:table-cell table:formula="of:=IF(([.E145]&lt;0);-1;IF(([.E145]&gt;1);1;0))" office:value-type="float" office:value="-1">
            <text:p>-1</text:p>
          </table:table-cell>
          <table:table-cell table:formula="of:=IF(([.E145]=-2);1;IF(([.E145]=0);1;IF(([.E145]=3);1;0)))" office:value-type="float" office:value="0">
            <text:p>0</text:p>
          </table:table-cell>
          <table:table-cell table:formula="of:=STDEVP([.H145];[.J145];[.L145];[.N145])" office:value-type="float" office:value="0.866025403784439">
            <text:p>0.8660254038</text:p>
          </table:table-cell>
          <table:table-cell table:formula="of:=SUM([.I145];[.K145];[.M145];[.O145])" office:value-type="float" office:value="3">
            <text:p>3</text:p>
          </table:table-cell>
          <table:table-cell table:formula="of:=AVERAGE([.H145];[.J145];[.L145];[.N145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440209247846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6]&lt;0);-1;IF(([.B146]&gt;1);1;0))" office:value-type="float" office:value="0">
            <text:p>0</text:p>
          </table:table-cell>
          <table:table-cell table:formula="of:=IF(([.B146]=-2);1;IF(([.B146]=0);1;IF(([.B146]=3);1;0)))" office:value-type="float" office:value="1">
            <text:p>1</text:p>
          </table:table-cell>
          <table:table-cell table:formula="of:=IF(([.C146]&lt;0);-1;IF(([.C146]&gt;1);1;0))" office:value-type="float" office:value="0">
            <text:p>0</text:p>
          </table:table-cell>
          <table:table-cell table:formula="of:=IF(([.C146]=-2);1;IF(([.C146]=0);1;IF(([.C146]=3);1;0)))" office:value-type="float" office:value="1">
            <text:p>1</text:p>
          </table:table-cell>
          <table:table-cell table:formula="of:=IF(([.D146]&lt;0);-1;IF(([.D146]&gt;1);1;0))" office:value-type="float" office:value="0">
            <text:p>0</text:p>
          </table:table-cell>
          <table:table-cell table:formula="of:=IF(([.D146]=-2);1;IF(([.D146]=0);1;IF(([.D146]=3);1;0)))" office:value-type="float" office:value="1">
            <text:p>1</text:p>
          </table:table-cell>
          <table:table-cell table:formula="of:=IF(([.E146]&lt;0);-1;IF(([.E146]&gt;1);1;0))" office:value-type="float" office:value="0">
            <text:p>0</text:p>
          </table:table-cell>
          <table:table-cell table:formula="of:=IF(([.E146]=-2);1;IF(([.E146]=0);1;IF(([.E146]=3);1;0)))" office:value-type="float" office:value="1">
            <text:p>1</text:p>
          </table:table-cell>
          <table:table-cell table:formula="of:=STDEVP([.H146];[.J146];[.L146];[.N146])" office:value-type="float" office:value="0">
            <text:p>0</text:p>
          </table:table-cell>
          <table:table-cell table:formula="of:=SUM([.I146];[.K146];[.M146];[.O146])" office:value-type="float" office:value="4">
            <text:p>4</text:p>
          </table:table-cell>
          <table:table-cell table:formula="of:=AVERAGE([.H146];[.J146];[.L146];[.N14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371968974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47]&lt;0);-1;IF(([.B147]&gt;1);1;0))" office:value-type="float" office:value="0">
            <text:p>0</text:p>
          </table:table-cell>
          <table:table-cell table:formula="of:=IF(([.B147]=-2);1;IF(([.B147]=0);1;IF(([.B147]=3);1;0)))" office:value-type="float" office:value="1">
            <text:p>1</text:p>
          </table:table-cell>
          <table:table-cell table:formula="of:=IF(([.C147]&lt;0);-1;IF(([.C147]&gt;1);1;0))" office:value-type="float" office:value="1">
            <text:p>1</text:p>
          </table:table-cell>
          <table:table-cell table:formula="of:=IF(([.C147]=-2);1;IF(([.C147]=0);1;IF(([.C147]=3);1;0)))" office:value-type="float" office:value="0">
            <text:p>0</text:p>
          </table:table-cell>
          <table:table-cell table:formula="of:=IF(([.D147]&lt;0);-1;IF(([.D147]&gt;1);1;0))" office:value-type="float" office:value="0">
            <text:p>0</text:p>
          </table:table-cell>
          <table:table-cell table:formula="of:=IF(([.D147]=-2);1;IF(([.D147]=0);1;IF(([.D147]=3);1;0)))" office:value-type="float" office:value="1">
            <text:p>1</text:p>
          </table:table-cell>
          <table:table-cell table:formula="of:=IF(([.E147]&lt;0);-1;IF(([.E147]&gt;1);1;0))" office:value-type="float" office:value="-1">
            <text:p>-1</text:p>
          </table:table-cell>
          <table:table-cell table:formula="of:=IF(([.E147]=-2);1;IF(([.E147]=0);1;IF(([.E147]=3);1;0)))" office:value-type="float" office:value="0">
            <text:p>0</text:p>
          </table:table-cell>
          <table:table-cell table:formula="of:=STDEVP([.H147];[.J147];[.L147];[.N147])" office:value-type="float" office:value="0.707106781186548">
            <text:p>0.7071067812</text:p>
          </table:table-cell>
          <table:table-cell table:formula="of:=SUM([.I147];[.K147];[.M147];[.O147])" office:value-type="float" office:value="2">
            <text:p>2</text:p>
          </table:table-cell>
          <table:table-cell table:formula="of:=AVERAGE([.H147];[.J147];[.L147];[.N14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364452798464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48]&lt;0);-1;IF(([.B148]&gt;1);1;0))" office:value-type="float" office:value="0">
            <text:p>0</text:p>
          </table:table-cell>
          <table:table-cell table:formula="of:=IF(([.B148]=-2);1;IF(([.B148]=0);1;IF(([.B148]=3);1;0)))" office:value-type="float" office:value="1">
            <text:p>1</text:p>
          </table:table-cell>
          <table:table-cell table:formula="of:=IF(([.C148]&lt;0);-1;IF(([.C148]&gt;1);1;0))" office:value-type="float" office:value="-1">
            <text:p>-1</text:p>
          </table:table-cell>
          <table:table-cell table:formula="of:=IF(([.C148]=-2);1;IF(([.C148]=0);1;IF(([.C148]=3);1;0)))" office:value-type="float" office:value="0">
            <text:p>0</text:p>
          </table:table-cell>
          <table:table-cell table:formula="of:=IF(([.D148]&lt;0);-1;IF(([.D148]&gt;1);1;0))" office:value-type="float" office:value="-1">
            <text:p>-1</text:p>
          </table:table-cell>
          <table:table-cell table:formula="of:=IF(([.D148]=-2);1;IF(([.D148]=0);1;IF(([.D148]=3);1;0)))" office:value-type="float" office:value="0">
            <text:p>0</text:p>
          </table:table-cell>
          <table:table-cell table:formula="of:=IF(([.E148]&lt;0);-1;IF(([.E148]&gt;1);1;0))" office:value-type="float" office:value="0">
            <text:p>0</text:p>
          </table:table-cell>
          <table:table-cell table:formula="of:=IF(([.E148]=-2);1;IF(([.E148]=0);1;IF(([.E148]=3);1;0)))" office:value-type="float" office:value="0">
            <text:p>0</text:p>
          </table:table-cell>
          <table:table-cell table:formula="of:=STDEVP([.H148];[.J148];[.L148];[.N148])" office:value-type="float" office:value="0.5">
            <text:p>0.5</text:p>
          </table:table-cell>
          <table:table-cell table:formula="of:=SUM([.I148];[.K148];[.M148];[.O148])" office:value-type="float" office:value="1">
            <text:p>1</text:p>
          </table:table-cell>
          <table:table-cell table:formula="of:=AVERAGE([.H148];[.J148];[.L148];[.N148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435096392499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49]&lt;0);-1;IF(([.B149]&gt;1);1;0))" office:value-type="float" office:value="0">
            <text:p>0</text:p>
          </table:table-cell>
          <table:table-cell table:formula="of:=IF(([.B149]=-2);1;IF(([.B149]=0);1;IF(([.B149]=3);1;0)))" office:value-type="float" office:value="1">
            <text:p>1</text:p>
          </table:table-cell>
          <table:table-cell table:formula="of:=IF(([.C149]&lt;0);-1;IF(([.C149]&gt;1);1;0))" office:value-type="float" office:value="0">
            <text:p>0</text:p>
          </table:table-cell>
          <table:table-cell table:formula="of:=IF(([.C149]=-2);1;IF(([.C149]=0);1;IF(([.C149]=3);1;0)))" office:value-type="float" office:value="1">
            <text:p>1</text:p>
          </table:table-cell>
          <table:table-cell table:formula="of:=IF(([.D149]&lt;0);-1;IF(([.D149]&gt;1);1;0))" office:value-type="float" office:value="0">
            <text:p>0</text:p>
          </table:table-cell>
          <table:table-cell table:formula="of:=IF(([.D149]=-2);1;IF(([.D149]=0);1;IF(([.D149]=3);1;0)))" office:value-type="float" office:value="1">
            <text:p>1</text:p>
          </table:table-cell>
          <table:table-cell table:formula="of:=IF(([.E149]&lt;0);-1;IF(([.E149]&gt;1);1;0))" office:value-type="float" office:value="0">
            <text:p>0</text:p>
          </table:table-cell>
          <table:table-cell table:formula="of:=IF(([.E149]=-2);1;IF(([.E149]=0);1;IF(([.E149]=3);1;0)))" office:value-type="float" office:value="0">
            <text:p>0</text:p>
          </table:table-cell>
          <table:table-cell table:formula="of:=STDEVP([.H149];[.J149];[.L149];[.N149])" office:value-type="float" office:value="0">
            <text:p>0</text:p>
          </table:table-cell>
          <table:table-cell table:formula="of:=SUM([.I149];[.K149];[.M149];[.O149])" office:value-type="float" office:value="3">
            <text:p>3</text:p>
          </table:table-cell>
          <table:table-cell table:formula="of:=AVERAGE([.H149];[.J149];[.L149];[.N149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3068985466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50]&lt;0);-1;IF(([.B150]&gt;1);1;0))" office:value-type="float" office:value="1">
            <text:p>1</text:p>
          </table:table-cell>
          <table:table-cell table:formula="of:=IF(([.B150]=-2);1;IF(([.B150]=0);1;IF(([.B150]=3);1;0)))" office:value-type="float" office:value="0">
            <text:p>0</text:p>
          </table:table-cell>
          <table:table-cell table:formula="of:=IF(([.C150]&lt;0);-1;IF(([.C150]&gt;1);1;0))" office:value-type="float" office:value="1">
            <text:p>1</text:p>
          </table:table-cell>
          <table:table-cell table:formula="of:=IF(([.C150]=-2);1;IF(([.C150]=0);1;IF(([.C150]=3);1;0)))" office:value-type="float" office:value="1">
            <text:p>1</text:p>
          </table:table-cell>
          <table:table-cell table:formula="of:=IF(([.D150]&lt;0);-1;IF(([.D150]&gt;1);1;0))" office:value-type="float" office:value="1">
            <text:p>1</text:p>
          </table:table-cell>
          <table:table-cell table:formula="of:=IF(([.D150]=-2);1;IF(([.D150]=0);1;IF(([.D150]=3);1;0)))" office:value-type="float" office:value="1">
            <text:p>1</text:p>
          </table:table-cell>
          <table:table-cell table:formula="of:=IF(([.E150]&lt;0);-1;IF(([.E150]&gt;1);1;0))" office:value-type="float" office:value="1">
            <text:p>1</text:p>
          </table:table-cell>
          <table:table-cell table:formula="of:=IF(([.E150]=-2);1;IF(([.E150]=0);1;IF(([.E150]=3);1;0)))" office:value-type="float" office:value="0">
            <text:p>0</text:p>
          </table:table-cell>
          <table:table-cell table:formula="of:=STDEVP([.H150];[.J150];[.L150];[.N150])" office:value-type="float" office:value="0">
            <text:p>0</text:p>
          </table:table-cell>
          <table:table-cell table:formula="of:=SUM([.I150];[.K150];[.M150];[.O150])" office:value-type="float" office:value="2">
            <text:p>2</text:p>
          </table:table-cell>
          <table:table-cell table:formula="of:=AVERAGE([.H150];[.J150];[.L150];[.N15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3058289991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1]&lt;0);-1;IF(([.B151]&gt;1);1;0))" office:value-type="float" office:value="1">
            <text:p>1</text:p>
          </table:table-cell>
          <table:table-cell table:formula="of:=IF(([.B151]=-2);1;IF(([.B151]=0);1;IF(([.B151]=3);1;0)))" office:value-type="float" office:value="1">
            <text:p>1</text:p>
          </table:table-cell>
          <table:table-cell table:formula="of:=IF(([.C151]&lt;0);-1;IF(([.C151]&gt;1);1;0))" office:value-type="float" office:value="1">
            <text:p>1</text:p>
          </table:table-cell>
          <table:table-cell table:formula="of:=IF(([.C151]=-2);1;IF(([.C151]=0);1;IF(([.C151]=3);1;0)))" office:value-type="float" office:value="1">
            <text:p>1</text:p>
          </table:table-cell>
          <table:table-cell table:formula="of:=IF(([.D151]&lt;0);-1;IF(([.D151]&gt;1);1;0))" office:value-type="float" office:value="1">
            <text:p>1</text:p>
          </table:table-cell>
          <table:table-cell table:formula="of:=IF(([.D151]=-2);1;IF(([.D151]=0);1;IF(([.D151]=3);1;0)))" office:value-type="float" office:value="1">
            <text:p>1</text:p>
          </table:table-cell>
          <table:table-cell table:formula="of:=IF(([.E151]&lt;0);-1;IF(([.E151]&gt;1);1;0))" office:value-type="float" office:value="1">
            <text:p>1</text:p>
          </table:table-cell>
          <table:table-cell table:formula="of:=IF(([.E151]=-2);1;IF(([.E151]=0);1;IF(([.E151]=3);1;0)))" office:value-type="float" office:value="1">
            <text:p>1</text:p>
          </table:table-cell>
          <table:table-cell table:formula="of:=STDEVP([.H151];[.J151];[.L151];[.N151])" office:value-type="float" office:value="0">
            <text:p>0</text:p>
          </table:table-cell>
          <table:table-cell table:formula="of:=SUM([.I151];[.K151];[.M151];[.O151])" office:value-type="float" office:value="4">
            <text:p>4</text:p>
          </table:table-cell>
          <table:table-cell table:formula="of:=AVERAGE([.H151];[.J151];[.L151];[.N15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28598993715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2]&lt;0);-1;IF(([.B152]&gt;1);1;0))" office:value-type="float" office:value="1">
            <text:p>1</text:p>
          </table:table-cell>
          <table:table-cell table:formula="of:=IF(([.B152]=-2);1;IF(([.B152]=0);1;IF(([.B152]=3);1;0)))" office:value-type="float" office:value="1">
            <text:p>1</text:p>
          </table:table-cell>
          <table:table-cell table:formula="of:=IF(([.C152]&lt;0);-1;IF(([.C152]&gt;1);1;0))" office:value-type="float" office:value="0">
            <text:p>0</text:p>
          </table:table-cell>
          <table:table-cell table:formula="of:=IF(([.C152]=-2);1;IF(([.C152]=0);1;IF(([.C152]=3);1;0)))" office:value-type="float" office:value="1">
            <text:p>1</text:p>
          </table:table-cell>
          <table:table-cell table:formula="of:=IF(([.D152]&lt;0);-1;IF(([.D152]&gt;1);1;0))" office:value-type="float" office:value="0">
            <text:p>0</text:p>
          </table:table-cell>
          <table:table-cell table:formula="of:=IF(([.D152]=-2);1;IF(([.D152]=0);1;IF(([.D152]=3);1;0)))" office:value-type="float" office:value="1">
            <text:p>1</text:p>
          </table:table-cell>
          <table:table-cell table:formula="of:=IF(([.E152]&lt;0);-1;IF(([.E152]&gt;1);1;0))" office:value-type="float" office:value="0">
            <text:p>0</text:p>
          </table:table-cell>
          <table:table-cell table:formula="of:=IF(([.E152]=-2);1;IF(([.E152]=0);1;IF(([.E152]=3);1;0)))" office:value-type="float" office:value="1">
            <text:p>1</text:p>
          </table:table-cell>
          <table:table-cell table:formula="of:=STDEVP([.H152];[.J152];[.L152];[.N152])" office:value-type="float" office:value="0.433012701892219">
            <text:p>0.4330127019</text:p>
          </table:table-cell>
          <table:table-cell table:formula="of:=SUM([.I152];[.K152];[.M152];[.O152])" office:value-type="float" office:value="4">
            <text:p>4</text:p>
          </table:table-cell>
          <table:table-cell table:formula="of:=AVERAGE([.H152];[.J152];[.L152];[.N152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424792246272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3]&lt;0);-1;IF(([.B153]&gt;1);1;0))" office:value-type="float" office:value="1">
            <text:p>1</text:p>
          </table:table-cell>
          <table:table-cell table:formula="of:=IF(([.B153]=-2);1;IF(([.B153]=0);1;IF(([.B153]=3);1;0)))" office:value-type="float" office:value="0">
            <text:p>0</text:p>
          </table:table-cell>
          <table:table-cell table:formula="of:=IF(([.C153]&lt;0);-1;IF(([.C153]&gt;1);1;0))" office:value-type="float" office:value="1">
            <text:p>1</text:p>
          </table:table-cell>
          <table:table-cell table:formula="of:=IF(([.C153]=-2);1;IF(([.C153]=0);1;IF(([.C153]=3);1;0)))" office:value-type="float" office:value="1">
            <text:p>1</text:p>
          </table:table-cell>
          <table:table-cell table:formula="of:=IF(([.D153]&lt;0);-1;IF(([.D153]&gt;1);1;0))" office:value-type="float" office:value="1">
            <text:p>1</text:p>
          </table:table-cell>
          <table:table-cell table:formula="of:=IF(([.D153]=-2);1;IF(([.D153]=0);1;IF(([.D153]=3);1;0)))" office:value-type="float" office:value="1">
            <text:p>1</text:p>
          </table:table-cell>
          <table:table-cell table:formula="of:=IF(([.E153]&lt;0);-1;IF(([.E153]&gt;1);1;0))" office:value-type="float" office:value="1">
            <text:p>1</text:p>
          </table:table-cell>
          <table:table-cell table:formula="of:=IF(([.E153]=-2);1;IF(([.E153]=0);1;IF(([.E153]=3);1;0)))" office:value-type="float" office:value="1">
            <text:p>1</text:p>
          </table:table-cell>
          <table:table-cell table:formula="of:=STDEVP([.H153];[.J153];[.L153];[.N153])" office:value-type="float" office:value="0">
            <text:p>0</text:p>
          </table:table-cell>
          <table:table-cell table:formula="of:=SUM([.I153];[.K153];[.M153];[.O153])" office:value-type="float" office:value="3">
            <text:p>3</text:p>
          </table:table-cell>
          <table:table-cell table:formula="of:=AVERAGE([.H153];[.J153];[.L153];[.N15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231862464512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4]&lt;0);-1;IF(([.B154]&gt;1);1;0))" office:value-type="float" office:value="0">
            <text:p>0</text:p>
          </table:table-cell>
          <table:table-cell table:formula="of:=IF(([.B154]=-2);1;IF(([.B154]=0);1;IF(([.B154]=3);1;0)))" office:value-type="float" office:value="1">
            <text:p>1</text:p>
          </table:table-cell>
          <table:table-cell table:formula="of:=IF(([.C154]&lt;0);-1;IF(([.C154]&gt;1);1;0))" office:value-type="float" office:value="0">
            <text:p>0</text:p>
          </table:table-cell>
          <table:table-cell table:formula="of:=IF(([.C154]=-2);1;IF(([.C154]=0);1;IF(([.C154]=3);1;0)))" office:value-type="float" office:value="1">
            <text:p>1</text:p>
          </table:table-cell>
          <table:table-cell table:formula="of:=IF(([.D154]&lt;0);-1;IF(([.D154]&gt;1);1;0))" office:value-type="float" office:value="0">
            <text:p>0</text:p>
          </table:table-cell>
          <table:table-cell table:formula="of:=IF(([.D154]=-2);1;IF(([.D154]=0);1;IF(([.D154]=3);1;0)))" office:value-type="float" office:value="1">
            <text:p>1</text:p>
          </table:table-cell>
          <table:table-cell table:formula="of:=IF(([.E154]&lt;0);-1;IF(([.E154]&gt;1);1;0))" office:value-type="float" office:value="0">
            <text:p>0</text:p>
          </table:table-cell>
          <table:table-cell table:formula="of:=IF(([.E154]=-2);1;IF(([.E154]=0);1;IF(([.E154]=3);1;0)))" office:value-type="float" office:value="1">
            <text:p>1</text:p>
          </table:table-cell>
          <table:table-cell table:formula="of:=STDEVP([.H154];[.J154];[.L154];[.N154])" office:value-type="float" office:value="0">
            <text:p>0</text:p>
          </table:table-cell>
          <table:table-cell table:formula="of:=SUM([.I154];[.K154];[.M154];[.O154])" office:value-type="float" office:value="4">
            <text:p>4</text:p>
          </table:table-cell>
          <table:table-cell table:formula="of:=AVERAGE([.H154];[.J154];[.L154];[.N15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1733351301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5]&lt;0);-1;IF(([.B155]&gt;1);1;0))" office:value-type="float" office:value="0">
            <text:p>0</text:p>
          </table:table-cell>
          <table:table-cell table:formula="of:=IF(([.B155]=-2);1;IF(([.B155]=0);1;IF(([.B155]=3);1;0)))" office:value-type="float" office:value="0">
            <text:p>0</text:p>
          </table:table-cell>
          <table:table-cell table:formula="of:=IF(([.C155]&lt;0);-1;IF(([.C155]&gt;1);1;0))" office:value-type="float" office:value="1">
            <text:p>1</text:p>
          </table:table-cell>
          <table:table-cell table:formula="of:=IF(([.C155]=-2);1;IF(([.C155]=0);1;IF(([.C155]=3);1;0)))" office:value-type="float" office:value="1">
            <text:p>1</text:p>
          </table:table-cell>
          <table:table-cell table:formula="of:=IF(([.D155]&lt;0);-1;IF(([.D155]&gt;1);1;0))" office:value-type="float" office:value="-1">
            <text:p>-1</text:p>
          </table:table-cell>
          <table:table-cell table:formula="of:=IF(([.D155]=-2);1;IF(([.D155]=0);1;IF(([.D155]=3);1;0)))" office:value-type="float" office:value="0">
            <text:p>0</text:p>
          </table:table-cell>
          <table:table-cell table:formula="of:=IF(([.E155]&lt;0);-1;IF(([.E155]&gt;1);1;0))" office:value-type="float" office:value="0">
            <text:p>0</text:p>
          </table:table-cell>
          <table:table-cell table:formula="of:=IF(([.E155]=-2);1;IF(([.E155]=0);1;IF(([.E155]=3);1;0)))" office:value-type="float" office:value="0">
            <text:p>0</text:p>
          </table:table-cell>
          <table:table-cell table:formula="of:=STDEVP([.H155];[.J155];[.L155];[.N155])" office:value-type="float" office:value="0.707106781186548">
            <text:p>0.7071067812</text:p>
          </table:table-cell>
          <table:table-cell table:formula="of:=SUM([.I155];[.K155];[.M155];[.O155])" office:value-type="float" office:value="1">
            <text:p>1</text:p>
          </table:table-cell>
          <table:table-cell table:formula="of:=AVERAGE([.H155];[.J155];[.L155];[.N155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141689126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6]&lt;0);-1;IF(([.B156]&gt;1);1;0))" office:value-type="float" office:value="1">
            <text:p>1</text:p>
          </table:table-cell>
          <table:table-cell table:formula="of:=IF(([.B156]=-2);1;IF(([.B156]=0);1;IF(([.B156]=3);1;0)))" office:value-type="float" office:value="1">
            <text:p>1</text:p>
          </table:table-cell>
          <table:table-cell table:formula="of:=IF(([.C156]&lt;0);-1;IF(([.C156]&gt;1);1;0))" office:value-type="float" office:value="1">
            <text:p>1</text:p>
          </table:table-cell>
          <table:table-cell table:formula="of:=IF(([.C156]=-2);1;IF(([.C156]=0);1;IF(([.C156]=3);1;0)))" office:value-type="float" office:value="1">
            <text:p>1</text:p>
          </table:table-cell>
          <table:table-cell table:formula="of:=IF(([.D156]&lt;0);-1;IF(([.D156]&gt;1);1;0))" office:value-type="float" office:value="1">
            <text:p>1</text:p>
          </table:table-cell>
          <table:table-cell table:formula="of:=IF(([.D156]=-2);1;IF(([.D156]=0);1;IF(([.D156]=3);1;0)))" office:value-type="float" office:value="0">
            <text:p>0</text:p>
          </table:table-cell>
          <table:table-cell table:formula="of:=IF(([.E156]&lt;0);-1;IF(([.E156]&gt;1);1;0))" office:value-type="float" office:value="0">
            <text:p>0</text:p>
          </table:table-cell>
          <table:table-cell table:formula="of:=IF(([.E156]=-2);1;IF(([.E156]=0);1;IF(([.E156]=3);1;0)))" office:value-type="float" office:value="0">
            <text:p>0</text:p>
          </table:table-cell>
          <table:table-cell table:formula="of:=STDEVP([.H156];[.J156];[.L156];[.N156])" office:value-type="float" office:value="0.433012701892219">
            <text:p>0.4330127019</text:p>
          </table:table-cell>
          <table:table-cell table:formula="of:=SUM([.I156];[.K156];[.M156];[.O156])" office:value-type="float" office:value="2">
            <text:p>2</text:p>
          </table:table-cell>
          <table:table-cell table:formula="of:=AVERAGE([.H156];[.J156];[.L156];[.N156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41214264360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7]&lt;0);-1;IF(([.B157]&gt;1);1;0))" office:value-type="float" office:value="0">
            <text:p>0</text:p>
          </table:table-cell>
          <table:table-cell table:formula="of:=IF(([.B157]=-2);1;IF(([.B157]=0);1;IF(([.B157]=3);1;0)))" office:value-type="float" office:value="1">
            <text:p>1</text:p>
          </table:table-cell>
          <table:table-cell table:formula="of:=IF(([.C157]&lt;0);-1;IF(([.C157]&gt;1);1;0))" office:value-type="float" office:value="1">
            <text:p>1</text:p>
          </table:table-cell>
          <table:table-cell table:formula="of:=IF(([.C157]=-2);1;IF(([.C157]=0);1;IF(([.C157]=3);1;0)))" office:value-type="float" office:value="1">
            <text:p>1</text:p>
          </table:table-cell>
          <table:table-cell table:formula="of:=IF(([.D157]&lt;0);-1;IF(([.D157]&gt;1);1;0))" office:value-type="float" office:value="0">
            <text:p>0</text:p>
          </table:table-cell>
          <table:table-cell table:formula="of:=IF(([.D157]=-2);1;IF(([.D157]=0);1;IF(([.D157]=3);1;0)))" office:value-type="float" office:value="1">
            <text:p>1</text:p>
          </table:table-cell>
          <table:table-cell table:formula="of:=IF(([.E157]&lt;0);-1;IF(([.E157]&gt;1);1;0))" office:value-type="float" office:value="0">
            <text:p>0</text:p>
          </table:table-cell>
          <table:table-cell table:formula="of:=IF(([.E157]=-2);1;IF(([.E157]=0);1;IF(([.E157]=3);1;0)))" office:value-type="float" office:value="1">
            <text:p>1</text:p>
          </table:table-cell>
          <table:table-cell table:formula="of:=STDEVP([.H157];[.J157];[.L157];[.N157])" office:value-type="float" office:value="0.433012701892219">
            <text:p>0.4330127019</text:p>
          </table:table-cell>
          <table:table-cell table:formula="of:=SUM([.I157];[.K157];[.M157];[.O157])" office:value-type="float" office:value="4">
            <text:p>4</text:p>
          </table:table-cell>
          <table:table-cell table:formula="of:=AVERAGE([.H157];[.J157];[.L157];[.N157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4112970715139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8]&lt;0);-1;IF(([.B158]&gt;1);1;0))" office:value-type="float" office:value="0">
            <text:p>0</text:p>
          </table:table-cell>
          <table:table-cell table:formula="of:=IF(([.B158]=-2);1;IF(([.B158]=0);1;IF(([.B158]=3);1;0)))" office:value-type="float" office:value="1">
            <text:p>1</text:p>
          </table:table-cell>
          <table:table-cell table:formula="of:=IF(([.C158]&lt;0);-1;IF(([.C158]&gt;1);1;0))" office:value-type="float" office:value="0">
            <text:p>0</text:p>
          </table:table-cell>
          <table:table-cell table:formula="of:=IF(([.C158]=-2);1;IF(([.C158]=0);1;IF(([.C158]=3);1;0)))" office:value-type="float" office:value="1">
            <text:p>1</text:p>
          </table:table-cell>
          <table:table-cell table:formula="of:=IF(([.D158]&lt;0);-1;IF(([.D158]&gt;1);1;0))" office:value-type="float" office:value="0">
            <text:p>0</text:p>
          </table:table-cell>
          <table:table-cell table:formula="of:=IF(([.D158]=-2);1;IF(([.D158]=0);1;IF(([.D158]=3);1;0)))" office:value-type="float" office:value="1">
            <text:p>1</text:p>
          </table:table-cell>
          <table:table-cell table:formula="of:=IF(([.E158]&lt;0);-1;IF(([.E158]&gt;1);1;0))" office:value-type="float" office:value="0">
            <text:p>0</text:p>
          </table:table-cell>
          <table:table-cell table:formula="of:=IF(([.E158]=-2);1;IF(([.E158]=0);1;IF(([.E158]=3);1;0)))" office:value-type="float" office:value="0">
            <text:p>0</text:p>
          </table:table-cell>
          <table:table-cell table:formula="of:=STDEVP([.H158];[.J158];[.L158];[.N158])" office:value-type="float" office:value="0">
            <text:p>0</text:p>
          </table:table-cell>
          <table:table-cell table:formula="of:=SUM([.I158];[.K158];[.M158];[.O158])" office:value-type="float" office:value="3">
            <text:p>3</text:p>
          </table:table-cell>
          <table:table-cell table:formula="of:=AVERAGE([.H158];[.J158];[.L158];[.N15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110307332097</text:p>
          </table:table-cell>
          <table:table-cell table:number-columns-repeated="2" office:value-type="float" office:value="-1">
            <text:p>-1</text:p>
          </table:table-cell>
          <table:table-cell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59]&lt;0);-1;IF(([.B159]&gt;1);1;0))" office:value-type="float" office:value="-1">
            <text:p>-1</text:p>
          </table:table-cell>
          <table:table-cell table:formula="of:=IF(([.B159]=-2);1;IF(([.B159]=0);1;IF(([.B159]=3);1;0)))" office:value-type="float" office:value="0">
            <text:p>0</text:p>
          </table:table-cell>
          <table:table-cell table:formula="of:=IF(([.C159]&lt;0);-1;IF(([.C159]&gt;1);1;0))" office:value-type="float" office:value="-1">
            <text:p>-1</text:p>
          </table:table-cell>
          <table:table-cell table:formula="of:=IF(([.C159]=-2);1;IF(([.C159]=0);1;IF(([.C159]=3);1;0)))" office:value-type="float" office:value="0">
            <text:p>0</text:p>
          </table:table-cell>
          <table:table-cell table:formula="of:=IF(([.D159]&lt;0);-1;IF(([.D159]&gt;1);1;0))" office:value-type="float" office:value="-1">
            <text:p>-1</text:p>
          </table:table-cell>
          <table:table-cell table:formula="of:=IF(([.D159]=-2);1;IF(([.D159]=0);1;IF(([.D159]=3);1;0)))" office:value-type="float" office:value="1">
            <text:p>1</text:p>
          </table:table-cell>
          <table:table-cell table:formula="of:=IF(([.E159]&lt;0);-1;IF(([.E159]&gt;1);1;0))" office:value-type="float" office:value="-1">
            <text:p>-1</text:p>
          </table:table-cell>
          <table:table-cell table:formula="of:=IF(([.E159]=-2);1;IF(([.E159]=0);1;IF(([.E159]=3);1;0)))" office:value-type="float" office:value="1">
            <text:p>1</text:p>
          </table:table-cell>
          <table:table-cell table:formula="of:=STDEVP([.H159];[.J159];[.L159];[.N159])" office:value-type="float" office:value="0">
            <text:p>0</text:p>
          </table:table-cell>
          <table:table-cell table:formula="of:=SUM([.I159];[.K159];[.M159];[.O159])" office:value-type="float" office:value="2">
            <text:p>2</text:p>
          </table:table-cell>
          <table:table-cell table:formula="of:=AVERAGE([.H159];[.J159];[.L159];[.N159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4069584830465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0]&lt;0);-1;IF(([.B160]&gt;1);1;0))" office:value-type="float" office:value="1">
            <text:p>1</text:p>
          </table:table-cell>
          <table:table-cell table:formula="of:=IF(([.B160]=-2);1;IF(([.B160]=0);1;IF(([.B160]=3);1;0)))" office:value-type="float" office:value="1">
            <text:p>1</text:p>
          </table:table-cell>
          <table:table-cell table:formula="of:=IF(([.C160]&lt;0);-1;IF(([.C160]&gt;1);1;0))" office:value-type="float" office:value="1">
            <text:p>1</text:p>
          </table:table-cell>
          <table:table-cell table:formula="of:=IF(([.C160]=-2);1;IF(([.C160]=0);1;IF(([.C160]=3);1;0)))" office:value-type="float" office:value="1">
            <text:p>1</text:p>
          </table:table-cell>
          <table:table-cell table:formula="of:=IF(([.D160]&lt;0);-1;IF(([.D160]&gt;1);1;0))" office:value-type="float" office:value="1">
            <text:p>1</text:p>
          </table:table-cell>
          <table:table-cell table:formula="of:=IF(([.D160]=-2);1;IF(([.D160]=0);1;IF(([.D160]=3);1;0)))" office:value-type="float" office:value="1">
            <text:p>1</text:p>
          </table:table-cell>
          <table:table-cell table:formula="of:=IF(([.E160]&lt;0);-1;IF(([.E160]&gt;1);1;0))" office:value-type="float" office:value="1">
            <text:p>1</text:p>
          </table:table-cell>
          <table:table-cell table:formula="of:=IF(([.E160]=-2);1;IF(([.E160]=0);1;IF(([.E160]=3);1;0)))" office:value-type="float" office:value="1">
            <text:p>1</text:p>
          </table:table-cell>
          <table:table-cell table:formula="of:=STDEVP([.H160];[.J160];[.L160];[.N160])" office:value-type="float" office:value="0">
            <text:p>0</text:p>
          </table:table-cell>
          <table:table-cell table:formula="of:=SUM([.I160];[.K160];[.M160];[.O160])" office:value-type="float" office:value="4">
            <text:p>4</text:p>
          </table:table-cell>
          <table:table-cell table:formula="of:=AVERAGE([.H160];[.J160];[.L160];[.N16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05563458355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61]&lt;0);-1;IF(([.B161]&gt;1);1;0))" office:value-type="float" office:value="0">
            <text:p>0</text:p>
          </table:table-cell>
          <table:table-cell table:formula="of:=IF(([.B161]=-2);1;IF(([.B161]=0);1;IF(([.B161]=3);1;0)))" office:value-type="float" office:value="1">
            <text:p>1</text:p>
          </table:table-cell>
          <table:table-cell table:formula="of:=IF(([.C161]&lt;0);-1;IF(([.C161]&gt;1);1;0))" office:value-type="float" office:value="0">
            <text:p>0</text:p>
          </table:table-cell>
          <table:table-cell table:formula="of:=IF(([.C161]=-2);1;IF(([.C161]=0);1;IF(([.C161]=3);1;0)))" office:value-type="float" office:value="1">
            <text:p>1</text:p>
          </table:table-cell>
          <table:table-cell table:formula="of:=IF(([.D161]&lt;0);-1;IF(([.D161]&gt;1);1;0))" office:value-type="float" office:value="0">
            <text:p>0</text:p>
          </table:table-cell>
          <table:table-cell table:formula="of:=IF(([.D161]=-2);1;IF(([.D161]=0);1;IF(([.D161]=3);1;0)))" office:value-type="float" office:value="1">
            <text:p>1</text:p>
          </table:table-cell>
          <table:table-cell table:formula="of:=IF(([.E161]&lt;0);-1;IF(([.E161]&gt;1);1;0))" office:value-type="float" office:value="0">
            <text:p>0</text:p>
          </table:table-cell>
          <table:table-cell table:formula="of:=IF(([.E161]=-2);1;IF(([.E161]=0);1;IF(([.E161]=3);1;0)))" office:value-type="float" office:value="1">
            <text:p>1</text:p>
          </table:table-cell>
          <table:table-cell table:formula="of:=STDEVP([.H161];[.J161];[.L161];[.N161])" office:value-type="float" office:value="0">
            <text:p>0</text:p>
          </table:table-cell>
          <table:table-cell table:formula="of:=SUM([.I161];[.K161];[.M161];[.O161])" office:value-type="float" office:value="4">
            <text:p>4</text:p>
          </table:table-cell>
          <table:table-cell table:formula="of:=AVERAGE([.H161];[.J161];[.L161];[.N161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405533680025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62]&lt;0);-1;IF(([.B162]&gt;1);1;0))" office:value-type="float" office:value="0">
            <text:p>0</text:p>
          </table:table-cell>
          <table:table-cell table:formula="of:=IF(([.B162]=-2);1;IF(([.B162]=0);1;IF(([.B162]=3);1;0)))" office:value-type="float" office:value="1">
            <text:p>1</text:p>
          </table:table-cell>
          <table:table-cell table:formula="of:=IF(([.C162]&lt;0);-1;IF(([.C162]&gt;1);1;0))" office:value-type="float" office:value="0">
            <text:p>0</text:p>
          </table:table-cell>
          <table:table-cell table:formula="of:=IF(([.C162]=-2);1;IF(([.C162]=0);1;IF(([.C162]=3);1;0)))" office:value-type="float" office:value="1">
            <text:p>1</text:p>
          </table:table-cell>
          <table:table-cell table:formula="of:=IF(([.D162]&lt;0);-1;IF(([.D162]&gt;1);1;0))" office:value-type="float" office:value="0">
            <text:p>0</text:p>
          </table:table-cell>
          <table:table-cell table:formula="of:=IF(([.D162]=-2);1;IF(([.D162]=0);1;IF(([.D162]=3);1;0)))" office:value-type="float" office:value="1">
            <text:p>1</text:p>
          </table:table-cell>
          <table:table-cell table:formula="of:=IF(([.E162]&lt;0);-1;IF(([.E162]&gt;1);1;0))" office:value-type="float" office:value="1">
            <text:p>1</text:p>
          </table:table-cell>
          <table:table-cell table:formula="of:=IF(([.E162]=-2);1;IF(([.E162]=0);1;IF(([.E162]=3);1;0)))" office:value-type="float" office:value="0">
            <text:p>0</text:p>
          </table:table-cell>
          <table:table-cell table:formula="of:=STDEVP([.H162];[.J162];[.L162];[.N162])" office:value-type="float" office:value="0.433012701892219">
            <text:p>0.4330127019</text:p>
          </table:table-cell>
          <table:table-cell table:formula="of:=SUM([.I162];[.K162];[.M162];[.O162])" office:value-type="float" office:value="3">
            <text:p>3</text:p>
          </table:table-cell>
          <table:table-cell table:formula="of:=AVERAGE([.H162];[.J162];[.L162];[.N162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40303051898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3]&lt;0);-1;IF(([.B163]&gt;1);1;0))" office:value-type="float" office:value="1">
            <text:p>1</text:p>
          </table:table-cell>
          <table:table-cell table:formula="of:=IF(([.B163]=-2);1;IF(([.B163]=0);1;IF(([.B163]=3);1;0)))" office:value-type="float" office:value="1">
            <text:p>1</text:p>
          </table:table-cell>
          <table:table-cell table:formula="of:=IF(([.C163]&lt;0);-1;IF(([.C163]&gt;1);1;0))" office:value-type="float" office:value="1">
            <text:p>1</text:p>
          </table:table-cell>
          <table:table-cell table:formula="of:=IF(([.C163]=-2);1;IF(([.C163]=0);1;IF(([.C163]=3);1;0)))" office:value-type="float" office:value="1">
            <text:p>1</text:p>
          </table:table-cell>
          <table:table-cell table:formula="of:=IF(([.D163]&lt;0);-1;IF(([.D163]&gt;1);1;0))" office:value-type="float" office:value="1">
            <text:p>1</text:p>
          </table:table-cell>
          <table:table-cell table:formula="of:=IF(([.D163]=-2);1;IF(([.D163]=0);1;IF(([.D163]=3);1;0)))" office:value-type="float" office:value="1">
            <text:p>1</text:p>
          </table:table-cell>
          <table:table-cell table:formula="of:=IF(([.E163]&lt;0);-1;IF(([.E163]&gt;1);1;0))" office:value-type="float" office:value="1">
            <text:p>1</text:p>
          </table:table-cell>
          <table:table-cell table:formula="of:=IF(([.E163]=-2);1;IF(([.E163]=0);1;IF(([.E163]=3);1;0)))" office:value-type="float" office:value="1">
            <text:p>1</text:p>
          </table:table-cell>
          <table:table-cell table:formula="of:=STDEVP([.H163];[.J163];[.L163];[.N163])" office:value-type="float" office:value="0">
            <text:p>0</text:p>
          </table:table-cell>
          <table:table-cell table:formula="of:=SUM([.I163];[.K163];[.M163];[.O163])" office:value-type="float" office:value="4">
            <text:p>4</text:p>
          </table:table-cell>
          <table:table-cell table:formula="of:=AVERAGE([.H163];[.J163];[.L163];[.N16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0274027233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4]&lt;0);-1;IF(([.B164]&gt;1);1;0))" office:value-type="float" office:value="1">
            <text:p>1</text:p>
          </table:table-cell>
          <table:table-cell table:formula="of:=IF(([.B164]=-2);1;IF(([.B164]=0);1;IF(([.B164]=3);1;0)))" office:value-type="float" office:value="1">
            <text:p>1</text:p>
          </table:table-cell>
          <table:table-cell table:formula="of:=IF(([.C164]&lt;0);-1;IF(([.C164]&gt;1);1;0))" office:value-type="float" office:value="1">
            <text:p>1</text:p>
          </table:table-cell>
          <table:table-cell table:formula="of:=IF(([.C164]=-2);1;IF(([.C164]=0);1;IF(([.C164]=3);1;0)))" office:value-type="float" office:value="1">
            <text:p>1</text:p>
          </table:table-cell>
          <table:table-cell table:formula="of:=IF(([.D164]&lt;0);-1;IF(([.D164]&gt;1);1;0))" office:value-type="float" office:value="1">
            <text:p>1</text:p>
          </table:table-cell>
          <table:table-cell table:formula="of:=IF(([.D164]=-2);1;IF(([.D164]=0);1;IF(([.D164]=3);1;0)))" office:value-type="float" office:value="1">
            <text:p>1</text:p>
          </table:table-cell>
          <table:table-cell table:formula="of:=IF(([.E164]&lt;0);-1;IF(([.E164]&gt;1);1;0))" office:value-type="float" office:value="1">
            <text:p>1</text:p>
          </table:table-cell>
          <table:table-cell table:formula="of:=IF(([.E164]=-2);1;IF(([.E164]=0);1;IF(([.E164]=3);1;0)))" office:value-type="float" office:value="1">
            <text:p>1</text:p>
          </table:table-cell>
          <table:table-cell table:formula="of:=STDEVP([.H164];[.J164];[.L164];[.N164])" office:value-type="float" office:value="0">
            <text:p>0</text:p>
          </table:table-cell>
          <table:table-cell table:formula="of:=SUM([.I164];[.K164];[.M164];[.O164])" office:value-type="float" office:value="4">
            <text:p>4</text:p>
          </table:table-cell>
          <table:table-cell table:formula="of:=AVERAGE([.H164];[.J164];[.L164];[.N16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40138593280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65]&lt;0);-1;IF(([.B165]&gt;1);1;0))" office:value-type="float" office:value="0">
            <text:p>0</text:p>
          </table:table-cell>
          <table:table-cell table:formula="of:=IF(([.B165]=-2);1;IF(([.B165]=0);1;IF(([.B165]=3);1;0)))" office:value-type="float" office:value="1">
            <text:p>1</text:p>
          </table:table-cell>
          <table:table-cell table:formula="of:=IF(([.C165]&lt;0);-1;IF(([.C165]&gt;1);1;0))" office:value-type="float" office:value="1">
            <text:p>1</text:p>
          </table:table-cell>
          <table:table-cell table:formula="of:=IF(([.C165]=-2);1;IF(([.C165]=0);1;IF(([.C165]=3);1;0)))" office:value-type="float" office:value="1">
            <text:p>1</text:p>
          </table:table-cell>
          <table:table-cell table:formula="of:=IF(([.D165]&lt;0);-1;IF(([.D165]&gt;1);1;0))" office:value-type="float" office:value="0">
            <text:p>0</text:p>
          </table:table-cell>
          <table:table-cell table:formula="of:=IF(([.D165]=-2);1;IF(([.D165]=0);1;IF(([.D165]=3);1;0)))" office:value-type="float" office:value="1">
            <text:p>1</text:p>
          </table:table-cell>
          <table:table-cell table:formula="of:=IF(([.E165]&lt;0);-1;IF(([.E165]&gt;1);1;0))" office:value-type="float" office:value="0">
            <text:p>0</text:p>
          </table:table-cell>
          <table:table-cell table:formula="of:=IF(([.E165]=-2);1;IF(([.E165]=0);1;IF(([.E165]=3);1;0)))" office:value-type="float" office:value="1">
            <text:p>1</text:p>
          </table:table-cell>
          <table:table-cell table:formula="of:=STDEVP([.H165];[.J165];[.L165];[.N165])" office:value-type="float" office:value="0.433012701892219">
            <text:p>0.4330127019</text:p>
          </table:table-cell>
          <table:table-cell table:formula="of:=SUM([.I165];[.K165];[.M165];[.O165])" office:value-type="float" office:value="4">
            <text:p>4</text:p>
          </table:table-cell>
          <table:table-cell table:formula="of:=AVERAGE([.H165];[.J165];[.L165];[.N165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39983235973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6]&lt;0);-1;IF(([.B166]&gt;1);1;0))" office:value-type="float" office:value="1">
            <text:p>1</text:p>
          </table:table-cell>
          <table:table-cell table:formula="of:=IF(([.B166]=-2);1;IF(([.B166]=0);1;IF(([.B166]=3);1;0)))" office:value-type="float" office:value="1">
            <text:p>1</text:p>
          </table:table-cell>
          <table:table-cell table:formula="of:=IF(([.C166]&lt;0);-1;IF(([.C166]&gt;1);1;0))" office:value-type="float" office:value="1">
            <text:p>1</text:p>
          </table:table-cell>
          <table:table-cell table:formula="of:=IF(([.C166]=-2);1;IF(([.C166]=0);1;IF(([.C166]=3);1;0)))" office:value-type="float" office:value="1">
            <text:p>1</text:p>
          </table:table-cell>
          <table:table-cell table:formula="of:=IF(([.D166]&lt;0);-1;IF(([.D166]&gt;1);1;0))" office:value-type="float" office:value="1">
            <text:p>1</text:p>
          </table:table-cell>
          <table:table-cell table:formula="of:=IF(([.D166]=-2);1;IF(([.D166]=0);1;IF(([.D166]=3);1;0)))" office:value-type="float" office:value="0">
            <text:p>0</text:p>
          </table:table-cell>
          <table:table-cell table:formula="of:=IF(([.E166]&lt;0);-1;IF(([.E166]&gt;1);1;0))" office:value-type="float" office:value="1">
            <text:p>1</text:p>
          </table:table-cell>
          <table:table-cell table:formula="of:=IF(([.E166]=-2);1;IF(([.E166]=0);1;IF(([.E166]=3);1;0)))" office:value-type="float" office:value="1">
            <text:p>1</text:p>
          </table:table-cell>
          <table:table-cell table:formula="of:=STDEVP([.H166];[.J166];[.L166];[.N166])" office:value-type="float" office:value="0">
            <text:p>0</text:p>
          </table:table-cell>
          <table:table-cell table:formula="of:=SUM([.I166];[.K166];[.M166];[.O166])" office:value-type="float" office:value="3">
            <text:p>3</text:p>
          </table:table-cell>
          <table:table-cell table:formula="of:=AVERAGE([.H166];[.J166];[.L166];[.N16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9519094374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67]&lt;0);-1;IF(([.B167]&gt;1);1;0))" office:value-type="float" office:value="1">
            <text:p>1</text:p>
          </table:table-cell>
          <table:table-cell table:formula="of:=IF(([.B167]=-2);1;IF(([.B167]=0);1;IF(([.B167]=3);1;0)))" office:value-type="float" office:value="0">
            <text:p>0</text:p>
          </table:table-cell>
          <table:table-cell table:formula="of:=IF(([.C167]&lt;0);-1;IF(([.C167]&gt;1);1;0))" office:value-type="float" office:value="1">
            <text:p>1</text:p>
          </table:table-cell>
          <table:table-cell table:formula="of:=IF(([.C167]=-2);1;IF(([.C167]=0);1;IF(([.C167]=3);1;0)))" office:value-type="float" office:value="1">
            <text:p>1</text:p>
          </table:table-cell>
          <table:table-cell table:formula="of:=IF(([.D167]&lt;0);-1;IF(([.D167]&gt;1);1;0))" office:value-type="float" office:value="1">
            <text:p>1</text:p>
          </table:table-cell>
          <table:table-cell table:formula="of:=IF(([.D167]=-2);1;IF(([.D167]=0);1;IF(([.D167]=3);1;0)))" office:value-type="float" office:value="0">
            <text:p>0</text:p>
          </table:table-cell>
          <table:table-cell table:formula="of:=IF(([.E167]&lt;0);-1;IF(([.E167]&gt;1);1;0))" office:value-type="float" office:value="1">
            <text:p>1</text:p>
          </table:table-cell>
          <table:table-cell table:formula="of:=IF(([.E167]=-2);1;IF(([.E167]=0);1;IF(([.E167]=3);1;0)))" office:value-type="float" office:value="0">
            <text:p>0</text:p>
          </table:table-cell>
          <table:table-cell table:formula="of:=STDEVP([.H167];[.J167];[.L167];[.N167])" office:value-type="float" office:value="0">
            <text:p>0</text:p>
          </table:table-cell>
          <table:table-cell table:formula="of:=SUM([.I167];[.K167];[.M167];[.O167])" office:value-type="float" office:value="1">
            <text:p>1</text:p>
          </table:table-cell>
          <table:table-cell table:formula="of:=AVERAGE([.H167];[.J167];[.L167];[.N16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94592416972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8]&lt;0);-1;IF(([.B168]&gt;1);1;0))" office:value-type="float" office:value="1">
            <text:p>1</text:p>
          </table:table-cell>
          <table:table-cell table:formula="of:=IF(([.B168]=-2);1;IF(([.B168]=0);1;IF(([.B168]=3);1;0)))" office:value-type="float" office:value="1">
            <text:p>1</text:p>
          </table:table-cell>
          <table:table-cell table:formula="of:=IF(([.C168]&lt;0);-1;IF(([.C168]&gt;1);1;0))" office:value-type="float" office:value="1">
            <text:p>1</text:p>
          </table:table-cell>
          <table:table-cell table:formula="of:=IF(([.C168]=-2);1;IF(([.C168]=0);1;IF(([.C168]=3);1;0)))" office:value-type="float" office:value="1">
            <text:p>1</text:p>
          </table:table-cell>
          <table:table-cell table:formula="of:=IF(([.D168]&lt;0);-1;IF(([.D168]&gt;1);1;0))" office:value-type="float" office:value="0">
            <text:p>0</text:p>
          </table:table-cell>
          <table:table-cell table:formula="of:=IF(([.D168]=-2);1;IF(([.D168]=0);1;IF(([.D168]=3);1;0)))" office:value-type="float" office:value="1">
            <text:p>1</text:p>
          </table:table-cell>
          <table:table-cell table:formula="of:=IF(([.E168]&lt;0);-1;IF(([.E168]&gt;1);1;0))" office:value-type="float" office:value="1">
            <text:p>1</text:p>
          </table:table-cell>
          <table:table-cell table:formula="of:=IF(([.E168]=-2);1;IF(([.E168]=0);1;IF(([.E168]=3);1;0)))" office:value-type="float" office:value="1">
            <text:p>1</text:p>
          </table:table-cell>
          <table:table-cell table:formula="of:=STDEVP([.H168];[.J168];[.L168];[.N168])" office:value-type="float" office:value="0.433012701892219">
            <text:p>0.4330127019</text:p>
          </table:table-cell>
          <table:table-cell table:formula="of:=SUM([.I168];[.K168];[.M168];[.O168])" office:value-type="float" office:value="4">
            <text:p>4</text:p>
          </table:table-cell>
          <table:table-cell table:formula="of:=AVERAGE([.H168];[.J168];[.L168];[.N168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392389149081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9]&lt;0);-1;IF(([.B169]&gt;1);1;0))" office:value-type="float" office:value="1">
            <text:p>1</text:p>
          </table:table-cell>
          <table:table-cell table:formula="of:=IF(([.B169]=-2);1;IF(([.B169]=0);1;IF(([.B169]=3);1;0)))" office:value-type="float" office:value="1">
            <text:p>1</text:p>
          </table:table-cell>
          <table:table-cell table:formula="of:=IF(([.C169]&lt;0);-1;IF(([.C169]&gt;1);1;0))" office:value-type="float" office:value="1">
            <text:p>1</text:p>
          </table:table-cell>
          <table:table-cell table:formula="of:=IF(([.C169]=-2);1;IF(([.C169]=0);1;IF(([.C169]=3);1;0)))" office:value-type="float" office:value="1">
            <text:p>1</text:p>
          </table:table-cell>
          <table:table-cell table:formula="of:=IF(([.D169]&lt;0);-1;IF(([.D169]&gt;1);1;0))" office:value-type="float" office:value="1">
            <text:p>1</text:p>
          </table:table-cell>
          <table:table-cell table:formula="of:=IF(([.D169]=-2);1;IF(([.D169]=0);1;IF(([.D169]=3);1;0)))" office:value-type="float" office:value="1">
            <text:p>1</text:p>
          </table:table-cell>
          <table:table-cell table:formula="of:=IF(([.E169]&lt;0);-1;IF(([.E169]&gt;1);1;0))" office:value-type="float" office:value="1">
            <text:p>1</text:p>
          </table:table-cell>
          <table:table-cell table:formula="of:=IF(([.E169]=-2);1;IF(([.E169]=0);1;IF(([.E169]=3);1;0)))" office:value-type="float" office:value="1">
            <text:p>1</text:p>
          </table:table-cell>
          <table:table-cell table:formula="of:=STDEVP([.H169];[.J169];[.L169];[.N169])" office:value-type="float" office:value="0">
            <text:p>0</text:p>
          </table:table-cell>
          <table:table-cell table:formula="of:=SUM([.I169];[.K169];[.M169];[.O169])" office:value-type="float" office:value="4">
            <text:p>4</text:p>
          </table:table-cell>
          <table:table-cell table:formula="of:=AVERAGE([.H169];[.J169];[.L169];[.N16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8868977254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0]&lt;0);-1;IF(([.B170]&gt;1);1;0))" office:value-type="float" office:value="1">
            <text:p>1</text:p>
          </table:table-cell>
          <table:table-cell table:formula="of:=IF(([.B170]=-2);1;IF(([.B170]=0);1;IF(([.B170]=3);1;0)))" office:value-type="float" office:value="1">
            <text:p>1</text:p>
          </table:table-cell>
          <table:table-cell table:formula="of:=IF(([.C170]&lt;0);-1;IF(([.C170]&gt;1);1;0))" office:value-type="float" office:value="1">
            <text:p>1</text:p>
          </table:table-cell>
          <table:table-cell table:formula="of:=IF(([.C170]=-2);1;IF(([.C170]=0);1;IF(([.C170]=3);1;0)))" office:value-type="float" office:value="1">
            <text:p>1</text:p>
          </table:table-cell>
          <table:table-cell table:formula="of:=IF(([.D170]&lt;0);-1;IF(([.D170]&gt;1);1;0))" office:value-type="float" office:value="0">
            <text:p>0</text:p>
          </table:table-cell>
          <table:table-cell table:formula="of:=IF(([.D170]=-2);1;IF(([.D170]=0);1;IF(([.D170]=3);1;0)))" office:value-type="float" office:value="1">
            <text:p>1</text:p>
          </table:table-cell>
          <table:table-cell table:formula="of:=IF(([.E170]&lt;0);-1;IF(([.E170]&gt;1);1;0))" office:value-type="float" office:value="1">
            <text:p>1</text:p>
          </table:table-cell>
          <table:table-cell table:formula="of:=IF(([.E170]=-2);1;IF(([.E170]=0);1;IF(([.E170]=3);1;0)))" office:value-type="float" office:value="1">
            <text:p>1</text:p>
          </table:table-cell>
          <table:table-cell table:formula="of:=STDEVP([.H170];[.J170];[.L170];[.N170])" office:value-type="float" office:value="0.433012701892219">
            <text:p>0.4330127019</text:p>
          </table:table-cell>
          <table:table-cell table:formula="of:=SUM([.I170];[.K170];[.M170];[.O170])" office:value-type="float" office:value="4">
            <text:p>4</text:p>
          </table:table-cell>
          <table:table-cell table:formula="of:=AVERAGE([.H170];[.J170];[.L170];[.N170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388088309760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1]&lt;0);-1;IF(([.B171]&gt;1);1;0))" office:value-type="float" office:value="1">
            <text:p>1</text:p>
          </table:table-cell>
          <table:table-cell table:formula="of:=IF(([.B171]=-2);1;IF(([.B171]=0);1;IF(([.B171]=3);1;0)))" office:value-type="float" office:value="1">
            <text:p>1</text:p>
          </table:table-cell>
          <table:table-cell table:formula="of:=IF(([.C171]&lt;0);-1;IF(([.C171]&gt;1);1;0))" office:value-type="float" office:value="1">
            <text:p>1</text:p>
          </table:table-cell>
          <table:table-cell table:formula="of:=IF(([.C171]=-2);1;IF(([.C171]=0);1;IF(([.C171]=3);1;0)))" office:value-type="float" office:value="1">
            <text:p>1</text:p>
          </table:table-cell>
          <table:table-cell table:formula="of:=IF(([.D171]&lt;0);-1;IF(([.D171]&gt;1);1;0))" office:value-type="float" office:value="1">
            <text:p>1</text:p>
          </table:table-cell>
          <table:table-cell table:formula="of:=IF(([.D171]=-2);1;IF(([.D171]=0);1;IF(([.D171]=3);1;0)))" office:value-type="float" office:value="1">
            <text:p>1</text:p>
          </table:table-cell>
          <table:table-cell table:formula="of:=IF(([.E171]&lt;0);-1;IF(([.E171]&gt;1);1;0))" office:value-type="float" office:value="1">
            <text:p>1</text:p>
          </table:table-cell>
          <table:table-cell table:formula="of:=IF(([.E171]=-2);1;IF(([.E171]=0);1;IF(([.E171]=3);1;0)))" office:value-type="float" office:value="1">
            <text:p>1</text:p>
          </table:table-cell>
          <table:table-cell table:formula="of:=STDEVP([.H171];[.J171];[.L171];[.N171])" office:value-type="float" office:value="0">
            <text:p>0</text:p>
          </table:table-cell>
          <table:table-cell table:formula="of:=SUM([.I171];[.K171];[.M171];[.O171])" office:value-type="float" office:value="4">
            <text:p>4</text:p>
          </table:table-cell>
          <table:table-cell table:formula="of:=AVERAGE([.H171];[.J171];[.L171];[.N17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87020861030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2]&lt;0);-1;IF(([.B172]&gt;1);1;0))" office:value-type="float" office:value="1">
            <text:p>1</text:p>
          </table:table-cell>
          <table:table-cell table:formula="of:=IF(([.B172]=-2);1;IF(([.B172]=0);1;IF(([.B172]=3);1;0)))" office:value-type="float" office:value="1">
            <text:p>1</text:p>
          </table:table-cell>
          <table:table-cell table:formula="of:=IF(([.C172]&lt;0);-1;IF(([.C172]&gt;1);1;0))" office:value-type="float" office:value="1">
            <text:p>1</text:p>
          </table:table-cell>
          <table:table-cell table:formula="of:=IF(([.C172]=-2);1;IF(([.C172]=0);1;IF(([.C172]=3);1;0)))" office:value-type="float" office:value="1">
            <text:p>1</text:p>
          </table:table-cell>
          <table:table-cell table:formula="of:=IF(([.D172]&lt;0);-1;IF(([.D172]&gt;1);1;0))" office:value-type="float" office:value="1">
            <text:p>1</text:p>
          </table:table-cell>
          <table:table-cell table:formula="of:=IF(([.D172]=-2);1;IF(([.D172]=0);1;IF(([.D172]=3);1;0)))" office:value-type="float" office:value="1">
            <text:p>1</text:p>
          </table:table-cell>
          <table:table-cell table:formula="of:=IF(([.E172]&lt;0);-1;IF(([.E172]&gt;1);1;0))" office:value-type="float" office:value="1">
            <text:p>1</text:p>
          </table:table-cell>
          <table:table-cell table:formula="of:=IF(([.E172]=-2);1;IF(([.E172]=0);1;IF(([.E172]=3);1;0)))" office:value-type="float" office:value="1">
            <text:p>1</text:p>
          </table:table-cell>
          <table:table-cell table:formula="of:=STDEVP([.H172];[.J172];[.L172];[.N172])" office:value-type="float" office:value="0">
            <text:p>0</text:p>
          </table:table-cell>
          <table:table-cell table:formula="of:=SUM([.I172];[.K172];[.M172];[.O172])" office:value-type="float" office:value="4">
            <text:p>4</text:p>
          </table:table-cell>
          <table:table-cell table:formula="of:=AVERAGE([.H172];[.J172];[.L172];[.N17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8586616709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3]&lt;0);-1;IF(([.B173]&gt;1);1;0))" office:value-type="float" office:value="0">
            <text:p>0</text:p>
          </table:table-cell>
          <table:table-cell table:formula="of:=IF(([.B173]=-2);1;IF(([.B173]=0);1;IF(([.B173]=3);1;0)))" office:value-type="float" office:value="0">
            <text:p>0</text:p>
          </table:table-cell>
          <table:table-cell table:formula="of:=IF(([.C173]&lt;0);-1;IF(([.C173]&gt;1);1;0))" office:value-type="float" office:value="1">
            <text:p>1</text:p>
          </table:table-cell>
          <table:table-cell table:formula="of:=IF(([.C173]=-2);1;IF(([.C173]=0);1;IF(([.C173]=3);1;0)))" office:value-type="float" office:value="1">
            <text:p>1</text:p>
          </table:table-cell>
          <table:table-cell table:formula="of:=IF(([.D173]&lt;0);-1;IF(([.D173]&gt;1);1;0))" office:value-type="float" office:value="0">
            <text:p>0</text:p>
          </table:table-cell>
          <table:table-cell table:formula="of:=IF(([.D173]=-2);1;IF(([.D173]=0);1;IF(([.D173]=3);1;0)))" office:value-type="float" office:value="1">
            <text:p>1</text:p>
          </table:table-cell>
          <table:table-cell table:formula="of:=IF(([.E173]&lt;0);-1;IF(([.E173]&gt;1);1;0))" office:value-type="float" office:value="1">
            <text:p>1</text:p>
          </table:table-cell>
          <table:table-cell table:formula="of:=IF(([.E173]=-2);1;IF(([.E173]=0);1;IF(([.E173]=3);1;0)))" office:value-type="float" office:value="0">
            <text:p>0</text:p>
          </table:table-cell>
          <table:table-cell table:formula="of:=STDEVP([.H173];[.J173];[.L173];[.N173])" office:value-type="float" office:value="0.5">
            <text:p>0.5</text:p>
          </table:table-cell>
          <table:table-cell table:formula="of:=SUM([.I173];[.K173];[.M173];[.O173])" office:value-type="float" office:value="2">
            <text:p>2</text:p>
          </table:table-cell>
          <table:table-cell table:formula="of:=AVERAGE([.H173];[.J173];[.L173];[.N173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38584100126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4]&lt;0);-1;IF(([.B174]&gt;1);1;0))" office:value-type="float" office:value="0">
            <text:p>0</text:p>
          </table:table-cell>
          <table:table-cell table:formula="of:=IF(([.B174]=-2);1;IF(([.B174]=0);1;IF(([.B174]=3);1;0)))" office:value-type="float" office:value="0">
            <text:p>0</text:p>
          </table:table-cell>
          <table:table-cell table:formula="of:=IF(([.C174]&lt;0);-1;IF(([.C174]&gt;1);1;0))" office:value-type="float" office:value="0">
            <text:p>0</text:p>
          </table:table-cell>
          <table:table-cell table:formula="of:=IF(([.C174]=-2);1;IF(([.C174]=0);1;IF(([.C174]=3);1;0)))" office:value-type="float" office:value="1">
            <text:p>1</text:p>
          </table:table-cell>
          <table:table-cell table:formula="of:=IF(([.D174]&lt;0);-1;IF(([.D174]&gt;1);1;0))" office:value-type="float" office:value="0">
            <text:p>0</text:p>
          </table:table-cell>
          <table:table-cell table:formula="of:=IF(([.D174]=-2);1;IF(([.D174]=0);1;IF(([.D174]=3);1;0)))" office:value-type="float" office:value="0">
            <text:p>0</text:p>
          </table:table-cell>
          <table:table-cell table:formula="of:=IF(([.E174]&lt;0);-1;IF(([.E174]&gt;1);1;0))" office:value-type="float" office:value="0">
            <text:p>0</text:p>
          </table:table-cell>
          <table:table-cell table:formula="of:=IF(([.E174]=-2);1;IF(([.E174]=0);1;IF(([.E174]=3);1;0)))" office:value-type="float" office:value="1">
            <text:p>1</text:p>
          </table:table-cell>
          <table:table-cell table:formula="of:=STDEVP([.H174];[.J174];[.L174];[.N174])" office:value-type="float" office:value="0">
            <text:p>0</text:p>
          </table:table-cell>
          <table:table-cell table:formula="of:=SUM([.I174];[.K174];[.M174];[.O174])" office:value-type="float" office:value="2">
            <text:p>2</text:p>
          </table:table-cell>
          <table:table-cell table:formula="of:=AVERAGE([.H174];[.J174];[.L174];[.N174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8150828646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5]&lt;0);-1;IF(([.B175]&gt;1);1;0))" office:value-type="float" office:value="1">
            <text:p>1</text:p>
          </table:table-cell>
          <table:table-cell table:formula="of:=IF(([.B175]=-2);1;IF(([.B175]=0);1;IF(([.B175]=3);1;0)))" office:value-type="float" office:value="0">
            <text:p>0</text:p>
          </table:table-cell>
          <table:table-cell table:formula="of:=IF(([.C175]&lt;0);-1;IF(([.C175]&gt;1);1;0))" office:value-type="float" office:value="1">
            <text:p>1</text:p>
          </table:table-cell>
          <table:table-cell table:formula="of:=IF(([.C175]=-2);1;IF(([.C175]=0);1;IF(([.C175]=3);1;0)))" office:value-type="float" office:value="1">
            <text:p>1</text:p>
          </table:table-cell>
          <table:table-cell table:formula="of:=IF(([.D175]&lt;0);-1;IF(([.D175]&gt;1);1;0))" office:value-type="float" office:value="0">
            <text:p>0</text:p>
          </table:table-cell>
          <table:table-cell table:formula="of:=IF(([.D175]=-2);1;IF(([.D175]=0);1;IF(([.D175]=3);1;0)))" office:value-type="float" office:value="0">
            <text:p>0</text:p>
          </table:table-cell>
          <table:table-cell table:formula="of:=IF(([.E175]&lt;0);-1;IF(([.E175]&gt;1);1;0))" office:value-type="float" office:value="1">
            <text:p>1</text:p>
          </table:table-cell>
          <table:table-cell table:formula="of:=IF(([.E175]=-2);1;IF(([.E175]=0);1;IF(([.E175]=3);1;0)))" office:value-type="float" office:value="0">
            <text:p>0</text:p>
          </table:table-cell>
          <table:table-cell table:formula="of:=STDEVP([.H175];[.J175];[.L175];[.N175])" office:value-type="float" office:value="0.433012701892219">
            <text:p>0.4330127019</text:p>
          </table:table-cell>
          <table:table-cell table:formula="of:=SUM([.I175];[.K175];[.M175];[.O175])" office:value-type="float" office:value="1">
            <text:p>1</text:p>
          </table:table-cell>
          <table:table-cell table:formula="of:=AVERAGE([.H175];[.J175];[.L175];[.N175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37734250168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76]&lt;0);-1;IF(([.B176]&gt;1);1;0))" office:value-type="float" office:value="1">
            <text:p>1</text:p>
          </table:table-cell>
          <table:table-cell table:formula="of:=IF(([.B176]=-2);1;IF(([.B176]=0);1;IF(([.B176]=3);1;0)))" office:value-type="float" office:value="0">
            <text:p>0</text:p>
          </table:table-cell>
          <table:table-cell table:formula="of:=IF(([.C176]&lt;0);-1;IF(([.C176]&gt;1);1;0))" office:value-type="float" office:value="1">
            <text:p>1</text:p>
          </table:table-cell>
          <table:table-cell table:formula="of:=IF(([.C176]=-2);1;IF(([.C176]=0);1;IF(([.C176]=3);1;0)))" office:value-type="float" office:value="1">
            <text:p>1</text:p>
          </table:table-cell>
          <table:table-cell table:formula="of:=IF(([.D176]&lt;0);-1;IF(([.D176]&gt;1);1;0))" office:value-type="float" office:value="-1">
            <text:p>-1</text:p>
          </table:table-cell>
          <table:table-cell table:formula="of:=IF(([.D176]=-2);1;IF(([.D176]=0);1;IF(([.D176]=3);1;0)))" office:value-type="float" office:value="1">
            <text:p>1</text:p>
          </table:table-cell>
          <table:table-cell table:formula="of:=IF(([.E176]&lt;0);-1;IF(([.E176]&gt;1);1;0))" office:value-type="float" office:value="-1">
            <text:p>-1</text:p>
          </table:table-cell>
          <table:table-cell table:formula="of:=IF(([.E176]=-2);1;IF(([.E176]=0);1;IF(([.E176]=3);1;0)))" office:value-type="float" office:value="0">
            <text:p>0</text:p>
          </table:table-cell>
          <table:table-cell table:formula="of:=STDEVP([.H176];[.J176];[.L176];[.N176])" office:value-type="float" office:value="1">
            <text:p>1</text:p>
          </table:table-cell>
          <table:table-cell table:formula="of:=SUM([.I176];[.K176];[.M176];[.O176])" office:value-type="float" office:value="2">
            <text:p>2</text:p>
          </table:table-cell>
          <table:table-cell table:formula="of:=AVERAGE([.H176];[.J176];[.L176];[.N17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7670622781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7]&lt;0);-1;IF(([.B177]&gt;1);1;0))" office:value-type="float" office:value="1">
            <text:p>1</text:p>
          </table:table-cell>
          <table:table-cell table:formula="of:=IF(([.B177]=-2);1;IF(([.B177]=0);1;IF(([.B177]=3);1;0)))" office:value-type="float" office:value="1">
            <text:p>1</text:p>
          </table:table-cell>
          <table:table-cell table:formula="of:=IF(([.C177]&lt;0);-1;IF(([.C177]&gt;1);1;0))" office:value-type="float" office:value="0">
            <text:p>0</text:p>
          </table:table-cell>
          <table:table-cell table:formula="of:=IF(([.C177]=-2);1;IF(([.C177]=0);1;IF(([.C177]=3);1;0)))" office:value-type="float" office:value="1">
            <text:p>1</text:p>
          </table:table-cell>
          <table:table-cell table:formula="of:=IF(([.D177]&lt;0);-1;IF(([.D177]&gt;1);1;0))" office:value-type="float" office:value="-1">
            <text:p>-1</text:p>
          </table:table-cell>
          <table:table-cell table:formula="of:=IF(([.D177]=-2);1;IF(([.D177]=0);1;IF(([.D177]=3);1;0)))" office:value-type="float" office:value="0">
            <text:p>0</text:p>
          </table:table-cell>
          <table:table-cell table:formula="of:=IF(([.E177]&lt;0);-1;IF(([.E177]&gt;1);1;0))" office:value-type="float" office:value="0">
            <text:p>0</text:p>
          </table:table-cell>
          <table:table-cell table:formula="of:=IF(([.E177]=-2);1;IF(([.E177]=0);1;IF(([.E177]=3);1;0)))" office:value-type="float" office:value="1">
            <text:p>1</text:p>
          </table:table-cell>
          <table:table-cell table:formula="of:=STDEVP([.H177];[.J177];[.L177];[.N177])" office:value-type="float" office:value="0.707106781186548">
            <text:p>0.7071067812</text:p>
          </table:table-cell>
          <table:table-cell table:formula="of:=SUM([.I177];[.K177];[.M177];[.O177])" office:value-type="float" office:value="3">
            <text:p>3</text:p>
          </table:table-cell>
          <table:table-cell table:formula="of:=AVERAGE([.H177];[.J177];[.L177];[.N17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76391654195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8]&lt;0);-1;IF(([.B178]&gt;1);1;0))" office:value-type="float" office:value="1">
            <text:p>1</text:p>
          </table:table-cell>
          <table:table-cell table:formula="of:=IF(([.B178]=-2);1;IF(([.B178]=0);1;IF(([.B178]=3);1;0)))" office:value-type="float" office:value="1">
            <text:p>1</text:p>
          </table:table-cell>
          <table:table-cell table:formula="of:=IF(([.C178]&lt;0);-1;IF(([.C178]&gt;1);1;0))" office:value-type="float" office:value="1">
            <text:p>1</text:p>
          </table:table-cell>
          <table:table-cell table:formula="of:=IF(([.C178]=-2);1;IF(([.C178]=0);1;IF(([.C178]=3);1;0)))" office:value-type="float" office:value="1">
            <text:p>1</text:p>
          </table:table-cell>
          <table:table-cell table:formula="of:=IF(([.D178]&lt;0);-1;IF(([.D178]&gt;1);1;0))" office:value-type="float" office:value="0">
            <text:p>0</text:p>
          </table:table-cell>
          <table:table-cell table:formula="of:=IF(([.D178]=-2);1;IF(([.D178]=0);1;IF(([.D178]=3);1;0)))" office:value-type="float" office:value="1">
            <text:p>1</text:p>
          </table:table-cell>
          <table:table-cell table:formula="of:=IF(([.E178]&lt;0);-1;IF(([.E178]&gt;1);1;0))" office:value-type="float" office:value="1">
            <text:p>1</text:p>
          </table:table-cell>
          <table:table-cell table:formula="of:=IF(([.E178]=-2);1;IF(([.E178]=0);1;IF(([.E178]=3);1;0)))" office:value-type="float" office:value="0">
            <text:p>0</text:p>
          </table:table-cell>
          <table:table-cell table:formula="of:=STDEVP([.H178];[.J178];[.L178];[.N178])" office:value-type="float" office:value="0.433012701892219">
            <text:p>0.4330127019</text:p>
          </table:table-cell>
          <table:table-cell table:formula="of:=SUM([.I178];[.K178];[.M178];[.O178])" office:value-type="float" office:value="3">
            <text:p>3</text:p>
          </table:table-cell>
          <table:table-cell table:formula="of:=AVERAGE([.H178];[.J178];[.L178];[.N178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3700167327744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9]&lt;0);-1;IF(([.B179]&gt;1);1;0))" office:value-type="float" office:value="0">
            <text:p>0</text:p>
          </table:table-cell>
          <table:table-cell table:formula="of:=IF(([.B179]=-2);1;IF(([.B179]=0);1;IF(([.B179]=3);1;0)))" office:value-type="float" office:value="0">
            <text:p>0</text:p>
          </table:table-cell>
          <table:table-cell table:formula="of:=IF(([.C179]&lt;0);-1;IF(([.C179]&gt;1);1;0))" office:value-type="float" office:value="0">
            <text:p>0</text:p>
          </table:table-cell>
          <table:table-cell table:formula="of:=IF(([.C179]=-2);1;IF(([.C179]=0);1;IF(([.C179]=3);1;0)))" office:value-type="float" office:value="0">
            <text:p>0</text:p>
          </table:table-cell>
          <table:table-cell table:formula="of:=IF(([.D179]&lt;0);-1;IF(([.D179]&gt;1);1;0))" office:value-type="float" office:value="-1">
            <text:p>-1</text:p>
          </table:table-cell>
          <table:table-cell table:formula="of:=IF(([.D179]=-2);1;IF(([.D179]=0);1;IF(([.D179]=3);1;0)))" office:value-type="float" office:value="1">
            <text:p>1</text:p>
          </table:table-cell>
          <table:table-cell table:formula="of:=IF(([.E179]&lt;0);-1;IF(([.E179]&gt;1);1;0))" office:value-type="float" office:value="0">
            <text:p>0</text:p>
          </table:table-cell>
          <table:table-cell table:formula="of:=IF(([.E179]=-2);1;IF(([.E179]=0);1;IF(([.E179]=3);1;0)))" office:value-type="float" office:value="1">
            <text:p>1</text:p>
          </table:table-cell>
          <table:table-cell table:formula="of:=STDEVP([.H179];[.J179];[.L179];[.N179])" office:value-type="float" office:value="0.433012701892219">
            <text:p>0.4330127019</text:p>
          </table:table-cell>
          <table:table-cell table:formula="of:=SUM([.I179];[.K179];[.M179];[.O179])" office:value-type="float" office:value="2">
            <text:p>2</text:p>
          </table:table-cell>
          <table:table-cell table:formula="of:=AVERAGE([.H179];[.J179];[.L179];[.N179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3687462785026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80]&lt;0);-1;IF(([.B180]&gt;1);1;0))" office:value-type="float" office:value="-1">
            <text:p>-1</text:p>
          </table:table-cell>
          <table:table-cell table:formula="of:=IF(([.B180]=-2);1;IF(([.B180]=0);1;IF(([.B180]=3);1;0)))" office:value-type="float" office:value="1">
            <text:p>1</text:p>
          </table:table-cell>
          <table:table-cell table:formula="of:=IF(([.C180]&lt;0);-1;IF(([.C180]&gt;1);1;0))" office:value-type="float" office:value="-1">
            <text:p>-1</text:p>
          </table:table-cell>
          <table:table-cell table:formula="of:=IF(([.C180]=-2);1;IF(([.C180]=0);1;IF(([.C180]=3);1;0)))" office:value-type="float" office:value="1">
            <text:p>1</text:p>
          </table:table-cell>
          <table:table-cell table:formula="of:=IF(([.D180]&lt;0);-1;IF(([.D180]&gt;1);1;0))" office:value-type="float" office:value="-1">
            <text:p>-1</text:p>
          </table:table-cell>
          <table:table-cell table:formula="of:=IF(([.D180]=-2);1;IF(([.D180]=0);1;IF(([.D180]=3);1;0)))" office:value-type="float" office:value="0">
            <text:p>0</text:p>
          </table:table-cell>
          <table:table-cell table:formula="of:=IF(([.E180]&lt;0);-1;IF(([.E180]&gt;1);1;0))" office:value-type="float" office:value="0">
            <text:p>0</text:p>
          </table:table-cell>
          <table:table-cell table:formula="of:=IF(([.E180]=-2);1;IF(([.E180]=0);1;IF(([.E180]=3);1;0)))" office:value-type="float" office:value="0">
            <text:p>0</text:p>
          </table:table-cell>
          <table:table-cell table:formula="of:=STDEVP([.H180];[.J180];[.L180];[.N180])" office:value-type="float" office:value="0.433012701892219">
            <text:p>0.4330127019</text:p>
          </table:table-cell>
          <table:table-cell table:formula="of:=SUM([.I180];[.K180];[.M180];[.O180])" office:value-type="float" office:value="2">
            <text:p>2</text:p>
          </table:table-cell>
          <table:table-cell table:formula="of:=AVERAGE([.H180];[.J180];[.L180];[.N180])" office:value-type="float" office:value="-0.75">
            <text:p>-0.75</text:p>
          </table:table-cell>
        </table:table-row>
        <table:table-row table:style-name="ro1">
          <table:table-cell table:style-name="ce2" office:value-type="string">
            <text:p>32857367805494067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1]&lt;0);-1;IF(([.B181]&gt;1);1;0))" office:value-type="float" office:value="1">
            <text:p>1</text:p>
          </table:table-cell>
          <table:table-cell table:formula="of:=IF(([.B181]=-2);1;IF(([.B181]=0);1;IF(([.B181]=3);1;0)))" office:value-type="float" office:value="1">
            <text:p>1</text:p>
          </table:table-cell>
          <table:table-cell table:formula="of:=IF(([.C181]&lt;0);-1;IF(([.C181]&gt;1);1;0))" office:value-type="float" office:value="1">
            <text:p>1</text:p>
          </table:table-cell>
          <table:table-cell table:formula="of:=IF(([.C181]=-2);1;IF(([.C181]=0);1;IF(([.C181]=3);1;0)))" office:value-type="float" office:value="1">
            <text:p>1</text:p>
          </table:table-cell>
          <table:table-cell table:formula="of:=IF(([.D181]&lt;0);-1;IF(([.D181]&gt;1);1;0))" office:value-type="float" office:value="1">
            <text:p>1</text:p>
          </table:table-cell>
          <table:table-cell table:formula="of:=IF(([.D181]=-2);1;IF(([.D181]=0);1;IF(([.D181]=3);1;0)))" office:value-type="float" office:value="0">
            <text:p>0</text:p>
          </table:table-cell>
          <table:table-cell table:formula="of:=IF(([.E181]&lt;0);-1;IF(([.E181]&gt;1);1;0))" office:value-type="float" office:value="1">
            <text:p>1</text:p>
          </table:table-cell>
          <table:table-cell table:formula="of:=IF(([.E181]=-2);1;IF(([.E181]=0);1;IF(([.E181]=3);1;0)))" office:value-type="float" office:value="0">
            <text:p>0</text:p>
          </table:table-cell>
          <table:table-cell table:formula="of:=STDEVP([.H181];[.J181];[.L181];[.N181])" office:value-type="float" office:value="0">
            <text:p>0</text:p>
          </table:table-cell>
          <table:table-cell table:formula="of:=SUM([.I181];[.K181];[.M181];[.O181])" office:value-type="float" office:value="2">
            <text:p>2</text:p>
          </table:table-cell>
          <table:table-cell table:formula="of:=AVERAGE([.H181];[.J181];[.L181];[.N18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61717882470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82]&lt;0);-1;IF(([.B182]&gt;1);1;0))" office:value-type="float" office:value="-1">
            <text:p>-1</text:p>
          </table:table-cell>
          <table:table-cell table:formula="of:=IF(([.B182]=-2);1;IF(([.B182]=0);1;IF(([.B182]=3);1;0)))" office:value-type="float" office:value="1">
            <text:p>1</text:p>
          </table:table-cell>
          <table:table-cell table:formula="of:=IF(([.C182]&lt;0);-1;IF(([.C182]&gt;1);1;0))" office:value-type="float" office:value="-1">
            <text:p>-1</text:p>
          </table:table-cell>
          <table:table-cell table:formula="of:=IF(([.C182]=-2);1;IF(([.C182]=0);1;IF(([.C182]=3);1;0)))" office:value-type="float" office:value="1">
            <text:p>1</text:p>
          </table:table-cell>
          <table:table-cell table:formula="of:=IF(([.D182]&lt;0);-1;IF(([.D182]&gt;1);1;0))" office:value-type="float" office:value="-1">
            <text:p>-1</text:p>
          </table:table-cell>
          <table:table-cell table:formula="of:=IF(([.D182]=-2);1;IF(([.D182]=0);1;IF(([.D182]=3);1;0)))" office:value-type="float" office:value="1">
            <text:p>1</text:p>
          </table:table-cell>
          <table:table-cell table:formula="of:=IF(([.E182]&lt;0);-1;IF(([.E182]&gt;1);1;0))" office:value-type="float" office:value="-1">
            <text:p>-1</text:p>
          </table:table-cell>
          <table:table-cell table:formula="of:=IF(([.E182]=-2);1;IF(([.E182]=0);1;IF(([.E182]=3);1;0)))" office:value-type="float" office:value="1">
            <text:p>1</text:p>
          </table:table-cell>
          <table:table-cell table:formula="of:=STDEVP([.H182];[.J182];[.L182];[.N182])" office:value-type="float" office:value="0">
            <text:p>0</text:p>
          </table:table-cell>
          <table:table-cell table:formula="of:=SUM([.I182];[.K182];[.M182];[.O182])" office:value-type="float" office:value="4">
            <text:p>4</text:p>
          </table:table-cell>
          <table:table-cell table:formula="of:=AVERAGE([.H182];[.J182];[.L182];[.N182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360082523340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83]&lt;0);-1;IF(([.B183]&gt;1);1;0))" office:value-type="float" office:value="1">
            <text:p>1</text:p>
          </table:table-cell>
          <table:table-cell table:formula="of:=IF(([.B183]=-2);1;IF(([.B183]=0);1;IF(([.B183]=3);1;0)))" office:value-type="float" office:value="0">
            <text:p>0</text:p>
          </table:table-cell>
          <table:table-cell table:formula="of:=IF(([.C183]&lt;0);-1;IF(([.C183]&gt;1);1;0))" office:value-type="float" office:value="0">
            <text:p>0</text:p>
          </table:table-cell>
          <table:table-cell table:formula="of:=IF(([.C183]=-2);1;IF(([.C183]=0);1;IF(([.C183]=3);1;0)))" office:value-type="float" office:value="1">
            <text:p>1</text:p>
          </table:table-cell>
          <table:table-cell table:formula="of:=IF(([.D183]&lt;0);-1;IF(([.D183]&gt;1);1;0))" office:value-type="float" office:value="0">
            <text:p>0</text:p>
          </table:table-cell>
          <table:table-cell table:formula="of:=IF(([.D183]=-2);1;IF(([.D183]=0);1;IF(([.D183]=3);1;0)))" office:value-type="float" office:value="1">
            <text:p>1</text:p>
          </table:table-cell>
          <table:table-cell table:formula="of:=IF(([.E183]&lt;0);-1;IF(([.E183]&gt;1);1;0))" office:value-type="float" office:value="0">
            <text:p>0</text:p>
          </table:table-cell>
          <table:table-cell table:formula="of:=IF(([.E183]=-2);1;IF(([.E183]=0);1;IF(([.E183]=3);1;0)))" office:value-type="float" office:value="1">
            <text:p>1</text:p>
          </table:table-cell>
          <table:table-cell table:formula="of:=STDEVP([.H183];[.J183];[.L183];[.N183])" office:value-type="float" office:value="0.433012701892219">
            <text:p>0.4330127019</text:p>
          </table:table-cell>
          <table:table-cell table:formula="of:=SUM([.I183];[.K183];[.M183];[.O183])" office:value-type="float" office:value="3">
            <text:p>3</text:p>
          </table:table-cell>
          <table:table-cell table:formula="of:=AVERAGE([.H183];[.J183];[.L183];[.N183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359419822489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84]&lt;0);-1;IF(([.B184]&gt;1);1;0))" office:value-type="float" office:value="1">
            <text:p>1</text:p>
          </table:table-cell>
          <table:table-cell table:formula="of:=IF(([.B184]=-2);1;IF(([.B184]=0);1;IF(([.B184]=3);1;0)))" office:value-type="float" office:value="1">
            <text:p>1</text:p>
          </table:table-cell>
          <table:table-cell table:formula="of:=IF(([.C184]&lt;0);-1;IF(([.C184]&gt;1);1;0))" office:value-type="float" office:value="1">
            <text:p>1</text:p>
          </table:table-cell>
          <table:table-cell table:formula="of:=IF(([.C184]=-2);1;IF(([.C184]=0);1;IF(([.C184]=3);1;0)))" office:value-type="float" office:value="1">
            <text:p>1</text:p>
          </table:table-cell>
          <table:table-cell table:formula="of:=IF(([.D184]&lt;0);-1;IF(([.D184]&gt;1);1;0))" office:value-type="float" office:value="0">
            <text:p>0</text:p>
          </table:table-cell>
          <table:table-cell table:formula="of:=IF(([.D184]=-2);1;IF(([.D184]=0);1;IF(([.D184]=3);1;0)))" office:value-type="float" office:value="1">
            <text:p>1</text:p>
          </table:table-cell>
          <table:table-cell table:formula="of:=IF(([.E184]&lt;0);-1;IF(([.E184]&gt;1);1;0))" office:value-type="float" office:value="0">
            <text:p>0</text:p>
          </table:table-cell>
          <table:table-cell table:formula="of:=IF(([.E184]=-2);1;IF(([.E184]=0);1;IF(([.E184]=3);1;0)))" office:value-type="float" office:value="1">
            <text:p>1</text:p>
          </table:table-cell>
          <table:table-cell table:formula="of:=STDEVP([.H184];[.J184];[.L184];[.N184])" office:value-type="float" office:value="0.5">
            <text:p>0.5</text:p>
          </table:table-cell>
          <table:table-cell table:formula="of:=SUM([.I184];[.K184];[.M184];[.O184])" office:value-type="float" office:value="4">
            <text:p>4</text:p>
          </table:table-cell>
          <table:table-cell table:formula="of:=AVERAGE([.H184];[.J184];[.L184];[.N184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35872818339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85]&lt;0);-1;IF(([.B185]&gt;1);1;0))" office:value-type="float" office:value="0">
            <text:p>0</text:p>
          </table:table-cell>
          <table:table-cell table:formula="of:=IF(([.B185]=-2);1;IF(([.B185]=0);1;IF(([.B185]=3);1;0)))" office:value-type="float" office:value="0">
            <text:p>0</text:p>
          </table:table-cell>
          <table:table-cell table:formula="of:=IF(([.C185]&lt;0);-1;IF(([.C185]&gt;1);1;0))" office:value-type="float" office:value="1">
            <text:p>1</text:p>
          </table:table-cell>
          <table:table-cell table:formula="of:=IF(([.C185]=-2);1;IF(([.C185]=0);1;IF(([.C185]=3);1;0)))" office:value-type="float" office:value="1">
            <text:p>1</text:p>
          </table:table-cell>
          <table:table-cell table:formula="of:=IF(([.D185]&lt;0);-1;IF(([.D185]&gt;1);1;0))" office:value-type="float" office:value="0">
            <text:p>0</text:p>
          </table:table-cell>
          <table:table-cell table:formula="of:=IF(([.D185]=-2);1;IF(([.D185]=0);1;IF(([.D185]=3);1;0)))" office:value-type="float" office:value="1">
            <text:p>1</text:p>
          </table:table-cell>
          <table:table-cell table:formula="of:=IF(([.E185]&lt;0);-1;IF(([.E185]&gt;1);1;0))" office:value-type="float" office:value="0">
            <text:p>0</text:p>
          </table:table-cell>
          <table:table-cell table:formula="of:=IF(([.E185]=-2);1;IF(([.E185]=0);1;IF(([.E185]=3);1;0)))" office:value-type="float" office:value="0">
            <text:p>0</text:p>
          </table:table-cell>
          <table:table-cell table:formula="of:=STDEVP([.H185];[.J185];[.L185];[.N185])" office:value-type="float" office:value="0.433012701892219">
            <text:p>0.4330127019</text:p>
          </table:table-cell>
          <table:table-cell table:formula="of:=SUM([.I185];[.K185];[.M185];[.O185])" office:value-type="float" office:value="2">
            <text:p>2</text:p>
          </table:table-cell>
          <table:table-cell table:formula="of:=AVERAGE([.H185];[.J185];[.L185];[.N185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355046841548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86]&lt;0);-1;IF(([.B186]&gt;1);1;0))" office:value-type="float" office:value="1">
            <text:p>1</text:p>
          </table:table-cell>
          <table:table-cell table:formula="of:=IF(([.B186]=-2);1;IF(([.B186]=0);1;IF(([.B186]=3);1;0)))" office:value-type="float" office:value="1">
            <text:p>1</text:p>
          </table:table-cell>
          <table:table-cell table:formula="of:=IF(([.C186]&lt;0);-1;IF(([.C186]&gt;1);1;0))" office:value-type="float" office:value="1">
            <text:p>1</text:p>
          </table:table-cell>
          <table:table-cell table:formula="of:=IF(([.C186]=-2);1;IF(([.C186]=0);1;IF(([.C186]=3);1;0)))" office:value-type="float" office:value="1">
            <text:p>1</text:p>
          </table:table-cell>
          <table:table-cell table:formula="of:=IF(([.D186]&lt;0);-1;IF(([.D186]&gt;1);1;0))" office:value-type="float" office:value="1">
            <text:p>1</text:p>
          </table:table-cell>
          <table:table-cell table:formula="of:=IF(([.D186]=-2);1;IF(([.D186]=0);1;IF(([.D186]=3);1;0)))" office:value-type="float" office:value="1">
            <text:p>1</text:p>
          </table:table-cell>
          <table:table-cell table:formula="of:=IF(([.E186]&lt;0);-1;IF(([.E186]&gt;1);1;0))" office:value-type="float" office:value="1">
            <text:p>1</text:p>
          </table:table-cell>
          <table:table-cell table:formula="of:=IF(([.E186]=-2);1;IF(([.E186]=0);1;IF(([.E186]=3);1;0)))" office:value-type="float" office:value="1">
            <text:p>1</text:p>
          </table:table-cell>
          <table:table-cell table:formula="of:=STDEVP([.H186];[.J186];[.L186];[.N186])" office:value-type="float" office:value="0">
            <text:p>0</text:p>
          </table:table-cell>
          <table:table-cell table:formula="of:=SUM([.I186];[.K186];[.M186];[.O186])" office:value-type="float" office:value="4">
            <text:p>4</text:p>
          </table:table-cell>
          <table:table-cell table:formula="of:=AVERAGE([.H186];[.J186];[.L186];[.N18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53691663155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7]&lt;0);-1;IF(([.B187]&gt;1);1;0))" office:value-type="float" office:value="1">
            <text:p>1</text:p>
          </table:table-cell>
          <table:table-cell table:formula="of:=IF(([.B187]=-2);1;IF(([.B187]=0);1;IF(([.B187]=3);1;0)))" office:value-type="float" office:value="1">
            <text:p>1</text:p>
          </table:table-cell>
          <table:table-cell table:formula="of:=IF(([.C187]&lt;0);-1;IF(([.C187]&gt;1);1;0))" office:value-type="float" office:value="1">
            <text:p>1</text:p>
          </table:table-cell>
          <table:table-cell table:formula="of:=IF(([.C187]=-2);1;IF(([.C187]=0);1;IF(([.C187]=3);1;0)))" office:value-type="float" office:value="1">
            <text:p>1</text:p>
          </table:table-cell>
          <table:table-cell table:formula="of:=IF(([.D187]&lt;0);-1;IF(([.D187]&gt;1);1;0))" office:value-type="float" office:value="0">
            <text:p>0</text:p>
          </table:table-cell>
          <table:table-cell table:formula="of:=IF(([.D187]=-2);1;IF(([.D187]=0);1;IF(([.D187]=3);1;0)))" office:value-type="float" office:value="0">
            <text:p>0</text:p>
          </table:table-cell>
          <table:table-cell table:formula="of:=IF(([.E187]&lt;0);-1;IF(([.E187]&gt;1);1;0))" office:value-type="float" office:value="1">
            <text:p>1</text:p>
          </table:table-cell>
          <table:table-cell table:formula="of:=IF(([.E187]=-2);1;IF(([.E187]=0);1;IF(([.E187]=3);1;0)))" office:value-type="float" office:value="0">
            <text:p>0</text:p>
          </table:table-cell>
          <table:table-cell table:formula="of:=STDEVP([.H187];[.J187];[.L187];[.N187])" office:value-type="float" office:value="0.433012701892219">
            <text:p>0.4330127019</text:p>
          </table:table-cell>
          <table:table-cell table:formula="of:=SUM([.I187];[.K187];[.M187];[.O187])" office:value-type="float" office:value="2">
            <text:p>2</text:p>
          </table:table-cell>
          <table:table-cell table:formula="of:=AVERAGE([.H187];[.J187];[.L187];[.N187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3532915249152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88]&lt;0);-1;IF(([.B188]&gt;1);1;0))" office:value-type="float" office:value="-1">
            <text:p>-1</text:p>
          </table:table-cell>
          <table:table-cell table:formula="of:=IF(([.B188]=-2);1;IF(([.B188]=0);1;IF(([.B188]=3);1;0)))" office:value-type="float" office:value="1">
            <text:p>1</text:p>
          </table:table-cell>
          <table:table-cell table:formula="of:=IF(([.C188]&lt;0);-1;IF(([.C188]&gt;1);1;0))" office:value-type="float" office:value="-1">
            <text:p>-1</text:p>
          </table:table-cell>
          <table:table-cell table:formula="of:=IF(([.C188]=-2);1;IF(([.C188]=0);1;IF(([.C188]=3);1;0)))" office:value-type="float" office:value="1">
            <text:p>1</text:p>
          </table:table-cell>
          <table:table-cell table:formula="of:=IF(([.D188]&lt;0);-1;IF(([.D188]&gt;1);1;0))" office:value-type="float" office:value="-1">
            <text:p>-1</text:p>
          </table:table-cell>
          <table:table-cell table:formula="of:=IF(([.D188]=-2);1;IF(([.D188]=0);1;IF(([.D188]=3);1;0)))" office:value-type="float" office:value="0">
            <text:p>0</text:p>
          </table:table-cell>
          <table:table-cell table:formula="of:=IF(([.E188]&lt;0);-1;IF(([.E188]&gt;1);1;0))" office:value-type="float" office:value="-1">
            <text:p>-1</text:p>
          </table:table-cell>
          <table:table-cell table:formula="of:=IF(([.E188]=-2);1;IF(([.E188]=0);1;IF(([.E188]=3);1;0)))" office:value-type="float" office:value="1">
            <text:p>1</text:p>
          </table:table-cell>
          <table:table-cell table:formula="of:=STDEVP([.H188];[.J188];[.L188];[.N188])" office:value-type="float" office:value="0">
            <text:p>0</text:p>
          </table:table-cell>
          <table:table-cell table:formula="of:=SUM([.I188];[.K188];[.M188];[.O188])" office:value-type="float" office:value="3">
            <text:p>3</text:p>
          </table:table-cell>
          <table:table-cell table:formula="of:=AVERAGE([.H188];[.J188];[.L188];[.N188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348158955110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89]&lt;0);-1;IF(([.B189]&gt;1);1;0))" office:value-type="float" office:value="1">
            <text:p>1</text:p>
          </table:table-cell>
          <table:table-cell table:formula="of:=IF(([.B189]=-2);1;IF(([.B189]=0);1;IF(([.B189]=3);1;0)))" office:value-type="float" office:value="1">
            <text:p>1</text:p>
          </table:table-cell>
          <table:table-cell table:formula="of:=IF(([.C189]&lt;0);-1;IF(([.C189]&gt;1);1;0))" office:value-type="float" office:value="1">
            <text:p>1</text:p>
          </table:table-cell>
          <table:table-cell table:formula="of:=IF(([.C189]=-2);1;IF(([.C189]=0);1;IF(([.C189]=3);1;0)))" office:value-type="float" office:value="1">
            <text:p>1</text:p>
          </table:table-cell>
          <table:table-cell table:formula="of:=IF(([.D189]&lt;0);-1;IF(([.D189]&gt;1);1;0))" office:value-type="float" office:value="0">
            <text:p>0</text:p>
          </table:table-cell>
          <table:table-cell table:formula="of:=IF(([.D189]=-2);1;IF(([.D189]=0);1;IF(([.D189]=3);1;0)))" office:value-type="float" office:value="1">
            <text:p>1</text:p>
          </table:table-cell>
          <table:table-cell table:formula="of:=IF(([.E189]&lt;0);-1;IF(([.E189]&gt;1);1;0))" office:value-type="float" office:value="1">
            <text:p>1</text:p>
          </table:table-cell>
          <table:table-cell table:formula="of:=IF(([.E189]=-2);1;IF(([.E189]=0);1;IF(([.E189]=3);1;0)))" office:value-type="float" office:value="1">
            <text:p>1</text:p>
          </table:table-cell>
          <table:table-cell table:formula="of:=STDEVP([.H189];[.J189];[.L189];[.N189])" office:value-type="float" office:value="0.433012701892219">
            <text:p>0.4330127019</text:p>
          </table:table-cell>
          <table:table-cell table:formula="of:=SUM([.I189];[.K189];[.M189];[.O189])" office:value-type="float" office:value="4">
            <text:p>4</text:p>
          </table:table-cell>
          <table:table-cell table:formula="of:=AVERAGE([.H189];[.J189];[.L189];[.N189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3473846870016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90]&lt;0);-1;IF(([.B190]&gt;1);1;0))" office:value-type="float" office:value="0">
            <text:p>0</text:p>
          </table:table-cell>
          <table:table-cell table:formula="of:=IF(([.B190]=-2);1;IF(([.B190]=0);1;IF(([.B190]=3);1;0)))" office:value-type="float" office:value="0">
            <text:p>0</text:p>
          </table:table-cell>
          <table:table-cell table:formula="of:=IF(([.C190]&lt;0);-1;IF(([.C190]&gt;1);1;0))" office:value-type="float" office:value="-1">
            <text:p>-1</text:p>
          </table:table-cell>
          <table:table-cell table:formula="of:=IF(([.C190]=-2);1;IF(([.C190]=0);1;IF(([.C190]=3);1;0)))" office:value-type="float" office:value="1">
            <text:p>1</text:p>
          </table:table-cell>
          <table:table-cell table:formula="of:=IF(([.D190]&lt;0);-1;IF(([.D190]&gt;1);1;0))" office:value-type="float" office:value="-1">
            <text:p>-1</text:p>
          </table:table-cell>
          <table:table-cell table:formula="of:=IF(([.D190]=-2);1;IF(([.D190]=0);1;IF(([.D190]=3);1;0)))" office:value-type="float" office:value="1">
            <text:p>1</text:p>
          </table:table-cell>
          <table:table-cell table:formula="of:=IF(([.E190]&lt;0);-1;IF(([.E190]&gt;1);1;0))" office:value-type="float" office:value="1">
            <text:p>1</text:p>
          </table:table-cell>
          <table:table-cell table:formula="of:=IF(([.E190]=-2);1;IF(([.E190]=0);1;IF(([.E190]=3);1;0)))" office:value-type="float" office:value="0">
            <text:p>0</text:p>
          </table:table-cell>
          <table:table-cell table:formula="of:=STDEVP([.H190];[.J190];[.L190];[.N190])" office:value-type="float" office:value="0.82915619758885">
            <text:p>0.8291561976</text:p>
          </table:table-cell>
          <table:table-cell table:formula="of:=SUM([.I190];[.K190];[.M190];[.O190])" office:value-type="float" office:value="2">
            <text:p>2</text:p>
          </table:table-cell>
          <table:table-cell table:formula="of:=AVERAGE([.H190];[.J190];[.L190];[.N190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341812973977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1]&lt;0);-1;IF(([.B191]&gt;1);1;0))" office:value-type="float" office:value="1">
            <text:p>1</text:p>
          </table:table-cell>
          <table:table-cell table:formula="of:=IF(([.B191]=-2);1;IF(([.B191]=0);1;IF(([.B191]=3);1;0)))" office:value-type="float" office:value="1">
            <text:p>1</text:p>
          </table:table-cell>
          <table:table-cell table:formula="of:=IF(([.C191]&lt;0);-1;IF(([.C191]&gt;1);1;0))" office:value-type="float" office:value="1">
            <text:p>1</text:p>
          </table:table-cell>
          <table:table-cell table:formula="of:=IF(([.C191]=-2);1;IF(([.C191]=0);1;IF(([.C191]=3);1;0)))" office:value-type="float" office:value="1">
            <text:p>1</text:p>
          </table:table-cell>
          <table:table-cell table:formula="of:=IF(([.D191]&lt;0);-1;IF(([.D191]&gt;1);1;0))" office:value-type="float" office:value="1">
            <text:p>1</text:p>
          </table:table-cell>
          <table:table-cell table:formula="of:=IF(([.D191]=-2);1;IF(([.D191]=0);1;IF(([.D191]=3);1;0)))" office:value-type="float" office:value="1">
            <text:p>1</text:p>
          </table:table-cell>
          <table:table-cell table:formula="of:=IF(([.E191]&lt;0);-1;IF(([.E191]&gt;1);1;0))" office:value-type="float" office:value="1">
            <text:p>1</text:p>
          </table:table-cell>
          <table:table-cell table:formula="of:=IF(([.E191]=-2);1;IF(([.E191]=0);1;IF(([.E191]=3);1;0)))" office:value-type="float" office:value="1">
            <text:p>1</text:p>
          </table:table-cell>
          <table:table-cell table:formula="of:=STDEVP([.H191];[.J191];[.L191];[.N191])" office:value-type="float" office:value="0">
            <text:p>0</text:p>
          </table:table-cell>
          <table:table-cell table:formula="of:=SUM([.I191];[.K191];[.M191];[.O191])" office:value-type="float" office:value="4">
            <text:p>4</text:p>
          </table:table-cell>
          <table:table-cell table:formula="of:=AVERAGE([.H191];[.J191];[.L191];[.N19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40506446233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2]&lt;0);-1;IF(([.B192]&gt;1);1;0))" office:value-type="float" office:value="1">
            <text:p>1</text:p>
          </table:table-cell>
          <table:table-cell table:formula="of:=IF(([.B192]=-2);1;IF(([.B192]=0);1;IF(([.B192]=3);1;0)))" office:value-type="float" office:value="1">
            <text:p>1</text:p>
          </table:table-cell>
          <table:table-cell table:formula="of:=IF(([.C192]&lt;0);-1;IF(([.C192]&gt;1);1;0))" office:value-type="float" office:value="1">
            <text:p>1</text:p>
          </table:table-cell>
          <table:table-cell table:formula="of:=IF(([.C192]=-2);1;IF(([.C192]=0);1;IF(([.C192]=3);1;0)))" office:value-type="float" office:value="1">
            <text:p>1</text:p>
          </table:table-cell>
          <table:table-cell table:formula="of:=IF(([.D192]&lt;0);-1;IF(([.D192]&gt;1);1;0))" office:value-type="float" office:value="1">
            <text:p>1</text:p>
          </table:table-cell>
          <table:table-cell table:formula="of:=IF(([.D192]=-2);1;IF(([.D192]=0);1;IF(([.D192]=3);1;0)))" office:value-type="float" office:value="1">
            <text:p>1</text:p>
          </table:table-cell>
          <table:table-cell table:formula="of:=IF(([.E192]&lt;0);-1;IF(([.E192]&gt;1);1;0))" office:value-type="float" office:value="1">
            <text:p>1</text:p>
          </table:table-cell>
          <table:table-cell table:formula="of:=IF(([.E192]=-2);1;IF(([.E192]=0);1;IF(([.E192]=3);1;0)))" office:value-type="float" office:value="1">
            <text:p>1</text:p>
          </table:table-cell>
          <table:table-cell table:formula="of:=STDEVP([.H192];[.J192];[.L192];[.N192])" office:value-type="float" office:value="0">
            <text:p>0</text:p>
          </table:table-cell>
          <table:table-cell table:formula="of:=SUM([.I192];[.K192];[.M192];[.O192])" office:value-type="float" office:value="4">
            <text:p>4</text:p>
          </table:table-cell>
          <table:table-cell table:formula="of:=AVERAGE([.H192];[.J192];[.L192];[.N19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3799196303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93]&lt;0);-1;IF(([.B193]&gt;1);1;0))" office:value-type="float" office:value="0">
            <text:p>0</text:p>
          </table:table-cell>
          <table:table-cell table:formula="of:=IF(([.B193]=-2);1;IF(([.B193]=0);1;IF(([.B193]=3);1;0)))" office:value-type="float" office:value="0">
            <text:p>0</text:p>
          </table:table-cell>
          <table:table-cell table:formula="of:=IF(([.C193]&lt;0);-1;IF(([.C193]&gt;1);1;0))" office:value-type="float" office:value="1">
            <text:p>1</text:p>
          </table:table-cell>
          <table:table-cell table:formula="of:=IF(([.C193]=-2);1;IF(([.C193]=0);1;IF(([.C193]=3);1;0)))" office:value-type="float" office:value="1">
            <text:p>1</text:p>
          </table:table-cell>
          <table:table-cell table:formula="of:=IF(([.D193]&lt;0);-1;IF(([.D193]&gt;1);1;0))" office:value-type="float" office:value="0">
            <text:p>0</text:p>
          </table:table-cell>
          <table:table-cell table:formula="of:=IF(([.D193]=-2);1;IF(([.D193]=0);1;IF(([.D193]=3);1;0)))" office:value-type="float" office:value="1">
            <text:p>1</text:p>
          </table:table-cell>
          <table:table-cell table:formula="of:=IF(([.E193]&lt;0);-1;IF(([.E193]&gt;1);1;0))" office:value-type="float" office:value="0">
            <text:p>0</text:p>
          </table:table-cell>
          <table:table-cell table:formula="of:=IF(([.E193]=-2);1;IF(([.E193]=0);1;IF(([.E193]=3);1;0)))" office:value-type="float" office:value="0">
            <text:p>0</text:p>
          </table:table-cell>
          <table:table-cell table:formula="of:=STDEVP([.H193];[.J193];[.L193];[.N193])" office:value-type="float" office:value="0.433012701892219">
            <text:p>0.4330127019</text:p>
          </table:table-cell>
          <table:table-cell table:formula="of:=SUM([.I193];[.K193];[.M193];[.O193])" office:value-type="float" office:value="2">
            <text:p>2</text:p>
          </table:table-cell>
          <table:table-cell table:formula="of:=AVERAGE([.H193];[.J193];[.L193];[.N193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333698252800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4]&lt;0);-1;IF(([.B194]&gt;1);1;0))" office:value-type="float" office:value="1">
            <text:p>1</text:p>
          </table:table-cell>
          <table:table-cell table:formula="of:=IF(([.B194]=-2);1;IF(([.B194]=0);1;IF(([.B194]=3);1;0)))" office:value-type="float" office:value="1">
            <text:p>1</text:p>
          </table:table-cell>
          <table:table-cell table:formula="of:=IF(([.C194]&lt;0);-1;IF(([.C194]&gt;1);1;0))" office:value-type="float" office:value="1">
            <text:p>1</text:p>
          </table:table-cell>
          <table:table-cell table:formula="of:=IF(([.C194]=-2);1;IF(([.C194]=0);1;IF(([.C194]=3);1;0)))" office:value-type="float" office:value="1">
            <text:p>1</text:p>
          </table:table-cell>
          <table:table-cell table:formula="of:=IF(([.D194]&lt;0);-1;IF(([.D194]&gt;1);1;0))" office:value-type="float" office:value="1">
            <text:p>1</text:p>
          </table:table-cell>
          <table:table-cell table:formula="of:=IF(([.D194]=-2);1;IF(([.D194]=0);1;IF(([.D194]=3);1;0)))" office:value-type="float" office:value="0">
            <text:p>0</text:p>
          </table:table-cell>
          <table:table-cell table:formula="of:=IF(([.E194]&lt;0);-1;IF(([.E194]&gt;1);1;0))" office:value-type="float" office:value="0">
            <text:p>0</text:p>
          </table:table-cell>
          <table:table-cell table:formula="of:=IF(([.E194]=-2);1;IF(([.E194]=0);1;IF(([.E194]=3);1;0)))" office:value-type="float" office:value="1">
            <text:p>1</text:p>
          </table:table-cell>
          <table:table-cell table:formula="of:=STDEVP([.H194];[.J194];[.L194];[.N194])" office:value-type="float" office:value="0.433012701892219">
            <text:p>0.4330127019</text:p>
          </table:table-cell>
          <table:table-cell table:formula="of:=SUM([.I194];[.K194];[.M194];[.O194])" office:value-type="float" office:value="3">
            <text:p>3</text:p>
          </table:table-cell>
          <table:table-cell table:formula="of:=AVERAGE([.H194];[.J194];[.L194];[.N194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323329513881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5]&lt;0);-1;IF(([.B195]&gt;1);1;0))" office:value-type="float" office:value="0">
            <text:p>0</text:p>
          </table:table-cell>
          <table:table-cell table:formula="of:=IF(([.B195]=-2);1;IF(([.B195]=0);1;IF(([.B195]=3);1;0)))" office:value-type="float" office:value="1">
            <text:p>1</text:p>
          </table:table-cell>
          <table:table-cell table:formula="of:=IF(([.C195]&lt;0);-1;IF(([.C195]&gt;1);1;0))" office:value-type="float" office:value="-1">
            <text:p>-1</text:p>
          </table:table-cell>
          <table:table-cell table:formula="of:=IF(([.C195]=-2);1;IF(([.C195]=0);1;IF(([.C195]=3);1;0)))" office:value-type="float" office:value="1">
            <text:p>1</text:p>
          </table:table-cell>
          <table:table-cell table:formula="of:=IF(([.D195]&lt;0);-1;IF(([.D195]&gt;1);1;0))" office:value-type="float" office:value="0">
            <text:p>0</text:p>
          </table:table-cell>
          <table:table-cell table:formula="of:=IF(([.D195]=-2);1;IF(([.D195]=0);1;IF(([.D195]=3);1;0)))" office:value-type="float" office:value="1">
            <text:p>1</text:p>
          </table:table-cell>
          <table:table-cell table:formula="of:=IF(([.E195]&lt;0);-1;IF(([.E195]&gt;1);1;0))" office:value-type="float" office:value="0">
            <text:p>0</text:p>
          </table:table-cell>
          <table:table-cell table:formula="of:=IF(([.E195]=-2);1;IF(([.E195]=0);1;IF(([.E195]=3);1;0)))" office:value-type="float" office:value="1">
            <text:p>1</text:p>
          </table:table-cell>
          <table:table-cell table:formula="of:=STDEVP([.H195];[.J195];[.L195];[.N195])" office:value-type="float" office:value="0.433012701892219">
            <text:p>0.4330127019</text:p>
          </table:table-cell>
          <table:table-cell table:formula="of:=SUM([.I195];[.K195];[.M195];[.O195])" office:value-type="float" office:value="4">
            <text:p>4</text:p>
          </table:table-cell>
          <table:table-cell table:formula="of:=AVERAGE([.H195];[.J195];[.L195];[.N195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321028098457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6]&lt;0);-1;IF(([.B196]&gt;1);1;0))" office:value-type="float" office:value="0">
            <text:p>0</text:p>
          </table:table-cell>
          <table:table-cell table:formula="of:=IF(([.B196]=-2);1;IF(([.B196]=0);1;IF(([.B196]=3);1;0)))" office:value-type="float" office:value="1">
            <text:p>1</text:p>
          </table:table-cell>
          <table:table-cell table:formula="of:=IF(([.C196]&lt;0);-1;IF(([.C196]&gt;1);1;0))" office:value-type="float" office:value="0">
            <text:p>0</text:p>
          </table:table-cell>
          <table:table-cell table:formula="of:=IF(([.C196]=-2);1;IF(([.C196]=0);1;IF(([.C196]=3);1;0)))" office:value-type="float" office:value="1">
            <text:p>1</text:p>
          </table:table-cell>
          <table:table-cell table:formula="of:=IF(([.D196]&lt;0);-1;IF(([.D196]&gt;1);1;0))" office:value-type="float" office:value="0">
            <text:p>0</text:p>
          </table:table-cell>
          <table:table-cell table:formula="of:=IF(([.D196]=-2);1;IF(([.D196]=0);1;IF(([.D196]=3);1;0)))" office:value-type="float" office:value="1">
            <text:p>1</text:p>
          </table:table-cell>
          <table:table-cell table:formula="of:=IF(([.E196]&lt;0);-1;IF(([.E196]&gt;1);1;0))" office:value-type="float" office:value="0">
            <text:p>0</text:p>
          </table:table-cell>
          <table:table-cell table:formula="of:=IF(([.E196]=-2);1;IF(([.E196]=0);1;IF(([.E196]=3);1;0)))" office:value-type="float" office:value="1">
            <text:p>1</text:p>
          </table:table-cell>
          <table:table-cell table:formula="of:=STDEVP([.H196];[.J196];[.L196];[.N196])" office:value-type="float" office:value="0">
            <text:p>0</text:p>
          </table:table-cell>
          <table:table-cell table:formula="of:=SUM([.I196];[.K196];[.M196];[.O196])" office:value-type="float" office:value="4">
            <text:p>4</text:p>
          </table:table-cell>
          <table:table-cell table:formula="of:=AVERAGE([.H196];[.J196];[.L196];[.N19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20556239667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7]&lt;0);-1;IF(([.B197]&gt;1);1;0))" office:value-type="float" office:value="0">
            <text:p>0</text:p>
          </table:table-cell>
          <table:table-cell table:formula="of:=IF(([.B197]=-2);1;IF(([.B197]=0);1;IF(([.B197]=3);1;0)))" office:value-type="float" office:value="0">
            <text:p>0</text:p>
          </table:table-cell>
          <table:table-cell table:formula="of:=IF(([.C197]&lt;0);-1;IF(([.C197]&gt;1);1;0))" office:value-type="float" office:value="1">
            <text:p>1</text:p>
          </table:table-cell>
          <table:table-cell table:formula="of:=IF(([.C197]=-2);1;IF(([.C197]=0);1;IF(([.C197]=3);1;0)))" office:value-type="float" office:value="1">
            <text:p>1</text:p>
          </table:table-cell>
          <table:table-cell table:formula="of:=IF(([.D197]&lt;0);-1;IF(([.D197]&gt;1);1;0))" office:value-type="float" office:value="1">
            <text:p>1</text:p>
          </table:table-cell>
          <table:table-cell table:formula="of:=IF(([.D197]=-2);1;IF(([.D197]=0);1;IF(([.D197]=3);1;0)))" office:value-type="float" office:value="1">
            <text:p>1</text:p>
          </table:table-cell>
          <table:table-cell table:formula="of:=IF(([.E197]&lt;0);-1;IF(([.E197]&gt;1);1;0))" office:value-type="float" office:value="1">
            <text:p>1</text:p>
          </table:table-cell>
          <table:table-cell table:formula="of:=IF(([.E197]=-2);1;IF(([.E197]=0);1;IF(([.E197]=3);1;0)))" office:value-type="float" office:value="1">
            <text:p>1</text:p>
          </table:table-cell>
          <table:table-cell table:formula="of:=STDEVP([.H197];[.J197];[.L197];[.N197])" office:value-type="float" office:value="0.433012701892219">
            <text:p>0.4330127019</text:p>
          </table:table-cell>
          <table:table-cell table:formula="of:=SUM([.I197];[.K197];[.M197];[.O197])" office:value-type="float" office:value="3">
            <text:p>3</text:p>
          </table:table-cell>
          <table:table-cell table:formula="of:=AVERAGE([.H197];[.J197];[.L197];[.N197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31708755066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8]&lt;0);-1;IF(([.B198]&gt;1);1;0))" office:value-type="float" office:value="1">
            <text:p>1</text:p>
          </table:table-cell>
          <table:table-cell table:formula="of:=IF(([.B198]=-2);1;IF(([.B198]=0);1;IF(([.B198]=3);1;0)))" office:value-type="float" office:value="1">
            <text:p>1</text:p>
          </table:table-cell>
          <table:table-cell table:formula="of:=IF(([.C198]&lt;0);-1;IF(([.C198]&gt;1);1;0))" office:value-type="float" office:value="1">
            <text:p>1</text:p>
          </table:table-cell>
          <table:table-cell table:formula="of:=IF(([.C198]=-2);1;IF(([.C198]=0);1;IF(([.C198]=3);1;0)))" office:value-type="float" office:value="1">
            <text:p>1</text:p>
          </table:table-cell>
          <table:table-cell table:formula="of:=IF(([.D198]&lt;0);-1;IF(([.D198]&gt;1);1;0))" office:value-type="float" office:value="1">
            <text:p>1</text:p>
          </table:table-cell>
          <table:table-cell table:formula="of:=IF(([.D198]=-2);1;IF(([.D198]=0);1;IF(([.D198]=3);1;0)))" office:value-type="float" office:value="1">
            <text:p>1</text:p>
          </table:table-cell>
          <table:table-cell table:formula="of:=IF(([.E198]&lt;0);-1;IF(([.E198]&gt;1);1;0))" office:value-type="float" office:value="1">
            <text:p>1</text:p>
          </table:table-cell>
          <table:table-cell table:formula="of:=IF(([.E198]=-2);1;IF(([.E198]=0);1;IF(([.E198]=3);1;0)))" office:value-type="float" office:value="1">
            <text:p>1</text:p>
          </table:table-cell>
          <table:table-cell table:formula="of:=STDEVP([.H198];[.J198];[.L198];[.N198])" office:value-type="float" office:value="0">
            <text:p>0</text:p>
          </table:table-cell>
          <table:table-cell table:formula="of:=SUM([.I198];[.K198];[.M198];[.O198])" office:value-type="float" office:value="4">
            <text:p>4</text:p>
          </table:table-cell>
          <table:table-cell table:formula="of:=AVERAGE([.H198];[.J198];[.L198];[.N19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166186283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99]&lt;0);-1;IF(([.B199]&gt;1);1;0))" office:value-type="float" office:value="0">
            <text:p>0</text:p>
          </table:table-cell>
          <table:table-cell table:formula="of:=IF(([.B199]=-2);1;IF(([.B199]=0);1;IF(([.B199]=3);1;0)))" office:value-type="float" office:value="0">
            <text:p>0</text:p>
          </table:table-cell>
          <table:table-cell table:formula="of:=IF(([.C199]&lt;0);-1;IF(([.C199]&gt;1);1;0))" office:value-type="float" office:value="1">
            <text:p>1</text:p>
          </table:table-cell>
          <table:table-cell table:formula="of:=IF(([.C199]=-2);1;IF(([.C199]=0);1;IF(([.C199]=3);1;0)))" office:value-type="float" office:value="1">
            <text:p>1</text:p>
          </table:table-cell>
          <table:table-cell table:formula="of:=IF(([.D199]&lt;0);-1;IF(([.D199]&gt;1);1;0))" office:value-type="float" office:value="-1">
            <text:p>-1</text:p>
          </table:table-cell>
          <table:table-cell table:formula="of:=IF(([.D199]=-2);1;IF(([.D199]=0);1;IF(([.D199]=3);1;0)))" office:value-type="float" office:value="0">
            <text:p>0</text:p>
          </table:table-cell>
          <table:table-cell table:formula="of:=IF(([.E199]&lt;0);-1;IF(([.E199]&gt;1);1;0))" office:value-type="float" office:value="-1">
            <text:p>-1</text:p>
          </table:table-cell>
          <table:table-cell table:formula="of:=IF(([.E199]=-2);1;IF(([.E199]=0);1;IF(([.E199]=3);1;0)))" office:value-type="float" office:value="1">
            <text:p>1</text:p>
          </table:table-cell>
          <table:table-cell table:formula="of:=STDEVP([.H199];[.J199];[.L199];[.N199])" office:value-type="float" office:value="0.82915619758885">
            <text:p>0.8291561976</text:p>
          </table:table-cell>
          <table:table-cell table:formula="of:=SUM([.I199];[.K199];[.M199];[.O199])" office:value-type="float" office:value="2">
            <text:p>2</text:p>
          </table:table-cell>
          <table:table-cell table:formula="of:=AVERAGE([.H199];[.J199];[.L199];[.N199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31645001850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00]&lt;0);-1;IF(([.B200]&gt;1);1;0))" office:value-type="float" office:value="0">
            <text:p>0</text:p>
          </table:table-cell>
          <table:table-cell table:formula="of:=IF(([.B200]=-2);1;IF(([.B200]=0);1;IF(([.B200]=3);1;0)))" office:value-type="float" office:value="0">
            <text:p>0</text:p>
          </table:table-cell>
          <table:table-cell table:formula="of:=IF(([.C200]&lt;0);-1;IF(([.C200]&gt;1);1;0))" office:value-type="float" office:value="0">
            <text:p>0</text:p>
          </table:table-cell>
          <table:table-cell table:formula="of:=IF(([.C200]=-2);1;IF(([.C200]=0);1;IF(([.C200]=3);1;0)))" office:value-type="float" office:value="1">
            <text:p>1</text:p>
          </table:table-cell>
          <table:table-cell table:formula="of:=IF(([.D200]&lt;0);-1;IF(([.D200]&gt;1);1;0))" office:value-type="float" office:value="0">
            <text:p>0</text:p>
          </table:table-cell>
          <table:table-cell table:formula="of:=IF(([.D200]=-2);1;IF(([.D200]=0);1;IF(([.D200]=3);1;0)))" office:value-type="float" office:value="1">
            <text:p>1</text:p>
          </table:table-cell>
          <table:table-cell table:formula="of:=IF(([.E200]&lt;0);-1;IF(([.E200]&gt;1);1;0))" office:value-type="float" office:value="0">
            <text:p>0</text:p>
          </table:table-cell>
          <table:table-cell table:formula="of:=IF(([.E200]=-2);1;IF(([.E200]=0);1;IF(([.E200]=3);1;0)))" office:value-type="float" office:value="0">
            <text:p>0</text:p>
          </table:table-cell>
          <table:table-cell table:formula="of:=STDEVP([.H200];[.J200];[.L200];[.N200])" office:value-type="float" office:value="0">
            <text:p>0</text:p>
          </table:table-cell>
          <table:table-cell table:formula="of:=SUM([.I200];[.K200];[.M200];[.O200])" office:value-type="float" office:value="2">
            <text:p>2</text:p>
          </table:table-cell>
          <table:table-cell table:formula="of:=AVERAGE([.H200];[.J200];[.L200];[.N20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1493629255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1]&lt;0);-1;IF(([.B201]&gt;1);1;0))" office:value-type="float" office:value="1">
            <text:p>1</text:p>
          </table:table-cell>
          <table:table-cell table:formula="of:=IF(([.B201]=-2);1;IF(([.B201]=0);1;IF(([.B201]=3);1;0)))" office:value-type="float" office:value="1">
            <text:p>1</text:p>
          </table:table-cell>
          <table:table-cell table:formula="of:=IF(([.C201]&lt;0);-1;IF(([.C201]&gt;1);1;0))" office:value-type="float" office:value="1">
            <text:p>1</text:p>
          </table:table-cell>
          <table:table-cell table:formula="of:=IF(([.C201]=-2);1;IF(([.C201]=0);1;IF(([.C201]=3);1;0)))" office:value-type="float" office:value="1">
            <text:p>1</text:p>
          </table:table-cell>
          <table:table-cell table:formula="of:=IF(([.D201]&lt;0);-1;IF(([.D201]&gt;1);1;0))" office:value-type="float" office:value="1">
            <text:p>1</text:p>
          </table:table-cell>
          <table:table-cell table:formula="of:=IF(([.D201]=-2);1;IF(([.D201]=0);1;IF(([.D201]=3);1;0)))" office:value-type="float" office:value="1">
            <text:p>1</text:p>
          </table:table-cell>
          <table:table-cell table:formula="of:=IF(([.E201]&lt;0);-1;IF(([.E201]&gt;1);1;0))" office:value-type="float" office:value="1">
            <text:p>1</text:p>
          </table:table-cell>
          <table:table-cell table:formula="of:=IF(([.E201]=-2);1;IF(([.E201]=0);1;IF(([.E201]=3);1;0)))" office:value-type="float" office:value="1">
            <text:p>1</text:p>
          </table:table-cell>
          <table:table-cell table:formula="of:=STDEVP([.H201];[.J201];[.L201];[.N201])" office:value-type="float" office:value="0">
            <text:p>0</text:p>
          </table:table-cell>
          <table:table-cell table:formula="of:=SUM([.I201];[.K201];[.M201];[.O201])" office:value-type="float" office:value="4">
            <text:p>4</text:p>
          </table:table-cell>
          <table:table-cell table:formula="of:=AVERAGE([.H201];[.J201];[.L201];[.N20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137224605697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2]&lt;0);-1;IF(([.B202]&gt;1);1;0))" office:value-type="float" office:value="0">
            <text:p>0</text:p>
          </table:table-cell>
          <table:table-cell table:formula="of:=IF(([.B202]=-2);1;IF(([.B202]=0);1;IF(([.B202]=3);1;0)))" office:value-type="float" office:value="1">
            <text:p>1</text:p>
          </table:table-cell>
          <table:table-cell table:formula="of:=IF(([.C202]&lt;0);-1;IF(([.C202]&gt;1);1;0))" office:value-type="float" office:value="0">
            <text:p>0</text:p>
          </table:table-cell>
          <table:table-cell table:formula="of:=IF(([.C202]=-2);1;IF(([.C202]=0);1;IF(([.C202]=3);1;0)))" office:value-type="float" office:value="1">
            <text:p>1</text:p>
          </table:table-cell>
          <table:table-cell table:formula="of:=IF(([.D202]&lt;0);-1;IF(([.D202]&gt;1);1;0))" office:value-type="float" office:value="-1">
            <text:p>-1</text:p>
          </table:table-cell>
          <table:table-cell table:formula="of:=IF(([.D202]=-2);1;IF(([.D202]=0);1;IF(([.D202]=3);1;0)))" office:value-type="float" office:value="1">
            <text:p>1</text:p>
          </table:table-cell>
          <table:table-cell table:formula="of:=IF(([.E202]&lt;0);-1;IF(([.E202]&gt;1);1;0))" office:value-type="float" office:value="-1">
            <text:p>-1</text:p>
          </table:table-cell>
          <table:table-cell table:formula="of:=IF(([.E202]=-2);1;IF(([.E202]=0);1;IF(([.E202]=3);1;0)))" office:value-type="float" office:value="0">
            <text:p>0</text:p>
          </table:table-cell>
          <table:table-cell table:formula="of:=STDEVP([.H202];[.J202];[.L202];[.N202])" office:value-type="float" office:value="0.5">
            <text:p>0.5</text:p>
          </table:table-cell>
          <table:table-cell table:formula="of:=SUM([.I202];[.K202];[.M202];[.O202])" office:value-type="float" office:value="3">
            <text:p>3</text:p>
          </table:table-cell>
          <table:table-cell table:formula="of:=AVERAGE([.H202];[.J202];[.L202];[.N202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311847188070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3]&lt;0);-1;IF(([.B203]&gt;1);1;0))" office:value-type="float" office:value="0">
            <text:p>0</text:p>
          </table:table-cell>
          <table:table-cell table:formula="of:=IF(([.B203]=-2);1;IF(([.B203]=0);1;IF(([.B203]=3);1;0)))" office:value-type="float" office:value="1">
            <text:p>1</text:p>
          </table:table-cell>
          <table:table-cell table:formula="of:=IF(([.C203]&lt;0);-1;IF(([.C203]&gt;1);1;0))" office:value-type="float" office:value="0">
            <text:p>0</text:p>
          </table:table-cell>
          <table:table-cell table:formula="of:=IF(([.C203]=-2);1;IF(([.C203]=0);1;IF(([.C203]=3);1;0)))" office:value-type="float" office:value="1">
            <text:p>1</text:p>
          </table:table-cell>
          <table:table-cell table:formula="of:=IF(([.D203]&lt;0);-1;IF(([.D203]&gt;1);1;0))" office:value-type="float" office:value="-1">
            <text:p>-1</text:p>
          </table:table-cell>
          <table:table-cell table:formula="of:=IF(([.D203]=-2);1;IF(([.D203]=0);1;IF(([.D203]=3);1;0)))" office:value-type="float" office:value="0">
            <text:p>0</text:p>
          </table:table-cell>
          <table:table-cell table:formula="of:=IF(([.E203]&lt;0);-1;IF(([.E203]&gt;1);1;0))" office:value-type="float" office:value="-1">
            <text:p>-1</text:p>
          </table:table-cell>
          <table:table-cell table:formula="of:=IF(([.E203]=-2);1;IF(([.E203]=0);1;IF(([.E203]=3);1;0)))" office:value-type="float" office:value="0">
            <text:p>0</text:p>
          </table:table-cell>
          <table:table-cell table:formula="of:=STDEVP([.H203];[.J203];[.L203];[.N203])" office:value-type="float" office:value="0.5">
            <text:p>0.5</text:p>
          </table:table-cell>
          <table:table-cell table:formula="of:=SUM([.I203];[.K203];[.M203];[.O203])" office:value-type="float" office:value="2">
            <text:p>2</text:p>
          </table:table-cell>
          <table:table-cell table:formula="of:=AVERAGE([.H203];[.J203];[.L203];[.N203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310496622592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4]&lt;0);-1;IF(([.B204]&gt;1);1;0))" office:value-type="float" office:value="0">
            <text:p>0</text:p>
          </table:table-cell>
          <table:table-cell table:formula="of:=IF(([.B204]=-2);1;IF(([.B204]=0);1;IF(([.B204]=3);1;0)))" office:value-type="float" office:value="1">
            <text:p>1</text:p>
          </table:table-cell>
          <table:table-cell table:formula="of:=IF(([.C204]&lt;0);-1;IF(([.C204]&gt;1);1;0))" office:value-type="float" office:value="0">
            <text:p>0</text:p>
          </table:table-cell>
          <table:table-cell table:formula="of:=IF(([.C204]=-2);1;IF(([.C204]=0);1;IF(([.C204]=3);1;0)))" office:value-type="float" office:value="1">
            <text:p>1</text:p>
          </table:table-cell>
          <table:table-cell table:formula="of:=IF(([.D204]&lt;0);-1;IF(([.D204]&gt;1);1;0))" office:value-type="float" office:value="-1">
            <text:p>-1</text:p>
          </table:table-cell>
          <table:table-cell table:formula="of:=IF(([.D204]=-2);1;IF(([.D204]=0);1;IF(([.D204]=3);1;0)))" office:value-type="float" office:value="1">
            <text:p>1</text:p>
          </table:table-cell>
          <table:table-cell table:formula="of:=IF(([.E204]&lt;0);-1;IF(([.E204]&gt;1);1;0))" office:value-type="float" office:value="-1">
            <text:p>-1</text:p>
          </table:table-cell>
          <table:table-cell table:formula="of:=IF(([.E204]=-2);1;IF(([.E204]=0);1;IF(([.E204]=3);1;0)))" office:value-type="float" office:value="0">
            <text:p>0</text:p>
          </table:table-cell>
          <table:table-cell table:formula="of:=STDEVP([.H204];[.J204];[.L204];[.N204])" office:value-type="float" office:value="0.5">
            <text:p>0.5</text:p>
          </table:table-cell>
          <table:table-cell table:formula="of:=SUM([.I204];[.K204];[.M204];[.O204])" office:value-type="float" office:value="3">
            <text:p>3</text:p>
          </table:table-cell>
          <table:table-cell table:formula="of:=AVERAGE([.H204];[.J204];[.L204];[.N204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307411292160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5]&lt;0);-1;IF(([.B205]&gt;1);1;0))" office:value-type="float" office:value="1">
            <text:p>1</text:p>
          </table:table-cell>
          <table:table-cell table:formula="of:=IF(([.B205]=-2);1;IF(([.B205]=0);1;IF(([.B205]=3);1;0)))" office:value-type="float" office:value="1">
            <text:p>1</text:p>
          </table:table-cell>
          <table:table-cell table:formula="of:=IF(([.C205]&lt;0);-1;IF(([.C205]&gt;1);1;0))" office:value-type="float" office:value="1">
            <text:p>1</text:p>
          </table:table-cell>
          <table:table-cell table:formula="of:=IF(([.C205]=-2);1;IF(([.C205]=0);1;IF(([.C205]=3);1;0)))" office:value-type="float" office:value="1">
            <text:p>1</text:p>
          </table:table-cell>
          <table:table-cell table:formula="of:=IF(([.D205]&lt;0);-1;IF(([.D205]&gt;1);1;0))" office:value-type="float" office:value="1">
            <text:p>1</text:p>
          </table:table-cell>
          <table:table-cell table:formula="of:=IF(([.D205]=-2);1;IF(([.D205]=0);1;IF(([.D205]=3);1;0)))" office:value-type="float" office:value="1">
            <text:p>1</text:p>
          </table:table-cell>
          <table:table-cell table:formula="of:=IF(([.E205]&lt;0);-1;IF(([.E205]&gt;1);1;0))" office:value-type="float" office:value="1">
            <text:p>1</text:p>
          </table:table-cell>
          <table:table-cell table:formula="of:=IF(([.E205]=-2);1;IF(([.E205]=0);1;IF(([.E205]=3);1;0)))" office:value-type="float" office:value="1">
            <text:p>1</text:p>
          </table:table-cell>
          <table:table-cell table:formula="of:=STDEVP([.H205];[.J205];[.L205];[.N205])" office:value-type="float" office:value="0">
            <text:p>0</text:p>
          </table:table-cell>
          <table:table-cell table:formula="of:=SUM([.I205];[.K205];[.M205];[.O205])" office:value-type="float" office:value="4">
            <text:p>4</text:p>
          </table:table-cell>
          <table:table-cell table:formula="of:=AVERAGE([.H205];[.J205];[.L205];[.N20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0557754081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6]&lt;0);-1;IF(([.B206]&gt;1);1;0))" office:value-type="float" office:value="1">
            <text:p>1</text:p>
          </table:table-cell>
          <table:table-cell table:formula="of:=IF(([.B206]=-2);1;IF(([.B206]=0);1;IF(([.B206]=3);1;0)))" office:value-type="float" office:value="1">
            <text:p>1</text:p>
          </table:table-cell>
          <table:table-cell table:formula="of:=IF(([.C206]&lt;0);-1;IF(([.C206]&gt;1);1;0))" office:value-type="float" office:value="1">
            <text:p>1</text:p>
          </table:table-cell>
          <table:table-cell table:formula="of:=IF(([.C206]=-2);1;IF(([.C206]=0);1;IF(([.C206]=3);1;0)))" office:value-type="float" office:value="1">
            <text:p>1</text:p>
          </table:table-cell>
          <table:table-cell table:formula="of:=IF(([.D206]&lt;0);-1;IF(([.D206]&gt;1);1;0))" office:value-type="float" office:value="1">
            <text:p>1</text:p>
          </table:table-cell>
          <table:table-cell table:formula="of:=IF(([.D206]=-2);1;IF(([.D206]=0);1;IF(([.D206]=3);1;0)))" office:value-type="float" office:value="1">
            <text:p>1</text:p>
          </table:table-cell>
          <table:table-cell table:formula="of:=IF(([.E206]&lt;0);-1;IF(([.E206]&gt;1);1;0))" office:value-type="float" office:value="1">
            <text:p>1</text:p>
          </table:table-cell>
          <table:table-cell table:formula="of:=IF(([.E206]=-2);1;IF(([.E206]=0);1;IF(([.E206]=3);1;0)))" office:value-type="float" office:value="1">
            <text:p>1</text:p>
          </table:table-cell>
          <table:table-cell table:formula="of:=STDEVP([.H206];[.J206];[.L206];[.N206])" office:value-type="float" office:value="0">
            <text:p>0</text:p>
          </table:table-cell>
          <table:table-cell table:formula="of:=SUM([.I206];[.K206];[.M206];[.O206])" office:value-type="float" office:value="4">
            <text:p>4</text:p>
          </table:table-cell>
          <table:table-cell table:formula="of:=AVERAGE([.H206];[.J206];[.L206];[.N20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3054311604225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07]&lt;0);-1;IF(([.B207]&gt;1);1;0))" office:value-type="float" office:value="0">
            <text:p>0</text:p>
          </table:table-cell>
          <table:table-cell table:formula="of:=IF(([.B207]=-2);1;IF(([.B207]=0);1;IF(([.B207]=3);1;0)))" office:value-type="float" office:value="1">
            <text:p>1</text:p>
          </table:table-cell>
          <table:table-cell table:formula="of:=IF(([.C207]&lt;0);-1;IF(([.C207]&gt;1);1;0))" office:value-type="float" office:value="0">
            <text:p>0</text:p>
          </table:table-cell>
          <table:table-cell table:formula="of:=IF(([.C207]=-2);1;IF(([.C207]=0);1;IF(([.C207]=3);1;0)))" office:value-type="float" office:value="1">
            <text:p>1</text:p>
          </table:table-cell>
          <table:table-cell table:formula="of:=IF(([.D207]&lt;0);-1;IF(([.D207]&gt;1);1;0))" office:value-type="float" office:value="0">
            <text:p>0</text:p>
          </table:table-cell>
          <table:table-cell table:formula="of:=IF(([.D207]=-2);1;IF(([.D207]=0);1;IF(([.D207]=3);1;0)))" office:value-type="float" office:value="1">
            <text:p>1</text:p>
          </table:table-cell>
          <table:table-cell table:formula="of:=IF(([.E207]&lt;0);-1;IF(([.E207]&gt;1);1;0))" office:value-type="float" office:value="0">
            <text:p>0</text:p>
          </table:table-cell>
          <table:table-cell table:formula="of:=IF(([.E207]=-2);1;IF(([.E207]=0);1;IF(([.E207]=3);1;0)))" office:value-type="float" office:value="1">
            <text:p>1</text:p>
          </table:table-cell>
          <table:table-cell table:formula="of:=STDEVP([.H207];[.J207];[.L207];[.N207])" office:value-type="float" office:value="0">
            <text:p>0</text:p>
          </table:table-cell>
          <table:table-cell table:formula="of:=SUM([.I207];[.K207];[.M207];[.O207])" office:value-type="float" office:value="4">
            <text:p>4</text:p>
          </table:table-cell>
          <table:table-cell table:formula="of:=AVERAGE([.H207];[.J207];[.L207];[.N20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301000298086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08]&lt;0);-1;IF(([.B208]&gt;1);1;0))" office:value-type="float" office:value="1">
            <text:p>1</text:p>
          </table:table-cell>
          <table:table-cell table:formula="of:=IF(([.B208]=-2);1;IF(([.B208]=0);1;IF(([.B208]=3);1;0)))" office:value-type="float" office:value="1">
            <text:p>1</text:p>
          </table:table-cell>
          <table:table-cell table:formula="of:=IF(([.C208]&lt;0);-1;IF(([.C208]&gt;1);1;0))" office:value-type="float" office:value="1">
            <text:p>1</text:p>
          </table:table-cell>
          <table:table-cell table:formula="of:=IF(([.C208]=-2);1;IF(([.C208]=0);1;IF(([.C208]=3);1;0)))" office:value-type="float" office:value="1">
            <text:p>1</text:p>
          </table:table-cell>
          <table:table-cell table:formula="of:=IF(([.D208]&lt;0);-1;IF(([.D208]&gt;1);1;0))" office:value-type="float" office:value="0">
            <text:p>0</text:p>
          </table:table-cell>
          <table:table-cell table:formula="of:=IF(([.D208]=-2);1;IF(([.D208]=0);1;IF(([.D208]=3);1;0)))" office:value-type="float" office:value="1">
            <text:p>1</text:p>
          </table:table-cell>
          <table:table-cell table:formula="of:=IF(([.E208]&lt;0);-1;IF(([.E208]&gt;1);1;0))" office:value-type="float" office:value="0">
            <text:p>0</text:p>
          </table:table-cell>
          <table:table-cell table:formula="of:=IF(([.E208]=-2);1;IF(([.E208]=0);1;IF(([.E208]=3);1;0)))" office:value-type="float" office:value="0">
            <text:p>0</text:p>
          </table:table-cell>
          <table:table-cell table:formula="of:=STDEVP([.H208];[.J208];[.L208];[.N208])" office:value-type="float" office:value="0.5">
            <text:p>0.5</text:p>
          </table:table-cell>
          <table:table-cell table:formula="of:=SUM([.I208];[.K208];[.M208];[.O208])" office:value-type="float" office:value="3">
            <text:p>3</text:p>
          </table:table-cell>
          <table:table-cell table:formula="of:=AVERAGE([.H208];[.J208];[.L208];[.N208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299200104448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9]&lt;0);-1;IF(([.B209]&gt;1);1;0))" office:value-type="float" office:value="1">
            <text:p>1</text:p>
          </table:table-cell>
          <table:table-cell table:formula="of:=IF(([.B209]=-2);1;IF(([.B209]=0);1;IF(([.B209]=3);1;0)))" office:value-type="float" office:value="1">
            <text:p>1</text:p>
          </table:table-cell>
          <table:table-cell table:formula="of:=IF(([.C209]&lt;0);-1;IF(([.C209]&gt;1);1;0))" office:value-type="float" office:value="1">
            <text:p>1</text:p>
          </table:table-cell>
          <table:table-cell table:formula="of:=IF(([.C209]=-2);1;IF(([.C209]=0);1;IF(([.C209]=3);1;0)))" office:value-type="float" office:value="1">
            <text:p>1</text:p>
          </table:table-cell>
          <table:table-cell table:formula="of:=IF(([.D209]&lt;0);-1;IF(([.D209]&gt;1);1;0))" office:value-type="float" office:value="1">
            <text:p>1</text:p>
          </table:table-cell>
          <table:table-cell table:formula="of:=IF(([.D209]=-2);1;IF(([.D209]=0);1;IF(([.D209]=3);1;0)))" office:value-type="float" office:value="0">
            <text:p>0</text:p>
          </table:table-cell>
          <table:table-cell table:formula="of:=IF(([.E209]&lt;0);-1;IF(([.E209]&gt;1);1;0))" office:value-type="float" office:value="1">
            <text:p>1</text:p>
          </table:table-cell>
          <table:table-cell table:formula="of:=IF(([.E209]=-2);1;IF(([.E209]=0);1;IF(([.E209]=3);1;0)))" office:value-type="float" office:value="1">
            <text:p>1</text:p>
          </table:table-cell>
          <table:table-cell table:formula="of:=STDEVP([.H209];[.J209];[.L209];[.N209])" office:value-type="float" office:value="0">
            <text:p>0</text:p>
          </table:table-cell>
          <table:table-cell table:formula="of:=SUM([.I209];[.K209];[.M209];[.O209])" office:value-type="float" office:value="3">
            <text:p>3</text:p>
          </table:table-cell>
          <table:table-cell table:formula="of:=AVERAGE([.H209];[.J209];[.L209];[.N20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9639285555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0]&lt;0);-1;IF(([.B210]&gt;1);1;0))" office:value-type="float" office:value="1">
            <text:p>1</text:p>
          </table:table-cell>
          <table:table-cell table:formula="of:=IF(([.B210]=-2);1;IF(([.B210]=0);1;IF(([.B210]=3);1;0)))" office:value-type="float" office:value="1">
            <text:p>1</text:p>
          </table:table-cell>
          <table:table-cell table:formula="of:=IF(([.C210]&lt;0);-1;IF(([.C210]&gt;1);1;0))" office:value-type="float" office:value="1">
            <text:p>1</text:p>
          </table:table-cell>
          <table:table-cell table:formula="of:=IF(([.C210]=-2);1;IF(([.C210]=0);1;IF(([.C210]=3);1;0)))" office:value-type="float" office:value="1">
            <text:p>1</text:p>
          </table:table-cell>
          <table:table-cell table:formula="of:=IF(([.D210]&lt;0);-1;IF(([.D210]&gt;1);1;0))" office:value-type="float" office:value="1">
            <text:p>1</text:p>
          </table:table-cell>
          <table:table-cell table:formula="of:=IF(([.D210]=-2);1;IF(([.D210]=0);1;IF(([.D210]=3);1;0)))" office:value-type="float" office:value="1">
            <text:p>1</text:p>
          </table:table-cell>
          <table:table-cell table:formula="of:=IF(([.E210]&lt;0);-1;IF(([.E210]&gt;1);1;0))" office:value-type="float" office:value="1">
            <text:p>1</text:p>
          </table:table-cell>
          <table:table-cell table:formula="of:=IF(([.E210]=-2);1;IF(([.E210]=0);1;IF(([.E210]=3);1;0)))" office:value-type="float" office:value="1">
            <text:p>1</text:p>
          </table:table-cell>
          <table:table-cell table:formula="of:=STDEVP([.H210];[.J210];[.L210];[.N210])" office:value-type="float" office:value="0">
            <text:p>0</text:p>
          </table:table-cell>
          <table:table-cell table:formula="of:=SUM([.I210];[.K210];[.M210];[.O210])" office:value-type="float" office:value="4">
            <text:p>4</text:p>
          </table:table-cell>
          <table:table-cell table:formula="of:=AVERAGE([.H210];[.J210];[.L210];[.N21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91987578470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11]&lt;0);-1;IF(([.B211]&gt;1);1;0))" office:value-type="float" office:value="1">
            <text:p>1</text:p>
          </table:table-cell>
          <table:table-cell table:formula="of:=IF(([.B211]=-2);1;IF(([.B211]=0);1;IF(([.B211]=3);1;0)))" office:value-type="float" office:value="0">
            <text:p>0</text:p>
          </table:table-cell>
          <table:table-cell table:formula="of:=IF(([.C211]&lt;0);-1;IF(([.C211]&gt;1);1;0))" office:value-type="float" office:value="-1">
            <text:p>-1</text:p>
          </table:table-cell>
          <table:table-cell table:formula="of:=IF(([.C211]=-2);1;IF(([.C211]=0);1;IF(([.C211]=3);1;0)))" office:value-type="float" office:value="1">
            <text:p>1</text:p>
          </table:table-cell>
          <table:table-cell table:formula="of:=IF(([.D211]&lt;0);-1;IF(([.D211]&gt;1);1;0))" office:value-type="float" office:value="1">
            <text:p>1</text:p>
          </table:table-cell>
          <table:table-cell table:formula="of:=IF(([.D211]=-2);1;IF(([.D211]=0);1;IF(([.D211]=3);1;0)))" office:value-type="float" office:value="1">
            <text:p>1</text:p>
          </table:table-cell>
          <table:table-cell table:formula="of:=IF(([.E211]&lt;0);-1;IF(([.E211]&gt;1);1;0))" office:value-type="float" office:value="1">
            <text:p>1</text:p>
          </table:table-cell>
          <table:table-cell table:formula="of:=IF(([.E211]=-2);1;IF(([.E211]=0);1;IF(([.E211]=3);1;0)))" office:value-type="float" office:value="0">
            <text:p>0</text:p>
          </table:table-cell>
          <table:table-cell table:formula="of:=STDEVP([.H211];[.J211];[.L211];[.N211])" office:value-type="float" office:value="0.866025403784439">
            <text:p>0.8660254038</text:p>
          </table:table-cell>
          <table:table-cell table:formula="of:=SUM([.I211];[.K211];[.M211];[.O211])" office:value-type="float" office:value="2">
            <text:p>2</text:p>
          </table:table-cell>
          <table:table-cell table:formula="of:=AVERAGE([.H211];[.J211];[.L211];[.N211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29065420759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12]&lt;0);-1;IF(([.B212]&gt;1);1;0))" office:value-type="float" office:value="0">
            <text:p>0</text:p>
          </table:table-cell>
          <table:table-cell table:formula="of:=IF(([.B212]=-2);1;IF(([.B212]=0);1;IF(([.B212]=3);1;0)))" office:value-type="float" office:value="1">
            <text:p>1</text:p>
          </table:table-cell>
          <table:table-cell table:formula="of:=IF(([.C212]&lt;0);-1;IF(([.C212]&gt;1);1;0))" office:value-type="float" office:value="1">
            <text:p>1</text:p>
          </table:table-cell>
          <table:table-cell table:formula="of:=IF(([.C212]=-2);1;IF(([.C212]=0);1;IF(([.C212]=3);1;0)))" office:value-type="float" office:value="0">
            <text:p>0</text:p>
          </table:table-cell>
          <table:table-cell table:formula="of:=IF(([.D212]&lt;0);-1;IF(([.D212]&gt;1);1;0))" office:value-type="float" office:value="0">
            <text:p>0</text:p>
          </table:table-cell>
          <table:table-cell table:formula="of:=IF(([.D212]=-2);1;IF(([.D212]=0);1;IF(([.D212]=3);1;0)))" office:value-type="float" office:value="1">
            <text:p>1</text:p>
          </table:table-cell>
          <table:table-cell table:formula="of:=IF(([.E212]&lt;0);-1;IF(([.E212]&gt;1);1;0))" office:value-type="float" office:value="-1">
            <text:p>-1</text:p>
          </table:table-cell>
          <table:table-cell table:formula="of:=IF(([.E212]=-2);1;IF(([.E212]=0);1;IF(([.E212]=3);1;0)))" office:value-type="float" office:value="0">
            <text:p>0</text:p>
          </table:table-cell>
          <table:table-cell table:formula="of:=STDEVP([.H212];[.J212];[.L212];[.N212])" office:value-type="float" office:value="0.707106781186548">
            <text:p>0.7071067812</text:p>
          </table:table-cell>
          <table:table-cell table:formula="of:=SUM([.I212];[.K212];[.M212];[.O212])" office:value-type="float" office:value="2">
            <text:p>2</text:p>
          </table:table-cell>
          <table:table-cell table:formula="of:=AVERAGE([.H212];[.J212];[.L212];[.N21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2887223115777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3]&lt;0);-1;IF(([.B213]&gt;1);1;0))" office:value-type="float" office:value="0">
            <text:p>0</text:p>
          </table:table-cell>
          <table:table-cell table:formula="of:=IF(([.B213]=-2);1;IF(([.B213]=0);1;IF(([.B213]=3);1;0)))" office:value-type="float" office:value="1">
            <text:p>1</text:p>
          </table:table-cell>
          <table:table-cell table:formula="of:=IF(([.C213]&lt;0);-1;IF(([.C213]&gt;1);1;0))" office:value-type="float" office:value="0">
            <text:p>0</text:p>
          </table:table-cell>
          <table:table-cell table:formula="of:=IF(([.C213]=-2);1;IF(([.C213]=0);1;IF(([.C213]=3);1;0)))" office:value-type="float" office:value="1">
            <text:p>1</text:p>
          </table:table-cell>
          <table:table-cell table:formula="of:=IF(([.D213]&lt;0);-1;IF(([.D213]&gt;1);1;0))" office:value-type="float" office:value="0">
            <text:p>0</text:p>
          </table:table-cell>
          <table:table-cell table:formula="of:=IF(([.D213]=-2);1;IF(([.D213]=0);1;IF(([.D213]=3);1;0)))" office:value-type="float" office:value="1">
            <text:p>1</text:p>
          </table:table-cell>
          <table:table-cell table:formula="of:=IF(([.E213]&lt;0);-1;IF(([.E213]&gt;1);1;0))" office:value-type="float" office:value="0">
            <text:p>0</text:p>
          </table:table-cell>
          <table:table-cell table:formula="of:=IF(([.E213]=-2);1;IF(([.E213]=0);1;IF(([.E213]=3);1;0)))" office:value-type="float" office:value="0">
            <text:p>0</text:p>
          </table:table-cell>
          <table:table-cell table:formula="of:=STDEVP([.H213];[.J213];[.L213];[.N213])" office:value-type="float" office:value="0">
            <text:p>0</text:p>
          </table:table-cell>
          <table:table-cell table:formula="of:=SUM([.I213];[.K213];[.M213];[.O213])" office:value-type="float" office:value="3">
            <text:p>3</text:p>
          </table:table-cell>
          <table:table-cell table:formula="of:=AVERAGE([.H213];[.J213];[.L213];[.N21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288500013056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4]&lt;0);-1;IF(([.B214]&gt;1);1;0))" office:value-type="float" office:value="1">
            <text:p>1</text:p>
          </table:table-cell>
          <table:table-cell table:formula="of:=IF(([.B214]=-2);1;IF(([.B214]=0);1;IF(([.B214]=3);1;0)))" office:value-type="float" office:value="1">
            <text:p>1</text:p>
          </table:table-cell>
          <table:table-cell table:formula="of:=IF(([.C214]&lt;0);-1;IF(([.C214]&gt;1);1;0))" office:value-type="float" office:value="1">
            <text:p>1</text:p>
          </table:table-cell>
          <table:table-cell table:formula="of:=IF(([.C214]=-2);1;IF(([.C214]=0);1;IF(([.C214]=3);1;0)))" office:value-type="float" office:value="1">
            <text:p>1</text:p>
          </table:table-cell>
          <table:table-cell table:formula="of:=IF(([.D214]&lt;0);-1;IF(([.D214]&gt;1);1;0))" office:value-type="float" office:value="1">
            <text:p>1</text:p>
          </table:table-cell>
          <table:table-cell table:formula="of:=IF(([.D214]=-2);1;IF(([.D214]=0);1;IF(([.D214]=3);1;0)))" office:value-type="float" office:value="1">
            <text:p>1</text:p>
          </table:table-cell>
          <table:table-cell table:formula="of:=IF(([.E214]&lt;0);-1;IF(([.E214]&gt;1);1;0))" office:value-type="float" office:value="1">
            <text:p>1</text:p>
          </table:table-cell>
          <table:table-cell table:formula="of:=IF(([.E214]=-2);1;IF(([.E214]=0);1;IF(([.E214]=3);1;0)))" office:value-type="float" office:value="1">
            <text:p>1</text:p>
          </table:table-cell>
          <table:table-cell table:formula="of:=STDEVP([.H214];[.J214];[.L214];[.N214])" office:value-type="float" office:value="0">
            <text:p>0</text:p>
          </table:table-cell>
          <table:table-cell table:formula="of:=SUM([.I214];[.K214];[.M214];[.O214])" office:value-type="float" office:value="4">
            <text:p>4</text:p>
          </table:table-cell>
          <table:table-cell table:formula="of:=AVERAGE([.H214];[.J214];[.L214];[.N21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8616294645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5]&lt;0);-1;IF(([.B215]&gt;1);1;0))" office:value-type="float" office:value="-1">
            <text:p>-1</text:p>
          </table:table-cell>
          <table:table-cell table:formula="of:=IF(([.B215]=-2);1;IF(([.B215]=0);1;IF(([.B215]=3);1;0)))" office:value-type="float" office:value="0">
            <text:p>0</text:p>
          </table:table-cell>
          <table:table-cell table:formula="of:=IF(([.C215]&lt;0);-1;IF(([.C215]&gt;1);1;0))" office:value-type="float" office:value="0">
            <text:p>0</text:p>
          </table:table-cell>
          <table:table-cell table:formula="of:=IF(([.C215]=-2);1;IF(([.C215]=0);1;IF(([.C215]=3);1;0)))" office:value-type="float" office:value="1">
            <text:p>1</text:p>
          </table:table-cell>
          <table:table-cell table:formula="of:=IF(([.D215]&lt;0);-1;IF(([.D215]&gt;1);1;0))" office:value-type="float" office:value="-1">
            <text:p>-1</text:p>
          </table:table-cell>
          <table:table-cell table:formula="of:=IF(([.D215]=-2);1;IF(([.D215]=0);1;IF(([.D215]=3);1;0)))" office:value-type="float" office:value="1">
            <text:p>1</text:p>
          </table:table-cell>
          <table:table-cell table:formula="of:=IF(([.E215]&lt;0);-1;IF(([.E215]&gt;1);1;0))" office:value-type="float" office:value="0">
            <text:p>0</text:p>
          </table:table-cell>
          <table:table-cell table:formula="of:=IF(([.E215]=-2);1;IF(([.E215]=0);1;IF(([.E215]=3);1;0)))" office:value-type="float" office:value="0">
            <text:p>0</text:p>
          </table:table-cell>
          <table:table-cell table:formula="of:=STDEVP([.H215];[.J215];[.L215];[.N215])" office:value-type="float" office:value="0.5">
            <text:p>0.5</text:p>
          </table:table-cell>
          <table:table-cell table:formula="of:=SUM([.I215];[.K215];[.M215];[.O215])" office:value-type="float" office:value="2">
            <text:p>2</text:p>
          </table:table-cell>
          <table:table-cell table:formula="of:=AVERAGE([.H215];[.J215];[.L215];[.N215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28504055111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6]&lt;0);-1;IF(([.B216]&gt;1);1;0))" office:value-type="float" office:value="1">
            <text:p>1</text:p>
          </table:table-cell>
          <table:table-cell table:formula="of:=IF(([.B216]=-2);1;IF(([.B216]=0);1;IF(([.B216]=3);1;0)))" office:value-type="float" office:value="0">
            <text:p>0</text:p>
          </table:table-cell>
          <table:table-cell table:formula="of:=IF(([.C216]&lt;0);-1;IF(([.C216]&gt;1);1;0))" office:value-type="float" office:value="1">
            <text:p>1</text:p>
          </table:table-cell>
          <table:table-cell table:formula="of:=IF(([.C216]=-2);1;IF(([.C216]=0);1;IF(([.C216]=3);1;0)))" office:value-type="float" office:value="1">
            <text:p>1</text:p>
          </table:table-cell>
          <table:table-cell table:formula="of:=IF(([.D216]&lt;0);-1;IF(([.D216]&gt;1);1;0))" office:value-type="float" office:value="1">
            <text:p>1</text:p>
          </table:table-cell>
          <table:table-cell table:formula="of:=IF(([.D216]=-2);1;IF(([.D216]=0);1;IF(([.D216]=3);1;0)))" office:value-type="float" office:value="0">
            <text:p>0</text:p>
          </table:table-cell>
          <table:table-cell table:formula="of:=IF(([.E216]&lt;0);-1;IF(([.E216]&gt;1);1;0))" office:value-type="float" office:value="1">
            <text:p>1</text:p>
          </table:table-cell>
          <table:table-cell table:formula="of:=IF(([.E216]=-2);1;IF(([.E216]=0);1;IF(([.E216]=3);1;0)))" office:value-type="float" office:value="1">
            <text:p>1</text:p>
          </table:table-cell>
          <table:table-cell table:formula="of:=STDEVP([.H216];[.J216];[.L216];[.N216])" office:value-type="float" office:value="0">
            <text:p>0</text:p>
          </table:table-cell>
          <table:table-cell table:formula="of:=SUM([.I216];[.K216];[.M216];[.O216])" office:value-type="float" office:value="2">
            <text:p>2</text:p>
          </table:table-cell>
          <table:table-cell table:formula="of:=AVERAGE([.H216];[.J216];[.L216];[.N21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755966582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7]&lt;0);-1;IF(([.B217]&gt;1);1;0))" office:value-type="float" office:value="0">
            <text:p>0</text:p>
          </table:table-cell>
          <table:table-cell table:formula="of:=IF(([.B217]=-2);1;IF(([.B217]=0);1;IF(([.B217]=3);1;0)))" office:value-type="float" office:value="1">
            <text:p>1</text:p>
          </table:table-cell>
          <table:table-cell table:formula="of:=IF(([.C217]&lt;0);-1;IF(([.C217]&gt;1);1;0))" office:value-type="float" office:value="1">
            <text:p>1</text:p>
          </table:table-cell>
          <table:table-cell table:formula="of:=IF(([.C217]=-2);1;IF(([.C217]=0);1;IF(([.C217]=3);1;0)))" office:value-type="float" office:value="1">
            <text:p>1</text:p>
          </table:table-cell>
          <table:table-cell table:formula="of:=IF(([.D217]&lt;0);-1;IF(([.D217]&gt;1);1;0))" office:value-type="float" office:value="0">
            <text:p>0</text:p>
          </table:table-cell>
          <table:table-cell table:formula="of:=IF(([.D217]=-2);1;IF(([.D217]=0);1;IF(([.D217]=3);1;0)))" office:value-type="float" office:value="1">
            <text:p>1</text:p>
          </table:table-cell>
          <table:table-cell table:formula="of:=IF(([.E217]&lt;0);-1;IF(([.E217]&gt;1);1;0))" office:value-type="float" office:value="0">
            <text:p>0</text:p>
          </table:table-cell>
          <table:table-cell table:formula="of:=IF(([.E217]=-2);1;IF(([.E217]=0);1;IF(([.E217]=3);1;0)))" office:value-type="float" office:value="0">
            <text:p>0</text:p>
          </table:table-cell>
          <table:table-cell table:formula="of:=STDEVP([.H217];[.J217];[.L217];[.N217])" office:value-type="float" office:value="0.433012701892219">
            <text:p>0.4330127019</text:p>
          </table:table-cell>
          <table:table-cell table:formula="of:=SUM([.I217];[.K217];[.M217];[.O217])" office:value-type="float" office:value="3">
            <text:p>3</text:p>
          </table:table-cell>
          <table:table-cell table:formula="of:=AVERAGE([.H217];[.J217];[.L217];[.N217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27141242060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8]&lt;0);-1;IF(([.B218]&gt;1);1;0))" office:value-type="float" office:value="0">
            <text:p>0</text:p>
          </table:table-cell>
          <table:table-cell table:formula="of:=IF(([.B218]=-2);1;IF(([.B218]=0);1;IF(([.B218]=3);1;0)))" office:value-type="float" office:value="1">
            <text:p>1</text:p>
          </table:table-cell>
          <table:table-cell table:formula="of:=IF(([.C218]&lt;0);-1;IF(([.C218]&gt;1);1;0))" office:value-type="float" office:value="1">
            <text:p>1</text:p>
          </table:table-cell>
          <table:table-cell table:formula="of:=IF(([.C218]=-2);1;IF(([.C218]=0);1;IF(([.C218]=3);1;0)))" office:value-type="float" office:value="1">
            <text:p>1</text:p>
          </table:table-cell>
          <table:table-cell table:formula="of:=IF(([.D218]&lt;0);-1;IF(([.D218]&gt;1);1;0))" office:value-type="float" office:value="0">
            <text:p>0</text:p>
          </table:table-cell>
          <table:table-cell table:formula="of:=IF(([.D218]=-2);1;IF(([.D218]=0);1;IF(([.D218]=3);1;0)))" office:value-type="float" office:value="1">
            <text:p>1</text:p>
          </table:table-cell>
          <table:table-cell table:formula="of:=IF(([.E218]&lt;0);-1;IF(([.E218]&gt;1);1;0))" office:value-type="float" office:value="0">
            <text:p>0</text:p>
          </table:table-cell>
          <table:table-cell table:formula="of:=IF(([.E218]=-2);1;IF(([.E218]=0);1;IF(([.E218]=3);1;0)))" office:value-type="float" office:value="0">
            <text:p>0</text:p>
          </table:table-cell>
          <table:table-cell table:formula="of:=STDEVP([.H218];[.J218];[.L218];[.N218])" office:value-type="float" office:value="0.433012701892219">
            <text:p>0.4330127019</text:p>
          </table:table-cell>
          <table:table-cell table:formula="of:=SUM([.I218];[.K218];[.M218];[.O218])" office:value-type="float" office:value="3">
            <text:p>3</text:p>
          </table:table-cell>
          <table:table-cell table:formula="of:=AVERAGE([.H218];[.J218];[.L218];[.N218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264551796326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9]&lt;0);-1;IF(([.B219]&gt;1);1;0))" office:value-type="float" office:value="1">
            <text:p>1</text:p>
          </table:table-cell>
          <table:table-cell table:formula="of:=IF(([.B219]=-2);1;IF(([.B219]=0);1;IF(([.B219]=3);1;0)))" office:value-type="float" office:value="0">
            <text:p>0</text:p>
          </table:table-cell>
          <table:table-cell table:formula="of:=IF(([.C219]&lt;0);-1;IF(([.C219]&gt;1);1;0))" office:value-type="float" office:value="1">
            <text:p>1</text:p>
          </table:table-cell>
          <table:table-cell table:formula="of:=IF(([.C219]=-2);1;IF(([.C219]=0);1;IF(([.C219]=3);1;0)))" office:value-type="float" office:value="1">
            <text:p>1</text:p>
          </table:table-cell>
          <table:table-cell table:formula="of:=IF(([.D219]&lt;0);-1;IF(([.D219]&gt;1);1;0))" office:value-type="float" office:value="1">
            <text:p>1</text:p>
          </table:table-cell>
          <table:table-cell table:formula="of:=IF(([.D219]=-2);1;IF(([.D219]=0);1;IF(([.D219]=3);1;0)))" office:value-type="float" office:value="1">
            <text:p>1</text:p>
          </table:table-cell>
          <table:table-cell table:formula="of:=IF(([.E219]&lt;0);-1;IF(([.E219]&gt;1);1;0))" office:value-type="float" office:value="1">
            <text:p>1</text:p>
          </table:table-cell>
          <table:table-cell table:formula="of:=IF(([.E219]=-2);1;IF(([.E219]=0);1;IF(([.E219]=3);1;0)))" office:value-type="float" office:value="1">
            <text:p>1</text:p>
          </table:table-cell>
          <table:table-cell table:formula="of:=STDEVP([.H219];[.J219];[.L219];[.N219])" office:value-type="float" office:value="0">
            <text:p>0</text:p>
          </table:table-cell>
          <table:table-cell table:formula="of:=SUM([.I219];[.K219];[.M219];[.O219])" office:value-type="float" office:value="3">
            <text:p>3</text:p>
          </table:table-cell>
          <table:table-cell table:formula="of:=AVERAGE([.H219];[.J219];[.L219];[.N21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6093966049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20]&lt;0);-1;IF(([.B220]&gt;1);1;0))" office:value-type="float" office:value="0">
            <text:p>0</text:p>
          </table:table-cell>
          <table:table-cell table:formula="of:=IF(([.B220]=-2);1;IF(([.B220]=0);1;IF(([.B220]=3);1;0)))" office:value-type="float" office:value="0">
            <text:p>0</text:p>
          </table:table-cell>
          <table:table-cell table:formula="of:=IF(([.C220]&lt;0);-1;IF(([.C220]&gt;1);1;0))" office:value-type="float" office:value="1">
            <text:p>1</text:p>
          </table:table-cell>
          <table:table-cell table:formula="of:=IF(([.C220]=-2);1;IF(([.C220]=0);1;IF(([.C220]=3);1;0)))" office:value-type="float" office:value="1">
            <text:p>1</text:p>
          </table:table-cell>
          <table:table-cell table:formula="of:=IF(([.D220]&lt;0);-1;IF(([.D220]&gt;1);1;0))" office:value-type="float" office:value="0">
            <text:p>0</text:p>
          </table:table-cell>
          <table:table-cell table:formula="of:=IF(([.D220]=-2);1;IF(([.D220]=0);1;IF(([.D220]=3);1;0)))" office:value-type="float" office:value="1">
            <text:p>1</text:p>
          </table:table-cell>
          <table:table-cell table:formula="of:=IF(([.E220]&lt;0);-1;IF(([.E220]&gt;1);1;0))" office:value-type="float" office:value="0">
            <text:p>0</text:p>
          </table:table-cell>
          <table:table-cell table:formula="of:=IF(([.E220]=-2);1;IF(([.E220]=0);1;IF(([.E220]=3);1;0)))" office:value-type="float" office:value="1">
            <text:p>1</text:p>
          </table:table-cell>
          <table:table-cell table:formula="of:=STDEVP([.H220];[.J220];[.L220];[.N220])" office:value-type="float" office:value="0.433012701892219">
            <text:p>0.4330127019</text:p>
          </table:table-cell>
          <table:table-cell table:formula="of:=SUM([.I220];[.K220];[.M220];[.O220])" office:value-type="float" office:value="3">
            <text:p>3</text:p>
          </table:table-cell>
          <table:table-cell table:formula="of:=AVERAGE([.H220];[.J220];[.L220];[.N220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25986130534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21]&lt;0);-1;IF(([.B221]&gt;1);1;0))" office:value-type="float" office:value="0">
            <text:p>0</text:p>
          </table:table-cell>
          <table:table-cell table:formula="of:=IF(([.B221]=-2);1;IF(([.B221]=0);1;IF(([.B221]=3);1;0)))" office:value-type="float" office:value="0">
            <text:p>0</text:p>
          </table:table-cell>
          <table:table-cell table:formula="of:=IF(([.C221]&lt;0);-1;IF(([.C221]&gt;1);1;0))" office:value-type="float" office:value="1">
            <text:p>1</text:p>
          </table:table-cell>
          <table:table-cell table:formula="of:=IF(([.C221]=-2);1;IF(([.C221]=0);1;IF(([.C221]=3);1;0)))" office:value-type="float" office:value="1">
            <text:p>1</text:p>
          </table:table-cell>
          <table:table-cell table:formula="of:=IF(([.D221]&lt;0);-1;IF(([.D221]&gt;1);1;0))" office:value-type="float" office:value="0">
            <text:p>0</text:p>
          </table:table-cell>
          <table:table-cell table:formula="of:=IF(([.D221]=-2);1;IF(([.D221]=0);1;IF(([.D221]=3);1;0)))" office:value-type="float" office:value="1">
            <text:p>1</text:p>
          </table:table-cell>
          <table:table-cell table:formula="of:=IF(([.E221]&lt;0);-1;IF(([.E221]&gt;1);1;0))" office:value-type="float" office:value="-1">
            <text:p>-1</text:p>
          </table:table-cell>
          <table:table-cell table:formula="of:=IF(([.E221]=-2);1;IF(([.E221]=0);1;IF(([.E221]=3);1;0)))" office:value-type="float" office:value="0">
            <text:p>0</text:p>
          </table:table-cell>
          <table:table-cell table:formula="of:=STDEVP([.H221];[.J221];[.L221];[.N221])" office:value-type="float" office:value="0.707106781186548">
            <text:p>0.7071067812</text:p>
          </table:table-cell>
          <table:table-cell table:formula="of:=SUM([.I221];[.K221];[.M221];[.O221])" office:value-type="float" office:value="2">
            <text:p>2</text:p>
          </table:table-cell>
          <table:table-cell table:formula="of:=AVERAGE([.H221];[.J221];[.L221];[.N221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255711879987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2]&lt;0);-1;IF(([.B222]&gt;1);1;0))" office:value-type="float" office:value="1">
            <text:p>1</text:p>
          </table:table-cell>
          <table:table-cell table:formula="of:=IF(([.B222]=-2);1;IF(([.B222]=0);1;IF(([.B222]=3);1;0)))" office:value-type="float" office:value="1">
            <text:p>1</text:p>
          </table:table-cell>
          <table:table-cell table:formula="of:=IF(([.C222]&lt;0);-1;IF(([.C222]&gt;1);1;0))" office:value-type="float" office:value="1">
            <text:p>1</text:p>
          </table:table-cell>
          <table:table-cell table:formula="of:=IF(([.C222]=-2);1;IF(([.C222]=0);1;IF(([.C222]=3);1;0)))" office:value-type="float" office:value="1">
            <text:p>1</text:p>
          </table:table-cell>
          <table:table-cell table:formula="of:=IF(([.D222]&lt;0);-1;IF(([.D222]&gt;1);1;0))" office:value-type="float" office:value="1">
            <text:p>1</text:p>
          </table:table-cell>
          <table:table-cell table:formula="of:=IF(([.D222]=-2);1;IF(([.D222]=0);1;IF(([.D222]=3);1;0)))" office:value-type="float" office:value="1">
            <text:p>1</text:p>
          </table:table-cell>
          <table:table-cell table:formula="of:=IF(([.E222]&lt;0);-1;IF(([.E222]&gt;1);1;0))" office:value-type="float" office:value="1">
            <text:p>1</text:p>
          </table:table-cell>
          <table:table-cell table:formula="of:=IF(([.E222]=-2);1;IF(([.E222]=0);1;IF(([.E222]=3);1;0)))" office:value-type="float" office:value="1">
            <text:p>1</text:p>
          </table:table-cell>
          <table:table-cell table:formula="of:=STDEVP([.H222];[.J222];[.L222];[.N222])" office:value-type="float" office:value="0">
            <text:p>0</text:p>
          </table:table-cell>
          <table:table-cell table:formula="of:=SUM([.I222];[.K222];[.M222];[.O222])" office:value-type="float" office:value="4">
            <text:p>4</text:p>
          </table:table-cell>
          <table:table-cell table:formula="of:=AVERAGE([.H222];[.J222];[.L222];[.N22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520527704065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3]&lt;0);-1;IF(([.B223]&gt;1);1;0))" office:value-type="float" office:value="1">
            <text:p>1</text:p>
          </table:table-cell>
          <table:table-cell table:formula="of:=IF(([.B223]=-2);1;IF(([.B223]=0);1;IF(([.B223]=3);1;0)))" office:value-type="float" office:value="1">
            <text:p>1</text:p>
          </table:table-cell>
          <table:table-cell table:formula="of:=IF(([.C223]&lt;0);-1;IF(([.C223]&gt;1);1;0))" office:value-type="float" office:value="1">
            <text:p>1</text:p>
          </table:table-cell>
          <table:table-cell table:formula="of:=IF(([.C223]=-2);1;IF(([.C223]=0);1;IF(([.C223]=3);1;0)))" office:value-type="float" office:value="1">
            <text:p>1</text:p>
          </table:table-cell>
          <table:table-cell table:formula="of:=IF(([.D223]&lt;0);-1;IF(([.D223]&gt;1);1;0))" office:value-type="float" office:value="1">
            <text:p>1</text:p>
          </table:table-cell>
          <table:table-cell table:formula="of:=IF(([.D223]=-2);1;IF(([.D223]=0);1;IF(([.D223]=3);1;0)))" office:value-type="float" office:value="1">
            <text:p>1</text:p>
          </table:table-cell>
          <table:table-cell table:formula="of:=IF(([.E223]&lt;0);-1;IF(([.E223]&gt;1);1;0))" office:value-type="float" office:value="1">
            <text:p>1</text:p>
          </table:table-cell>
          <table:table-cell table:formula="of:=IF(([.E223]=-2);1;IF(([.E223]=0);1;IF(([.E223]=3);1;0)))" office:value-type="float" office:value="1">
            <text:p>1</text:p>
          </table:table-cell>
          <table:table-cell table:formula="of:=STDEVP([.H223];[.J223];[.L223];[.N223])" office:value-type="float" office:value="0">
            <text:p>0</text:p>
          </table:table-cell>
          <table:table-cell table:formula="of:=SUM([.I223];[.K223];[.M223];[.O223])" office:value-type="float" office:value="4">
            <text:p>4</text:p>
          </table:table-cell>
          <table:table-cell table:formula="of:=AVERAGE([.H223];[.J223];[.L223];[.N22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51002097664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4]&lt;0);-1;IF(([.B224]&gt;1);1;0))" office:value-type="float" office:value="0">
            <text:p>0</text:p>
          </table:table-cell>
          <table:table-cell table:formula="of:=IF(([.B224]=-2);1;IF(([.B224]=0);1;IF(([.B224]=3);1;0)))" office:value-type="float" office:value="0">
            <text:p>0</text:p>
          </table:table-cell>
          <table:table-cell table:formula="of:=IF(([.C224]&lt;0);-1;IF(([.C224]&gt;1);1;0))" office:value-type="float" office:value="1">
            <text:p>1</text:p>
          </table:table-cell>
          <table:table-cell table:formula="of:=IF(([.C224]=-2);1;IF(([.C224]=0);1;IF(([.C224]=3);1;0)))" office:value-type="float" office:value="1">
            <text:p>1</text:p>
          </table:table-cell>
          <table:table-cell table:formula="of:=IF(([.D224]&lt;0);-1;IF(([.D224]&gt;1);1;0))" office:value-type="float" office:value="1">
            <text:p>1</text:p>
          </table:table-cell>
          <table:table-cell table:formula="of:=IF(([.D224]=-2);1;IF(([.D224]=0);1;IF(([.D224]=3);1;0)))" office:value-type="float" office:value="1">
            <text:p>1</text:p>
          </table:table-cell>
          <table:table-cell table:formula="of:=IF(([.E224]&lt;0);-1;IF(([.E224]&gt;1);1;0))" office:value-type="float" office:value="1">
            <text:p>1</text:p>
          </table:table-cell>
          <table:table-cell table:formula="of:=IF(([.E224]=-2);1;IF(([.E224]=0);1;IF(([.E224]=3);1;0)))" office:value-type="float" office:value="1">
            <text:p>1</text:p>
          </table:table-cell>
          <table:table-cell table:formula="of:=STDEVP([.H224];[.J224];[.L224];[.N224])" office:value-type="float" office:value="0.433012701892219">
            <text:p>0.4330127019</text:p>
          </table:table-cell>
          <table:table-cell table:formula="of:=SUM([.I224];[.K224];[.M224];[.O224])" office:value-type="float" office:value="3">
            <text:p>3</text:p>
          </table:table-cell>
          <table:table-cell table:formula="of:=AVERAGE([.H224];[.J224];[.L224];[.N224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24344941445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25]&lt;0);-1;IF(([.B225]&gt;1);1;0))" office:value-type="float" office:value="0">
            <text:p>0</text:p>
          </table:table-cell>
          <table:table-cell table:formula="of:=IF(([.B225]=-2);1;IF(([.B225]=0);1;IF(([.B225]=3);1;0)))" office:value-type="float" office:value="0">
            <text:p>0</text:p>
          </table:table-cell>
          <table:table-cell table:formula="of:=IF(([.C225]&lt;0);-1;IF(([.C225]&gt;1);1;0))" office:value-type="float" office:value="-1">
            <text:p>-1</text:p>
          </table:table-cell>
          <table:table-cell table:formula="of:=IF(([.C225]=-2);1;IF(([.C225]=0);1;IF(([.C225]=3);1;0)))" office:value-type="float" office:value="0">
            <text:p>0</text:p>
          </table:table-cell>
          <table:table-cell table:formula="of:=IF(([.D225]&lt;0);-1;IF(([.D225]&gt;1);1;0))" office:value-type="float" office:value="0">
            <text:p>0</text:p>
          </table:table-cell>
          <table:table-cell table:formula="of:=IF(([.D225]=-2);1;IF(([.D225]=0);1;IF(([.D225]=3);1;0)))" office:value-type="float" office:value="1">
            <text:p>1</text:p>
          </table:table-cell>
          <table:table-cell table:formula="of:=IF(([.E225]&lt;0);-1;IF(([.E225]&gt;1);1;0))" office:value-type="float" office:value="1">
            <text:p>1</text:p>
          </table:table-cell>
          <table:table-cell table:formula="of:=IF(([.E225]=-2);1;IF(([.E225]=0);1;IF(([.E225]=3);1;0)))" office:value-type="float" office:value="0">
            <text:p>0</text:p>
          </table:table-cell>
          <table:table-cell table:formula="of:=STDEVP([.H225];[.J225];[.L225];[.N225])" office:value-type="float" office:value="0.707106781186548">
            <text:p>0.7071067812</text:p>
          </table:table-cell>
          <table:table-cell table:formula="of:=SUM([.I225];[.K225];[.M225];[.O225])" office:value-type="float" office:value="1">
            <text:p>1</text:p>
          </table:table-cell>
          <table:table-cell table:formula="of:=AVERAGE([.H225];[.J225];[.L225];[.N225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242065713561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6]&lt;0);-1;IF(([.B226]&gt;1);1;0))" office:value-type="float" office:value="1">
            <text:p>1</text:p>
          </table:table-cell>
          <table:table-cell table:formula="of:=IF(([.B226]=-2);1;IF(([.B226]=0);1;IF(([.B226]=3);1;0)))" office:value-type="float" office:value="0">
            <text:p>0</text:p>
          </table:table-cell>
          <table:table-cell table:formula="of:=IF(([.C226]&lt;0);-1;IF(([.C226]&gt;1);1;0))" office:value-type="float" office:value="1">
            <text:p>1</text:p>
          </table:table-cell>
          <table:table-cell table:formula="of:=IF(([.C226]=-2);1;IF(([.C226]=0);1;IF(([.C226]=3);1;0)))" office:value-type="float" office:value="1">
            <text:p>1</text:p>
          </table:table-cell>
          <table:table-cell table:formula="of:=IF(([.D226]&lt;0);-1;IF(([.D226]&gt;1);1;0))" office:value-type="float" office:value="1">
            <text:p>1</text:p>
          </table:table-cell>
          <table:table-cell table:formula="of:=IF(([.D226]=-2);1;IF(([.D226]=0);1;IF(([.D226]=3);1;0)))" office:value-type="float" office:value="1">
            <text:p>1</text:p>
          </table:table-cell>
          <table:table-cell table:formula="of:=IF(([.E226]&lt;0);-1;IF(([.E226]&gt;1);1;0))" office:value-type="float" office:value="1">
            <text:p>1</text:p>
          </table:table-cell>
          <table:table-cell table:formula="of:=IF(([.E226]=-2);1;IF(([.E226]=0);1;IF(([.E226]=3);1;0)))" office:value-type="float" office:value="1">
            <text:p>1</text:p>
          </table:table-cell>
          <table:table-cell table:formula="of:=STDEVP([.H226];[.J226];[.L226];[.N226])" office:value-type="float" office:value="0">
            <text:p>0</text:p>
          </table:table-cell>
          <table:table-cell table:formula="of:=SUM([.I226];[.K226];[.M226];[.O226])" office:value-type="float" office:value="3">
            <text:p>3</text:p>
          </table:table-cell>
          <table:table-cell table:formula="of:=AVERAGE([.H226];[.J226];[.L226];[.N22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241702068224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7]&lt;0);-1;IF(([.B227]&gt;1);1;0))" office:value-type="float" office:value="1">
            <text:p>1</text:p>
          </table:table-cell>
          <table:table-cell table:formula="of:=IF(([.B227]=-2);1;IF(([.B227]=0);1;IF(([.B227]=3);1;0)))" office:value-type="float" office:value="0">
            <text:p>0</text:p>
          </table:table-cell>
          <table:table-cell table:formula="of:=IF(([.C227]&lt;0);-1;IF(([.C227]&gt;1);1;0))" office:value-type="float" office:value="1">
            <text:p>1</text:p>
          </table:table-cell>
          <table:table-cell table:formula="of:=IF(([.C227]=-2);1;IF(([.C227]=0);1;IF(([.C227]=3);1;0)))" office:value-type="float" office:value="1">
            <text:p>1</text:p>
          </table:table-cell>
          <table:table-cell table:formula="of:=IF(([.D227]&lt;0);-1;IF(([.D227]&gt;1);1;0))" office:value-type="float" office:value="1">
            <text:p>1</text:p>
          </table:table-cell>
          <table:table-cell table:formula="of:=IF(([.D227]=-2);1;IF(([.D227]=0);1;IF(([.D227]=3);1;0)))" office:value-type="float" office:value="1">
            <text:p>1</text:p>
          </table:table-cell>
          <table:table-cell table:formula="of:=IF(([.E227]&lt;0);-1;IF(([.E227]&gt;1);1;0))" office:value-type="float" office:value="1">
            <text:p>1</text:p>
          </table:table-cell>
          <table:table-cell table:formula="of:=IF(([.E227]=-2);1;IF(([.E227]=0);1;IF(([.E227]=3);1;0)))" office:value-type="float" office:value="1">
            <text:p>1</text:p>
          </table:table-cell>
          <table:table-cell table:formula="of:=STDEVP([.H227];[.J227];[.L227];[.N227])" office:value-type="float" office:value="0">
            <text:p>0</text:p>
          </table:table-cell>
          <table:table-cell table:formula="of:=SUM([.I227];[.K227];[.M227];[.O227])" office:value-type="float" office:value="3">
            <text:p>3</text:p>
          </table:table-cell>
          <table:table-cell table:formula="of:=AVERAGE([.H227];[.J227];[.L227];[.N227])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285724066691317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/>
          <table:table-cell table:formula="of:=IF(([.B228]&lt;0);-1;IF(([.B228]&gt;1);1;0))" office:value-type="float" office:value="0">
            <text:p>0</text:p>
          </table:table-cell>
          <table:table-cell table:formula="of:=IF(([.B228]=-2);1;IF(([.B228]=0);1;IF(([.B228]=3);1;0)))" office:value-type="float" office:value="0">
            <text:p>0</text:p>
          </table:table-cell>
          <table:table-cell table:formula="of:=IF(([.C228]&lt;0);-1;IF(([.C228]&gt;1);1;0))" office:value-type="float" office:value="1">
            <text:p>1</text:p>
          </table:table-cell>
          <table:table-cell table:formula="of:=IF(([.C228]=-2);1;IF(([.C228]=0);1;IF(([.C228]=3);1;0)))" office:value-type="float" office:value="0">
            <text:p>0</text:p>
          </table:table-cell>
          <table:table-cell table:formula="of:=IF(([.D228]&lt;0);-1;IF(([.D228]&gt;1);1;0))" office:value-type="float" office:value="0">
            <text:p>0</text:p>
          </table:table-cell>
          <table:table-cell table:formula="of:=IF(([.D228]=-2);1;IF(([.D228]=0);1;IF(([.D228]=3);1;0)))" office:value-type="float" office:value="1">
            <text:p>1</text:p>
          </table:table-cell>
          <table:table-cell table:formula="of:=IF(([.E228]&lt;0);-1;IF(([.E228]&gt;1);1;0))" office:value-type="float" office:value="0">
            <text:p>0</text:p>
          </table:table-cell>
          <table:table-cell table:formula="of:=IF(([.E228]=-2);1;IF(([.E228]=0);1;IF(([.E228]=3);1;0)))" office:value-type="float" office:value="1">
            <text:p>1</text:p>
          </table:table-cell>
          <table:table-cell table:formula="of:=STDEVP([.H228];[.J228];[.L228];[.N228])" office:value-type="float" office:value="0.433012701892219">
            <text:p>0.4330127019</text:p>
          </table:table-cell>
          <table:table-cell table:formula="of:=SUM([.I228];[.K228];[.M228];[.O228])" office:value-type="float" office:value="2">
            <text:p>2</text:p>
          </table:table-cell>
          <table:table-cell table:formula="of:=AVERAGE([.H228];[.J228];[.L228];[.N228])" office:value-type="float" office:value="0.25">
            <text:p>0.25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6" office:value-type="string">
            <text:p>Total:</text:p>
          </table:table-cell>
          <table:table-cell table:style-name="ce16" table:formula="of:=SUM([.H129:.H228])" office:value-type="float" office:value="44">
            <text:p>44</text:p>
          </table:table-cell>
          <table:table-cell table:style-name="ce16" table:formula="of:=SUM([.I129:.I228])" office:value-type="float" office:value="64">
            <text:p>64</text:p>
          </table:table-cell>
          <table:table-cell table:style-name="ce16" table:formula="of:=SUM([.J129:.J228])" office:value-type="float" office:value="52">
            <text:p>52</text:p>
          </table:table-cell>
          <table:table-cell table:style-name="ce16" table:formula="of:=SUM([.K129:.K228])" office:value-type="float" office:value="92">
            <text:p>92</text:p>
          </table:table-cell>
          <table:table-cell table:style-name="ce16" table:formula="of:=SUM([.L129:.L228])" office:value-type="float" office:value="21">
            <text:p>21</text:p>
          </table:table-cell>
          <table:table-cell table:style-name="ce16" table:formula="of:=SUM([.M129:.M228])" office:value-type="float" office:value="80">
            <text:p>80</text:p>
          </table:table-cell>
          <table:table-cell table:style-name="ce16" table:formula="of:=SUM([.N129:.N228])" office:value-type="float" office:value="33">
            <text:p>33</text:p>
          </table:table-cell>
          <table:table-cell table:style-name="ce16" table:formula="of:=SUM([.O129:.O228])" office:value-type="float" office:value="65">
            <text:p>65</text:p>
          </table:table-cell>
          <table:table-cell table:style-name="ce16" table:formula="of:=SUM([.P129:.P228])" office:value-type="float" office:value="26.0984409202501">
            <text:p>26.0984409203</text:p>
          </table:table-cell>
          <table:table-cell table:style-name="ce16" table:formula="of:=SUM([.Q129:.Q228])" office:value-type="float" office:value="301">
            <text:p>301</text:p>
          </table:table-cell>
          <table:table-cell table:style-name="ce16" table:formula="of:=SUM([.R129:.R228])" office:value-type="float" office:value="37.5">
            <text:p>37.5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6" office:value-type="string">
            <text:p>Average:</text:p>
          </table:table-cell>
          <table:table-cell table:style-name="ce16" table:formula="of:=AVERAGE([.H129:.H228])" office:value-type="float" office:value="0.44">
            <text:p>0.44</text:p>
          </table:table-cell>
          <table:table-cell table:style-name="ce16" table:formula="of:=AVERAGE([.I129:.I228])" office:value-type="float" office:value="0.64">
            <text:p>0.64</text:p>
          </table:table-cell>
          <table:table-cell table:style-name="ce16" table:formula="of:=AVERAGE([.J129:.J228])" office:value-type="float" office:value="0.52">
            <text:p>0.52</text:p>
          </table:table-cell>
          <table:table-cell table:style-name="ce16" table:formula="of:=AVERAGE([.K129:.K228])" office:value-type="float" office:value="0.92">
            <text:p>0.92</text:p>
          </table:table-cell>
          <table:table-cell table:style-name="ce16" table:formula="of:=AVERAGE([.L129:.L228])" office:value-type="float" office:value="0.21">
            <text:p>0.21</text:p>
          </table:table-cell>
          <table:table-cell table:style-name="ce16" table:formula="of:=AVERAGE([.M129:.M228])" office:value-type="float" office:value="0.8">
            <text:p>0.8</text:p>
          </table:table-cell>
          <table:table-cell table:style-name="ce16" table:formula="of:=AVERAGE([.N129:.N228])" office:value-type="float" office:value="0.33">
            <text:p>0.33</text:p>
          </table:table-cell>
          <table:table-cell table:style-name="ce16" table:formula="of:=AVERAGE([.O129:.O228])" office:value-type="float" office:value="0.65">
            <text:p>0.65</text:p>
          </table:table-cell>
          <table:table-cell table:style-name="ce16" table:formula="of:=AVERAGE([.P129:.P228])" office:value-type="float" office:value="0.260984409202501">
            <text:p>0.2609844092</text:p>
          </table:table-cell>
          <table:table-cell table:style-name="ce16" table:formula="of:=AVERAGE([.Q129:.Q228])" office:value-type="float" office:value="3.01">
            <text:p>3.01</text:p>
          </table:table-cell>
          <table:table-cell table:style-name="ce16" table:formula="of:=AVERAGE([.R129:.R228])" office:value-type="float" office:value="0.375">
            <text:p>0.375</text:p>
          </table:table-cell>
        </table:table-row>
        <table:table-row table:style-name="ro1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129:.H228];1)" office:value-type="float" office:value="52">
            <text:p>52</text:p>
          </table:table-cell>
          <table:table-cell/>
          <table:table-cell table:formula="of:=COUNTIF([.J129:.J228];1)" office:value-type="float" office:value="65">
            <text:p>65</text:p>
          </table:table-cell>
          <table:table-cell/>
          <table:table-cell table:formula="of:=COUNTIF([.L129:.L228];1)" office:value-type="float" office:value="41">
            <text:p>41</text:p>
          </table:table-cell>
          <table:table-cell/>
          <table:table-cell table:formula="of:=COUNTIF([.N129:.N228];1)" office:value-type="float" office:value="48">
            <text:p>48</text:p>
          </table:table-cell>
          <table:table-cell/>
          <table:table-cell table:formula="of:=COUNTIF([.P129:.P228];0)" office:value-type="float" office:value="51">
            <text:p>51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0" table:formula="of:=COUNTIF([.H129:.H228];0)" office:value-type="float" office:value="40">
            <text:p>40</text:p>
          </table:table-cell>
          <table:table-cell table:style-name="ce20"/>
          <table:table-cell table:style-name="ce20" table:formula="of:=COUNTIF([.J129:.J228];0)" office:value-type="float" office:value="22">
            <text:p>22</text:p>
          </table:table-cell>
          <table:table-cell table:style-name="ce20"/>
          <table:table-cell table:style-name="ce20" table:formula="of:=COUNTIF([.L129:.L228];0)" office:value-type="float" office:value="39">
            <text:p>39</text:p>
          </table:table-cell>
          <table:table-cell table:style-name="ce20"/>
          <table:table-cell table:style-name="ce20" table:formula="of:=COUNTIF([.N129:.N228];0)" office:value-type="float" office:value="37">
            <text:p>37</text:p>
          </table:table-cell>
          <table:table-cell table:style-name="ce20"/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egative</text:p>
          </table:table-cell>
          <table:table-cell table:style-name="ce20" table:formula="of:=COUNTIF([.H129:.H228];-1)" office:value-type="float" office:value="8">
            <text:p>8</text:p>
          </table:table-cell>
          <table:table-cell table:style-name="ce20"/>
          <table:table-cell table:style-name="ce20" table:formula="of:=COUNTIF([.J129:.J228];-1)" office:value-type="float" office:value="13">
            <text:p>13</text:p>
          </table:table-cell>
          <table:table-cell table:style-name="ce20"/>
          <table:table-cell table:style-name="ce20" table:formula="of:=COUNTIF([.L129:.L228];-1)" office:value-type="float" office:value="20">
            <text:p>20</text:p>
          </table:table-cell>
          <table:table-cell table:style-name="ce20"/>
          <table:table-cell table:style-name="ce20" table:formula="of:=COUNTIF([.N129:.N228];-1)" office:value-type="float" office:value="15">
            <text:p>15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“opinion”</text:p>
          </table:table-cell>
          <table:table-cell table:formula="of:=[.H231]/([.H231]+[.H233])" office:value-type="float" office:value="0.866666666666667">
            <text:p>0.8666666667</text:p>
          </table:table-cell>
          <table:table-cell/>
          <table:table-cell table:formula="of:=[.J231]/([.J231]+[.J233])" office:value-type="float" office:value="0.833333333333333">
            <text:p>0.8333333333</text:p>
          </table:table-cell>
          <table:table-cell/>
          <table:table-cell table:formula="of:=[.L231]/([.L231]+[.L233])" office:value-type="float" office:value="0.672131147540984">
            <text:p>0.6721311475</text:p>
          </table:table-cell>
          <table:table-cell/>
          <table:table-cell table:formula="of:=[.N231]/([.N231]+[.N233])" office:value-type="float" office:value="0.761904761904762">
            <text:p>0.7619047619</text:p>
          </table:table-cell>
          <table:table-cell table:formula="of:=AVERAGE([.H234];[.J234];[.L234])" office:value-type="float" office:value="0.790710382513661">
            <text:p>0.7907103825</text:p>
          </table:table-cell>
          <table:table-cell table:number-columns-repeated="3"/>
        </table:table-row>
        <table:table-row table:style-name="ro1" table:number-rows-repeated="12">
          <table:table-cell table:number-columns-repeated="18"/>
        </table:table-row>
        <table:table-row table:style-name="ro2">
          <table:table-cell table:style-name="ce4"/>
          <table:table-cell table:number-columns-repeated="6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/>
        </table:table-row>
        <table:table-row table:style-name="ro2">
          <table:table-cell table:style-name="ce5" office:value-type="string">
            <text:p>disney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 table:number-columns-repeated="2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1">
          <table:table-cell table:style-name="ce2" office:value-type="string">
            <text:p>3285768677434613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49]&lt;0);-1;IF(([.B249]&gt;1);1;0))" office:value-type="float" office:value="0">
            <text:p>0</text:p>
          </table:table-cell>
          <table:table-cell table:formula="of:=IF(([.B249]=-2);1;IF(([.B249]=0);1;IF(([.B249]=3);1;0)))" office:value-type="float" office:value="1">
            <text:p>1</text:p>
          </table:table-cell>
          <table:table-cell table:formula="of:=IF(([.C249]&lt;0);-1;IF(([.C249]&gt;1);1;0))" office:value-type="float" office:value="1">
            <text:p>1</text:p>
          </table:table-cell>
          <table:table-cell table:formula="of:=IF(([.C249]=-2);1;IF(([.C249]=0);1;IF(([.C249]=3);1;0)))" office:value-type="float" office:value="1">
            <text:p>1</text:p>
          </table:table-cell>
          <table:table-cell table:formula="of:=IF(([.D249]&lt;0);-1;IF(([.D249]&gt;1);1;0))" office:value-type="float" office:value="0">
            <text:p>0</text:p>
          </table:table-cell>
          <table:table-cell table:formula="of:=IF(([.D249]=-2);1;IF(([.D249]=0);1;IF(([.D249]=3);1;0)))" office:value-type="float" office:value="1">
            <text:p>1</text:p>
          </table:table-cell>
          <table:table-cell table:formula="of:=IF(([.E249]&lt;0);-1;IF(([.E249]&gt;1);1;0))" office:value-type="float" office:value="0">
            <text:p>0</text:p>
          </table:table-cell>
          <table:table-cell table:formula="of:=IF(([.E249]=-2);1;IF(([.E249]=0);1;IF(([.E249]=3);1;0)))" office:value-type="float" office:value="0">
            <text:p>0</text:p>
          </table:table-cell>
          <table:table-cell table:formula="of:=STDEVP([.H249];[.J249];[.L249];[.N249])" office:value-type="float" office:value="0.433012701892219">
            <text:p>0.4330127019</text:p>
          </table:table-cell>
          <table:table-cell table:formula="of:=SUM([.I249];[.K249];[.M249])" office:value-type="float" office:value="3">
            <text:p>3</text:p>
          </table:table-cell>
          <table:table-cell table:formula="of:=AVERAGE([.H249];[.J249];[.L249];[.N249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86700523520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0]&lt;0);-1;IF(([.B250]&gt;1);1;0))" office:value-type="float" office:value="1">
            <text:p>1</text:p>
          </table:table-cell>
          <table:table-cell table:formula="of:=IF(([.B250]=-2);1;IF(([.B250]=0);1;IF(([.B250]=3);1;0)))" office:value-type="float" office:value="1">
            <text:p>1</text:p>
          </table:table-cell>
          <table:table-cell table:formula="of:=IF(([.C250]&lt;0);-1;IF(([.C250]&gt;1);1;0))" office:value-type="float" office:value="1">
            <text:p>1</text:p>
          </table:table-cell>
          <table:table-cell table:formula="of:=IF(([.C250]=-2);1;IF(([.C250]=0);1;IF(([.C250]=3);1;0)))" office:value-type="float" office:value="1">
            <text:p>1</text:p>
          </table:table-cell>
          <table:table-cell table:formula="of:=IF(([.D250]&lt;0);-1;IF(([.D250]&gt;1);1;0))" office:value-type="float" office:value="0">
            <text:p>0</text:p>
          </table:table-cell>
          <table:table-cell table:formula="of:=IF(([.D250]=-2);1;IF(([.D250]=0);1;IF(([.D250]=3);1;0)))" office:value-type="float" office:value="1">
            <text:p>1</text:p>
          </table:table-cell>
          <table:table-cell table:formula="of:=IF(([.E250]&lt;0);-1;IF(([.E250]&gt;1);1;0))" office:value-type="float" office:value="0">
            <text:p>0</text:p>
          </table:table-cell>
          <table:table-cell table:formula="of:=IF(([.E250]=-2);1;IF(([.E250]=0);1;IF(([.E250]=3);1;0)))" office:value-type="float" office:value="1">
            <text:p>1</text:p>
          </table:table-cell>
          <table:table-cell table:formula="of:=STDEVP([.H250];[.J250];[.L250];[.N250])" office:value-type="float" office:value="0.5">
            <text:p>0.5</text:p>
          </table:table-cell>
          <table:table-cell table:formula="of:=SUM([.I250];[.K250];[.M250])" office:value-type="float" office:value="3">
            <text:p>3</text:p>
          </table:table-cell>
          <table:table-cell table:formula="of:=AVERAGE([.H250];[.J250];[.L250];[.N250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865876971523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1]&lt;0);-1;IF(([.B251]&gt;1);1;0))" office:value-type="float" office:value="0">
            <text:p>0</text:p>
          </table:table-cell>
          <table:table-cell table:formula="of:=IF(([.B251]=-2);1;IF(([.B251]=0);1;IF(([.B251]=3);1;0)))" office:value-type="float" office:value="1">
            <text:p>1</text:p>
          </table:table-cell>
          <table:table-cell table:formula="of:=IF(([.C251]&lt;0);-1;IF(([.C251]&gt;1);1;0))" office:value-type="float" office:value="0">
            <text:p>0</text:p>
          </table:table-cell>
          <table:table-cell table:formula="of:=IF(([.C251]=-2);1;IF(([.C251]=0);1;IF(([.C251]=3);1;0)))" office:value-type="float" office:value="1">
            <text:p>1</text:p>
          </table:table-cell>
          <table:table-cell table:formula="of:=IF(([.D251]&lt;0);-1;IF(([.D251]&gt;1);1;0))" office:value-type="float" office:value="1">
            <text:p>1</text:p>
          </table:table-cell>
          <table:table-cell table:formula="of:=IF(([.D251]=-2);1;IF(([.D251]=0);1;IF(([.D251]=3);1;0)))" office:value-type="float" office:value="0">
            <text:p>0</text:p>
          </table:table-cell>
          <table:table-cell table:formula="of:=IF(([.E251]&lt;0);-1;IF(([.E251]&gt;1);1;0))" office:value-type="float" office:value="1">
            <text:p>1</text:p>
          </table:table-cell>
          <table:table-cell table:formula="of:=IF(([.E251]=-2);1;IF(([.E251]=0);1;IF(([.E251]=3);1;0)))" office:value-type="float" office:value="0">
            <text:p>0</text:p>
          </table:table-cell>
          <table:table-cell table:formula="of:=STDEVP([.H251];[.J251];[.L251];[.N251])" office:value-type="float" office:value="0.5">
            <text:p>0.5</text:p>
          </table:table-cell>
          <table:table-cell table:formula="of:=SUM([.I251];[.K251];[.M251])" office:value-type="float" office:value="2">
            <text:p>2</text:p>
          </table:table-cell>
          <table:table-cell table:formula="of:=AVERAGE([.H251];[.J251];[.L251];[.N251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8657847091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2]&lt;0);-1;IF(([.B252]&gt;1);1;0))" office:value-type="float" office:value="0">
            <text:p>0</text:p>
          </table:table-cell>
          <table:table-cell table:formula="of:=IF(([.B252]=-2);1;IF(([.B252]=0);1;IF(([.B252]=3);1;0)))" office:value-type="float" office:value="1">
            <text:p>1</text:p>
          </table:table-cell>
          <table:table-cell table:formula="of:=IF(([.C252]&lt;0);-1;IF(([.C252]&gt;1);1;0))" office:value-type="float" office:value="1">
            <text:p>1</text:p>
          </table:table-cell>
          <table:table-cell table:formula="of:=IF(([.C252]=-2);1;IF(([.C252]=0);1;IF(([.C252]=3);1;0)))" office:value-type="float" office:value="1">
            <text:p>1</text:p>
          </table:table-cell>
          <table:table-cell table:formula="of:=IF(([.D252]&lt;0);-1;IF(([.D252]&gt;1);1;0))" office:value-type="float" office:value="0">
            <text:p>0</text:p>
          </table:table-cell>
          <table:table-cell table:formula="of:=IF(([.D252]=-2);1;IF(([.D252]=0);1;IF(([.D252]=3);1;0)))" office:value-type="float" office:value="0">
            <text:p>0</text:p>
          </table:table-cell>
          <table:table-cell table:formula="of:=IF(([.E252]&lt;0);-1;IF(([.E252]&gt;1);1;0))" office:value-type="float" office:value="0">
            <text:p>0</text:p>
          </table:table-cell>
          <table:table-cell table:formula="of:=IF(([.E252]=-2);1;IF(([.E252]=0);1;IF(([.E252]=3);1;0)))" office:value-type="float" office:value="1">
            <text:p>1</text:p>
          </table:table-cell>
          <table:table-cell table:formula="of:=STDEVP([.H252];[.J252];[.L252];[.N252])" office:value-type="float" office:value="0.433012701892219">
            <text:p>0.4330127019</text:p>
          </table:table-cell>
          <table:table-cell table:formula="of:=SUM([.I252];[.K252];[.M252])" office:value-type="float" office:value="2">
            <text:p>2</text:p>
          </table:table-cell>
          <table:table-cell table:formula="of:=AVERAGE([.H252];[.J252];[.L252];[.N252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858864107520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3]&lt;0);-1;IF(([.B253]&gt;1);1;0))" office:value-type="float" office:value="1">
            <text:p>1</text:p>
          </table:table-cell>
          <table:table-cell table:formula="of:=IF(([.B253]=-2);1;IF(([.B253]=0);1;IF(([.B253]=3);1;0)))" office:value-type="float" office:value="0">
            <text:p>0</text:p>
          </table:table-cell>
          <table:table-cell table:formula="of:=IF(([.C253]&lt;0);-1;IF(([.C253]&gt;1);1;0))" office:value-type="float" office:value="1">
            <text:p>1</text:p>
          </table:table-cell>
          <table:table-cell table:formula="of:=IF(([.C253]=-2);1;IF(([.C253]=0);1;IF(([.C253]=3);1;0)))" office:value-type="float" office:value="0">
            <text:p>0</text:p>
          </table:table-cell>
          <table:table-cell table:formula="of:=IF(([.D253]&lt;0);-1;IF(([.D253]&gt;1);1;0))" office:value-type="float" office:value="0">
            <text:p>0</text:p>
          </table:table-cell>
          <table:table-cell table:formula="of:=IF(([.D253]=-2);1;IF(([.D253]=0);1;IF(([.D253]=3);1;0)))" office:value-type="float" office:value="1">
            <text:p>1</text:p>
          </table:table-cell>
          <table:table-cell table:formula="of:=IF(([.E253]&lt;0);-1;IF(([.E253]&gt;1);1;0))" office:value-type="float" office:value="1">
            <text:p>1</text:p>
          </table:table-cell>
          <table:table-cell table:formula="of:=IF(([.E253]=-2);1;IF(([.E253]=0);1;IF(([.E253]=3);1;0)))" office:value-type="float" office:value="0">
            <text:p>0</text:p>
          </table:table-cell>
          <table:table-cell table:formula="of:=STDEVP([.H253];[.J253];[.L253];[.N253])" office:value-type="float" office:value="0.433012701892219">
            <text:p>0.4330127019</text:p>
          </table:table-cell>
          <table:table-cell table:formula="of:=SUM([.I253];[.K253];[.M253])" office:value-type="float" office:value="1">
            <text:p>1</text:p>
          </table:table-cell>
          <table:table-cell table:formula="of:=AVERAGE([.H253];[.J253];[.L253];[.N253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85788264038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4]&lt;0);-1;IF(([.B254]&gt;1);1;0))" office:value-type="float" office:value="0">
            <text:p>0</text:p>
          </table:table-cell>
          <table:table-cell table:formula="of:=IF(([.B254]=-2);1;IF(([.B254]=0);1;IF(([.B254]=3);1;0)))" office:value-type="float" office:value="1">
            <text:p>1</text:p>
          </table:table-cell>
          <table:table-cell table:formula="of:=IF(([.C254]&lt;0);-1;IF(([.C254]&gt;1);1;0))" office:value-type="float" office:value="1">
            <text:p>1</text:p>
          </table:table-cell>
          <table:table-cell table:formula="of:=IF(([.C254]=-2);1;IF(([.C254]=0);1;IF(([.C254]=3);1;0)))" office:value-type="float" office:value="0">
            <text:p>0</text:p>
          </table:table-cell>
          <table:table-cell table:formula="of:=IF(([.D254]&lt;0);-1;IF(([.D254]&gt;1);1;0))" office:value-type="float" office:value="0">
            <text:p>0</text:p>
          </table:table-cell>
          <table:table-cell table:formula="of:=IF(([.D254]=-2);1;IF(([.D254]=0);1;IF(([.D254]=3);1;0)))" office:value-type="float" office:value="1">
            <text:p>1</text:p>
          </table:table-cell>
          <table:table-cell table:formula="of:=IF(([.E254]&lt;0);-1;IF(([.E254]&gt;1);1;0))" office:value-type="float" office:value="1">
            <text:p>1</text:p>
          </table:table-cell>
          <table:table-cell table:formula="of:=IF(([.E254]=-2);1;IF(([.E254]=0);1;IF(([.E254]=3);1;0)))" office:value-type="float" office:value="0">
            <text:p>0</text:p>
          </table:table-cell>
          <table:table-cell table:formula="of:=STDEVP([.H254];[.J254];[.L254];[.N254])" office:value-type="float" office:value="0.5">
            <text:p>0.5</text:p>
          </table:table-cell>
          <table:table-cell table:formula="of:=SUM([.I254];[.K254];[.M254])" office:value-type="float" office:value="2">
            <text:p>2</text:p>
          </table:table-cell>
          <table:table-cell table:formula="of:=AVERAGE([.H254];[.J254];[.L254];[.N254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8577484226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5]&lt;0);-1;IF(([.B255]&gt;1);1;0))" office:value-type="float" office:value="1">
            <text:p>1</text:p>
          </table:table-cell>
          <table:table-cell table:formula="of:=IF(([.B255]=-2);1;IF(([.B255]=0);1;IF(([.B255]=3);1;0)))" office:value-type="float" office:value="0">
            <text:p>0</text:p>
          </table:table-cell>
          <table:table-cell table:formula="of:=IF(([.C255]&lt;0);-1;IF(([.C255]&gt;1);1;0))" office:value-type="float" office:value="1">
            <text:p>1</text:p>
          </table:table-cell>
          <table:table-cell table:formula="of:=IF(([.C255]=-2);1;IF(([.C255]=0);1;IF(([.C255]=3);1;0)))" office:value-type="float" office:value="1">
            <text:p>1</text:p>
          </table:table-cell>
          <table:table-cell table:formula="of:=IF(([.D255]&lt;0);-1;IF(([.D255]&gt;1);1;0))" office:value-type="float" office:value="0">
            <text:p>0</text:p>
          </table:table-cell>
          <table:table-cell table:formula="of:=IF(([.D255]=-2);1;IF(([.D255]=0);1;IF(([.D255]=3);1;0)))" office:value-type="float" office:value="1">
            <text:p>1</text:p>
          </table:table-cell>
          <table:table-cell table:formula="of:=IF(([.E255]&lt;0);-1;IF(([.E255]&gt;1);1;0))" office:value-type="float" office:value="1">
            <text:p>1</text:p>
          </table:table-cell>
          <table:table-cell table:formula="of:=IF(([.E255]=-2);1;IF(([.E255]=0);1;IF(([.E255]=3);1;0)))" office:value-type="float" office:value="0">
            <text:p>0</text:p>
          </table:table-cell>
          <table:table-cell table:formula="of:=STDEVP([.H255];[.J255];[.L255];[.N255])" office:value-type="float" office:value="0.433012701892219">
            <text:p>0.4330127019</text:p>
          </table:table-cell>
          <table:table-cell table:formula="of:=SUM([.I255];[.K255];[.M255])" office:value-type="float" office:value="2">
            <text:p>2</text:p>
          </table:table-cell>
          <table:table-cell table:formula="of:=AVERAGE([.H255];[.J255];[.L255];[.N255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855575773185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56]&lt;0);-1;IF(([.B256]&gt;1);1;0))" office:value-type="float" office:value="1">
            <text:p>1</text:p>
          </table:table-cell>
          <table:table-cell table:formula="of:=IF(([.B256]=-2);1;IF(([.B256]=0);1;IF(([.B256]=3);1;0)))" office:value-type="float" office:value="1">
            <text:p>1</text:p>
          </table:table-cell>
          <table:table-cell table:formula="of:=IF(([.C256]&lt;0);-1;IF(([.C256]&gt;1);1;0))" office:value-type="float" office:value="1">
            <text:p>1</text:p>
          </table:table-cell>
          <table:table-cell table:formula="of:=IF(([.C256]=-2);1;IF(([.C256]=0);1;IF(([.C256]=3);1;0)))" office:value-type="float" office:value="1">
            <text:p>1</text:p>
          </table:table-cell>
          <table:table-cell table:formula="of:=IF(([.D256]&lt;0);-1;IF(([.D256]&gt;1);1;0))" office:value-type="float" office:value="1">
            <text:p>1</text:p>
          </table:table-cell>
          <table:table-cell table:formula="of:=IF(([.D256]=-2);1;IF(([.D256]=0);1;IF(([.D256]=3);1;0)))" office:value-type="float" office:value="1">
            <text:p>1</text:p>
          </table:table-cell>
          <table:table-cell table:formula="of:=IF(([.E256]&lt;0);-1;IF(([.E256]&gt;1);1;0))" office:value-type="float" office:value="1">
            <text:p>1</text:p>
          </table:table-cell>
          <table:table-cell table:formula="of:=IF(([.E256]=-2);1;IF(([.E256]=0);1;IF(([.E256]=3);1;0)))" office:value-type="float" office:value="1">
            <text:p>1</text:p>
          </table:table-cell>
          <table:table-cell table:formula="of:=STDEVP([.H256];[.J256];[.L256];[.N256])" office:value-type="float" office:value="0">
            <text:p>0</text:p>
          </table:table-cell>
          <table:table-cell table:formula="of:=SUM([.I256];[.K256];[.M256])" office:value-type="float" office:value="3">
            <text:p>3</text:p>
          </table:table-cell>
          <table:table-cell table:formula="of:=AVERAGE([.H256];[.J256];[.L256];[.N25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509452492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7]&lt;0);-1;IF(([.B257]&gt;1);1;0))" office:value-type="float" office:value="0">
            <text:p>0</text:p>
          </table:table-cell>
          <table:table-cell table:formula="of:=IF(([.B257]=-2);1;IF(([.B257]=0);1;IF(([.B257]=3);1;0)))" office:value-type="float" office:value="1">
            <text:p>1</text:p>
          </table:table-cell>
          <table:table-cell table:formula="of:=IF(([.C257]&lt;0);-1;IF(([.C257]&gt;1);1;0))" office:value-type="float" office:value="1">
            <text:p>1</text:p>
          </table:table-cell>
          <table:table-cell table:formula="of:=IF(([.C257]=-2);1;IF(([.C257]=0);1;IF(([.C257]=3);1;0)))" office:value-type="float" office:value="1">
            <text:p>1</text:p>
          </table:table-cell>
          <table:table-cell table:formula="of:=IF(([.D257]&lt;0);-1;IF(([.D257]&gt;1);1;0))" office:value-type="float" office:value="0">
            <text:p>0</text:p>
          </table:table-cell>
          <table:table-cell table:formula="of:=IF(([.D257]=-2);1;IF(([.D257]=0);1;IF(([.D257]=3);1;0)))" office:value-type="float" office:value="1">
            <text:p>1</text:p>
          </table:table-cell>
          <table:table-cell table:formula="of:=IF(([.E257]&lt;0);-1;IF(([.E257]&gt;1);1;0))" office:value-type="float" office:value="1">
            <text:p>1</text:p>
          </table:table-cell>
          <table:table-cell table:formula="of:=IF(([.E257]=-2);1;IF(([.E257]=0);1;IF(([.E257]=3);1;0)))" office:value-type="float" office:value="0">
            <text:p>0</text:p>
          </table:table-cell>
          <table:table-cell table:formula="of:=STDEVP([.H257];[.J257];[.L257];[.N257])" office:value-type="float" office:value="0.5">
            <text:p>0.5</text:p>
          </table:table-cell>
          <table:table-cell table:formula="of:=SUM([.I257];[.K257];[.M257])" office:value-type="float" office:value="3">
            <text:p>3</text:p>
          </table:table-cell>
          <table:table-cell table:formula="of:=AVERAGE([.H257];[.J257];[.L257];[.N257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85043775078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8]&lt;0);-1;IF(([.B258]&gt;1);1;0))" office:value-type="float" office:value="0">
            <text:p>0</text:p>
          </table:table-cell>
          <table:table-cell table:formula="of:=IF(([.B258]=-2);1;IF(([.B258]=0);1;IF(([.B258]=3);1;0)))" office:value-type="float" office:value="1">
            <text:p>1</text:p>
          </table:table-cell>
          <table:table-cell table:formula="of:=IF(([.C258]&lt;0);-1;IF(([.C258]&gt;1);1;0))" office:value-type="float" office:value="1">
            <text:p>1</text:p>
          </table:table-cell>
          <table:table-cell table:formula="of:=IF(([.C258]=-2);1;IF(([.C258]=0);1;IF(([.C258]=3);1;0)))" office:value-type="float" office:value="1">
            <text:p>1</text:p>
          </table:table-cell>
          <table:table-cell table:formula="of:=IF(([.D258]&lt;0);-1;IF(([.D258]&gt;1);1;0))" office:value-type="float" office:value="0">
            <text:p>0</text:p>
          </table:table-cell>
          <table:table-cell table:formula="of:=IF(([.D258]=-2);1;IF(([.D258]=0);1;IF(([.D258]=3);1;0)))" office:value-type="float" office:value="1">
            <text:p>1</text:p>
          </table:table-cell>
          <table:table-cell table:formula="of:=IF(([.E258]&lt;0);-1;IF(([.E258]&gt;1);1;0))" office:value-type="float" office:value="0">
            <text:p>0</text:p>
          </table:table-cell>
          <table:table-cell table:formula="of:=IF(([.E258]=-2);1;IF(([.E258]=0);1;IF(([.E258]=3);1;0)))" office:value-type="float" office:value="1">
            <text:p>1</text:p>
          </table:table-cell>
          <table:table-cell table:formula="of:=STDEVP([.H258];[.J258];[.L258];[.N258])" office:value-type="float" office:value="0.433012701892219">
            <text:p>0.4330127019</text:p>
          </table:table-cell>
          <table:table-cell table:formula="of:=SUM([.I258];[.K258];[.M258])" office:value-type="float" office:value="3">
            <text:p>3</text:p>
          </table:table-cell>
          <table:table-cell table:formula="of:=AVERAGE([.H258];[.J258];[.L258];[.N258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84937657548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9]&lt;0);-1;IF(([.B259]&gt;1);1;0))" office:value-type="float" office:value="1">
            <text:p>1</text:p>
          </table:table-cell>
          <table:table-cell table:formula="of:=IF(([.B259]=-2);1;IF(([.B259]=0);1;IF(([.B259]=3);1;0)))" office:value-type="float" office:value="0">
            <text:p>0</text:p>
          </table:table-cell>
          <table:table-cell table:formula="of:=IF(([.C259]&lt;0);-1;IF(([.C259]&gt;1);1;0))" office:value-type="float" office:value="1">
            <text:p>1</text:p>
          </table:table-cell>
          <table:table-cell table:formula="of:=IF(([.C259]=-2);1;IF(([.C259]=0);1;IF(([.C259]=3);1;0)))" office:value-type="float" office:value="1">
            <text:p>1</text:p>
          </table:table-cell>
          <table:table-cell table:formula="of:=IF(([.D259]&lt;0);-1;IF(([.D259]&gt;1);1;0))" office:value-type="float" office:value="0">
            <text:p>0</text:p>
          </table:table-cell>
          <table:table-cell table:formula="of:=IF(([.D259]=-2);1;IF(([.D259]=0);1;IF(([.D259]=3);1;0)))" office:value-type="float" office:value="1">
            <text:p>1</text:p>
          </table:table-cell>
          <table:table-cell table:formula="of:=IF(([.E259]&lt;0);-1;IF(([.E259]&gt;1);1;0))" office:value-type="float" office:value="0">
            <text:p>0</text:p>
          </table:table-cell>
          <table:table-cell table:formula="of:=IF(([.E259]=-2);1;IF(([.E259]=0);1;IF(([.E259]=3);1;0)))" office:value-type="float" office:value="1">
            <text:p>1</text:p>
          </table:table-cell>
          <table:table-cell table:formula="of:=STDEVP([.H259];[.J259];[.L259];[.N259])" office:value-type="float" office:value="0.5">
            <text:p>0.5</text:p>
          </table:table-cell>
          <table:table-cell table:formula="of:=SUM([.I259];[.K259];[.M259])" office:value-type="float" office:value="2">
            <text:p>2</text:p>
          </table:table-cell>
          <table:table-cell table:formula="of:=AVERAGE([.H259];[.J259];[.L259];[.N259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846906146817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60]&lt;0);-1;IF(([.B260]&gt;1);1;0))" office:value-type="float" office:value="0">
            <text:p>0</text:p>
          </table:table-cell>
          <table:table-cell table:formula="of:=IF(([.B260]=-2);1;IF(([.B260]=0);1;IF(([.B260]=3);1;0)))" office:value-type="float" office:value="0">
            <text:p>0</text:p>
          </table:table-cell>
          <table:table-cell table:formula="of:=IF(([.C260]&lt;0);-1;IF(([.C260]&gt;1);1;0))" office:value-type="float" office:value="0">
            <text:p>0</text:p>
          </table:table-cell>
          <table:table-cell table:formula="of:=IF(([.C260]=-2);1;IF(([.C260]=0);1;IF(([.C260]=3);1;0)))" office:value-type="float" office:value="1">
            <text:p>1</text:p>
          </table:table-cell>
          <table:table-cell table:formula="of:=IF(([.D260]&lt;0);-1;IF(([.D260]&gt;1);1;0))" office:value-type="float" office:value="0">
            <text:p>0</text:p>
          </table:table-cell>
          <table:table-cell table:formula="of:=IF(([.D260]=-2);1;IF(([.D260]=0);1;IF(([.D260]=3);1;0)))" office:value-type="float" office:value="1">
            <text:p>1</text:p>
          </table:table-cell>
          <table:table-cell table:formula="of:=IF(([.E260]&lt;0);-1;IF(([.E260]&gt;1);1;0))" office:value-type="float" office:value="-1">
            <text:p>-1</text:p>
          </table:table-cell>
          <table:table-cell table:formula="of:=IF(([.E260]=-2);1;IF(([.E260]=0);1;IF(([.E260]=3);1;0)))" office:value-type="float" office:value="0">
            <text:p>0</text:p>
          </table:table-cell>
          <table:table-cell table:formula="of:=STDEVP([.H260];[.J260];[.L260];[.N260])" office:value-type="float" office:value="0.433012701892219">
            <text:p>0.4330127019</text:p>
          </table:table-cell>
          <table:table-cell table:formula="of:=SUM([.I260];[.K260];[.M260])" office:value-type="float" office:value="2">
            <text:p>2</text:p>
          </table:table-cell>
          <table:table-cell table:formula="of:=AVERAGE([.H260];[.J260];[.L260];[.N260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68392011980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61]&lt;0);-1;IF(([.B261]&gt;1);1;0))" office:value-type="float" office:value="0">
            <text:p>0</text:p>
          </table:table-cell>
          <table:table-cell table:formula="of:=IF(([.B261]=-2);1;IF(([.B261]=0);1;IF(([.B261]=3);1;0)))" office:value-type="float" office:value="1">
            <text:p>1</text:p>
          </table:table-cell>
          <table:table-cell table:formula="of:=IF(([.C261]&lt;0);-1;IF(([.C261]&gt;1);1;0))" office:value-type="float" office:value="1">
            <text:p>1</text:p>
          </table:table-cell>
          <table:table-cell table:formula="of:=IF(([.C261]=-2);1;IF(([.C261]=0);1;IF(([.C261]=3);1;0)))" office:value-type="float" office:value="1">
            <text:p>1</text:p>
          </table:table-cell>
          <table:table-cell table:formula="of:=IF(([.D261]&lt;0);-1;IF(([.D261]&gt;1);1;0))" office:value-type="float" office:value="0">
            <text:p>0</text:p>
          </table:table-cell>
          <table:table-cell table:formula="of:=IF(([.D261]=-2);1;IF(([.D261]=0);1;IF(([.D261]=3);1;0)))" office:value-type="float" office:value="1">
            <text:p>1</text:p>
          </table:table-cell>
          <table:table-cell table:formula="of:=IF(([.E261]&lt;0);-1;IF(([.E261]&gt;1);1;0))" office:value-type="float" office:value="0">
            <text:p>0</text:p>
          </table:table-cell>
          <table:table-cell table:formula="of:=IF(([.E261]=-2);1;IF(([.E261]=0);1;IF(([.E261]=3);1;0)))" office:value-type="float" office:value="1">
            <text:p>1</text:p>
          </table:table-cell>
          <table:table-cell table:formula="of:=STDEVP([.H261];[.J261];[.L261];[.N261])" office:value-type="float" office:value="0.433012701892219">
            <text:p>0.4330127019</text:p>
          </table:table-cell>
          <table:table-cell table:formula="of:=SUM([.I261];[.K261];[.M261])" office:value-type="float" office:value="3">
            <text:p>3</text:p>
          </table:table-cell>
          <table:table-cell table:formula="of:=AVERAGE([.H261];[.J261];[.L261];[.N261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838236520448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2]&lt;0);-1;IF(([.B262]&gt;1);1;0))" office:value-type="float" office:value="1">
            <text:p>1</text:p>
          </table:table-cell>
          <table:table-cell table:formula="of:=IF(([.B262]=-2);1;IF(([.B262]=0);1;IF(([.B262]=3);1;0)))" office:value-type="float" office:value="1">
            <text:p>1</text:p>
          </table:table-cell>
          <table:table-cell table:formula="of:=IF(([.C262]&lt;0);-1;IF(([.C262]&gt;1);1;0))" office:value-type="float" office:value="1">
            <text:p>1</text:p>
          </table:table-cell>
          <table:table-cell table:formula="of:=IF(([.C262]=-2);1;IF(([.C262]=0);1;IF(([.C262]=3);1;0)))" office:value-type="float" office:value="1">
            <text:p>1</text:p>
          </table:table-cell>
          <table:table-cell table:formula="of:=IF(([.D262]&lt;0);-1;IF(([.D262]&gt;1);1;0))" office:value-type="float" office:value="1">
            <text:p>1</text:p>
          </table:table-cell>
          <table:table-cell table:formula="of:=IF(([.D262]=-2);1;IF(([.D262]=0);1;IF(([.D262]=3);1;0)))" office:value-type="float" office:value="1">
            <text:p>1</text:p>
          </table:table-cell>
          <table:table-cell table:formula="of:=IF(([.E262]&lt;0);-1;IF(([.E262]&gt;1);1;0))" office:value-type="float" office:value="1">
            <text:p>1</text:p>
          </table:table-cell>
          <table:table-cell table:formula="of:=IF(([.E262]=-2);1;IF(([.E262]=0);1;IF(([.E262]=3);1;0)))" office:value-type="float" office:value="1">
            <text:p>1</text:p>
          </table:table-cell>
          <table:table-cell table:formula="of:=STDEVP([.H262];[.J262];[.L262];[.N262])" office:value-type="float" office:value="0">
            <text:p>0</text:p>
          </table:table-cell>
          <table:table-cell table:formula="of:=SUM([.I262];[.K262];[.M262])" office:value-type="float" office:value="3">
            <text:p>3</text:p>
          </table:table-cell>
          <table:table-cell table:formula="of:=AVERAGE([.H262];[.J262];[.L262];[.N26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35833184257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3]&lt;0);-1;IF(([.B263]&gt;1);1;0))" office:value-type="float" office:value="1">
            <text:p>1</text:p>
          </table:table-cell>
          <table:table-cell table:formula="of:=IF(([.B263]=-2);1;IF(([.B263]=0);1;IF(([.B263]=3);1;0)))" office:value-type="float" office:value="0">
            <text:p>0</text:p>
          </table:table-cell>
          <table:table-cell table:formula="of:=IF(([.C263]&lt;0);-1;IF(([.C263]&gt;1);1;0))" office:value-type="float" office:value="1">
            <text:p>1</text:p>
          </table:table-cell>
          <table:table-cell table:formula="of:=IF(([.C263]=-2);1;IF(([.C263]=0);1;IF(([.C263]=3);1;0)))" office:value-type="float" office:value="1">
            <text:p>1</text:p>
          </table:table-cell>
          <table:table-cell table:formula="of:=IF(([.D263]&lt;0);-1;IF(([.D263]&gt;1);1;0))" office:value-type="float" office:value="1">
            <text:p>1</text:p>
          </table:table-cell>
          <table:table-cell table:formula="of:=IF(([.D263]=-2);1;IF(([.D263]=0);1;IF(([.D263]=3);1;0)))" office:value-type="float" office:value="1">
            <text:p>1</text:p>
          </table:table-cell>
          <table:table-cell table:formula="of:=IF(([.E263]&lt;0);-1;IF(([.E263]&gt;1);1;0))" office:value-type="float" office:value="1">
            <text:p>1</text:p>
          </table:table-cell>
          <table:table-cell table:formula="of:=IF(([.E263]=-2);1;IF(([.E263]=0);1;IF(([.E263]=3);1;0)))" office:value-type="float" office:value="1">
            <text:p>1</text:p>
          </table:table-cell>
          <table:table-cell table:formula="of:=STDEVP([.H263];[.J263];[.L263];[.N263])" office:value-type="float" office:value="0">
            <text:p>0</text:p>
          </table:table-cell>
          <table:table-cell table:formula="of:=SUM([.I263];[.K263];[.M263])" office:value-type="float" office:value="2">
            <text:p>2</text:p>
          </table:table-cell>
          <table:table-cell table:formula="of:=AVERAGE([.H263];[.J263];[.L263];[.N26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3475523584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4]&lt;0);-1;IF(([.B264]&gt;1);1;0))" office:value-type="float" office:value="1">
            <text:p>1</text:p>
          </table:table-cell>
          <table:table-cell table:formula="of:=IF(([.B264]=-2);1;IF(([.B264]=0);1;IF(([.B264]=3);1;0)))" office:value-type="float" office:value="0">
            <text:p>0</text:p>
          </table:table-cell>
          <table:table-cell table:formula="of:=IF(([.C264]&lt;0);-1;IF(([.C264]&gt;1);1;0))" office:value-type="float" office:value="1">
            <text:p>1</text:p>
          </table:table-cell>
          <table:table-cell table:formula="of:=IF(([.C264]=-2);1;IF(([.C264]=0);1;IF(([.C264]=3);1;0)))" office:value-type="float" office:value="1">
            <text:p>1</text:p>
          </table:table-cell>
          <table:table-cell table:formula="of:=IF(([.D264]&lt;0);-1;IF(([.D264]&gt;1);1;0))" office:value-type="float" office:value="0">
            <text:p>0</text:p>
          </table:table-cell>
          <table:table-cell table:formula="of:=IF(([.D264]=-2);1;IF(([.D264]=0);1;IF(([.D264]=3);1;0)))" office:value-type="float" office:value="1">
            <text:p>1</text:p>
          </table:table-cell>
          <table:table-cell table:formula="of:=IF(([.E264]&lt;0);-1;IF(([.E264]&gt;1);1;0))" office:value-type="float" office:value="1">
            <text:p>1</text:p>
          </table:table-cell>
          <table:table-cell table:formula="of:=IF(([.E264]=-2);1;IF(([.E264]=0);1;IF(([.E264]=3);1;0)))" office:value-type="float" office:value="1">
            <text:p>1</text:p>
          </table:table-cell>
          <table:table-cell table:formula="of:=STDEVP([.H264];[.J264];[.L264];[.N264])" office:value-type="float" office:value="0.433012701892219">
            <text:p>0.4330127019</text:p>
          </table:table-cell>
          <table:table-cell table:formula="of:=SUM([.I264];[.K264];[.M264])" office:value-type="float" office:value="2">
            <text:p>2</text:p>
          </table:table-cell>
          <table:table-cell table:formula="of:=AVERAGE([.H264];[.J264];[.L264];[.N264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829520769024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5]&lt;0);-1;IF(([.B265]&gt;1);1;0))" office:value-type="float" office:value="1">
            <text:p>1</text:p>
          </table:table-cell>
          <table:table-cell table:formula="of:=IF(([.B265]=-2);1;IF(([.B265]=0);1;IF(([.B265]=3);1;0)))" office:value-type="float" office:value="1">
            <text:p>1</text:p>
          </table:table-cell>
          <table:table-cell table:formula="of:=IF(([.C265]&lt;0);-1;IF(([.C265]&gt;1);1;0))" office:value-type="float" office:value="1">
            <text:p>1</text:p>
          </table:table-cell>
          <table:table-cell table:formula="of:=IF(([.C265]=-2);1;IF(([.C265]=0);1;IF(([.C265]=3);1;0)))" office:value-type="float" office:value="1">
            <text:p>1</text:p>
          </table:table-cell>
          <table:table-cell table:formula="of:=IF(([.D265]&lt;0);-1;IF(([.D265]&gt;1);1;0))" office:value-type="float" office:value="1">
            <text:p>1</text:p>
          </table:table-cell>
          <table:table-cell table:formula="of:=IF(([.D265]=-2);1;IF(([.D265]=0);1;IF(([.D265]=3);1;0)))" office:value-type="float" office:value="1">
            <text:p>1</text:p>
          </table:table-cell>
          <table:table-cell table:formula="of:=IF(([.E265]&lt;0);-1;IF(([.E265]&gt;1);1;0))" office:value-type="float" office:value="1">
            <text:p>1</text:p>
          </table:table-cell>
          <table:table-cell table:formula="of:=IF(([.E265]=-2);1;IF(([.E265]=0);1;IF(([.E265]=3);1;0)))" office:value-type="float" office:value="1">
            <text:p>1</text:p>
          </table:table-cell>
          <table:table-cell table:formula="of:=STDEVP([.H265];[.J265];[.L265];[.N265])" office:value-type="float" office:value="0">
            <text:p>0</text:p>
          </table:table-cell>
          <table:table-cell table:formula="of:=SUM([.I265];[.K265];[.M265])" office:value-type="float" office:value="3">
            <text:p>3</text:p>
          </table:table-cell>
          <table:table-cell table:formula="of:=AVERAGE([.H265];[.J265];[.L265];[.N26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26857361408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66]&lt;0);-1;IF(([.B266]&gt;1);1;0))" office:value-type="float" office:value="-1">
            <text:p>-1</text:p>
          </table:table-cell>
          <table:table-cell table:formula="of:=IF(([.B266]=-2);1;IF(([.B266]=0);1;IF(([.B266]=3);1;0)))" office:value-type="float" office:value="1">
            <text:p>1</text:p>
          </table:table-cell>
          <table:table-cell table:formula="of:=IF(([.C266]&lt;0);-1;IF(([.C266]&gt;1);1;0))" office:value-type="float" office:value="0">
            <text:p>0</text:p>
          </table:table-cell>
          <table:table-cell table:formula="of:=IF(([.C266]=-2);1;IF(([.C266]=0);1;IF(([.C266]=3);1;0)))" office:value-type="float" office:value="1">
            <text:p>1</text:p>
          </table:table-cell>
          <table:table-cell table:formula="of:=IF(([.D266]&lt;0);-1;IF(([.D266]&gt;1);1;0))" office:value-type="float" office:value="-1">
            <text:p>-1</text:p>
          </table:table-cell>
          <table:table-cell table:formula="of:=IF(([.D266]=-2);1;IF(([.D266]=0);1;IF(([.D266]=3);1;0)))" office:value-type="float" office:value="1">
            <text:p>1</text:p>
          </table:table-cell>
          <table:table-cell table:formula="of:=IF(([.E266]&lt;0);-1;IF(([.E266]&gt;1);1;0))" office:value-type="float" office:value="-1">
            <text:p>-1</text:p>
          </table:table-cell>
          <table:table-cell table:formula="of:=IF(([.E266]=-2);1;IF(([.E266]=0);1;IF(([.E266]=3);1;0)))" office:value-type="float" office:value="1">
            <text:p>1</text:p>
          </table:table-cell>
          <table:table-cell table:formula="of:=STDEVP([.H266];[.J266];[.L266];[.N266])" office:value-type="float" office:value="0.433012701892219">
            <text:p>0.4330127019</text:p>
          </table:table-cell>
          <table:table-cell table:formula="of:=SUM([.I266];[.K266];[.M266])" office:value-type="float" office:value="3">
            <text:p>3</text:p>
          </table:table-cell>
          <table:table-cell table:formula="of:=AVERAGE([.H266];[.J266];[.L266];[.N266])" office:value-type="float" office:value="-0.75">
            <text:p>-0.75</text:p>
          </table:table-cell>
        </table:table-row>
        <table:table-row table:style-name="ro1">
          <table:table-cell table:style-name="ce2" office:value-type="string">
            <text:p>32857682196681932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7]&lt;0);-1;IF(([.B267]&gt;1);1;0))" office:value-type="float" office:value="0">
            <text:p>0</text:p>
          </table:table-cell>
          <table:table-cell table:formula="of:=IF(([.B267]=-2);1;IF(([.B267]=0);1;IF(([.B267]=3);1;0)))" office:value-type="float" office:value="0">
            <text:p>0</text:p>
          </table:table-cell>
          <table:table-cell table:formula="of:=IF(([.C267]&lt;0);-1;IF(([.C267]&gt;1);1;0))" office:value-type="float" office:value="1">
            <text:p>1</text:p>
          </table:table-cell>
          <table:table-cell table:formula="of:=IF(([.C267]=-2);1;IF(([.C267]=0);1;IF(([.C267]=3);1;0)))" office:value-type="float" office:value="1">
            <text:p>1</text:p>
          </table:table-cell>
          <table:table-cell table:formula="of:=IF(([.D267]&lt;0);-1;IF(([.D267]&gt;1);1;0))" office:value-type="float" office:value="0">
            <text:p>0</text:p>
          </table:table-cell>
          <table:table-cell table:formula="of:=IF(([.D267]=-2);1;IF(([.D267]=0);1;IF(([.D267]=3);1;0)))" office:value-type="float" office:value="0">
            <text:p>0</text:p>
          </table:table-cell>
          <table:table-cell table:formula="of:=IF(([.E267]&lt;0);-1;IF(([.E267]&gt;1);1;0))" office:value-type="float" office:value="1">
            <text:p>1</text:p>
          </table:table-cell>
          <table:table-cell table:formula="of:=IF(([.E267]=-2);1;IF(([.E267]=0);1;IF(([.E267]=3);1;0)))" office:value-type="float" office:value="1">
            <text:p>1</text:p>
          </table:table-cell>
          <table:table-cell table:formula="of:=STDEVP([.H267];[.J267];[.L267];[.N267])" office:value-type="float" office:value="0.5">
            <text:p>0.5</text:p>
          </table:table-cell>
          <table:table-cell table:formula="of:=SUM([.I267];[.K267];[.M267])" office:value-type="float" office:value="1">
            <text:p>1</text:p>
          </table:table-cell>
          <table:table-cell table:formula="of:=AVERAGE([.H267];[.J267];[.L267];[.N267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82106084147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68]&lt;0);-1;IF(([.B268]&gt;1);1;0))" office:value-type="float" office:value="1">
            <text:p>1</text:p>
          </table:table-cell>
          <table:table-cell table:formula="of:=IF(([.B268]=-2);1;IF(([.B268]=0);1;IF(([.B268]=3);1;0)))" office:value-type="float" office:value="0">
            <text:p>0</text:p>
          </table:table-cell>
          <table:table-cell table:formula="of:=IF(([.C268]&lt;0);-1;IF(([.C268]&gt;1);1;0))" office:value-type="float" office:value="1">
            <text:p>1</text:p>
          </table:table-cell>
          <table:table-cell table:formula="of:=IF(([.C268]=-2);1;IF(([.C268]=0);1;IF(([.C268]=3);1;0)))" office:value-type="float" office:value="1">
            <text:p>1</text:p>
          </table:table-cell>
          <table:table-cell table:formula="of:=IF(([.D268]&lt;0);-1;IF(([.D268]&gt;1);1;0))" office:value-type="float" office:value="0">
            <text:p>0</text:p>
          </table:table-cell>
          <table:table-cell table:formula="of:=IF(([.D268]=-2);1;IF(([.D268]=0);1;IF(([.D268]=3);1;0)))" office:value-type="float" office:value="1">
            <text:p>1</text:p>
          </table:table-cell>
          <table:table-cell table:formula="of:=IF(([.E268]&lt;0);-1;IF(([.E268]&gt;1);1;0))" office:value-type="float" office:value="0">
            <text:p>0</text:p>
          </table:table-cell>
          <table:table-cell table:formula="of:=IF(([.E268]=-2);1;IF(([.E268]=0);1;IF(([.E268]=3);1;0)))" office:value-type="float" office:value="1">
            <text:p>1</text:p>
          </table:table-cell>
          <table:table-cell table:formula="of:=STDEVP([.H268];[.J268];[.L268];[.N268])" office:value-type="float" office:value="0.5">
            <text:p>0.5</text:p>
          </table:table-cell>
          <table:table-cell table:formula="of:=SUM([.I268];[.K268];[.M268])" office:value-type="float" office:value="2">
            <text:p>2</text:p>
          </table:table-cell>
          <table:table-cell table:formula="of:=AVERAGE([.H268];[.J268];[.L268];[.N268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81905597235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9]&lt;0);-1;IF(([.B269]&gt;1);1;0))" office:value-type="float" office:value="1">
            <text:p>1</text:p>
          </table:table-cell>
          <table:table-cell table:formula="of:=IF(([.B269]=-2);1;IF(([.B269]=0);1;IF(([.B269]=3);1;0)))" office:value-type="float" office:value="1">
            <text:p>1</text:p>
          </table:table-cell>
          <table:table-cell table:formula="of:=IF(([.C269]&lt;0);-1;IF(([.C269]&gt;1);1;0))" office:value-type="float" office:value="1">
            <text:p>1</text:p>
          </table:table-cell>
          <table:table-cell table:formula="of:=IF(([.C269]=-2);1;IF(([.C269]=0);1;IF(([.C269]=3);1;0)))" office:value-type="float" office:value="1">
            <text:p>1</text:p>
          </table:table-cell>
          <table:table-cell table:formula="of:=IF(([.D269]&lt;0);-1;IF(([.D269]&gt;1);1;0))" office:value-type="float" office:value="1">
            <text:p>1</text:p>
          </table:table-cell>
          <table:table-cell table:formula="of:=IF(([.D269]=-2);1;IF(([.D269]=0);1;IF(([.D269]=3);1;0)))" office:value-type="float" office:value="1">
            <text:p>1</text:p>
          </table:table-cell>
          <table:table-cell table:formula="of:=IF(([.E269]&lt;0);-1;IF(([.E269]&gt;1);1;0))" office:value-type="float" office:value="1">
            <text:p>1</text:p>
          </table:table-cell>
          <table:table-cell table:formula="of:=IF(([.E269]=-2);1;IF(([.E269]=0);1;IF(([.E269]=3);1;0)))" office:value-type="float" office:value="1">
            <text:p>1</text:p>
          </table:table-cell>
          <table:table-cell table:formula="of:=STDEVP([.H269];[.J269];[.L269];[.N269])" office:value-type="float" office:value="0">
            <text:p>0</text:p>
          </table:table-cell>
          <table:table-cell table:formula="of:=SUM([.I269];[.K269];[.M269])" office:value-type="float" office:value="3">
            <text:p>3</text:p>
          </table:table-cell>
          <table:table-cell table:formula="of:=AVERAGE([.H269];[.J269];[.L269];[.N26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1607802470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0]&lt;0);-1;IF(([.B270]&gt;1);1;0))" office:value-type="float" office:value="0">
            <text:p>0</text:p>
          </table:table-cell>
          <table:table-cell table:formula="of:=IF(([.B270]=-2);1;IF(([.B270]=0);1;IF(([.B270]=3);1;0)))" office:value-type="float" office:value="0">
            <text:p>0</text:p>
          </table:table-cell>
          <table:table-cell table:formula="of:=IF(([.C270]&lt;0);-1;IF(([.C270]&gt;1);1;0))" office:value-type="float" office:value="0">
            <text:p>0</text:p>
          </table:table-cell>
          <table:table-cell table:formula="of:=IF(([.C270]=-2);1;IF(([.C270]=0);1;IF(([.C270]=3);1;0)))" office:value-type="float" office:value="0">
            <text:p>0</text:p>
          </table:table-cell>
          <table:table-cell table:formula="of:=IF(([.D270]&lt;0);-1;IF(([.D270]&gt;1);1;0))" office:value-type="float" office:value="0">
            <text:p>0</text:p>
          </table:table-cell>
          <table:table-cell table:formula="of:=IF(([.D270]=-2);1;IF(([.D270]=0);1;IF(([.D270]=3);1;0)))" office:value-type="float" office:value="1">
            <text:p>1</text:p>
          </table:table-cell>
          <table:table-cell table:formula="of:=IF(([.E270]&lt;0);-1;IF(([.E270]&gt;1);1;0))" office:value-type="float" office:value="0">
            <text:p>0</text:p>
          </table:table-cell>
          <table:table-cell table:formula="of:=IF(([.E270]=-2);1;IF(([.E270]=0);1;IF(([.E270]=3);1;0)))" office:value-type="float" office:value="1">
            <text:p>1</text:p>
          </table:table-cell>
          <table:table-cell table:formula="of:=STDEVP([.H270];[.J270];[.L270];[.N270])" office:value-type="float" office:value="0">
            <text:p>0</text:p>
          </table:table-cell>
          <table:table-cell table:formula="of:=SUM([.I270];[.K270];[.M270])" office:value-type="float" office:value="1">
            <text:p>1</text:p>
          </table:table-cell>
          <table:table-cell table:formula="of:=AVERAGE([.H270];[.J270];[.L270];[.N27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81406053990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1]&lt;0);-1;IF(([.B271]&gt;1);1;0))" office:value-type="float" office:value="0">
            <text:p>0</text:p>
          </table:table-cell>
          <table:table-cell table:formula="of:=IF(([.B271]=-2);1;IF(([.B271]=0);1;IF(([.B271]=3);1;0)))" office:value-type="float" office:value="1">
            <text:p>1</text:p>
          </table:table-cell>
          <table:table-cell table:formula="of:=IF(([.C271]&lt;0);-1;IF(([.C271]&gt;1);1;0))" office:value-type="float" office:value="1">
            <text:p>1</text:p>
          </table:table-cell>
          <table:table-cell table:formula="of:=IF(([.C271]=-2);1;IF(([.C271]=0);1;IF(([.C271]=3);1;0)))" office:value-type="float" office:value="1">
            <text:p>1</text:p>
          </table:table-cell>
          <table:table-cell table:formula="of:=IF(([.D271]&lt;0);-1;IF(([.D271]&gt;1);1;0))" office:value-type="float" office:value="0">
            <text:p>0</text:p>
          </table:table-cell>
          <table:table-cell table:formula="of:=IF(([.D271]=-2);1;IF(([.D271]=0);1;IF(([.D271]=3);1;0)))" office:value-type="float" office:value="1">
            <text:p>1</text:p>
          </table:table-cell>
          <table:table-cell table:formula="of:=IF(([.E271]&lt;0);-1;IF(([.E271]&gt;1);1;0))" office:value-type="float" office:value="0">
            <text:p>0</text:p>
          </table:table-cell>
          <table:table-cell table:formula="of:=IF(([.E271]=-2);1;IF(([.E271]=0);1;IF(([.E271]=3);1;0)))" office:value-type="float" office:value="1">
            <text:p>1</text:p>
          </table:table-cell>
          <table:table-cell table:formula="of:=STDEVP([.H271];[.J271];[.L271];[.N271])" office:value-type="float" office:value="0.433012701892219">
            <text:p>0.4330127019</text:p>
          </table:table-cell>
          <table:table-cell table:formula="of:=SUM([.I271];[.K271];[.M271])" office:value-type="float" office:value="3">
            <text:p>3</text:p>
          </table:table-cell>
          <table:table-cell table:formula="of:=AVERAGE([.H271];[.J271];[.L271];[.N271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8095936184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72]&lt;0);-1;IF(([.B272]&gt;1);1;0))" office:value-type="float" office:value="0">
            <text:p>0</text:p>
          </table:table-cell>
          <table:table-cell table:formula="of:=IF(([.B272]=-2);1;IF(([.B272]=0);1;IF(([.B272]=3);1;0)))" office:value-type="float" office:value="1">
            <text:p>1</text:p>
          </table:table-cell>
          <table:table-cell table:formula="of:=IF(([.C272]&lt;0);-1;IF(([.C272]&gt;1);1;0))" office:value-type="float" office:value="0">
            <text:p>0</text:p>
          </table:table-cell>
          <table:table-cell table:formula="of:=IF(([.C272]=-2);1;IF(([.C272]=0);1;IF(([.C272]=3);1;0)))" office:value-type="float" office:value="0">
            <text:p>0</text:p>
          </table:table-cell>
          <table:table-cell table:formula="of:=IF(([.D272]&lt;0);-1;IF(([.D272]&gt;1);1;0))" office:value-type="float" office:value="0">
            <text:p>0</text:p>
          </table:table-cell>
          <table:table-cell table:formula="of:=IF(([.D272]=-2);1;IF(([.D272]=0);1;IF(([.D272]=3);1;0)))" office:value-type="float" office:value="1">
            <text:p>1</text:p>
          </table:table-cell>
          <table:table-cell table:formula="of:=IF(([.E272]&lt;0);-1;IF(([.E272]&gt;1);1;0))" office:value-type="float" office:value="0">
            <text:p>0</text:p>
          </table:table-cell>
          <table:table-cell table:formula="of:=IF(([.E272]=-2);1;IF(([.E272]=0);1;IF(([.E272]=3);1;0)))" office:value-type="float" office:value="0">
            <text:p>0</text:p>
          </table:table-cell>
          <table:table-cell table:formula="of:=STDEVP([.H272];[.J272];[.L272];[.N272])" office:value-type="float" office:value="0">
            <text:p>0</text:p>
          </table:table-cell>
          <table:table-cell table:formula="of:=SUM([.I272];[.K272];[.M272])" office:value-type="float" office:value="2">
            <text:p>2</text:p>
          </table:table-cell>
          <table:table-cell table:formula="of:=AVERAGE([.H272];[.J272];[.L272];[.N27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808087859200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3]&lt;0);-1;IF(([.B273]&gt;1);1;0))" office:value-type="float" office:value="1">
            <text:p>1</text:p>
          </table:table-cell>
          <table:table-cell table:formula="of:=IF(([.B273]=-2);1;IF(([.B273]=0);1;IF(([.B273]=3);1;0)))" office:value-type="float" office:value="1">
            <text:p>1</text:p>
          </table:table-cell>
          <table:table-cell table:formula="of:=IF(([.C273]&lt;0);-1;IF(([.C273]&gt;1);1;0))" office:value-type="float" office:value="1">
            <text:p>1</text:p>
          </table:table-cell>
          <table:table-cell table:formula="of:=IF(([.C273]=-2);1;IF(([.C273]=0);1;IF(([.C273]=3);1;0)))" office:value-type="float" office:value="1">
            <text:p>1</text:p>
          </table:table-cell>
          <table:table-cell table:formula="of:=IF(([.D273]&lt;0);-1;IF(([.D273]&gt;1);1;0))" office:value-type="float" office:value="1">
            <text:p>1</text:p>
          </table:table-cell>
          <table:table-cell table:formula="of:=IF(([.D273]=-2);1;IF(([.D273]=0);1;IF(([.D273]=3);1;0)))" office:value-type="float" office:value="1">
            <text:p>1</text:p>
          </table:table-cell>
          <table:table-cell table:formula="of:=IF(([.E273]&lt;0);-1;IF(([.E273]&gt;1);1;0))" office:value-type="float" office:value="1">
            <text:p>1</text:p>
          </table:table-cell>
          <table:table-cell table:formula="of:=IF(([.E273]=-2);1;IF(([.E273]=0);1;IF(([.E273]=3);1;0)))" office:value-type="float" office:value="0">
            <text:p>0</text:p>
          </table:table-cell>
          <table:table-cell table:formula="of:=STDEVP([.H273];[.J273];[.L273];[.N273])" office:value-type="float" office:value="0">
            <text:p>0</text:p>
          </table:table-cell>
          <table:table-cell table:formula="of:=SUM([.I273];[.K273];[.M273])" office:value-type="float" office:value="3">
            <text:p>3</text:p>
          </table:table-cell>
          <table:table-cell table:formula="of:=AVERAGE([.H273];[.J273];[.L273];[.N27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80766842880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4]&lt;0);-1;IF(([.B274]&gt;1);1;0))" office:value-type="float" office:value="0">
            <text:p>0</text:p>
          </table:table-cell>
          <table:table-cell table:formula="of:=IF(([.B274]=-2);1;IF(([.B274]=0);1;IF(([.B274]=3);1;0)))" office:value-type="float" office:value="1">
            <text:p>1</text:p>
          </table:table-cell>
          <table:table-cell table:formula="of:=IF(([.C274]&lt;0);-1;IF(([.C274]&gt;1);1;0))" office:value-type="float" office:value="1">
            <text:p>1</text:p>
          </table:table-cell>
          <table:table-cell table:formula="of:=IF(([.C274]=-2);1;IF(([.C274]=0);1;IF(([.C274]=3);1;0)))" office:value-type="float" office:value="1">
            <text:p>1</text:p>
          </table:table-cell>
          <table:table-cell table:formula="of:=IF(([.D274]&lt;0);-1;IF(([.D274]&gt;1);1;0))" office:value-type="float" office:value="1">
            <text:p>1</text:p>
          </table:table-cell>
          <table:table-cell table:formula="of:=IF(([.D274]=-2);1;IF(([.D274]=0);1;IF(([.D274]=3);1;0)))" office:value-type="float" office:value="1">
            <text:p>1</text:p>
          </table:table-cell>
          <table:table-cell table:formula="of:=IF(([.E274]&lt;0);-1;IF(([.E274]&gt;1);1;0))" office:value-type="float" office:value="1">
            <text:p>1</text:p>
          </table:table-cell>
          <table:table-cell table:formula="of:=IF(([.E274]=-2);1;IF(([.E274]=0);1;IF(([.E274]=3);1;0)))" office:value-type="float" office:value="0">
            <text:p>0</text:p>
          </table:table-cell>
          <table:table-cell table:formula="of:=STDEVP([.H274];[.J274];[.L274];[.N274])" office:value-type="float" office:value="0.433012701892219">
            <text:p>0.4330127019</text:p>
          </table:table-cell>
          <table:table-cell table:formula="of:=SUM([.I274];[.K274];[.M274])" office:value-type="float" office:value="3">
            <text:p>3</text:p>
          </table:table-cell>
          <table:table-cell table:formula="of:=AVERAGE([.H274];[.J274];[.L274];[.N274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80581874073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5]&lt;0);-1;IF(([.B275]&gt;1);1;0))" office:value-type="float" office:value="0">
            <text:p>0</text:p>
          </table:table-cell>
          <table:table-cell table:formula="of:=IF(([.B275]=-2);1;IF(([.B275]=0);1;IF(([.B275]=3);1;0)))" office:value-type="float" office:value="1">
            <text:p>1</text:p>
          </table:table-cell>
          <table:table-cell table:formula="of:=IF(([.C275]&lt;0);-1;IF(([.C275]&gt;1);1;0))" office:value-type="float" office:value="1">
            <text:p>1</text:p>
          </table:table-cell>
          <table:table-cell table:formula="of:=IF(([.C275]=-2);1;IF(([.C275]=0);1;IF(([.C275]=3);1;0)))" office:value-type="float" office:value="1">
            <text:p>1</text:p>
          </table:table-cell>
          <table:table-cell table:formula="of:=IF(([.D275]&lt;0);-1;IF(([.D275]&gt;1);1;0))" office:value-type="float" office:value="0">
            <text:p>0</text:p>
          </table:table-cell>
          <table:table-cell table:formula="of:=IF(([.D275]=-2);1;IF(([.D275]=0);1;IF(([.D275]=3);1;0)))" office:value-type="float" office:value="1">
            <text:p>1</text:p>
          </table:table-cell>
          <table:table-cell table:formula="of:=IF(([.E275]&lt;0);-1;IF(([.E275]&gt;1);1;0))" office:value-type="float" office:value="0">
            <text:p>0</text:p>
          </table:table-cell>
          <table:table-cell table:formula="of:=IF(([.E275]=-2);1;IF(([.E275]=0);1;IF(([.E275]=3);1;0)))" office:value-type="float" office:value="1">
            <text:p>1</text:p>
          </table:table-cell>
          <table:table-cell table:formula="of:=STDEVP([.H275];[.J275];[.L275];[.N275])" office:value-type="float" office:value="0.433012701892219">
            <text:p>0.4330127019</text:p>
          </table:table-cell>
          <table:table-cell table:formula="of:=SUM([.I275];[.K275];[.M275])" office:value-type="float" office:value="3">
            <text:p>3</text:p>
          </table:table-cell>
          <table:table-cell table:formula="of:=AVERAGE([.H275];[.J275];[.L275];[.N275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80458143334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76]&lt;0);-1;IF(([.B276]&gt;1);1;0))" office:value-type="float" office:value="1">
            <text:p>1</text:p>
          </table:table-cell>
          <table:table-cell table:formula="of:=IF(([.B276]=-2);1;IF(([.B276]=0);1;IF(([.B276]=3);1;0)))" office:value-type="float" office:value="0">
            <text:p>0</text:p>
          </table:table-cell>
          <table:table-cell table:formula="of:=IF(([.C276]&lt;0);-1;IF(([.C276]&gt;1);1;0))" office:value-type="float" office:value="1">
            <text:p>1</text:p>
          </table:table-cell>
          <table:table-cell table:formula="of:=IF(([.C276]=-2);1;IF(([.C276]=0);1;IF(([.C276]=3);1;0)))" office:value-type="float" office:value="1">
            <text:p>1</text:p>
          </table:table-cell>
          <table:table-cell table:formula="of:=IF(([.D276]&lt;0);-1;IF(([.D276]&gt;1);1;0))" office:value-type="float" office:value="0">
            <text:p>0</text:p>
          </table:table-cell>
          <table:table-cell table:formula="of:=IF(([.D276]=-2);1;IF(([.D276]=0);1;IF(([.D276]=3);1;0)))" office:value-type="float" office:value="1">
            <text:p>1</text:p>
          </table:table-cell>
          <table:table-cell table:formula="of:=IF(([.E276]&lt;0);-1;IF(([.E276]&gt;1);1;0))" office:value-type="float" office:value="1">
            <text:p>1</text:p>
          </table:table-cell>
          <table:table-cell table:formula="of:=IF(([.E276]=-2);1;IF(([.E276]=0);1;IF(([.E276]=3);1;0)))" office:value-type="float" office:value="1">
            <text:p>1</text:p>
          </table:table-cell>
          <table:table-cell table:formula="of:=STDEVP([.H276];[.J276];[.L276];[.N276])" office:value-type="float" office:value="0.433012701892219">
            <text:p>0.4330127019</text:p>
          </table:table-cell>
          <table:table-cell table:formula="of:=SUM([.I276];[.K276];[.M276])" office:value-type="float" office:value="2">
            <text:p>2</text:p>
          </table:table-cell>
          <table:table-cell table:formula="of:=AVERAGE([.H276];[.J276];[.L276];[.N276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8015741050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7]&lt;0);-1;IF(([.B277]&gt;1);1;0))" office:value-type="float" office:value="0">
            <text:p>0</text:p>
          </table:table-cell>
          <table:table-cell table:formula="of:=IF(([.B277]=-2);1;IF(([.B277]=0);1;IF(([.B277]=3);1;0)))" office:value-type="float" office:value="1">
            <text:p>1</text:p>
          </table:table-cell>
          <table:table-cell table:formula="of:=IF(([.C277]&lt;0);-1;IF(([.C277]&gt;1);1;0))" office:value-type="float" office:value="1">
            <text:p>1</text:p>
          </table:table-cell>
          <table:table-cell table:formula="of:=IF(([.C277]=-2);1;IF(([.C277]=0);1;IF(([.C277]=3);1;0)))" office:value-type="float" office:value="1">
            <text:p>1</text:p>
          </table:table-cell>
          <table:table-cell table:formula="of:=IF(([.D277]&lt;0);-1;IF(([.D277]&gt;1);1;0))" office:value-type="float" office:value="0">
            <text:p>0</text:p>
          </table:table-cell>
          <table:table-cell table:formula="of:=IF(([.D277]=-2);1;IF(([.D277]=0);1;IF(([.D277]=3);1;0)))" office:value-type="float" office:value="1">
            <text:p>1</text:p>
          </table:table-cell>
          <table:table-cell table:formula="of:=IF(([.E277]&lt;0);-1;IF(([.E277]&gt;1);1;0))" office:value-type="float" office:value="0">
            <text:p>0</text:p>
          </table:table-cell>
          <table:table-cell table:formula="of:=IF(([.E277]=-2);1;IF(([.E277]=0);1;IF(([.E277]=3);1;0)))" office:value-type="float" office:value="1">
            <text:p>1</text:p>
          </table:table-cell>
          <table:table-cell table:formula="of:=STDEVP([.H277];[.J277];[.L277];[.N277])" office:value-type="float" office:value="0.433012701892219">
            <text:p>0.4330127019</text:p>
          </table:table-cell>
          <table:table-cell table:formula="of:=SUM([.I277];[.K277];[.M277])" office:value-type="float" office:value="3">
            <text:p>3</text:p>
          </table:table-cell>
          <table:table-cell table:formula="of:=AVERAGE([.H277];[.J277];[.L277];[.N277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9868842803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8]&lt;0);-1;IF(([.B278]&gt;1);1;0))" office:value-type="float" office:value="1">
            <text:p>1</text:p>
          </table:table-cell>
          <table:table-cell table:formula="of:=IF(([.B278]=-2);1;IF(([.B278]=0);1;IF(([.B278]=3);1;0)))" office:value-type="float" office:value="1">
            <text:p>1</text:p>
          </table:table-cell>
          <table:table-cell table:formula="of:=IF(([.C278]&lt;0);-1;IF(([.C278]&gt;1);1;0))" office:value-type="float" office:value="1">
            <text:p>1</text:p>
          </table:table-cell>
          <table:table-cell table:formula="of:=IF(([.C278]=-2);1;IF(([.C278]=0);1;IF(([.C278]=3);1;0)))" office:value-type="float" office:value="1">
            <text:p>1</text:p>
          </table:table-cell>
          <table:table-cell table:formula="of:=IF(([.D278]&lt;0);-1;IF(([.D278]&gt;1);1;0))" office:value-type="float" office:value="0">
            <text:p>0</text:p>
          </table:table-cell>
          <table:table-cell table:formula="of:=IF(([.D278]=-2);1;IF(([.D278]=0);1;IF(([.D278]=3);1;0)))" office:value-type="float" office:value="0">
            <text:p>0</text:p>
          </table:table-cell>
          <table:table-cell table:formula="of:=IF(([.E278]&lt;0);-1;IF(([.E278]&gt;1);1;0))" office:value-type="float" office:value="1">
            <text:p>1</text:p>
          </table:table-cell>
          <table:table-cell table:formula="of:=IF(([.E278]=-2);1;IF(([.E278]=0);1;IF(([.E278]=3);1;0)))" office:value-type="float" office:value="0">
            <text:p>0</text:p>
          </table:table-cell>
          <table:table-cell table:formula="of:=STDEVP([.H278];[.J278];[.L278];[.N278])" office:value-type="float" office:value="0.433012701892219">
            <text:p>0.4330127019</text:p>
          </table:table-cell>
          <table:table-cell table:formula="of:=SUM([.I278];[.K278];[.M278])" office:value-type="float" office:value="2">
            <text:p>2</text:p>
          </table:table-cell>
          <table:table-cell table:formula="of:=AVERAGE([.H278];[.J278];[.L278];[.N278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7981054320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79]&lt;0);-1;IF(([.B279]&gt;1);1;0))" office:value-type="float" office:value="0">
            <text:p>0</text:p>
          </table:table-cell>
          <table:table-cell table:formula="of:=IF(([.B279]=-2);1;IF(([.B279]=0);1;IF(([.B279]=3);1;0)))" office:value-type="float" office:value="0">
            <text:p>0</text:p>
          </table:table-cell>
          <table:table-cell table:formula="of:=IF(([.C279]&lt;0);-1;IF(([.C279]&gt;1);1;0))" office:value-type="float" office:value="1">
            <text:p>1</text:p>
          </table:table-cell>
          <table:table-cell table:formula="of:=IF(([.C279]=-2);1;IF(([.C279]=0);1;IF(([.C279]=3);1;0)))" office:value-type="float" office:value="1">
            <text:p>1</text:p>
          </table:table-cell>
          <table:table-cell table:formula="of:=IF(([.D279]&lt;0);-1;IF(([.D279]&gt;1);1;0))" office:value-type="float" office:value="0">
            <text:p>0</text:p>
          </table:table-cell>
          <table:table-cell table:formula="of:=IF(([.D279]=-2);1;IF(([.D279]=0);1;IF(([.D279]=3);1;0)))" office:value-type="float" office:value="1">
            <text:p>1</text:p>
          </table:table-cell>
          <table:table-cell table:formula="of:=IF(([.E279]&lt;0);-1;IF(([.E279]&gt;1);1;0))" office:value-type="float" office:value="0">
            <text:p>0</text:p>
          </table:table-cell>
          <table:table-cell table:formula="of:=IF(([.E279]=-2);1;IF(([.E279]=0);1;IF(([.E279]=3);1;0)))" office:value-type="float" office:value="0">
            <text:p>0</text:p>
          </table:table-cell>
          <table:table-cell table:formula="of:=STDEVP([.H279];[.J279];[.L279];[.N279])" office:value-type="float" office:value="0.433012701892219">
            <text:p>0.4330127019</text:p>
          </table:table-cell>
          <table:table-cell table:formula="of:=SUM([.I279];[.K279];[.M279])" office:value-type="float" office:value="2">
            <text:p>2</text:p>
          </table:table-cell>
          <table:table-cell table:formula="of:=AVERAGE([.H279];[.J279];[.L279];[.N279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90777958401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0]&lt;0);-1;IF(([.B280]&gt;1);1;0))" office:value-type="float" office:value="1">
            <text:p>1</text:p>
          </table:table-cell>
          <table:table-cell table:formula="of:=IF(([.B280]=-2);1;IF(([.B280]=0);1;IF(([.B280]=3);1;0)))" office:value-type="float" office:value="1">
            <text:p>1</text:p>
          </table:table-cell>
          <table:table-cell table:formula="of:=IF(([.C280]&lt;0);-1;IF(([.C280]&gt;1);1;0))" office:value-type="float" office:value="1">
            <text:p>1</text:p>
          </table:table-cell>
          <table:table-cell table:formula="of:=IF(([.C280]=-2);1;IF(([.C280]=0);1;IF(([.C280]=3);1;0)))" office:value-type="float" office:value="1">
            <text:p>1</text:p>
          </table:table-cell>
          <table:table-cell table:formula="of:=IF(([.D280]&lt;0);-1;IF(([.D280]&gt;1);1;0))" office:value-type="float" office:value="1">
            <text:p>1</text:p>
          </table:table-cell>
          <table:table-cell table:formula="of:=IF(([.D280]=-2);1;IF(([.D280]=0);1;IF(([.D280]=3);1;0)))" office:value-type="float" office:value="0">
            <text:p>0</text:p>
          </table:table-cell>
          <table:table-cell table:formula="of:=IF(([.E280]&lt;0);-1;IF(([.E280]&gt;1);1;0))" office:value-type="float" office:value="1">
            <text:p>1</text:p>
          </table:table-cell>
          <table:table-cell table:formula="of:=IF(([.E280]=-2);1;IF(([.E280]=0);1;IF(([.E280]=3);1;0)))" office:value-type="float" office:value="1">
            <text:p>1</text:p>
          </table:table-cell>
          <table:table-cell table:formula="of:=STDEVP([.H280];[.J280];[.L280];[.N280])" office:value-type="float" office:value="0">
            <text:p>0</text:p>
          </table:table-cell>
          <table:table-cell table:formula="of:=SUM([.I280];[.K280];[.M280])" office:value-type="float" office:value="2">
            <text:p>2</text:p>
          </table:table-cell>
          <table:table-cell table:formula="of:=AVERAGE([.H280];[.J280];[.L280];[.N28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8687305728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1]&lt;0);-1;IF(([.B281]&gt;1);1;0))" office:value-type="float" office:value="1">
            <text:p>1</text:p>
          </table:table-cell>
          <table:table-cell table:formula="of:=IF(([.B281]=-2);1;IF(([.B281]=0);1;IF(([.B281]=3);1;0)))" office:value-type="float" office:value="1">
            <text:p>1</text:p>
          </table:table-cell>
          <table:table-cell table:formula="of:=IF(([.C281]&lt;0);-1;IF(([.C281]&gt;1);1;0))" office:value-type="float" office:value="1">
            <text:p>1</text:p>
          </table:table-cell>
          <table:table-cell table:formula="of:=IF(([.C281]=-2);1;IF(([.C281]=0);1;IF(([.C281]=3);1;0)))" office:value-type="float" office:value="1">
            <text:p>1</text:p>
          </table:table-cell>
          <table:table-cell table:formula="of:=IF(([.D281]&lt;0);-1;IF(([.D281]&gt;1);1;0))" office:value-type="float" office:value="1">
            <text:p>1</text:p>
          </table:table-cell>
          <table:table-cell table:formula="of:=IF(([.D281]=-2);1;IF(([.D281]=0);1;IF(([.D281]=3);1;0)))" office:value-type="float" office:value="1">
            <text:p>1</text:p>
          </table:table-cell>
          <table:table-cell table:formula="of:=IF(([.E281]&lt;0);-1;IF(([.E281]&gt;1);1;0))" office:value-type="float" office:value="1">
            <text:p>1</text:p>
          </table:table-cell>
          <table:table-cell table:formula="of:=IF(([.E281]=-2);1;IF(([.E281]=0);1;IF(([.E281]=3);1;0)))" office:value-type="float" office:value="1">
            <text:p>1</text:p>
          </table:table-cell>
          <table:table-cell table:formula="of:=STDEVP([.H281];[.J281];[.L281];[.N281])" office:value-type="float" office:value="0">
            <text:p>0</text:p>
          </table:table-cell>
          <table:table-cell table:formula="of:=SUM([.I281];[.K281];[.M281])" office:value-type="float" office:value="3">
            <text:p>3</text:p>
          </table:table-cell>
          <table:table-cell table:formula="of:=AVERAGE([.H281];[.J281];[.L281];[.N281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85459580929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82]&lt;0);-1;IF(([.B282]&gt;1);1;0))" office:value-type="float" office:value="-1">
            <text:p>-1</text:p>
          </table:table-cell>
          <table:table-cell table:formula="of:=IF(([.B282]=-2);1;IF(([.B282]=0);1;IF(([.B282]=3);1;0)))" office:value-type="float" office:value="0">
            <text:p>0</text:p>
          </table:table-cell>
          <table:table-cell table:formula="of:=IF(([.C282]&lt;0);-1;IF(([.C282]&gt;1);1;0))" office:value-type="float" office:value="1">
            <text:p>1</text:p>
          </table:table-cell>
          <table:table-cell table:formula="of:=IF(([.C282]=-2);1;IF(([.C282]=0);1;IF(([.C282]=3);1;0)))" office:value-type="float" office:value="1">
            <text:p>1</text:p>
          </table:table-cell>
          <table:table-cell table:formula="of:=IF(([.D282]&lt;0);-1;IF(([.D282]&gt;1);1;0))" office:value-type="float" office:value="0">
            <text:p>0</text:p>
          </table:table-cell>
          <table:table-cell table:formula="of:=IF(([.D282]=-2);1;IF(([.D282]=0);1;IF(([.D282]=3);1;0)))" office:value-type="float" office:value="1">
            <text:p>1</text:p>
          </table:table-cell>
          <table:table-cell table:formula="of:=IF(([.E282]&lt;0);-1;IF(([.E282]&gt;1);1;0))" office:value-type="float" office:value="0">
            <text:p>0</text:p>
          </table:table-cell>
          <table:table-cell table:formula="of:=IF(([.E282]=-2);1;IF(([.E282]=0);1;IF(([.E282]=3);1;0)))" office:value-type="float" office:value="0">
            <text:p>0</text:p>
          </table:table-cell>
          <table:table-cell table:formula="of:=STDEVP([.H282];[.J282];[.L282];[.N282])" office:value-type="float" office:value="0.707106781186548">
            <text:p>0.7071067812</text:p>
          </table:table-cell>
          <table:table-cell table:formula="of:=SUM([.I282];[.K282];[.M282])" office:value-type="float" office:value="2">
            <text:p>2</text:p>
          </table:table-cell>
          <table:table-cell table:formula="of:=AVERAGE([.H282];[.J282];[.L282];[.N28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8540086476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83]&lt;0);-1;IF(([.B283]&gt;1);1;0))" office:value-type="float" office:value="0">
            <text:p>0</text:p>
          </table:table-cell>
          <table:table-cell table:formula="of:=IF(([.B283]=-2);1;IF(([.B283]=0);1;IF(([.B283]=3);1;0)))" office:value-type="float" office:value="1">
            <text:p>1</text:p>
          </table:table-cell>
          <table:table-cell table:formula="of:=IF(([.C283]&lt;0);-1;IF(([.C283]&gt;1);1;0))" office:value-type="float" office:value="1">
            <text:p>1</text:p>
          </table:table-cell>
          <table:table-cell table:formula="of:=IF(([.C283]=-2);1;IF(([.C283]=0);1;IF(([.C283]=3);1;0)))" office:value-type="float" office:value="0">
            <text:p>0</text:p>
          </table:table-cell>
          <table:table-cell table:formula="of:=IF(([.D283]&lt;0);-1;IF(([.D283]&gt;1);1;0))" office:value-type="float" office:value="0">
            <text:p>0</text:p>
          </table:table-cell>
          <table:table-cell table:formula="of:=IF(([.D283]=-2);1;IF(([.D283]=0);1;IF(([.D283]=3);1;0)))" office:value-type="float" office:value="1">
            <text:p>1</text:p>
          </table:table-cell>
          <table:table-cell table:formula="of:=IF(([.E283]&lt;0);-1;IF(([.E283]&gt;1);1;0))" office:value-type="float" office:value="0">
            <text:p>0</text:p>
          </table:table-cell>
          <table:table-cell table:formula="of:=IF(([.E283]=-2);1;IF(([.E283]=0);1;IF(([.E283]=3);1;0)))" office:value-type="float" office:value="1">
            <text:p>1</text:p>
          </table:table-cell>
          <table:table-cell table:formula="of:=STDEVP([.H283];[.J283];[.L283];[.N283])" office:value-type="float" office:value="0.433012701892219">
            <text:p>0.4330127019</text:p>
          </table:table-cell>
          <table:table-cell table:formula="of:=SUM([.I283];[.K283];[.M283])" office:value-type="float" office:value="2">
            <text:p>2</text:p>
          </table:table-cell>
          <table:table-cell table:formula="of:=AVERAGE([.H283];[.J283];[.L283];[.N283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77901457408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4]&lt;0);-1;IF(([.B284]&gt;1);1;0))" office:value-type="float" office:value="1">
            <text:p>1</text:p>
          </table:table-cell>
          <table:table-cell table:formula="of:=IF(([.B284]=-2);1;IF(([.B284]=0);1;IF(([.B284]=3);1;0)))" office:value-type="float" office:value="1">
            <text:p>1</text:p>
          </table:table-cell>
          <table:table-cell table:formula="of:=IF(([.C284]&lt;0);-1;IF(([.C284]&gt;1);1;0))" office:value-type="float" office:value="1">
            <text:p>1</text:p>
          </table:table-cell>
          <table:table-cell table:formula="of:=IF(([.C284]=-2);1;IF(([.C284]=0);1;IF(([.C284]=3);1;0)))" office:value-type="float" office:value="1">
            <text:p>1</text:p>
          </table:table-cell>
          <table:table-cell table:formula="of:=IF(([.D284]&lt;0);-1;IF(([.D284]&gt;1);1;0))" office:value-type="float" office:value="1">
            <text:p>1</text:p>
          </table:table-cell>
          <table:table-cell table:formula="of:=IF(([.D284]=-2);1;IF(([.D284]=0);1;IF(([.D284]=3);1;0)))" office:value-type="float" office:value="1">
            <text:p>1</text:p>
          </table:table-cell>
          <table:table-cell table:formula="of:=IF(([.E284]&lt;0);-1;IF(([.E284]&gt;1);1;0))" office:value-type="float" office:value="1">
            <text:p>1</text:p>
          </table:table-cell>
          <table:table-cell table:formula="of:=IF(([.E284]=-2);1;IF(([.E284]=0);1;IF(([.E284]=3);1;0)))" office:value-type="float" office:value="1">
            <text:p>1</text:p>
          </table:table-cell>
          <table:table-cell table:formula="of:=STDEVP([.H284];[.J284];[.L284];[.N284])" office:value-type="float" office:value="0">
            <text:p>0</text:p>
          </table:table-cell>
          <table:table-cell table:formula="of:=SUM([.I284];[.K284];[.M284])" office:value-type="float" office:value="3">
            <text:p>3</text:p>
          </table:table-cell>
          <table:table-cell table:formula="of:=AVERAGE([.H284];[.J284];[.L284];[.N28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7712550707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85]&lt;0);-1;IF(([.B285]&gt;1);1;0))" office:value-type="float" office:value="0">
            <text:p>0</text:p>
          </table:table-cell>
          <table:table-cell table:formula="of:=IF(([.B285]=-2);1;IF(([.B285]=0);1;IF(([.B285]=3);1;0)))" office:value-type="float" office:value="1">
            <text:p>1</text:p>
          </table:table-cell>
          <table:table-cell table:formula="of:=IF(([.C285]&lt;0);-1;IF(([.C285]&gt;1);1;0))" office:value-type="float" office:value="0">
            <text:p>0</text:p>
          </table:table-cell>
          <table:table-cell table:formula="of:=IF(([.C285]=-2);1;IF(([.C285]=0);1;IF(([.C285]=3);1;0)))" office:value-type="float" office:value="0">
            <text:p>0</text:p>
          </table:table-cell>
          <table:table-cell table:formula="of:=IF(([.D285]&lt;0);-1;IF(([.D285]&gt;1);1;0))" office:value-type="float" office:value="0">
            <text:p>0</text:p>
          </table:table-cell>
          <table:table-cell table:formula="of:=IF(([.D285]=-2);1;IF(([.D285]=0);1;IF(([.D285]=3);1;0)))" office:value-type="float" office:value="1">
            <text:p>1</text:p>
          </table:table-cell>
          <table:table-cell table:formula="of:=IF(([.E285]&lt;0);-1;IF(([.E285]&gt;1);1;0))" office:value-type="float" office:value="-1">
            <text:p>-1</text:p>
          </table:table-cell>
          <table:table-cell table:formula="of:=IF(([.E285]=-2);1;IF(([.E285]=0);1;IF(([.E285]=3);1;0)))" office:value-type="float" office:value="0">
            <text:p>0</text:p>
          </table:table-cell>
          <table:table-cell table:formula="of:=STDEVP([.H285];[.J285];[.L285];[.N285])" office:value-type="float" office:value="0.433012701892219">
            <text:p>0.4330127019</text:p>
          </table:table-cell>
          <table:table-cell table:formula="of:=SUM([.I285];[.K285];[.M285])" office:value-type="float" office:value="2">
            <text:p>2</text:p>
          </table:table-cell>
          <table:table-cell table:formula="of:=AVERAGE([.H285];[.J285];[.L285];[.N285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677625727795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86]&lt;0);-1;IF(([.B286]&gt;1);1;0))" office:value-type="float" office:value="0">
            <text:p>0</text:p>
          </table:table-cell>
          <table:table-cell table:formula="of:=IF(([.B286]=-2);1;IF(([.B286]=0);1;IF(([.B286]=3);1;0)))" office:value-type="float" office:value="0">
            <text:p>0</text:p>
          </table:table-cell>
          <table:table-cell table:formula="of:=IF(([.C286]&lt;0);-1;IF(([.C286]&gt;1);1;0))" office:value-type="float" office:value="0">
            <text:p>0</text:p>
          </table:table-cell>
          <table:table-cell table:formula="of:=IF(([.C286]=-2);1;IF(([.C286]=0);1;IF(([.C286]=3);1;0)))" office:value-type="float" office:value="1">
            <text:p>1</text:p>
          </table:table-cell>
          <table:table-cell table:formula="of:=IF(([.D286]&lt;0);-1;IF(([.D286]&gt;1);1;0))" office:value-type="float" office:value="-1">
            <text:p>-1</text:p>
          </table:table-cell>
          <table:table-cell table:formula="of:=IF(([.D286]=-2);1;IF(([.D286]=0);1;IF(([.D286]=3);1;0)))" office:value-type="float" office:value="0">
            <text:p>0</text:p>
          </table:table-cell>
          <table:table-cell table:formula="of:=IF(([.E286]&lt;0);-1;IF(([.E286]&gt;1);1;0))" office:value-type="float" office:value="-1">
            <text:p>-1</text:p>
          </table:table-cell>
          <table:table-cell table:formula="of:=IF(([.E286]=-2);1;IF(([.E286]=0);1;IF(([.E286]=3);1;0)))" office:value-type="float" office:value="1">
            <text:p>1</text:p>
          </table:table-cell>
          <table:table-cell table:formula="of:=STDEVP([.H286];[.J286];[.L286];[.N286])" office:value-type="float" office:value="0.5">
            <text:p>0.5</text:p>
          </table:table-cell>
          <table:table-cell table:formula="of:=SUM([.I286];[.K286];[.M286])" office:value-type="float" office:value="1">
            <text:p>1</text:p>
          </table:table-cell>
          <table:table-cell table:formula="of:=AVERAGE([.H286];[.J286];[.L286];[.N286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677040205004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7]&lt;0);-1;IF(([.B287]&gt;1);1;0))" office:value-type="float" office:value="1">
            <text:p>1</text:p>
          </table:table-cell>
          <table:table-cell table:formula="of:=IF(([.B287]=-2);1;IF(([.B287]=0);1;IF(([.B287]=3);1;0)))" office:value-type="float" office:value="1">
            <text:p>1</text:p>
          </table:table-cell>
          <table:table-cell table:formula="of:=IF(([.C287]&lt;0);-1;IF(([.C287]&gt;1);1;0))" office:value-type="float" office:value="1">
            <text:p>1</text:p>
          </table:table-cell>
          <table:table-cell table:formula="of:=IF(([.C287]=-2);1;IF(([.C287]=0);1;IF(([.C287]=3);1;0)))" office:value-type="float" office:value="1">
            <text:p>1</text:p>
          </table:table-cell>
          <table:table-cell table:formula="of:=IF(([.D287]&lt;0);-1;IF(([.D287]&gt;1);1;0))" office:value-type="float" office:value="1">
            <text:p>1</text:p>
          </table:table-cell>
          <table:table-cell table:formula="of:=IF(([.D287]=-2);1;IF(([.D287]=0);1;IF(([.D287]=3);1;0)))" office:value-type="float" office:value="1">
            <text:p>1</text:p>
          </table:table-cell>
          <table:table-cell table:formula="of:=IF(([.E287]&lt;0);-1;IF(([.E287]&gt;1);1;0))" office:value-type="float" office:value="1">
            <text:p>1</text:p>
          </table:table-cell>
          <table:table-cell table:formula="of:=IF(([.E287]=-2);1;IF(([.E287]=0);1;IF(([.E287]=3);1;0)))" office:value-type="float" office:value="1">
            <text:p>1</text:p>
          </table:table-cell>
          <table:table-cell table:formula="of:=STDEVP([.H287];[.J287];[.L287];[.N287])" office:value-type="float" office:value="0">
            <text:p>0</text:p>
          </table:table-cell>
          <table:table-cell table:formula="of:=SUM([.I287];[.K287];[.M287])" office:value-type="float" office:value="3">
            <text:p>3</text:p>
          </table:table-cell>
          <table:table-cell table:formula="of:=AVERAGE([.H287];[.J287];[.L287];[.N287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6448806912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88]&lt;0);-1;IF(([.B288]&gt;1);1;0))" office:value-type="float" office:value="1">
            <text:p>1</text:p>
          </table:table-cell>
          <table:table-cell table:formula="of:=IF(([.B288]=-2);1;IF(([.B288]=0);1;IF(([.B288]=3);1;0)))" office:value-type="float" office:value="1">
            <text:p>1</text:p>
          </table:table-cell>
          <table:table-cell table:formula="of:=IF(([.C288]&lt;0);-1;IF(([.C288]&gt;1);1;0))" office:value-type="float" office:value="1">
            <text:p>1</text:p>
          </table:table-cell>
          <table:table-cell table:formula="of:=IF(([.C288]=-2);1;IF(([.C288]=0);1;IF(([.C288]=3);1;0)))" office:value-type="float" office:value="1">
            <text:p>1</text:p>
          </table:table-cell>
          <table:table-cell table:formula="of:=IF(([.D288]&lt;0);-1;IF(([.D288]&gt;1);1;0))" office:value-type="float" office:value="1">
            <text:p>1</text:p>
          </table:table-cell>
          <table:table-cell table:formula="of:=IF(([.D288]=-2);1;IF(([.D288]=0);1;IF(([.D288]=3);1;0)))" office:value-type="float" office:value="0">
            <text:p>0</text:p>
          </table:table-cell>
          <table:table-cell table:formula="of:=IF(([.E288]&lt;0);-1;IF(([.E288]&gt;1);1;0))" office:value-type="float" office:value="1">
            <text:p>1</text:p>
          </table:table-cell>
          <table:table-cell table:formula="of:=IF(([.E288]=-2);1;IF(([.E288]=0);1;IF(([.E288]=3);1;0)))" office:value-type="float" office:value="0">
            <text:p>0</text:p>
          </table:table-cell>
          <table:table-cell table:formula="of:=STDEVP([.H288];[.J288];[.L288];[.N288])" office:value-type="float" office:value="0">
            <text:p>0</text:p>
          </table:table-cell>
          <table:table-cell table:formula="of:=SUM([.I288];[.K288];[.M288])" office:value-type="float" office:value="2">
            <text:p>2</text:p>
          </table:table-cell>
          <table:table-cell table:formula="of:=AVERAGE([.H288];[.J288];[.L288];[.N28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6333463142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89]&lt;0);-1;IF(([.B289]&gt;1);1;0))" office:value-type="float" office:value="0">
            <text:p>0</text:p>
          </table:table-cell>
          <table:table-cell table:formula="of:=IF(([.B289]=-2);1;IF(([.B289]=0);1;IF(([.B289]=3);1;0)))" office:value-type="float" office:value="1">
            <text:p>1</text:p>
          </table:table-cell>
          <table:table-cell table:formula="of:=IF(([.C289]&lt;0);-1;IF(([.C289]&gt;1);1;0))" office:value-type="float" office:value="1">
            <text:p>1</text:p>
          </table:table-cell>
          <table:table-cell table:formula="of:=IF(([.C289]=-2);1;IF(([.C289]=0);1;IF(([.C289]=3);1;0)))" office:value-type="float" office:value="0">
            <text:p>0</text:p>
          </table:table-cell>
          <table:table-cell table:formula="of:=IF(([.D289]&lt;0);-1;IF(([.D289]&gt;1);1;0))" office:value-type="float" office:value="0">
            <text:p>0</text:p>
          </table:table-cell>
          <table:table-cell table:formula="of:=IF(([.D289]=-2);1;IF(([.D289]=0);1;IF(([.D289]=3);1;0)))" office:value-type="float" office:value="1">
            <text:p>1</text:p>
          </table:table-cell>
          <table:table-cell table:formula="of:=IF(([.E289]&lt;0);-1;IF(([.E289]&gt;1);1;0))" office:value-type="float" office:value="0">
            <text:p>0</text:p>
          </table:table-cell>
          <table:table-cell table:formula="of:=IF(([.E289]=-2);1;IF(([.E289]=0);1;IF(([.E289]=3);1;0)))" office:value-type="float" office:value="1">
            <text:p>1</text:p>
          </table:table-cell>
          <table:table-cell table:formula="of:=STDEVP([.H289];[.J289];[.L289];[.N289])" office:value-type="float" office:value="0.433012701892219">
            <text:p>0.4330127019</text:p>
          </table:table-cell>
          <table:table-cell table:formula="of:=SUM([.I289];[.K289];[.M289])" office:value-type="float" office:value="2">
            <text:p>2</text:p>
          </table:table-cell>
          <table:table-cell table:formula="of:=AVERAGE([.H289];[.J289];[.L289];[.N289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6156882534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0]&lt;0);-1;IF(([.B290]&gt;1);1;0))" office:value-type="float" office:value="1">
            <text:p>1</text:p>
          </table:table-cell>
          <table:table-cell table:formula="of:=IF(([.B290]=-2);1;IF(([.B290]=0);1;IF(([.B290]=3);1;0)))" office:value-type="float" office:value="1">
            <text:p>1</text:p>
          </table:table-cell>
          <table:table-cell table:formula="of:=IF(([.C290]&lt;0);-1;IF(([.C290]&gt;1);1;0))" office:value-type="float" office:value="1">
            <text:p>1</text:p>
          </table:table-cell>
          <table:table-cell table:formula="of:=IF(([.C290]=-2);1;IF(([.C290]=0);1;IF(([.C290]=3);1;0)))" office:value-type="float" office:value="1">
            <text:p>1</text:p>
          </table:table-cell>
          <table:table-cell table:formula="of:=IF(([.D290]&lt;0);-1;IF(([.D290]&gt;1);1;0))" office:value-type="float" office:value="1">
            <text:p>1</text:p>
          </table:table-cell>
          <table:table-cell table:formula="of:=IF(([.D290]=-2);1;IF(([.D290]=0);1;IF(([.D290]=3);1;0)))" office:value-type="float" office:value="1">
            <text:p>1</text:p>
          </table:table-cell>
          <table:table-cell table:formula="of:=IF(([.E290]&lt;0);-1;IF(([.E290]&gt;1);1;0))" office:value-type="float" office:value="1">
            <text:p>1</text:p>
          </table:table-cell>
          <table:table-cell table:formula="of:=IF(([.E290]=-2);1;IF(([.E290]=0);1;IF(([.E290]=3);1;0)))" office:value-type="float" office:value="1">
            <text:p>1</text:p>
          </table:table-cell>
          <table:table-cell table:formula="of:=STDEVP([.H290];[.J290];[.L290];[.N290])" office:value-type="float" office:value="0">
            <text:p>0</text:p>
          </table:table-cell>
          <table:table-cell table:formula="of:=SUM([.I290];[.K290];[.M290])" office:value-type="float" office:value="3">
            <text:p>3</text:p>
          </table:table-cell>
          <table:table-cell table:formula="of:=AVERAGE([.H290];[.J290];[.L290];[.N290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6037764710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1]&lt;0);-1;IF(([.B291]&gt;1);1;0))" office:value-type="float" office:value="0">
            <text:p>0</text:p>
          </table:table-cell>
          <table:table-cell table:formula="of:=IF(([.B291]=-2);1;IF(([.B291]=0);1;IF(([.B291]=3);1;0)))" office:value-type="float" office:value="0">
            <text:p>0</text:p>
          </table:table-cell>
          <table:table-cell table:formula="of:=IF(([.C291]&lt;0);-1;IF(([.C291]&gt;1);1;0))" office:value-type="float" office:value="0">
            <text:p>0</text:p>
          </table:table-cell>
          <table:table-cell table:formula="of:=IF(([.C291]=-2);1;IF(([.C291]=0);1;IF(([.C291]=3);1;0)))" office:value-type="float" office:value="1">
            <text:p>1</text:p>
          </table:table-cell>
          <table:table-cell table:formula="of:=IF(([.D291]&lt;0);-1;IF(([.D291]&gt;1);1;0))" office:value-type="float" office:value="0">
            <text:p>0</text:p>
          </table:table-cell>
          <table:table-cell table:formula="of:=IF(([.D291]=-2);1;IF(([.D291]=0);1;IF(([.D291]=3);1;0)))" office:value-type="float" office:value="1">
            <text:p>1</text:p>
          </table:table-cell>
          <table:table-cell table:formula="of:=IF(([.E291]&lt;0);-1;IF(([.E291]&gt;1);1;0))" office:value-type="float" office:value="0">
            <text:p>0</text:p>
          </table:table-cell>
          <table:table-cell table:formula="of:=IF(([.E291]=-2);1;IF(([.E291]=0);1;IF(([.E291]=3);1;0)))" office:value-type="float" office:value="1">
            <text:p>1</text:p>
          </table:table-cell>
          <table:table-cell table:formula="of:=STDEVP([.H291];[.J291];[.L291];[.N291])" office:value-type="float" office:value="0">
            <text:p>0</text:p>
          </table:table-cell>
          <table:table-cell table:formula="of:=SUM([.I291];[.K291];[.M291])" office:value-type="float" office:value="2">
            <text:p>2</text:p>
          </table:table-cell>
          <table:table-cell table:formula="of:=AVERAGE([.H291];[.J291];[.L291];[.N291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584147251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92]&lt;0);-1;IF(([.B292]&gt;1);1;0))" office:value-type="float" office:value="0">
            <text:p>0</text:p>
          </table:table-cell>
          <table:table-cell table:formula="of:=IF(([.B292]=-2);1;IF(([.B292]=0);1;IF(([.B292]=3);1;0)))" office:value-type="float" office:value="0">
            <text:p>0</text:p>
          </table:table-cell>
          <table:table-cell table:formula="of:=IF(([.C292]&lt;0);-1;IF(([.C292]&gt;1);1;0))" office:value-type="float" office:value="1">
            <text:p>1</text:p>
          </table:table-cell>
          <table:table-cell table:formula="of:=IF(([.C292]=-2);1;IF(([.C292]=0);1;IF(([.C292]=3);1;0)))" office:value-type="float" office:value="1">
            <text:p>1</text:p>
          </table:table-cell>
          <table:table-cell table:formula="of:=IF(([.D292]&lt;0);-1;IF(([.D292]&gt;1);1;0))" office:value-type="float" office:value="0">
            <text:p>0</text:p>
          </table:table-cell>
          <table:table-cell table:formula="of:=IF(([.D292]=-2);1;IF(([.D292]=0);1;IF(([.D292]=3);1;0)))" office:value-type="float" office:value="1">
            <text:p>1</text:p>
          </table:table-cell>
          <table:table-cell table:formula="of:=IF(([.E292]&lt;0);-1;IF(([.E292]&gt;1);1;0))" office:value-type="float" office:value="0">
            <text:p>0</text:p>
          </table:table-cell>
          <table:table-cell table:formula="of:=IF(([.E292]=-2);1;IF(([.E292]=0);1;IF(([.E292]=3);1;0)))" office:value-type="float" office:value="0">
            <text:p>0</text:p>
          </table:table-cell>
          <table:table-cell table:formula="of:=STDEVP([.H292];[.J292];[.L292];[.N292])" office:value-type="float" office:value="0.433012701892219">
            <text:p>0.4330127019</text:p>
          </table:table-cell>
          <table:table-cell table:formula="of:=SUM([.I292];[.K292];[.M292])" office:value-type="float" office:value="2">
            <text:p>2</text:p>
          </table:table-cell>
          <table:table-cell table:formula="of:=AVERAGE([.H292];[.J292];[.L292];[.N292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582301675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3]&lt;0);-1;IF(([.B293]&gt;1);1;0))" office:value-type="float" office:value="0">
            <text:p>0</text:p>
          </table:table-cell>
          <table:table-cell table:formula="of:=IF(([.B293]=-2);1;IF(([.B293]=0);1;IF(([.B293]=3);1;0)))" office:value-type="float" office:value="1">
            <text:p>1</text:p>
          </table:table-cell>
          <table:table-cell table:formula="of:=IF(([.C293]&lt;0);-1;IF(([.C293]&gt;1);1;0))" office:value-type="float" office:value="1">
            <text:p>1</text:p>
          </table:table-cell>
          <table:table-cell table:formula="of:=IF(([.C293]=-2);1;IF(([.C293]=0);1;IF(([.C293]=3);1;0)))" office:value-type="float" office:value="1">
            <text:p>1</text:p>
          </table:table-cell>
          <table:table-cell table:formula="of:=IF(([.D293]&lt;0);-1;IF(([.D293]&gt;1);1;0))" office:value-type="float" office:value="0">
            <text:p>0</text:p>
          </table:table-cell>
          <table:table-cell table:formula="of:=IF(([.D293]=-2);1;IF(([.D293]=0);1;IF(([.D293]=3);1;0)))" office:value-type="float" office:value="1">
            <text:p>1</text:p>
          </table:table-cell>
          <table:table-cell table:formula="of:=IF(([.E293]&lt;0);-1;IF(([.E293]&gt;1);1;0))" office:value-type="float" office:value="0">
            <text:p>0</text:p>
          </table:table-cell>
          <table:table-cell table:formula="of:=IF(([.E293]=-2);1;IF(([.E293]=0);1;IF(([.E293]=3);1;0)))" office:value-type="float" office:value="1">
            <text:p>1</text:p>
          </table:table-cell>
          <table:table-cell table:formula="of:=STDEVP([.H293];[.J293];[.L293];[.N293])" office:value-type="float" office:value="0.433012701892219">
            <text:p>0.4330127019</text:p>
          </table:table-cell>
          <table:table-cell table:formula="of:=SUM([.I293];[.K293];[.M293])" office:value-type="float" office:value="3">
            <text:p>3</text:p>
          </table:table-cell>
          <table:table-cell table:formula="of:=AVERAGE([.H293];[.J293];[.L293];[.N293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5270625689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4]&lt;0);-1;IF(([.B294]&gt;1);1;0))" office:value-type="float" office:value="1">
            <text:p>1</text:p>
          </table:table-cell>
          <table:table-cell table:formula="of:=IF(([.B294]=-2);1;IF(([.B294]=0);1;IF(([.B294]=3);1;0)))" office:value-type="float" office:value="1">
            <text:p>1</text:p>
          </table:table-cell>
          <table:table-cell table:formula="of:=IF(([.C294]&lt;0);-1;IF(([.C294]&gt;1);1;0))" office:value-type="float" office:value="1">
            <text:p>1</text:p>
          </table:table-cell>
          <table:table-cell table:formula="of:=IF(([.C294]=-2);1;IF(([.C294]=0);1;IF(([.C294]=3);1;0)))" office:value-type="float" office:value="1">
            <text:p>1</text:p>
          </table:table-cell>
          <table:table-cell table:formula="of:=IF(([.D294]&lt;0);-1;IF(([.D294]&gt;1);1;0))" office:value-type="float" office:value="1">
            <text:p>1</text:p>
          </table:table-cell>
          <table:table-cell table:formula="of:=IF(([.D294]=-2);1;IF(([.D294]=0);1;IF(([.D294]=3);1;0)))" office:value-type="float" office:value="1">
            <text:p>1</text:p>
          </table:table-cell>
          <table:table-cell table:formula="of:=IF(([.E294]&lt;0);-1;IF(([.E294]&gt;1);1;0))" office:value-type="float" office:value="1">
            <text:p>1</text:p>
          </table:table-cell>
          <table:table-cell table:formula="of:=IF(([.E294]=-2);1;IF(([.E294]=0);1;IF(([.E294]=3);1;0)))" office:value-type="float" office:value="1">
            <text:p>1</text:p>
          </table:table-cell>
          <table:table-cell table:formula="of:=STDEVP([.H294];[.J294];[.L294];[.N294])" office:value-type="float" office:value="0">
            <text:p>0</text:p>
          </table:table-cell>
          <table:table-cell table:formula="of:=SUM([.I294];[.K294];[.M294])" office:value-type="float" office:value="3">
            <text:p>3</text:p>
          </table:table-cell>
          <table:table-cell table:formula="of:=AVERAGE([.H294];[.J294];[.L294];[.N294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5107467673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5]&lt;0);-1;IF(([.B295]&gt;1);1;0))" office:value-type="float" office:value="0">
            <text:p>0</text:p>
          </table:table-cell>
          <table:table-cell table:formula="of:=IF(([.B295]=-2);1;IF(([.B295]=0);1;IF(([.B295]=3);1;0)))" office:value-type="float" office:value="1">
            <text:p>1</text:p>
          </table:table-cell>
          <table:table-cell table:formula="of:=IF(([.C295]&lt;0);-1;IF(([.C295]&gt;1);1;0))" office:value-type="float" office:value="1">
            <text:p>1</text:p>
          </table:table-cell>
          <table:table-cell table:formula="of:=IF(([.C295]=-2);1;IF(([.C295]=0);1;IF(([.C295]=3);1;0)))" office:value-type="float" office:value="0">
            <text:p>0</text:p>
          </table:table-cell>
          <table:table-cell table:formula="of:=IF(([.D295]&lt;0);-1;IF(([.D295]&gt;1);1;0))" office:value-type="float" office:value="0">
            <text:p>0</text:p>
          </table:table-cell>
          <table:table-cell table:formula="of:=IF(([.D295]=-2);1;IF(([.D295]=0);1;IF(([.D295]=3);1;0)))" office:value-type="float" office:value="1">
            <text:p>1</text:p>
          </table:table-cell>
          <table:table-cell table:formula="of:=IF(([.E295]&lt;0);-1;IF(([.E295]&gt;1);1;0))" office:value-type="float" office:value="0">
            <text:p>0</text:p>
          </table:table-cell>
          <table:table-cell table:formula="of:=IF(([.E295]=-2);1;IF(([.E295]=0);1;IF(([.E295]=3);1;0)))" office:value-type="float" office:value="1">
            <text:p>1</text:p>
          </table:table-cell>
          <table:table-cell table:formula="of:=STDEVP([.H295];[.J295];[.L295];[.N295])" office:value-type="float" office:value="0.433012701892219">
            <text:p>0.4330127019</text:p>
          </table:table-cell>
          <table:table-cell table:formula="of:=SUM([.I295];[.K295];[.M295])" office:value-type="float" office:value="2">
            <text:p>2</text:p>
          </table:table-cell>
          <table:table-cell table:formula="of:=AVERAGE([.H295];[.J295];[.L295];[.N295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5088594124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6]&lt;0);-1;IF(([.B296]&gt;1);1;0))" office:value-type="float" office:value="1">
            <text:p>1</text:p>
          </table:table-cell>
          <table:table-cell table:formula="of:=IF(([.B296]=-2);1;IF(([.B296]=0);1;IF(([.B296]=3);1;0)))" office:value-type="float" office:value="0">
            <text:p>0</text:p>
          </table:table-cell>
          <table:table-cell table:formula="of:=IF(([.C296]&lt;0);-1;IF(([.C296]&gt;1);1;0))" office:value-type="float" office:value="1">
            <text:p>1</text:p>
          </table:table-cell>
          <table:table-cell table:formula="of:=IF(([.C296]=-2);1;IF(([.C296]=0);1;IF(([.C296]=3);1;0)))" office:value-type="float" office:value="1">
            <text:p>1</text:p>
          </table:table-cell>
          <table:table-cell table:formula="of:=IF(([.D296]&lt;0);-1;IF(([.D296]&gt;1);1;0))" office:value-type="float" office:value="1">
            <text:p>1</text:p>
          </table:table-cell>
          <table:table-cell table:formula="of:=IF(([.D296]=-2);1;IF(([.D296]=0);1;IF(([.D296]=3);1;0)))" office:value-type="float" office:value="1">
            <text:p>1</text:p>
          </table:table-cell>
          <table:table-cell table:formula="of:=IF(([.E296]&lt;0);-1;IF(([.E296]&gt;1);1;0))" office:value-type="float" office:value="1">
            <text:p>1</text:p>
          </table:table-cell>
          <table:table-cell table:formula="of:=IF(([.E296]=-2);1;IF(([.E296]=0);1;IF(([.E296]=3);1;0)))" office:value-type="float" office:value="1">
            <text:p>1</text:p>
          </table:table-cell>
          <table:table-cell table:formula="of:=STDEVP([.H296];[.J296];[.L296];[.N296])" office:value-type="float" office:value="0">
            <text:p>0</text:p>
          </table:table-cell>
          <table:table-cell table:formula="of:=SUM([.I296];[.K296];[.M296])" office:value-type="float" office:value="2">
            <text:p>2</text:p>
          </table:table-cell>
          <table:table-cell table:formula="of:=AVERAGE([.H296];[.J296];[.L296];[.N29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5058814976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97]&lt;0);-1;IF(([.B297]&gt;1);1;0))" office:value-type="float" office:value="0">
            <text:p>0</text:p>
          </table:table-cell>
          <table:table-cell table:formula="of:=IF(([.B297]=-2);1;IF(([.B297]=0);1;IF(([.B297]=3);1;0)))" office:value-type="float" office:value="0">
            <text:p>0</text:p>
          </table:table-cell>
          <table:table-cell table:formula="of:=IF(([.C297]&lt;0);-1;IF(([.C297]&gt;1);1;0))" office:value-type="float" office:value="1">
            <text:p>1</text:p>
          </table:table-cell>
          <table:table-cell table:formula="of:=IF(([.C297]=-2);1;IF(([.C297]=0);1;IF(([.C297]=3);1;0)))" office:value-type="float" office:value="1">
            <text:p>1</text:p>
          </table:table-cell>
          <table:table-cell table:formula="of:=IF(([.D297]&lt;0);-1;IF(([.D297]&gt;1);1;0))" office:value-type="float" office:value="0">
            <text:p>0</text:p>
          </table:table-cell>
          <table:table-cell table:formula="of:=IF(([.D297]=-2);1;IF(([.D297]=0);1;IF(([.D297]=3);1;0)))" office:value-type="float" office:value="0">
            <text:p>0</text:p>
          </table:table-cell>
          <table:table-cell table:formula="of:=IF(([.E297]&lt;0);-1;IF(([.E297]&gt;1);1;0))" office:value-type="float" office:value="1">
            <text:p>1</text:p>
          </table:table-cell>
          <table:table-cell table:formula="of:=IF(([.E297]=-2);1;IF(([.E297]=0);1;IF(([.E297]=3);1;0)))" office:value-type="float" office:value="0">
            <text:p>0</text:p>
          </table:table-cell>
          <table:table-cell table:formula="of:=STDEVP([.H297];[.J297];[.L297];[.N297])" office:value-type="float" office:value="0.5">
            <text:p>0.5</text:p>
          </table:table-cell>
          <table:table-cell table:formula="of:=SUM([.I297];[.K297];[.M297])" office:value-type="float" office:value="1">
            <text:p>1</text:p>
          </table:table-cell>
          <table:table-cell table:formula="of:=AVERAGE([.H297];[.J297];[.L297];[.N297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75004708454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8]&lt;0);-1;IF(([.B298]&gt;1);1;0))" office:value-type="float" office:value="0">
            <text:p>0</text:p>
          </table:table-cell>
          <table:table-cell table:formula="of:=IF(([.B298]=-2);1;IF(([.B298]=0);1;IF(([.B298]=3);1;0)))" office:value-type="float" office:value="1">
            <text:p>1</text:p>
          </table:table-cell>
          <table:table-cell table:formula="of:=IF(([.C298]&lt;0);-1;IF(([.C298]&gt;1);1;0))" office:value-type="float" office:value="0">
            <text:p>0</text:p>
          </table:table-cell>
          <table:table-cell table:formula="of:=IF(([.C298]=-2);1;IF(([.C298]=0);1;IF(([.C298]=3);1;0)))" office:value-type="float" office:value="0">
            <text:p>0</text:p>
          </table:table-cell>
          <table:table-cell table:formula="of:=IF(([.D298]&lt;0);-1;IF(([.D298]&gt;1);1;0))" office:value-type="float" office:value="0">
            <text:p>0</text:p>
          </table:table-cell>
          <table:table-cell table:formula="of:=IF(([.D298]=-2);1;IF(([.D298]=0);1;IF(([.D298]=3);1;0)))" office:value-type="float" office:value="0">
            <text:p>0</text:p>
          </table:table-cell>
          <table:table-cell table:formula="of:=IF(([.E298]&lt;0);-1;IF(([.E298]&gt;1);1;0))" office:value-type="float" office:value="0">
            <text:p>0</text:p>
          </table:table-cell>
          <table:table-cell table:formula="of:=IF(([.E298]=-2);1;IF(([.E298]=0);1;IF(([.E298]=3);1;0)))" office:value-type="float" office:value="1">
            <text:p>1</text:p>
          </table:table-cell>
          <table:table-cell table:formula="of:=STDEVP([.H298];[.J298];[.L298];[.N298])" office:value-type="float" office:value="0">
            <text:p>0</text:p>
          </table:table-cell>
          <table:table-cell table:formula="of:=SUM([.I298];[.K298];[.M298])" office:value-type="float" office:value="1">
            <text:p>1</text:p>
          </table:table-cell>
          <table:table-cell table:formula="of:=AVERAGE([.H298];[.J298];[.L298];[.N29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480170414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99]&lt;0);-1;IF(([.B299]&gt;1);1;0))" office:value-type="float" office:value="0">
            <text:p>0</text:p>
          </table:table-cell>
          <table:table-cell table:formula="of:=IF(([.B299]=-2);1;IF(([.B299]=0);1;IF(([.B299]=3);1;0)))" office:value-type="float" office:value="1">
            <text:p>1</text:p>
          </table:table-cell>
          <table:table-cell table:formula="of:=IF(([.C299]&lt;0);-1;IF(([.C299]&gt;1);1;0))" office:value-type="float" office:value="0">
            <text:p>0</text:p>
          </table:table-cell>
          <table:table-cell table:formula="of:=IF(([.C299]=-2);1;IF(([.C299]=0);1;IF(([.C299]=3);1;0)))" office:value-type="float" office:value="0">
            <text:p>0</text:p>
          </table:table-cell>
          <table:table-cell table:formula="of:=IF(([.D299]&lt;0);-1;IF(([.D299]&gt;1);1;0))" office:value-type="float" office:value="-1">
            <text:p>-1</text:p>
          </table:table-cell>
          <table:table-cell table:formula="of:=IF(([.D299]=-2);1;IF(([.D299]=0);1;IF(([.D299]=3);1;0)))" office:value-type="float" office:value="0">
            <text:p>0</text:p>
          </table:table-cell>
          <table:table-cell table:formula="of:=IF(([.E299]&lt;0);-1;IF(([.E299]&gt;1);1;0))" office:value-type="float" office:value="-1">
            <text:p>-1</text:p>
          </table:table-cell>
          <table:table-cell table:formula="of:=IF(([.E299]=-2);1;IF(([.E299]=0);1;IF(([.E299]=3);1;0)))" office:value-type="float" office:value="1">
            <text:p>1</text:p>
          </table:table-cell>
          <table:table-cell table:formula="of:=STDEVP([.H299];[.J299];[.L299];[.N299])" office:value-type="float" office:value="0.5">
            <text:p>0.5</text:p>
          </table:table-cell>
          <table:table-cell table:formula="of:=SUM([.I299];[.K299];[.M299])" office:value-type="float" office:value="1">
            <text:p>1</text:p>
          </table:table-cell>
          <table:table-cell table:formula="of:=AVERAGE([.H299];[.J299];[.L299];[.N299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674787442278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0]&lt;0);-1;IF(([.B300]&gt;1);1;0))" office:value-type="float" office:value="0">
            <text:p>0</text:p>
          </table:table-cell>
          <table:table-cell table:formula="of:=IF(([.B300]=-2);1;IF(([.B300]=0);1;IF(([.B300]=3);1;0)))" office:value-type="float" office:value="1">
            <text:p>1</text:p>
          </table:table-cell>
          <table:table-cell table:formula="of:=IF(([.C300]&lt;0);-1;IF(([.C300]&gt;1);1;0))" office:value-type="float" office:value="1">
            <text:p>1</text:p>
          </table:table-cell>
          <table:table-cell table:formula="of:=IF(([.C300]=-2);1;IF(([.C300]=0);1;IF(([.C300]=3);1;0)))" office:value-type="float" office:value="1">
            <text:p>1</text:p>
          </table:table-cell>
          <table:table-cell table:formula="of:=IF(([.D300]&lt;0);-1;IF(([.D300]&gt;1);1;0))" office:value-type="float" office:value="0">
            <text:p>0</text:p>
          </table:table-cell>
          <table:table-cell table:formula="of:=IF(([.D300]=-2);1;IF(([.D300]=0);1;IF(([.D300]=3);1;0)))" office:value-type="float" office:value="1">
            <text:p>1</text:p>
          </table:table-cell>
          <table:table-cell table:formula="of:=IF(([.E300]&lt;0);-1;IF(([.E300]&gt;1);1;0))" office:value-type="float" office:value="0">
            <text:p>0</text:p>
          </table:table-cell>
          <table:table-cell table:formula="of:=IF(([.E300]=-2);1;IF(([.E300]=0);1;IF(([.E300]=3);1;0)))" office:value-type="float" office:value="1">
            <text:p>1</text:p>
          </table:table-cell>
          <table:table-cell table:formula="of:=STDEVP([.H300];[.J300];[.L300];[.N300])" office:value-type="float" office:value="0.433012701892219">
            <text:p>0.4330127019</text:p>
          </table:table-cell>
          <table:table-cell table:formula="of:=SUM([.I300];[.K300];[.M300])" office:value-type="float" office:value="3">
            <text:p>3</text:p>
          </table:table-cell>
          <table:table-cell table:formula="of:=AVERAGE([.H300];[.J300];[.L300];[.N300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4783248384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01]&lt;0);-1;IF(([.B301]&gt;1);1;0))" office:value-type="float" office:value="0">
            <text:p>0</text:p>
          </table:table-cell>
          <table:table-cell table:formula="of:=IF(([.B301]=-2);1;IF(([.B301]=0);1;IF(([.B301]=3);1;0)))" office:value-type="float" office:value="0">
            <text:p>0</text:p>
          </table:table-cell>
          <table:table-cell table:formula="of:=IF(([.C301]&lt;0);-1;IF(([.C301]&gt;1);1;0))" office:value-type="float" office:value="-1">
            <text:p>-1</text:p>
          </table:table-cell>
          <table:table-cell table:formula="of:=IF(([.C301]=-2);1;IF(([.C301]=0);1;IF(([.C301]=3);1;0)))" office:value-type="float" office:value="0">
            <text:p>0</text:p>
          </table:table-cell>
          <table:table-cell table:formula="of:=IF(([.D301]&lt;0);-1;IF(([.D301]&gt;1);1;0))" office:value-type="float" office:value="-1">
            <text:p>-1</text:p>
          </table:table-cell>
          <table:table-cell table:formula="of:=IF(([.D301]=-2);1;IF(([.D301]=0);1;IF(([.D301]=3);1;0)))" office:value-type="float" office:value="1">
            <text:p>1</text:p>
          </table:table-cell>
          <table:table-cell table:formula="of:=IF(([.E301]&lt;0);-1;IF(([.E301]&gt;1);1;0))" office:value-type="float" office:value="-1">
            <text:p>-1</text:p>
          </table:table-cell>
          <table:table-cell table:formula="of:=IF(([.E301]=-2);1;IF(([.E301]=0);1;IF(([.E301]=3);1;0)))" office:value-type="float" office:value="1">
            <text:p>1</text:p>
          </table:table-cell>
          <table:table-cell table:formula="of:=STDEVP([.H301];[.J301];[.L301];[.N301])" office:value-type="float" office:value="0.433012701892219">
            <text:p>0.4330127019</text:p>
          </table:table-cell>
          <table:table-cell table:formula="of:=SUM([.I301];[.K301];[.M301])" office:value-type="float" office:value="1">
            <text:p>1</text:p>
          </table:table-cell>
          <table:table-cell table:formula="of:=AVERAGE([.H301];[.J301];[.L301];[.N301])" office:value-type="float" office:value="-0.75">
            <text:p>-0.75</text:p>
          </table:table-cell>
        </table:table-row>
        <table:table-row table:style-name="ro1">
          <table:table-cell table:style-name="ce2" office:value-type="string">
            <text:p>32857674579825459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02]&lt;0);-1;IF(([.B302]&gt;1);1;0))" office:value-type="float" office:value="1">
            <text:p>1</text:p>
          </table:table-cell>
          <table:table-cell table:formula="of:=IF(([.B302]=-2);1;IF(([.B302]=0);1;IF(([.B302]=3);1;0)))" office:value-type="float" office:value="1">
            <text:p>1</text:p>
          </table:table-cell>
          <table:table-cell table:formula="of:=IF(([.C302]&lt;0);-1;IF(([.C302]&gt;1);1;0))" office:value-type="float" office:value="1">
            <text:p>1</text:p>
          </table:table-cell>
          <table:table-cell table:formula="of:=IF(([.C302]=-2);1;IF(([.C302]=0);1;IF(([.C302]=3);1;0)))" office:value-type="float" office:value="1">
            <text:p>1</text:p>
          </table:table-cell>
          <table:table-cell table:formula="of:=IF(([.D302]&lt;0);-1;IF(([.D302]&gt;1);1;0))" office:value-type="float" office:value="1">
            <text:p>1</text:p>
          </table:table-cell>
          <table:table-cell table:formula="of:=IF(([.D302]=-2);1;IF(([.D302]=0);1;IF(([.D302]=3);1;0)))" office:value-type="float" office:value="1">
            <text:p>1</text:p>
          </table:table-cell>
          <table:table-cell table:formula="of:=IF(([.E302]&lt;0);-1;IF(([.E302]&gt;1);1;0))" office:value-type="float" office:value="1">
            <text:p>1</text:p>
          </table:table-cell>
          <table:table-cell table:formula="of:=IF(([.E302]=-2);1;IF(([.E302]=0);1;IF(([.E302]=3);1;0)))" office:value-type="float" office:value="0">
            <text:p>0</text:p>
          </table:table-cell>
          <table:table-cell table:formula="of:=STDEVP([.H302];[.J302];[.L302];[.N302])" office:value-type="float" office:value="0">
            <text:p>0</text:p>
          </table:table-cell>
          <table:table-cell table:formula="of:=SUM([.I302];[.K302];[.M302])" office:value-type="float" office:value="3">
            <text:p>3</text:p>
          </table:table-cell>
          <table:table-cell table:formula="of:=AVERAGE([.H302];[.J302];[.L302];[.N302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4412052480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03]&lt;0);-1;IF(([.B303]&gt;1);1;0))" office:value-type="float" office:value="1">
            <text:p>1</text:p>
          </table:table-cell>
          <table:table-cell table:formula="of:=IF(([.B303]=-2);1;IF(([.B303]=0);1;IF(([.B303]=3);1;0)))" office:value-type="float" office:value="1">
            <text:p>1</text:p>
          </table:table-cell>
          <table:table-cell table:formula="of:=IF(([.C303]&lt;0);-1;IF(([.C303]&gt;1);1;0))" office:value-type="float" office:value="1">
            <text:p>1</text:p>
          </table:table-cell>
          <table:table-cell table:formula="of:=IF(([.C303]=-2);1;IF(([.C303]=0);1;IF(([.C303]=3);1;0)))" office:value-type="float" office:value="1">
            <text:p>1</text:p>
          </table:table-cell>
          <table:table-cell table:formula="of:=IF(([.D303]&lt;0);-1;IF(([.D303]&gt;1);1;0))" office:value-type="float" office:value="1">
            <text:p>1</text:p>
          </table:table-cell>
          <table:table-cell table:formula="of:=IF(([.D303]=-2);1;IF(([.D303]=0);1;IF(([.D303]=3);1;0)))" office:value-type="float" office:value="1">
            <text:p>1</text:p>
          </table:table-cell>
          <table:table-cell table:formula="of:=IF(([.E303]&lt;0);-1;IF(([.E303]&gt;1);1;0))" office:value-type="float" office:value="1">
            <text:p>1</text:p>
          </table:table-cell>
          <table:table-cell table:formula="of:=IF(([.E303]=-2);1;IF(([.E303]=0);1;IF(([.E303]=3);1;0)))" office:value-type="float" office:value="1">
            <text:p>1</text:p>
          </table:table-cell>
          <table:table-cell table:formula="of:=STDEVP([.H303];[.J303];[.L303];[.N303])" office:value-type="float" office:value="0">
            <text:p>0</text:p>
          </table:table-cell>
          <table:table-cell table:formula="of:=SUM([.I303];[.K303];[.M303])" office:value-type="float" office:value="3">
            <text:p>3</text:p>
          </table:table-cell>
          <table:table-cell table:formula="of:=AVERAGE([.H303];[.J303];[.L303];[.N30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4372625612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4]&lt;0);-1;IF(([.B304]&gt;1);1;0))" office:value-type="float" office:value="0">
            <text:p>0</text:p>
          </table:table-cell>
          <table:table-cell table:formula="of:=IF(([.B304]=-2);1;IF(([.B304]=0);1;IF(([.B304]=3);1;0)))" office:value-type="float" office:value="0">
            <text:p>0</text:p>
          </table:table-cell>
          <table:table-cell table:formula="of:=IF(([.C304]&lt;0);-1;IF(([.C304]&gt;1);1;0))" office:value-type="float" office:value="1">
            <text:p>1</text:p>
          </table:table-cell>
          <table:table-cell table:formula="of:=IF(([.C304]=-2);1;IF(([.C304]=0);1;IF(([.C304]=3);1;0)))" office:value-type="float" office:value="1">
            <text:p>1</text:p>
          </table:table-cell>
          <table:table-cell table:formula="of:=IF(([.D304]&lt;0);-1;IF(([.D304]&gt;1);1;0))" office:value-type="float" office:value="0">
            <text:p>0</text:p>
          </table:table-cell>
          <table:table-cell table:formula="of:=IF(([.D304]=-2);1;IF(([.D304]=0);1;IF(([.D304]=3);1;0)))" office:value-type="float" office:value="1">
            <text:p>1</text:p>
          </table:table-cell>
          <table:table-cell table:formula="of:=IF(([.E304]&lt;0);-1;IF(([.E304]&gt;1);1;0))" office:value-type="float" office:value="0">
            <text:p>0</text:p>
          </table:table-cell>
          <table:table-cell table:formula="of:=IF(([.E304]=-2);1;IF(([.E304]=0);1;IF(([.E304]=3);1;0)))" office:value-type="float" office:value="1">
            <text:p>1</text:p>
          </table:table-cell>
          <table:table-cell table:formula="of:=STDEVP([.H304];[.J304];[.L304];[.N304])" office:value-type="float" office:value="0.433012701892219">
            <text:p>0.4330127019</text:p>
          </table:table-cell>
          <table:table-cell table:formula="of:=SUM([.I304];[.K304];[.M304])" office:value-type="float" office:value="2">
            <text:p>2</text:p>
          </table:table-cell>
          <table:table-cell table:formula="of:=AVERAGE([.H304];[.J304];[.L304];[.N304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3462881894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5]&lt;0);-1;IF(([.B305]&gt;1);1;0))" office:value-type="float" office:value="1">
            <text:p>1</text:p>
          </table:table-cell>
          <table:table-cell table:formula="of:=IF(([.B305]=-2);1;IF(([.B305]=0);1;IF(([.B305]=3);1;0)))" office:value-type="float" office:value="0">
            <text:p>0</text:p>
          </table:table-cell>
          <table:table-cell table:formula="of:=IF(([.C305]&lt;0);-1;IF(([.C305]&gt;1);1;0))" office:value-type="float" office:value="1">
            <text:p>1</text:p>
          </table:table-cell>
          <table:table-cell table:formula="of:=IF(([.C305]=-2);1;IF(([.C305]=0);1;IF(([.C305]=3);1;0)))" office:value-type="float" office:value="1">
            <text:p>1</text:p>
          </table:table-cell>
          <table:table-cell table:formula="of:=IF(([.D305]&lt;0);-1;IF(([.D305]&gt;1);1;0))" office:value-type="float" office:value="1">
            <text:p>1</text:p>
          </table:table-cell>
          <table:table-cell table:formula="of:=IF(([.D305]=-2);1;IF(([.D305]=0);1;IF(([.D305]=3);1;0)))" office:value-type="float" office:value="0">
            <text:p>0</text:p>
          </table:table-cell>
          <table:table-cell table:formula="of:=IF(([.E305]&lt;0);-1;IF(([.E305]&gt;1);1;0))" office:value-type="float" office:value="0">
            <text:p>0</text:p>
          </table:table-cell>
          <table:table-cell table:formula="of:=IF(([.E305]=-2);1;IF(([.E305]=0);1;IF(([.E305]=3);1;0)))" office:value-type="float" office:value="1">
            <text:p>1</text:p>
          </table:table-cell>
          <table:table-cell table:formula="of:=STDEVP([.H305];[.J305];[.L305];[.N305])" office:value-type="float" office:value="0.433012701892219">
            <text:p>0.4330127019</text:p>
          </table:table-cell>
          <table:table-cell table:formula="of:=SUM([.I305];[.K305];[.M305])" office:value-type="float" office:value="1">
            <text:p>1</text:p>
          </table:table-cell>
          <table:table-cell table:formula="of:=AVERAGE([.H305];[.J305];[.L305];[.N305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731134955521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06]&lt;0);-1;IF(([.B306]&gt;1);1;0))" office:value-type="float" office:value="1">
            <text:p>1</text:p>
          </table:table-cell>
          <table:table-cell table:formula="of:=IF(([.B306]=-2);1;IF(([.B306]=0);1;IF(([.B306]=3);1;0)))" office:value-type="float" office:value="1">
            <text:p>1</text:p>
          </table:table-cell>
          <table:table-cell table:formula="of:=IF(([.C306]&lt;0);-1;IF(([.C306]&gt;1);1;0))" office:value-type="float" office:value="1">
            <text:p>1</text:p>
          </table:table-cell>
          <table:table-cell table:formula="of:=IF(([.C306]=-2);1;IF(([.C306]=0);1;IF(([.C306]=3);1;0)))" office:value-type="float" office:value="1">
            <text:p>1</text:p>
          </table:table-cell>
          <table:table-cell table:formula="of:=IF(([.D306]&lt;0);-1;IF(([.D306]&gt;1);1;0))" office:value-type="float" office:value="1">
            <text:p>1</text:p>
          </table:table-cell>
          <table:table-cell table:formula="of:=IF(([.D306]=-2);1;IF(([.D306]=0);1;IF(([.D306]=3);1;0)))" office:value-type="float" office:value="1">
            <text:p>1</text:p>
          </table:table-cell>
          <table:table-cell table:formula="of:=IF(([.E306]&lt;0);-1;IF(([.E306]&gt;1);1;0))" office:value-type="float" office:value="1">
            <text:p>1</text:p>
          </table:table-cell>
          <table:table-cell table:formula="of:=IF(([.E306]=-2);1;IF(([.E306]=0);1;IF(([.E306]=3);1;0)))" office:value-type="float" office:value="1">
            <text:p>1</text:p>
          </table:table-cell>
          <table:table-cell table:formula="of:=STDEVP([.H306];[.J306];[.L306];[.N306])" office:value-type="float" office:value="0">
            <text:p>0</text:p>
          </table:table-cell>
          <table:table-cell table:formula="of:=SUM([.I306];[.K306];[.M306])" office:value-type="float" office:value="3">
            <text:p>3</text:p>
          </table:table-cell>
          <table:table-cell table:formula="of:=AVERAGE([.H306];[.J306];[.L306];[.N30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3036740198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7]&lt;0);-1;IF(([.B307]&gt;1);1;0))" office:value-type="float" office:value="0">
            <text:p>0</text:p>
          </table:table-cell>
          <table:table-cell table:formula="of:=IF(([.B307]=-2);1;IF(([.B307]=0);1;IF(([.B307]=3);1;0)))" office:value-type="float" office:value="1">
            <text:p>1</text:p>
          </table:table-cell>
          <table:table-cell table:formula="of:=IF(([.C307]&lt;0);-1;IF(([.C307]&gt;1);1;0))" office:value-type="float" office:value="1">
            <text:p>1</text:p>
          </table:table-cell>
          <table:table-cell table:formula="of:=IF(([.C307]=-2);1;IF(([.C307]=0);1;IF(([.C307]=3);1;0)))" office:value-type="float" office:value="0">
            <text:p>0</text:p>
          </table:table-cell>
          <table:table-cell table:formula="of:=IF(([.D307]&lt;0);-1;IF(([.D307]&gt;1);1;0))" office:value-type="float" office:value="1">
            <text:p>1</text:p>
          </table:table-cell>
          <table:table-cell table:formula="of:=IF(([.D307]=-2);1;IF(([.D307]=0);1;IF(([.D307]=3);1;0)))" office:value-type="float" office:value="1">
            <text:p>1</text:p>
          </table:table-cell>
          <table:table-cell table:formula="of:=IF(([.E307]&lt;0);-1;IF(([.E307]&gt;1);1;0))" office:value-type="float" office:value="0">
            <text:p>0</text:p>
          </table:table-cell>
          <table:table-cell table:formula="of:=IF(([.E307]=-2);1;IF(([.E307]=0);1;IF(([.E307]=3);1;0)))" office:value-type="float" office:value="1">
            <text:p>1</text:p>
          </table:table-cell>
          <table:table-cell table:formula="of:=STDEVP([.H307];[.J307];[.L307];[.N307])" office:value-type="float" office:value="0.5">
            <text:p>0.5</text:p>
          </table:table-cell>
          <table:table-cell table:formula="of:=SUM([.I307];[.K307];[.M307])" office:value-type="float" office:value="2">
            <text:p>2</text:p>
          </table:table-cell>
          <table:table-cell table:formula="of:=AVERAGE([.H307];[.J307];[.L307];[.N307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72488125644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08]&lt;0);-1;IF(([.B308]&gt;1);1;0))" office:value-type="float" office:value="1">
            <text:p>1</text:p>
          </table:table-cell>
          <table:table-cell table:formula="of:=IF(([.B308]=-2);1;IF(([.B308]=0);1;IF(([.B308]=3);1;0)))" office:value-type="float" office:value="0">
            <text:p>0</text:p>
          </table:table-cell>
          <table:table-cell table:formula="of:=IF(([.C308]&lt;0);-1;IF(([.C308]&gt;1);1;0))" office:value-type="float" office:value="1">
            <text:p>1</text:p>
          </table:table-cell>
          <table:table-cell table:formula="of:=IF(([.C308]=-2);1;IF(([.C308]=0);1;IF(([.C308]=3);1;0)))" office:value-type="float" office:value="1">
            <text:p>1</text:p>
          </table:table-cell>
          <table:table-cell table:formula="of:=IF(([.D308]&lt;0);-1;IF(([.D308]&gt;1);1;0))" office:value-type="float" office:value="1">
            <text:p>1</text:p>
          </table:table-cell>
          <table:table-cell table:formula="of:=IF(([.D308]=-2);1;IF(([.D308]=0);1;IF(([.D308]=3);1;0)))" office:value-type="float" office:value="0">
            <text:p>0</text:p>
          </table:table-cell>
          <table:table-cell table:formula="of:=IF(([.E308]&lt;0);-1;IF(([.E308]&gt;1);1;0))" office:value-type="float" office:value="1">
            <text:p>1</text:p>
          </table:table-cell>
          <table:table-cell table:formula="of:=IF(([.E308]=-2);1;IF(([.E308]=0);1;IF(([.E308]=3);1;0)))" office:value-type="float" office:value="0">
            <text:p>0</text:p>
          </table:table-cell>
          <table:table-cell table:formula="of:=STDEVP([.H308];[.J308];[.L308];[.N308])" office:value-type="float" office:value="0">
            <text:p>0</text:p>
          </table:table-cell>
          <table:table-cell table:formula="of:=SUM([.I308];[.K308];[.M308])" office:value-type="float" office:value="1">
            <text:p>1</text:p>
          </table:table-cell>
          <table:table-cell table:formula="of:=AVERAGE([.H308];[.J308];[.L308];[.N30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232496762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9]&lt;0);-1;IF(([.B309]&gt;1);1;0))" office:value-type="float" office:value="0">
            <text:p>0</text:p>
          </table:table-cell>
          <table:table-cell table:formula="of:=IF(([.B309]=-2);1;IF(([.B309]=0);1;IF(([.B309]=3);1;0)))" office:value-type="float" office:value="1">
            <text:p>1</text:p>
          </table:table-cell>
          <table:table-cell table:formula="of:=IF(([.C309]&lt;0);-1;IF(([.C309]&gt;1);1;0))" office:value-type="float" office:value="1">
            <text:p>1</text:p>
          </table:table-cell>
          <table:table-cell table:formula="of:=IF(([.C309]=-2);1;IF(([.C309]=0);1;IF(([.C309]=3);1;0)))" office:value-type="float" office:value="0">
            <text:p>0</text:p>
          </table:table-cell>
          <table:table-cell table:formula="of:=IF(([.D309]&lt;0);-1;IF(([.D309]&gt;1);1;0))" office:value-type="float" office:value="0">
            <text:p>0</text:p>
          </table:table-cell>
          <table:table-cell table:formula="of:=IF(([.D309]=-2);1;IF(([.D309]=0);1;IF(([.D309]=3);1;0)))" office:value-type="float" office:value="1">
            <text:p>1</text:p>
          </table:table-cell>
          <table:table-cell table:formula="of:=IF(([.E309]&lt;0);-1;IF(([.E309]&gt;1);1;0))" office:value-type="float" office:value="0">
            <text:p>0</text:p>
          </table:table-cell>
          <table:table-cell table:formula="of:=IF(([.E309]=-2);1;IF(([.E309]=0);1;IF(([.E309]=3);1;0)))" office:value-type="float" office:value="1">
            <text:p>1</text:p>
          </table:table-cell>
          <table:table-cell table:formula="of:=STDEVP([.H309];[.J309];[.L309];[.N309])" office:value-type="float" office:value="0.433012701892219">
            <text:p>0.4330127019</text:p>
          </table:table-cell>
          <table:table-cell table:formula="of:=SUM([.I309];[.K309];[.M309])" office:value-type="float" office:value="2">
            <text:p>2</text:p>
          </table:table-cell>
          <table:table-cell table:formula="of:=AVERAGE([.H309];[.J309];[.L309];[.N309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2319513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0]&lt;0);-1;IF(([.B310]&gt;1);1;0))" office:value-type="float" office:value="0">
            <text:p>0</text:p>
          </table:table-cell>
          <table:table-cell table:formula="of:=IF(([.B310]=-2);1;IF(([.B310]=0);1;IF(([.B310]=3);1;0)))" office:value-type="float" office:value="1">
            <text:p>1</text:p>
          </table:table-cell>
          <table:table-cell table:formula="of:=IF(([.C310]&lt;0);-1;IF(([.C310]&gt;1);1;0))" office:value-type="float" office:value="1">
            <text:p>1</text:p>
          </table:table-cell>
          <table:table-cell table:formula="of:=IF(([.C310]=-2);1;IF(([.C310]=0);1;IF(([.C310]=3);1;0)))" office:value-type="float" office:value="0">
            <text:p>0</text:p>
          </table:table-cell>
          <table:table-cell table:formula="of:=IF(([.D310]&lt;0);-1;IF(([.D310]&gt;1);1;0))" office:value-type="float" office:value="0">
            <text:p>0</text:p>
          </table:table-cell>
          <table:table-cell table:formula="of:=IF(([.D310]=-2);1;IF(([.D310]=0);1;IF(([.D310]=3);1;0)))" office:value-type="float" office:value="1">
            <text:p>1</text:p>
          </table:table-cell>
          <table:table-cell table:formula="of:=IF(([.E310]&lt;0);-1;IF(([.E310]&gt;1);1;0))" office:value-type="float" office:value="0">
            <text:p>0</text:p>
          </table:table-cell>
          <table:table-cell table:formula="of:=IF(([.E310]=-2);1;IF(([.E310]=0);1;IF(([.E310]=3);1;0)))" office:value-type="float" office:value="1">
            <text:p>1</text:p>
          </table:table-cell>
          <table:table-cell table:formula="of:=STDEVP([.H310];[.J310];[.L310];[.N310])" office:value-type="float" office:value="0.433012701892219">
            <text:p>0.4330127019</text:p>
          </table:table-cell>
          <table:table-cell table:formula="of:=SUM([.I310];[.K310];[.M310])" office:value-type="float" office:value="2">
            <text:p>2</text:p>
          </table:table-cell>
          <table:table-cell table:formula="of:=AVERAGE([.H310];[.J310];[.L310];[.N310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22243026944</text:p>
          </table:table-cell>
          <table:table-cell table:number-columns-repeated="3"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11]&lt;0);-1;IF(([.B311]&gt;1);1;0))" office:value-type="float" office:value="-1">
            <text:p>-1</text:p>
          </table:table-cell>
          <table:table-cell table:formula="of:=IF(([.B311]=-2);1;IF(([.B311]=0);1;IF(([.B311]=3);1;0)))" office:value-type="float" office:value="1">
            <text:p>1</text:p>
          </table:table-cell>
          <table:table-cell table:formula="of:=IF(([.C311]&lt;0);-1;IF(([.C311]&gt;1);1;0))" office:value-type="float" office:value="-1">
            <text:p>-1</text:p>
          </table:table-cell>
          <table:table-cell table:formula="of:=IF(([.C311]=-2);1;IF(([.C311]=0);1;IF(([.C311]=3);1;0)))" office:value-type="float" office:value="1">
            <text:p>1</text:p>
          </table:table-cell>
          <table:table-cell table:formula="of:=IF(([.D311]&lt;0);-1;IF(([.D311]&gt;1);1;0))" office:value-type="float" office:value="-1">
            <text:p>-1</text:p>
          </table:table-cell>
          <table:table-cell table:formula="of:=IF(([.D311]=-2);1;IF(([.D311]=0);1;IF(([.D311]=3);1;0)))" office:value-type="float" office:value="1">
            <text:p>1</text:p>
          </table:table-cell>
          <table:table-cell table:formula="of:=IF(([.E311]&lt;0);-1;IF(([.E311]&gt;1);1;0))" office:value-type="float" office:value="-1">
            <text:p>-1</text:p>
          </table:table-cell>
          <table:table-cell table:formula="of:=IF(([.E311]=-2);1;IF(([.E311]=0);1;IF(([.E311]=3);1;0)))" office:value-type="float" office:value="1">
            <text:p>1</text:p>
          </table:table-cell>
          <table:table-cell table:formula="of:=STDEVP([.H311];[.J311];[.L311];[.N311])" office:value-type="float" office:value="0">
            <text:p>0</text:p>
          </table:table-cell>
          <table:table-cell table:formula="of:=SUM([.I311];[.K311];[.M311])" office:value-type="float" office:value="3">
            <text:p>3</text:p>
          </table:table-cell>
          <table:table-cell table:formula="of:=AVERAGE([.H311];[.J311];[.L311];[.N311])" office:value-type="float" office:value="-1">
            <text:p>-1</text:p>
          </table:table-cell>
        </table:table-row>
        <table:table-row table:style-name="ro1">
          <table:table-cell table:style-name="ce2" office:value-type="string">
            <text:p>32857672223466700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2]&lt;0);-1;IF(([.B312]&gt;1);1;0))" office:value-type="float" office:value="0">
            <text:p>0</text:p>
          </table:table-cell>
          <table:table-cell table:formula="of:=IF(([.B312]=-2);1;IF(([.B312]=0);1;IF(([.B312]=3);1;0)))" office:value-type="float" office:value="0">
            <text:p>0</text:p>
          </table:table-cell>
          <table:table-cell table:formula="of:=IF(([.C312]&lt;0);-1;IF(([.C312]&gt;1);1;0))" office:value-type="float" office:value="1">
            <text:p>1</text:p>
          </table:table-cell>
          <table:table-cell table:formula="of:=IF(([.C312]=-2);1;IF(([.C312]=0);1;IF(([.C312]=3);1;0)))" office:value-type="float" office:value="0">
            <text:p>0</text:p>
          </table:table-cell>
          <table:table-cell table:formula="of:=IF(([.D312]&lt;0);-1;IF(([.D312]&gt;1);1;0))" office:value-type="float" office:value="0">
            <text:p>0</text:p>
          </table:table-cell>
          <table:table-cell table:formula="of:=IF(([.D312]=-2);1;IF(([.D312]=0);1;IF(([.D312]=3);1;0)))" office:value-type="float" office:value="1">
            <text:p>1</text:p>
          </table:table-cell>
          <table:table-cell table:formula="of:=IF(([.E312]&lt;0);-1;IF(([.E312]&gt;1);1;0))" office:value-type="float" office:value="0">
            <text:p>0</text:p>
          </table:table-cell>
          <table:table-cell table:formula="of:=IF(([.E312]=-2);1;IF(([.E312]=0);1;IF(([.E312]=3);1;0)))" office:value-type="float" office:value="1">
            <text:p>1</text:p>
          </table:table-cell>
          <table:table-cell table:formula="of:=STDEVP([.H312];[.J312];[.L312];[.N312])" office:value-type="float" office:value="0.433012701892219">
            <text:p>0.4330127019</text:p>
          </table:table-cell>
          <table:table-cell table:formula="of:=SUM([.I312];[.K312];[.M312])" office:value-type="float" office:value="1">
            <text:p>1</text:p>
          </table:table-cell>
          <table:table-cell table:formula="of:=AVERAGE([.H312];[.J312];[.L312];[.N312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20519172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13]&lt;0);-1;IF(([.B313]&gt;1);1;0))" office:value-type="float" office:value="0">
            <text:p>0</text:p>
          </table:table-cell>
          <table:table-cell table:formula="of:=IF(([.B313]=-2);1;IF(([.B313]=0);1;IF(([.B313]=3);1;0)))" office:value-type="float" office:value="0">
            <text:p>0</text:p>
          </table:table-cell>
          <table:table-cell table:formula="of:=IF(([.C313]&lt;0);-1;IF(([.C313]&gt;1);1;0))" office:value-type="float" office:value="1">
            <text:p>1</text:p>
          </table:table-cell>
          <table:table-cell table:formula="of:=IF(([.C313]=-2);1;IF(([.C313]=0);1;IF(([.C313]=3);1;0)))" office:value-type="float" office:value="0">
            <text:p>0</text:p>
          </table:table-cell>
          <table:table-cell table:formula="of:=IF(([.D313]&lt;0);-1;IF(([.D313]&gt;1);1;0))" office:value-type="float" office:value="0">
            <text:p>0</text:p>
          </table:table-cell>
          <table:table-cell table:formula="of:=IF(([.D313]=-2);1;IF(([.D313]=0);1;IF(([.D313]=3);1;0)))" office:value-type="float" office:value="1">
            <text:p>1</text:p>
          </table:table-cell>
          <table:table-cell table:formula="of:=IF(([.E313]&lt;0);-1;IF(([.E313]&gt;1);1;0))" office:value-type="float" office:value="0">
            <text:p>0</text:p>
          </table:table-cell>
          <table:table-cell table:formula="of:=IF(([.E313]=-2);1;IF(([.E313]=0);1;IF(([.E313]=3);1;0)))" office:value-type="float" office:value="0">
            <text:p>0</text:p>
          </table:table-cell>
          <table:table-cell table:formula="of:=STDEVP([.H313];[.J313];[.L313];[.N313])" office:value-type="float" office:value="0.433012701892219">
            <text:p>0.4330127019</text:p>
          </table:table-cell>
          <table:table-cell table:formula="of:=SUM([.I313];[.K313];[.M313])" office:value-type="float" office:value="1">
            <text:p>1</text:p>
          </table:table-cell>
          <table:table-cell table:formula="of:=AVERAGE([.H313];[.J313];[.L313];[.N313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1864013209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14]&lt;0);-1;IF(([.B314]&gt;1);1;0))" office:value-type="float" office:value="0">
            <text:p>0</text:p>
          </table:table-cell>
          <table:table-cell table:formula="of:=IF(([.B314]=-2);1;IF(([.B314]=0);1;IF(([.B314]=3);1;0)))" office:value-type="float" office:value="1">
            <text:p>1</text:p>
          </table:table-cell>
          <table:table-cell table:formula="of:=IF(([.C314]&lt;0);-1;IF(([.C314]&gt;1);1;0))" office:value-type="float" office:value="0">
            <text:p>0</text:p>
          </table:table-cell>
          <table:table-cell table:formula="of:=IF(([.C314]=-2);1;IF(([.C314]=0);1;IF(([.C314]=3);1;0)))" office:value-type="float" office:value="0">
            <text:p>0</text:p>
          </table:table-cell>
          <table:table-cell table:formula="of:=IF(([.D314]&lt;0);-1;IF(([.D314]&gt;1);1;0))" office:value-type="float" office:value="-1">
            <text:p>-1</text:p>
          </table:table-cell>
          <table:table-cell table:formula="of:=IF(([.D314]=-2);1;IF(([.D314]=0);1;IF(([.D314]=3);1;0)))" office:value-type="float" office:value="0">
            <text:p>0</text:p>
          </table:table-cell>
          <table:table-cell table:formula="of:=IF(([.E314]&lt;0);-1;IF(([.E314]&gt;1);1;0))" office:value-type="float" office:value="-1">
            <text:p>-1</text:p>
          </table:table-cell>
          <table:table-cell table:formula="of:=IF(([.E314]=-2);1;IF(([.E314]=0);1;IF(([.E314]=3);1;0)))" office:value-type="float" office:value="1">
            <text:p>1</text:p>
          </table:table-cell>
          <table:table-cell table:formula="of:=STDEVP([.H314];[.J314];[.L314];[.N314])" office:value-type="float" office:value="0.5">
            <text:p>0.5</text:p>
          </table:table-cell>
          <table:table-cell table:formula="of:=SUM([.I314];[.K314];[.M314])" office:value-type="float" office:value="1">
            <text:p>1</text:p>
          </table:table-cell>
          <table:table-cell table:formula="of:=AVERAGE([.H314];[.J314];[.L314];[.N314])" office:value-type="float" office:value="-0.5">
            <text:p>-0.5</text:p>
          </table:table-cell>
        </table:table-row>
        <table:table-row table:style-name="ro1">
          <table:table-cell table:style-name="ce2" office:value-type="string">
            <text:p>32857671732311244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15]&lt;0);-1;IF(([.B315]&gt;1);1;0))" office:value-type="float" office:value="0">
            <text:p>0</text:p>
          </table:table-cell>
          <table:table-cell table:formula="of:=IF(([.B315]=-2);1;IF(([.B315]=0);1;IF(([.B315]=3);1;0)))" office:value-type="float" office:value="0">
            <text:p>0</text:p>
          </table:table-cell>
          <table:table-cell table:formula="of:=IF(([.C315]&lt;0);-1;IF(([.C315]&gt;1);1;0))" office:value-type="float" office:value="0">
            <text:p>0</text:p>
          </table:table-cell>
          <table:table-cell table:formula="of:=IF(([.C315]=-2);1;IF(([.C315]=0);1;IF(([.C315]=3);1;0)))" office:value-type="float" office:value="0">
            <text:p>0</text:p>
          </table:table-cell>
          <table:table-cell table:formula="of:=IF(([.D315]&lt;0);-1;IF(([.D315]&gt;1);1;0))" office:value-type="float" office:value="0">
            <text:p>0</text:p>
          </table:table-cell>
          <table:table-cell table:formula="of:=IF(([.D315]=-2);1;IF(([.D315]=0);1;IF(([.D315]=3);1;0)))" office:value-type="float" office:value="1">
            <text:p>1</text:p>
          </table:table-cell>
          <table:table-cell table:formula="of:=IF(([.E315]&lt;0);-1;IF(([.E315]&gt;1);1;0))" office:value-type="float" office:value="-1">
            <text:p>-1</text:p>
          </table:table-cell>
          <table:table-cell table:formula="of:=IF(([.E315]=-2);1;IF(([.E315]=0);1;IF(([.E315]=3);1;0)))" office:value-type="float" office:value="0">
            <text:p>0</text:p>
          </table:table-cell>
          <table:table-cell table:formula="of:=STDEVP([.H315];[.J315];[.L315];[.N315])" office:value-type="float" office:value="0.433012701892219">
            <text:p>0.4330127019</text:p>
          </table:table-cell>
          <table:table-cell table:formula="of:=SUM([.I315];[.K315];[.M315])" office:value-type="float" office:value="1">
            <text:p>1</text:p>
          </table:table-cell>
          <table:table-cell table:formula="of:=AVERAGE([.H315];[.J315];[.L315];[.N315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671609417728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6]&lt;0);-1;IF(([.B316]&gt;1);1;0))" office:value-type="float" office:value="0">
            <text:p>0</text:p>
          </table:table-cell>
          <table:table-cell table:formula="of:=IF(([.B316]=-2);1;IF(([.B316]=0);1;IF(([.B316]=3);1;0)))" office:value-type="float" office:value="0">
            <text:p>0</text:p>
          </table:table-cell>
          <table:table-cell table:formula="of:=IF(([.C316]&lt;0);-1;IF(([.C316]&gt;1);1;0))" office:value-type="float" office:value="1">
            <text:p>1</text:p>
          </table:table-cell>
          <table:table-cell table:formula="of:=IF(([.C316]=-2);1;IF(([.C316]=0);1;IF(([.C316]=3);1;0)))" office:value-type="float" office:value="1">
            <text:p>1</text:p>
          </table:table-cell>
          <table:table-cell table:formula="of:=IF(([.D316]&lt;0);-1;IF(([.D316]&gt;1);1;0))" office:value-type="float" office:value="0">
            <text:p>0</text:p>
          </table:table-cell>
          <table:table-cell table:formula="of:=IF(([.D316]=-2);1;IF(([.D316]=0);1;IF(([.D316]=3);1;0)))" office:value-type="float" office:value="1">
            <text:p>1</text:p>
          </table:table-cell>
          <table:table-cell table:formula="of:=IF(([.E316]&lt;0);-1;IF(([.E316]&gt;1);1;0))" office:value-type="float" office:value="0">
            <text:p>0</text:p>
          </table:table-cell>
          <table:table-cell table:formula="of:=IF(([.E316]=-2);1;IF(([.E316]=0);1;IF(([.E316]=3);1;0)))" office:value-type="float" office:value="1">
            <text:p>1</text:p>
          </table:table-cell>
          <table:table-cell table:formula="of:=STDEVP([.H316];[.J316];[.L316];[.N316])" office:value-type="float" office:value="0.433012701892219">
            <text:p>0.4330127019</text:p>
          </table:table-cell>
          <table:table-cell table:formula="of:=SUM([.I316];[.K316];[.M316])" office:value-type="float" office:value="2">
            <text:p>2</text:p>
          </table:table-cell>
          <table:table-cell table:formula="of:=AVERAGE([.H316];[.J316];[.L316];[.N316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71175726694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17]&lt;0);-1;IF(([.B317]&gt;1);1;0))" office:value-type="float" office:value="1">
            <text:p>1</text:p>
          </table:table-cell>
          <table:table-cell table:formula="of:=IF(([.B317]=-2);1;IF(([.B317]=0);1;IF(([.B317]=3);1;0)))" office:value-type="float" office:value="1">
            <text:p>1</text:p>
          </table:table-cell>
          <table:table-cell table:formula="of:=IF(([.C317]&lt;0);-1;IF(([.C317]&gt;1);1;0))" office:value-type="float" office:value="1">
            <text:p>1</text:p>
          </table:table-cell>
          <table:table-cell table:formula="of:=IF(([.C317]=-2);1;IF(([.C317]=0);1;IF(([.C317]=3);1;0)))" office:value-type="float" office:value="1">
            <text:p>1</text:p>
          </table:table-cell>
          <table:table-cell table:formula="of:=IF(([.D317]&lt;0);-1;IF(([.D317]&gt;1);1;0))" office:value-type="float" office:value="-1">
            <text:p>-1</text:p>
          </table:table-cell>
          <table:table-cell table:formula="of:=IF(([.D317]=-2);1;IF(([.D317]=0);1;IF(([.D317]=3);1;0)))" office:value-type="float" office:value="0">
            <text:p>0</text:p>
          </table:table-cell>
          <table:table-cell table:formula="of:=IF(([.E317]&lt;0);-1;IF(([.E317]&gt;1);1;0))" office:value-type="float" office:value="-1">
            <text:p>-1</text:p>
          </table:table-cell>
          <table:table-cell table:formula="of:=IF(([.E317]=-2);1;IF(([.E317]=0);1;IF(([.E317]=3);1;0)))" office:value-type="float" office:value="0">
            <text:p>0</text:p>
          </table:table-cell>
          <table:table-cell table:formula="of:=STDEVP([.H317];[.J317];[.L317];[.N317])" office:value-type="float" office:value="1">
            <text:p>1</text:p>
          </table:table-cell>
          <table:table-cell table:formula="of:=SUM([.I317];[.K317];[.M317])" office:value-type="float" office:value="2">
            <text:p>2</text:p>
          </table:table-cell>
          <table:table-cell table:formula="of:=AVERAGE([.H317];[.J317];[.L317];[.N31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1020958515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18]&lt;0);-1;IF(([.B318]&gt;1);1;0))" office:value-type="float" office:value="1">
            <text:p>1</text:p>
          </table:table-cell>
          <table:table-cell table:formula="of:=IF(([.B318]=-2);1;IF(([.B318]=0);1;IF(([.B318]=3);1;0)))" office:value-type="float" office:value="0">
            <text:p>0</text:p>
          </table:table-cell>
          <table:table-cell table:formula="of:=IF(([.C318]&lt;0);-1;IF(([.C318]&gt;1);1;0))" office:value-type="float" office:value="1">
            <text:p>1</text:p>
          </table:table-cell>
          <table:table-cell table:formula="of:=IF(([.C318]=-2);1;IF(([.C318]=0);1;IF(([.C318]=3);1;0)))" office:value-type="float" office:value="1">
            <text:p>1</text:p>
          </table:table-cell>
          <table:table-cell table:formula="of:=IF(([.D318]&lt;0);-1;IF(([.D318]&gt;1);1;0))" office:value-type="float" office:value="0">
            <text:p>0</text:p>
          </table:table-cell>
          <table:table-cell table:formula="of:=IF(([.D318]=-2);1;IF(([.D318]=0);1;IF(([.D318]=3);1;0)))" office:value-type="float" office:value="1">
            <text:p>1</text:p>
          </table:table-cell>
          <table:table-cell table:formula="of:=IF(([.E318]&lt;0);-1;IF(([.E318]&gt;1);1;0))" office:value-type="float" office:value="1">
            <text:p>1</text:p>
          </table:table-cell>
          <table:table-cell table:formula="of:=IF(([.E318]=-2);1;IF(([.E318]=0);1;IF(([.E318]=3);1;0)))" office:value-type="float" office:value="1">
            <text:p>1</text:p>
          </table:table-cell>
          <table:table-cell table:formula="of:=STDEVP([.H318];[.J318];[.L318];[.N318])" office:value-type="float" office:value="0.433012701892219">
            <text:p>0.4330127019</text:p>
          </table:table-cell>
          <table:table-cell table:formula="of:=SUM([.I318];[.K318];[.M318])" office:value-type="float" office:value="2">
            <text:p>2</text:p>
          </table:table-cell>
          <table:table-cell table:formula="of:=AVERAGE([.H318];[.J318];[.L318];[.N318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70920714649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19]&lt;0);-1;IF(([.B319]&gt;1);1;0))" office:value-type="float" office:value="1">
            <text:p>1</text:p>
          </table:table-cell>
          <table:table-cell table:formula="of:=IF(([.B319]=-2);1;IF(([.B319]=0);1;IF(([.B319]=3);1;0)))" office:value-type="float" office:value="1">
            <text:p>1</text:p>
          </table:table-cell>
          <table:table-cell table:formula="of:=IF(([.C319]&lt;0);-1;IF(([.C319]&gt;1);1;0))" office:value-type="float" office:value="1">
            <text:p>1</text:p>
          </table:table-cell>
          <table:table-cell table:formula="of:=IF(([.C319]=-2);1;IF(([.C319]=0);1;IF(([.C319]=3);1;0)))" office:value-type="float" office:value="0">
            <text:p>0</text:p>
          </table:table-cell>
          <table:table-cell table:formula="of:=IF(([.D319]&lt;0);-1;IF(([.D319]&gt;1);1;0))" office:value-type="float" office:value="1">
            <text:p>1</text:p>
          </table:table-cell>
          <table:table-cell table:formula="of:=IF(([.D319]=-2);1;IF(([.D319]=0);1;IF(([.D319]=3);1;0)))" office:value-type="float" office:value="1">
            <text:p>1</text:p>
          </table:table-cell>
          <table:table-cell table:formula="of:=IF(([.E319]&lt;0);-1;IF(([.E319]&gt;1);1;0))" office:value-type="float" office:value="1">
            <text:p>1</text:p>
          </table:table-cell>
          <table:table-cell table:formula="of:=IF(([.E319]=-2);1;IF(([.E319]=0);1;IF(([.E319]=3);1;0)))" office:value-type="float" office:value="1">
            <text:p>1</text:p>
          </table:table-cell>
          <table:table-cell table:formula="of:=STDEVP([.H319];[.J319];[.L319];[.N319])" office:value-type="float" office:value="0">
            <text:p>0</text:p>
          </table:table-cell>
          <table:table-cell table:formula="of:=SUM([.I319];[.K319];[.M319])" office:value-type="float" office:value="2">
            <text:p>2</text:p>
          </table:table-cell>
          <table:table-cell table:formula="of:=AVERAGE([.H319];[.J319];[.L319];[.N319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085025157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20]&lt;0);-1;IF(([.B320]&gt;1);1;0))" office:value-type="float" office:value="1">
            <text:p>1</text:p>
          </table:table-cell>
          <table:table-cell table:formula="of:=IF(([.B320]=-2);1;IF(([.B320]=0);1;IF(([.B320]=3);1;0)))" office:value-type="float" office:value="1">
            <text:p>1</text:p>
          </table:table-cell>
          <table:table-cell table:formula="of:=IF(([.C320]&lt;0);-1;IF(([.C320]&gt;1);1;0))" office:value-type="float" office:value="1">
            <text:p>1</text:p>
          </table:table-cell>
          <table:table-cell table:formula="of:=IF(([.C320]=-2);1;IF(([.C320]=0);1;IF(([.C320]=3);1;0)))" office:value-type="float" office:value="0">
            <text:p>0</text:p>
          </table:table-cell>
          <table:table-cell table:formula="of:=IF(([.D320]&lt;0);-1;IF(([.D320]&gt;1);1;0))" office:value-type="float" office:value="-1">
            <text:p>-1</text:p>
          </table:table-cell>
          <table:table-cell table:formula="of:=IF(([.D320]=-2);1;IF(([.D320]=0);1;IF(([.D320]=3);1;0)))" office:value-type="float" office:value="1">
            <text:p>1</text:p>
          </table:table-cell>
          <table:table-cell table:formula="of:=IF(([.E320]&lt;0);-1;IF(([.E320]&gt;1);1;0))" office:value-type="float" office:value="-1">
            <text:p>-1</text:p>
          </table:table-cell>
          <table:table-cell table:formula="of:=IF(([.E320]=-2);1;IF(([.E320]=0);1;IF(([.E320]=3);1;0)))" office:value-type="float" office:value="1">
            <text:p>1</text:p>
          </table:table-cell>
          <table:table-cell table:formula="of:=STDEVP([.H320];[.J320];[.L320];[.N320])" office:value-type="float" office:value="1">
            <text:p>1</text:p>
          </table:table-cell>
          <table:table-cell table:formula="of:=SUM([.I320];[.K320];[.M320])" office:value-type="float" office:value="2">
            <text:p>2</text:p>
          </table:table-cell>
          <table:table-cell table:formula="of:=AVERAGE([.H320];[.J320];[.L320];[.N320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70791109017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21]&lt;0);-1;IF(([.B321]&gt;1);1;0))" office:value-type="float" office:value="0">
            <text:p>0</text:p>
          </table:table-cell>
          <table:table-cell table:formula="of:=IF(([.B321]=-2);1;IF(([.B321]=0);1;IF(([.B321]=3);1;0)))" office:value-type="float" office:value="0">
            <text:p>0</text:p>
          </table:table-cell>
          <table:table-cell table:formula="of:=IF(([.C321]&lt;0);-1;IF(([.C321]&gt;1);1;0))" office:value-type="float" office:value="0">
            <text:p>0</text:p>
          </table:table-cell>
          <table:table-cell table:formula="of:=IF(([.C321]=-2);1;IF(([.C321]=0);1;IF(([.C321]=3);1;0)))" office:value-type="float" office:value="0">
            <text:p>0</text:p>
          </table:table-cell>
          <table:table-cell table:formula="of:=IF(([.D321]&lt;0);-1;IF(([.D321]&gt;1);1;0))" office:value-type="float" office:value="0">
            <text:p>0</text:p>
          </table:table-cell>
          <table:table-cell table:formula="of:=IF(([.D321]=-2);1;IF(([.D321]=0);1;IF(([.D321]=3);1;0)))" office:value-type="float" office:value="1">
            <text:p>1</text:p>
          </table:table-cell>
          <table:table-cell table:formula="of:=IF(([.E321]&lt;0);-1;IF(([.E321]&gt;1);1;0))" office:value-type="float" office:value="-1">
            <text:p>-1</text:p>
          </table:table-cell>
          <table:table-cell table:formula="of:=IF(([.E321]=-2);1;IF(([.E321]=0);1;IF(([.E321]=3);1;0)))" office:value-type="float" office:value="0">
            <text:p>0</text:p>
          </table:table-cell>
          <table:table-cell table:formula="of:=STDEVP([.H321];[.J321];[.L321];[.N321])" office:value-type="float" office:value="0.433012701892219">
            <text:p>0.4330127019</text:p>
          </table:table-cell>
          <table:table-cell table:formula="of:=SUM([.I321];[.K321];[.M321])" office:value-type="float" office:value="1">
            <text:p>1</text:p>
          </table:table-cell>
          <table:table-cell table:formula="of:=AVERAGE([.H321];[.J321];[.L321];[.N321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670755039232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22]&lt;0);-1;IF(([.B322]&gt;1);1;0))" office:value-type="float" office:value="0">
            <text:p>0</text:p>
          </table:table-cell>
          <table:table-cell table:formula="of:=IF(([.B322]=-2);1;IF(([.B322]=0);1;IF(([.B322]=3);1;0)))" office:value-type="float" office:value="0">
            <text:p>0</text:p>
          </table:table-cell>
          <table:table-cell table:formula="of:=IF(([.C322]&lt;0);-1;IF(([.C322]&gt;1);1;0))" office:value-type="float" office:value="1">
            <text:p>1</text:p>
          </table:table-cell>
          <table:table-cell table:formula="of:=IF(([.C322]=-2);1;IF(([.C322]=0);1;IF(([.C322]=3);1;0)))" office:value-type="float" office:value="0">
            <text:p>0</text:p>
          </table:table-cell>
          <table:table-cell table:formula="of:=IF(([.D322]&lt;0);-1;IF(([.D322]&gt;1);1;0))" office:value-type="float" office:value="0">
            <text:p>0</text:p>
          </table:table-cell>
          <table:table-cell table:formula="of:=IF(([.D322]=-2);1;IF(([.D322]=0);1;IF(([.D322]=3);1;0)))" office:value-type="float" office:value="1">
            <text:p>1</text:p>
          </table:table-cell>
          <table:table-cell table:formula="of:=IF(([.E322]&lt;0);-1;IF(([.E322]&gt;1);1;0))" office:value-type="float" office:value="1">
            <text:p>1</text:p>
          </table:table-cell>
          <table:table-cell table:formula="of:=IF(([.E322]=-2);1;IF(([.E322]=0);1;IF(([.E322]=3);1;0)))" office:value-type="float" office:value="0">
            <text:p>0</text:p>
          </table:table-cell>
          <table:table-cell table:formula="of:=STDEVP([.H322];[.J322];[.L322];[.N322])" office:value-type="float" office:value="0.5">
            <text:p>0.5</text:p>
          </table:table-cell>
          <table:table-cell table:formula="of:=SUM([.I322];[.K322];[.M322])" office:value-type="float" office:value="1">
            <text:p>1</text:p>
          </table:table-cell>
          <table:table-cell table:formula="of:=AVERAGE([.H322];[.J322];[.L322];[.N322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70545324441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3]&lt;0);-1;IF(([.B323]&gt;1);1;0))" office:value-type="float" office:value="1">
            <text:p>1</text:p>
          </table:table-cell>
          <table:table-cell table:formula="of:=IF(([.B323]=-2);1;IF(([.B323]=0);1;IF(([.B323]=3);1;0)))" office:value-type="float" office:value="1">
            <text:p>1</text:p>
          </table:table-cell>
          <table:table-cell table:formula="of:=IF(([.C323]&lt;0);-1;IF(([.C323]&gt;1);1;0))" office:value-type="float" office:value="1">
            <text:p>1</text:p>
          </table:table-cell>
          <table:table-cell table:formula="of:=IF(([.C323]=-2);1;IF(([.C323]=0);1;IF(([.C323]=3);1;0)))" office:value-type="float" office:value="1">
            <text:p>1</text:p>
          </table:table-cell>
          <table:table-cell table:formula="of:=IF(([.D323]&lt;0);-1;IF(([.D323]&gt;1);1;0))" office:value-type="float" office:value="1">
            <text:p>1</text:p>
          </table:table-cell>
          <table:table-cell table:formula="of:=IF(([.D323]=-2);1;IF(([.D323]=0);1;IF(([.D323]=3);1;0)))" office:value-type="float" office:value="1">
            <text:p>1</text:p>
          </table:table-cell>
          <table:table-cell table:formula="of:=IF(([.E323]&lt;0);-1;IF(([.E323]&gt;1);1;0))" office:value-type="float" office:value="1">
            <text:p>1</text:p>
          </table:table-cell>
          <table:table-cell table:formula="of:=IF(([.E323]=-2);1;IF(([.E323]=0);1;IF(([.E323]=3);1;0)))" office:value-type="float" office:value="1">
            <text:p>1</text:p>
          </table:table-cell>
          <table:table-cell table:formula="of:=STDEVP([.H323];[.J323];[.L323];[.N323])" office:value-type="float" office:value="0">
            <text:p>0</text:p>
          </table:table-cell>
          <table:table-cell table:formula="of:=SUM([.I323];[.K323];[.M323])" office:value-type="float" office:value="3">
            <text:p>3</text:p>
          </table:table-cell>
          <table:table-cell table:formula="of:=AVERAGE([.H323];[.J323];[.L323];[.N32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704857645057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24]&lt;0);-1;IF(([.B324]&gt;1);1;0))" office:value-type="float" office:value="0">
            <text:p>0</text:p>
          </table:table-cell>
          <table:table-cell table:formula="of:=IF(([.B324]=-2);1;IF(([.B324]=0);1;IF(([.B324]=3);1;0)))" office:value-type="float" office:value="0">
            <text:p>0</text:p>
          </table:table-cell>
          <table:table-cell table:formula="of:=IF(([.C324]&lt;0);-1;IF(([.C324]&gt;1);1;0))" office:value-type="float" office:value="0">
            <text:p>0</text:p>
          </table:table-cell>
          <table:table-cell table:formula="of:=IF(([.C324]=-2);1;IF(([.C324]=0);1;IF(([.C324]=3);1;0)))" office:value-type="float" office:value="0">
            <text:p>0</text:p>
          </table:table-cell>
          <table:table-cell table:formula="of:=IF(([.D324]&lt;0);-1;IF(([.D324]&gt;1);1;0))" office:value-type="float" office:value="0">
            <text:p>0</text:p>
          </table:table-cell>
          <table:table-cell table:formula="of:=IF(([.D324]=-2);1;IF(([.D324]=0);1;IF(([.D324]=3);1;0)))" office:value-type="float" office:value="1">
            <text:p>1</text:p>
          </table:table-cell>
          <table:table-cell table:formula="of:=IF(([.E324]&lt;0);-1;IF(([.E324]&gt;1);1;0))" office:value-type="float" office:value="-1">
            <text:p>-1</text:p>
          </table:table-cell>
          <table:table-cell table:formula="of:=IF(([.E324]=-2);1;IF(([.E324]=0);1;IF(([.E324]=3);1;0)))" office:value-type="float" office:value="0">
            <text:p>0</text:p>
          </table:table-cell>
          <table:table-cell table:formula="of:=STDEVP([.H324];[.J324];[.L324];[.N324])" office:value-type="float" office:value="0.433012701892219">
            <text:p>0.4330127019</text:p>
          </table:table-cell>
          <table:table-cell table:formula="of:=SUM([.I324];[.K324];[.M324])" office:value-type="float" office:value="1">
            <text:p>1</text:p>
          </table:table-cell>
          <table:table-cell table:formula="of:=AVERAGE([.H324];[.J324];[.L324];[.N324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6702278156288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25]&lt;0);-1;IF(([.B325]&gt;1);1;0))" office:value-type="float" office:value="1">
            <text:p>1</text:p>
          </table:table-cell>
          <table:table-cell table:formula="of:=IF(([.B325]=-2);1;IF(([.B325]=0);1;IF(([.B325]=3);1;0)))" office:value-type="float" office:value="1">
            <text:p>1</text:p>
          </table:table-cell>
          <table:table-cell table:formula="of:=IF(([.C325]&lt;0);-1;IF(([.C325]&gt;1);1;0))" office:value-type="float" office:value="1">
            <text:p>1</text:p>
          </table:table-cell>
          <table:table-cell table:formula="of:=IF(([.C325]=-2);1;IF(([.C325]=0);1;IF(([.C325]=3);1;0)))" office:value-type="float" office:value="1">
            <text:p>1</text:p>
          </table:table-cell>
          <table:table-cell table:formula="of:=IF(([.D325]&lt;0);-1;IF(([.D325]&gt;1);1;0))" office:value-type="float" office:value="1">
            <text:p>1</text:p>
          </table:table-cell>
          <table:table-cell table:formula="of:=IF(([.D325]=-2);1;IF(([.D325]=0);1;IF(([.D325]=3);1;0)))" office:value-type="float" office:value="0">
            <text:p>0</text:p>
          </table:table-cell>
          <table:table-cell table:formula="of:=IF(([.E325]&lt;0);-1;IF(([.E325]&gt;1);1;0))" office:value-type="float" office:value="-1">
            <text:p>-1</text:p>
          </table:table-cell>
          <table:table-cell table:formula="of:=IF(([.E325]=-2);1;IF(([.E325]=0);1;IF(([.E325]=3);1;0)))" office:value-type="float" office:value="1">
            <text:p>1</text:p>
          </table:table-cell>
          <table:table-cell table:formula="of:=STDEVP([.H325];[.J325];[.L325];[.N325])" office:value-type="float" office:value="0.866025403784439">
            <text:p>0.8660254038</text:p>
          </table:table-cell>
          <table:table-cell table:formula="of:=SUM([.I325];[.K325];[.M325])" office:value-type="float" office:value="2">
            <text:p>2</text:p>
          </table:table-cell>
          <table:table-cell table:formula="of:=AVERAGE([.H325];[.J325];[.L325];[.N325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7012379566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6]&lt;0);-1;IF(([.B326]&gt;1);1;0))" office:value-type="float" office:value="0">
            <text:p>0</text:p>
          </table:table-cell>
          <table:table-cell table:formula="of:=IF(([.B326]=-2);1;IF(([.B326]=0);1;IF(([.B326]=3);1;0)))" office:value-type="float" office:value="1">
            <text:p>1</text:p>
          </table:table-cell>
          <table:table-cell table:formula="of:=IF(([.C326]&lt;0);-1;IF(([.C326]&gt;1);1;0))" office:value-type="float" office:value="1">
            <text:p>1</text:p>
          </table:table-cell>
          <table:table-cell table:formula="of:=IF(([.C326]=-2);1;IF(([.C326]=0);1;IF(([.C326]=3);1;0)))" office:value-type="float" office:value="0">
            <text:p>0</text:p>
          </table:table-cell>
          <table:table-cell table:formula="of:=IF(([.D326]&lt;0);-1;IF(([.D326]&gt;1);1;0))" office:value-type="float" office:value="0">
            <text:p>0</text:p>
          </table:table-cell>
          <table:table-cell table:formula="of:=IF(([.D326]=-2);1;IF(([.D326]=0);1;IF(([.D326]=3);1;0)))" office:value-type="float" office:value="1">
            <text:p>1</text:p>
          </table:table-cell>
          <table:table-cell table:formula="of:=IF(([.E326]&lt;0);-1;IF(([.E326]&gt;1);1;0))" office:value-type="float" office:value="0">
            <text:p>0</text:p>
          </table:table-cell>
          <table:table-cell table:formula="of:=IF(([.E326]=-2);1;IF(([.E326]=0);1;IF(([.E326]=3);1;0)))" office:value-type="float" office:value="1">
            <text:p>1</text:p>
          </table:table-cell>
          <table:table-cell table:formula="of:=STDEVP([.H326];[.J326];[.L326];[.N326])" office:value-type="float" office:value="0.433012701892219">
            <text:p>0.4330127019</text:p>
          </table:table-cell>
          <table:table-cell table:formula="of:=SUM([.I326];[.K326];[.M326])" office:value-type="float" office:value="2">
            <text:p>2</text:p>
          </table:table-cell>
          <table:table-cell table:formula="of:=AVERAGE([.H326];[.J326];[.L326];[.N326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6958189363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7]&lt;0);-1;IF(([.B327]&gt;1);1;0))" office:value-type="float" office:value="0">
            <text:p>0</text:p>
          </table:table-cell>
          <table:table-cell table:formula="of:=IF(([.B327]=-2);1;IF(([.B327]=0);1;IF(([.B327]=3);1;0)))" office:value-type="float" office:value="1">
            <text:p>1</text:p>
          </table:table-cell>
          <table:table-cell table:formula="of:=IF(([.C327]&lt;0);-1;IF(([.C327]&gt;1);1;0))" office:value-type="float" office:value="0">
            <text:p>0</text:p>
          </table:table-cell>
          <table:table-cell table:formula="of:=IF(([.C327]=-2);1;IF(([.C327]=0);1;IF(([.C327]=3);1;0)))" office:value-type="float" office:value="0">
            <text:p>0</text:p>
          </table:table-cell>
          <table:table-cell table:formula="of:=IF(([.D327]&lt;0);-1;IF(([.D327]&gt;1);1;0))" office:value-type="float" office:value="0">
            <text:p>0</text:p>
          </table:table-cell>
          <table:table-cell table:formula="of:=IF(([.D327]=-2);1;IF(([.D327]=0);1;IF(([.D327]=3);1;0)))" office:value-type="float" office:value="1">
            <text:p>1</text:p>
          </table:table-cell>
          <table:table-cell table:formula="of:=IF(([.E327]&lt;0);-1;IF(([.E327]&gt;1);1;0))" office:value-type="float" office:value="0">
            <text:p>0</text:p>
          </table:table-cell>
          <table:table-cell table:formula="of:=IF(([.E327]=-2);1;IF(([.E327]=0);1;IF(([.E327]=3);1;0)))" office:value-type="float" office:value="1">
            <text:p>1</text:p>
          </table:table-cell>
          <table:table-cell table:formula="of:=STDEVP([.H327];[.J327];[.L327];[.N327])" office:value-type="float" office:value="0">
            <text:p>0</text:p>
          </table:table-cell>
          <table:table-cell table:formula="of:=SUM([.I327];[.K327];[.M327])" office:value-type="float" office:value="2">
            <text:p>2</text:p>
          </table:table-cell>
          <table:table-cell table:formula="of:=AVERAGE([.H327];[.J327];[.L327];[.N327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691247149057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8]&lt;0);-1;IF(([.B328]&gt;1);1;0))" office:value-type="float" office:value="1">
            <text:p>1</text:p>
          </table:table-cell>
          <table:table-cell table:formula="of:=IF(([.B328]=-2);1;IF(([.B328]=0);1;IF(([.B328]=3);1;0)))" office:value-type="float" office:value="1">
            <text:p>1</text:p>
          </table:table-cell>
          <table:table-cell table:formula="of:=IF(([.C328]&lt;0);-1;IF(([.C328]&gt;1);1;0))" office:value-type="float" office:value="1">
            <text:p>1</text:p>
          </table:table-cell>
          <table:table-cell table:formula="of:=IF(([.C328]=-2);1;IF(([.C328]=0);1;IF(([.C328]=3);1;0)))" office:value-type="float" office:value="1">
            <text:p>1</text:p>
          </table:table-cell>
          <table:table-cell table:formula="of:=IF(([.D328]&lt;0);-1;IF(([.D328]&gt;1);1;0))" office:value-type="float" office:value="1">
            <text:p>1</text:p>
          </table:table-cell>
          <table:table-cell table:formula="of:=IF(([.D328]=-2);1;IF(([.D328]=0);1;IF(([.D328]=3);1;0)))" office:value-type="float" office:value="1">
            <text:p>1</text:p>
          </table:table-cell>
          <table:table-cell table:formula="of:=IF(([.E328]&lt;0);-1;IF(([.E328]&gt;1);1;0))" office:value-type="float" office:value="1">
            <text:p>1</text:p>
          </table:table-cell>
          <table:table-cell table:formula="of:=IF(([.E328]=-2);1;IF(([.E328]=0);1;IF(([.E328]=3);1;0)))" office:value-type="float" office:value="1">
            <text:p>1</text:p>
          </table:table-cell>
          <table:table-cell table:formula="of:=STDEVP([.H328];[.J328];[.L328];[.N328])" office:value-type="float" office:value="0">
            <text:p>0</text:p>
          </table:table-cell>
          <table:table-cell table:formula="of:=SUM([.I328];[.K328];[.M328])" office:value-type="float" office:value="3">
            <text:p>3</text:p>
          </table:table-cell>
          <table:table-cell table:formula="of:=AVERAGE([.H328];[.J328];[.L328];[.N328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9090738176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9]&lt;0);-1;IF(([.B329]&gt;1);1;0))" office:value-type="float" office:value="1">
            <text:p>1</text:p>
          </table:table-cell>
          <table:table-cell table:formula="of:=IF(([.B329]=-2);1;IF(([.B329]=0);1;IF(([.B329]=3);1;0)))" office:value-type="float" office:value="0">
            <text:p>0</text:p>
          </table:table-cell>
          <table:table-cell table:formula="of:=IF(([.C329]&lt;0);-1;IF(([.C329]&gt;1);1;0))" office:value-type="float" office:value="1">
            <text:p>1</text:p>
          </table:table-cell>
          <table:table-cell table:formula="of:=IF(([.C329]=-2);1;IF(([.C329]=0);1;IF(([.C329]=3);1;0)))" office:value-type="float" office:value="1">
            <text:p>1</text:p>
          </table:table-cell>
          <table:table-cell table:formula="of:=IF(([.D329]&lt;0);-1;IF(([.D329]&gt;1);1;0))" office:value-type="float" office:value="0">
            <text:p>0</text:p>
          </table:table-cell>
          <table:table-cell table:formula="of:=IF(([.D329]=-2);1;IF(([.D329]=0);1;IF(([.D329]=3);1;0)))" office:value-type="float" office:value="1">
            <text:p>1</text:p>
          </table:table-cell>
          <table:table-cell table:formula="of:=IF(([.E329]&lt;0);-1;IF(([.E329]&gt;1);1;0))" office:value-type="float" office:value="1">
            <text:p>1</text:p>
          </table:table-cell>
          <table:table-cell table:formula="of:=IF(([.E329]=-2);1;IF(([.E329]=0);1;IF(([.E329]=3);1;0)))" office:value-type="float" office:value="1">
            <text:p>1</text:p>
          </table:table-cell>
          <table:table-cell table:formula="of:=STDEVP([.H329];[.J329];[.L329];[.N329])" office:value-type="float" office:value="0.433012701892219">
            <text:p>0.4330127019</text:p>
          </table:table-cell>
          <table:table-cell table:formula="of:=SUM([.I329];[.K329];[.M329])" office:value-type="float" office:value="2">
            <text:p>2</text:p>
          </table:table-cell>
          <table:table-cell table:formula="of:=AVERAGE([.H329];[.J329];[.L329];[.N329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690433425410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0]&lt;0);-1;IF(([.B330]&gt;1);1;0))" office:value-type="float" office:value="1">
            <text:p>1</text:p>
          </table:table-cell>
          <table:table-cell table:formula="of:=IF(([.B330]=-2);1;IF(([.B330]=0);1;IF(([.B330]=3);1;0)))" office:value-type="float" office:value="1">
            <text:p>1</text:p>
          </table:table-cell>
          <table:table-cell table:formula="of:=IF(([.C330]&lt;0);-1;IF(([.C330]&gt;1);1;0))" office:value-type="float" office:value="1">
            <text:p>1</text:p>
          </table:table-cell>
          <table:table-cell table:formula="of:=IF(([.C330]=-2);1;IF(([.C330]=0);1;IF(([.C330]=3);1;0)))" office:value-type="float" office:value="1">
            <text:p>1</text:p>
          </table:table-cell>
          <table:table-cell table:formula="of:=IF(([.D330]&lt;0);-1;IF(([.D330]&gt;1);1;0))" office:value-type="float" office:value="1">
            <text:p>1</text:p>
          </table:table-cell>
          <table:table-cell table:formula="of:=IF(([.D330]=-2);1;IF(([.D330]=0);1;IF(([.D330]=3);1;0)))" office:value-type="float" office:value="1">
            <text:p>1</text:p>
          </table:table-cell>
          <table:table-cell table:formula="of:=IF(([.E330]&lt;0);-1;IF(([.E330]&gt;1);1;0))" office:value-type="float" office:value="0">
            <text:p>0</text:p>
          </table:table-cell>
          <table:table-cell table:formula="of:=IF(([.E330]=-2);1;IF(([.E330]=0);1;IF(([.E330]=3);1;0)))" office:value-type="float" office:value="1">
            <text:p>1</text:p>
          </table:table-cell>
          <table:table-cell table:formula="of:=STDEVP([.H330];[.J330];[.L330];[.N330])" office:value-type="float" office:value="0.433012701892219">
            <text:p>0.4330127019</text:p>
          </table:table-cell>
          <table:table-cell table:formula="of:=SUM([.I330];[.K330];[.M330])" office:value-type="float" office:value="3">
            <text:p>3</text:p>
          </table:table-cell>
          <table:table-cell table:formula="of:=AVERAGE([.H330];[.J330];[.L330];[.N330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686855684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31]&lt;0);-1;IF(([.B331]&gt;1);1;0))" office:value-type="float" office:value="0">
            <text:p>0</text:p>
          </table:table-cell>
          <table:table-cell table:formula="of:=IF(([.B331]=-2);1;IF(([.B331]=0);1;IF(([.B331]=3);1;0)))" office:value-type="float" office:value="0">
            <text:p>0</text:p>
          </table:table-cell>
          <table:table-cell table:formula="of:=IF(([.C331]&lt;0);-1;IF(([.C331]&gt;1);1;0))" office:value-type="float" office:value="1">
            <text:p>1</text:p>
          </table:table-cell>
          <table:table-cell table:formula="of:=IF(([.C331]=-2);1;IF(([.C331]=0);1;IF(([.C331]=3);1;0)))" office:value-type="float" office:value="0">
            <text:p>0</text:p>
          </table:table-cell>
          <table:table-cell table:formula="of:=IF(([.D331]&lt;0);-1;IF(([.D331]&gt;1);1;0))" office:value-type="float" office:value="-1">
            <text:p>-1</text:p>
          </table:table-cell>
          <table:table-cell table:formula="of:=IF(([.D331]=-2);1;IF(([.D331]=0);1;IF(([.D331]=3);1;0)))" office:value-type="float" office:value="1">
            <text:p>1</text:p>
          </table:table-cell>
          <table:table-cell table:formula="of:=IF(([.E331]&lt;0);-1;IF(([.E331]&gt;1);1;0))" office:value-type="float" office:value="-1">
            <text:p>-1</text:p>
          </table:table-cell>
          <table:table-cell table:formula="of:=IF(([.E331]=-2);1;IF(([.E331]=0);1;IF(([.E331]=3);1;0)))" office:value-type="float" office:value="0">
            <text:p>0</text:p>
          </table:table-cell>
          <table:table-cell table:formula="of:=STDEVP([.H331];[.J331];[.L331];[.N331])" office:value-type="float" office:value="0.82915619758885">
            <text:p>0.8291561976</text:p>
          </table:table-cell>
          <table:table-cell table:formula="of:=SUM([.I331];[.K331];[.M331])" office:value-type="float" office:value="1">
            <text:p>1</text:p>
          </table:table-cell>
          <table:table-cell table:formula="of:=AVERAGE([.H331];[.J331];[.L331];[.N331])" office:value-type="float" office:value="-0.25">
            <text:p>-0.25</text:p>
          </table:table-cell>
        </table:table-row>
        <table:table-row table:style-name="ro1">
          <table:table-cell table:style-name="ce2" office:value-type="string">
            <text:p>32857668683473305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32]&lt;0);-1;IF(([.B332]&gt;1);1;0))" office:value-type="float" office:value="1">
            <text:p>1</text:p>
          </table:table-cell>
          <table:table-cell table:formula="of:=IF(([.B332]=-2);1;IF(([.B332]=0);1;IF(([.B332]=3);1;0)))" office:value-type="float" office:value="1">
            <text:p>1</text:p>
          </table:table-cell>
          <table:table-cell table:formula="of:=IF(([.C332]&lt;0);-1;IF(([.C332]&gt;1);1;0))" office:value-type="float" office:value="1">
            <text:p>1</text:p>
          </table:table-cell>
          <table:table-cell table:formula="of:=IF(([.C332]=-2);1;IF(([.C332]=0);1;IF(([.C332]=3);1;0)))" office:value-type="float" office:value="1">
            <text:p>1</text:p>
          </table:table-cell>
          <table:table-cell table:formula="of:=IF(([.D332]&lt;0);-1;IF(([.D332]&gt;1);1;0))" office:value-type="float" office:value="1">
            <text:p>1</text:p>
          </table:table-cell>
          <table:table-cell table:formula="of:=IF(([.D332]=-2);1;IF(([.D332]=0);1;IF(([.D332]=3);1;0)))" office:value-type="float" office:value="1">
            <text:p>1</text:p>
          </table:table-cell>
          <table:table-cell table:formula="of:=IF(([.E332]&lt;0);-1;IF(([.E332]&gt;1);1;0))" office:value-type="float" office:value="0">
            <text:p>0</text:p>
          </table:table-cell>
          <table:table-cell table:formula="of:=IF(([.E332]=-2);1;IF(([.E332]=0);1;IF(([.E332]=3);1;0)))" office:value-type="float" office:value="0">
            <text:p>0</text:p>
          </table:table-cell>
          <table:table-cell table:formula="of:=STDEVP([.H332];[.J332];[.L332];[.N332])" office:value-type="float" office:value="0.433012701892219">
            <text:p>0.4330127019</text:p>
          </table:table-cell>
          <table:table-cell table:formula="of:=SUM([.I332];[.K332];[.M332])" office:value-type="float" office:value="3">
            <text:p>3</text:p>
          </table:table-cell>
          <table:table-cell table:formula="of:=AVERAGE([.H332];[.J332];[.L332];[.N332])" office:value-type="float" office:value="0.75">
            <text:p>0.75</text:p>
          </table:table-cell>
        </table:table-row>
        <table:table-row table:style-name="ro1">
          <table:table-cell table:style-name="ce2" office:value-type="string">
            <text:p>32857668317310156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3]&lt;0);-1;IF(([.B333]&gt;1);1;0))" office:value-type="float" office:value="1">
            <text:p>1</text:p>
          </table:table-cell>
          <table:table-cell table:formula="of:=IF(([.B333]=-2);1;IF(([.B333]=0);1;IF(([.B333]=3);1;0)))" office:value-type="float" office:value="1">
            <text:p>1</text:p>
          </table:table-cell>
          <table:table-cell table:formula="of:=IF(([.C333]&lt;0);-1;IF(([.C333]&gt;1);1;0))" office:value-type="float" office:value="1">
            <text:p>1</text:p>
          </table:table-cell>
          <table:table-cell table:formula="of:=IF(([.C333]=-2);1;IF(([.C333]=0);1;IF(([.C333]=3);1;0)))" office:value-type="float" office:value="1">
            <text:p>1</text:p>
          </table:table-cell>
          <table:table-cell table:formula="of:=IF(([.D333]&lt;0);-1;IF(([.D333]&gt;1);1;0))" office:value-type="float" office:value="1">
            <text:p>1</text:p>
          </table:table-cell>
          <table:table-cell table:formula="of:=IF(([.D333]=-2);1;IF(([.D333]=0);1;IF(([.D333]=3);1;0)))" office:value-type="float" office:value="1">
            <text:p>1</text:p>
          </table:table-cell>
          <table:table-cell table:formula="of:=IF(([.E333]&lt;0);-1;IF(([.E333]&gt;1);1;0))" office:value-type="float" office:value="1">
            <text:p>1</text:p>
          </table:table-cell>
          <table:table-cell table:formula="of:=IF(([.E333]=-2);1;IF(([.E333]=0);1;IF(([.E333]=3);1;0)))" office:value-type="float" office:value="0">
            <text:p>0</text:p>
          </table:table-cell>
          <table:table-cell table:formula="of:=STDEVP([.H333];[.J333];[.L333];[.N333])" office:value-type="float" office:value="0">
            <text:p>0</text:p>
          </table:table-cell>
          <table:table-cell table:formula="of:=SUM([.I333];[.K333];[.M333])" office:value-type="float" office:value="3">
            <text:p>3</text:p>
          </table:table-cell>
          <table:table-cell table:formula="of:=AVERAGE([.H333];[.J333];[.L333];[.N333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769277829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4]&lt;0);-1;IF(([.B334]&gt;1);1;0))" office:value-type="float" office:value="0">
            <text:p>0</text:p>
          </table:table-cell>
          <table:table-cell table:formula="of:=IF(([.B334]=-2);1;IF(([.B334]=0);1;IF(([.B334]=3);1;0)))" office:value-type="float" office:value="1">
            <text:p>1</text:p>
          </table:table-cell>
          <table:table-cell table:formula="of:=IF(([.C334]&lt;0);-1;IF(([.C334]&gt;1);1;0))" office:value-type="float" office:value="1">
            <text:p>1</text:p>
          </table:table-cell>
          <table:table-cell table:formula="of:=IF(([.C334]=-2);1;IF(([.C334]=0);1;IF(([.C334]=3);1;0)))" office:value-type="float" office:value="1">
            <text:p>1</text:p>
          </table:table-cell>
          <table:table-cell table:formula="of:=IF(([.D334]&lt;0);-1;IF(([.D334]&gt;1);1;0))" office:value-type="float" office:value="0">
            <text:p>0</text:p>
          </table:table-cell>
          <table:table-cell table:formula="of:=IF(([.D334]=-2);1;IF(([.D334]=0);1;IF(([.D334]=3);1;0)))" office:value-type="float" office:value="1">
            <text:p>1</text:p>
          </table:table-cell>
          <table:table-cell table:formula="of:=IF(([.E334]&lt;0);-1;IF(([.E334]&gt;1);1;0))" office:value-type="float" office:value="0">
            <text:p>0</text:p>
          </table:table-cell>
          <table:table-cell table:formula="of:=IF(([.E334]=-2);1;IF(([.E334]=0);1;IF(([.E334]=3);1;0)))" office:value-type="float" office:value="1">
            <text:p>1</text:p>
          </table:table-cell>
          <table:table-cell table:formula="of:=STDEVP([.H334];[.J334];[.L334];[.N334])" office:value-type="float" office:value="0.433012701892219">
            <text:p>0.4330127019</text:p>
          </table:table-cell>
          <table:table-cell table:formula="of:=SUM([.I334];[.K334];[.M334])" office:value-type="float" office:value="3">
            <text:p>3</text:p>
          </table:table-cell>
          <table:table-cell table:formula="of:=AVERAGE([.H334];[.J334];[.L334];[.N334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675384274945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5]&lt;0);-1;IF(([.B335]&gt;1);1;0))" office:value-type="float" office:value="1">
            <text:p>1</text:p>
          </table:table-cell>
          <table:table-cell table:formula="of:=IF(([.B335]=-2);1;IF(([.B335]=0);1;IF(([.B335]=3);1;0)))" office:value-type="float" office:value="1">
            <text:p>1</text:p>
          </table:table-cell>
          <table:table-cell table:formula="of:=IF(([.C335]&lt;0);-1;IF(([.C335]&gt;1);1;0))" office:value-type="float" office:value="1">
            <text:p>1</text:p>
          </table:table-cell>
          <table:table-cell table:formula="of:=IF(([.C335]=-2);1;IF(([.C335]=0);1;IF(([.C335]=3);1;0)))" office:value-type="float" office:value="1">
            <text:p>1</text:p>
          </table:table-cell>
          <table:table-cell table:formula="of:=IF(([.D335]&lt;0);-1;IF(([.D335]&gt;1);1;0))" office:value-type="float" office:value="1">
            <text:p>1</text:p>
          </table:table-cell>
          <table:table-cell table:formula="of:=IF(([.D335]=-2);1;IF(([.D335]=0);1;IF(([.D335]=3);1;0)))" office:value-type="float" office:value="1">
            <text:p>1</text:p>
          </table:table-cell>
          <table:table-cell table:formula="of:=IF(([.E335]&lt;0);-1;IF(([.E335]&gt;1);1;0))" office:value-type="float" office:value="1">
            <text:p>1</text:p>
          </table:table-cell>
          <table:table-cell table:formula="of:=IF(([.E335]=-2);1;IF(([.E335]=0);1;IF(([.E335]=3);1;0)))" office:value-type="float" office:value="0">
            <text:p>0</text:p>
          </table:table-cell>
          <table:table-cell table:formula="of:=STDEVP([.H335];[.J335];[.L335];[.N335])" office:value-type="float" office:value="0">
            <text:p>0</text:p>
          </table:table-cell>
          <table:table-cell table:formula="of:=SUM([.I335];[.K335];[.M335])" office:value-type="float" office:value="3">
            <text:p>3</text:p>
          </table:table-cell>
          <table:table-cell table:formula="of:=AVERAGE([.H335];[.J335];[.L335];[.N335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6901311897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6]&lt;0);-1;IF(([.B336]&gt;1);1;0))" office:value-type="float" office:value="1">
            <text:p>1</text:p>
          </table:table-cell>
          <table:table-cell table:formula="of:=IF(([.B336]=-2);1;IF(([.B336]=0);1;IF(([.B336]=3);1;0)))" office:value-type="float" office:value="1">
            <text:p>1</text:p>
          </table:table-cell>
          <table:table-cell table:formula="of:=IF(([.C336]&lt;0);-1;IF(([.C336]&gt;1);1;0))" office:value-type="float" office:value="1">
            <text:p>1</text:p>
          </table:table-cell>
          <table:table-cell table:formula="of:=IF(([.C336]=-2);1;IF(([.C336]=0);1;IF(([.C336]=3);1;0)))" office:value-type="float" office:value="1">
            <text:p>1</text:p>
          </table:table-cell>
          <table:table-cell table:formula="of:=IF(([.D336]&lt;0);-1;IF(([.D336]&gt;1);1;0))" office:value-type="float" office:value="1">
            <text:p>1</text:p>
          </table:table-cell>
          <table:table-cell table:formula="of:=IF(([.D336]=-2);1;IF(([.D336]=0);1;IF(([.D336]=3);1;0)))" office:value-type="float" office:value="1">
            <text:p>1</text:p>
          </table:table-cell>
          <table:table-cell table:formula="of:=IF(([.E336]&lt;0);-1;IF(([.E336]&gt;1);1;0))" office:value-type="float" office:value="1">
            <text:p>1</text:p>
          </table:table-cell>
          <table:table-cell table:formula="of:=IF(([.E336]=-2);1;IF(([.E336]=0);1;IF(([.E336]=3);1;0)))" office:value-type="float" office:value="0">
            <text:p>0</text:p>
          </table:table-cell>
          <table:table-cell table:formula="of:=STDEVP([.H336];[.J336];[.L336];[.N336])" office:value-type="float" office:value="0">
            <text:p>0</text:p>
          </table:table-cell>
          <table:table-cell table:formula="of:=SUM([.I336];[.K336];[.M336])" office:value-type="float" office:value="3">
            <text:p>3</text:p>
          </table:table-cell>
          <table:table-cell table:formula="of:=AVERAGE([.H336];[.J336];[.L336];[.N336]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285766686440284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7]&lt;0);-1;IF(([.B337]&gt;1);1;0))" office:value-type="float" office:value="0">
            <text:p>0</text:p>
          </table:table-cell>
          <table:table-cell table:formula="of:=IF(([.B337]=-2);1;IF(([.B337]=0);1;IF(([.B337]=3);1;0)))" office:value-type="float" office:value="0">
            <text:p>0</text:p>
          </table:table-cell>
          <table:table-cell table:formula="of:=IF(([.C337]&lt;0);-1;IF(([.C337]&gt;1);1;0))" office:value-type="float" office:value="1">
            <text:p>1</text:p>
          </table:table-cell>
          <table:table-cell table:formula="of:=IF(([.C337]=-2);1;IF(([.C337]=0);1;IF(([.C337]=3);1;0)))" office:value-type="float" office:value="0">
            <text:p>0</text:p>
          </table:table-cell>
          <table:table-cell table:formula="of:=IF(([.D337]&lt;0);-1;IF(([.D337]&gt;1);1;0))" office:value-type="float" office:value="0">
            <text:p>0</text:p>
          </table:table-cell>
          <table:table-cell table:formula="of:=IF(([.D337]=-2);1;IF(([.D337]=0);1;IF(([.D337]=3);1;0)))" office:value-type="float" office:value="1">
            <text:p>1</text:p>
          </table:table-cell>
          <table:table-cell table:formula="of:=IF(([.E337]&lt;0);-1;IF(([.E337]&gt;1);1;0))" office:value-type="float" office:value="0">
            <text:p>0</text:p>
          </table:table-cell>
          <table:table-cell table:formula="of:=IF(([.E337]=-2);1;IF(([.E337]=0);1;IF(([.E337]=3);1;0)))" office:value-type="float" office:value="1">
            <text:p>1</text:p>
          </table:table-cell>
          <table:table-cell table:formula="of:=STDEVP([.H337];[.J337];[.L337];[.N337])" office:value-type="float" office:value="0.433012701892219">
            <text:p>0.4330127019</text:p>
          </table:table-cell>
          <table:table-cell table:formula="of:=SUM([.I337];[.K337];[.M337])" office:value-type="float" office:value="1">
            <text:p>1</text:p>
          </table:table-cell>
          <table:table-cell table:formula="of:=AVERAGE([.H337];[.J337];[.L337];[.N337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66645878784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8]&lt;0);-1;IF(([.B338]&gt;1);1;0))" office:value-type="float" office:value="0">
            <text:p>0</text:p>
          </table:table-cell>
          <table:table-cell table:formula="of:=IF(([.B338]=-2);1;IF(([.B338]=0);1;IF(([.B338]=3);1;0)))" office:value-type="float" office:value="1">
            <text:p>1</text:p>
          </table:table-cell>
          <table:table-cell table:formula="of:=IF(([.C338]&lt;0);-1;IF(([.C338]&gt;1);1;0))" office:value-type="float" office:value="1">
            <text:p>1</text:p>
          </table:table-cell>
          <table:table-cell table:formula="of:=IF(([.C338]=-2);1;IF(([.C338]=0);1;IF(([.C338]=3);1;0)))" office:value-type="float" office:value="1">
            <text:p>1</text:p>
          </table:table-cell>
          <table:table-cell table:formula="of:=IF(([.D338]&lt;0);-1;IF(([.D338]&gt;1);1;0))" office:value-type="float" office:value="0">
            <text:p>0</text:p>
          </table:table-cell>
          <table:table-cell table:formula="of:=IF(([.D338]=-2);1;IF(([.D338]=0);1;IF(([.D338]=3);1;0)))" office:value-type="float" office:value="1">
            <text:p>1</text:p>
          </table:table-cell>
          <table:table-cell table:formula="of:=IF(([.E338]&lt;0);-1;IF(([.E338]&gt;1);1;0))" office:value-type="float" office:value="0">
            <text:p>0</text:p>
          </table:table-cell>
          <table:table-cell table:formula="of:=IF(([.E338]=-2);1;IF(([.E338]=0);1;IF(([.E338]=3);1;0)))" office:value-type="float" office:value="1">
            <text:p>1</text:p>
          </table:table-cell>
          <table:table-cell table:formula="of:=STDEVP([.H338];[.J338];[.L338];[.N338])" office:value-type="float" office:value="0.433012701892219">
            <text:p>0.4330127019</text:p>
          </table:table-cell>
          <table:table-cell table:formula="of:=SUM([.I338];[.K338];[.M338])" office:value-type="float" office:value="3">
            <text:p>3</text:p>
          </table:table-cell>
          <table:table-cell table:formula="of:=AVERAGE([.H338];[.J338];[.L338];[.N338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66155983667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39]&lt;0);-1;IF(([.B339]&gt;1);1;0))" office:value-type="float" office:value="1">
            <text:p>1</text:p>
          </table:table-cell>
          <table:table-cell table:formula="of:=IF(([.B339]=-2);1;IF(([.B339]=0);1;IF(([.B339]=3);1;0)))" office:value-type="float" office:value="1">
            <text:p>1</text:p>
          </table:table-cell>
          <table:table-cell table:formula="of:=IF(([.C339]&lt;0);-1;IF(([.C339]&gt;1);1;0))" office:value-type="float" office:value="1">
            <text:p>1</text:p>
          </table:table-cell>
          <table:table-cell table:formula="of:=IF(([.C339]=-2);1;IF(([.C339]=0);1;IF(([.C339]=3);1;0)))" office:value-type="float" office:value="1">
            <text:p>1</text:p>
          </table:table-cell>
          <table:table-cell table:formula="of:=IF(([.D339]&lt;0);-1;IF(([.D339]&gt;1);1;0))" office:value-type="float" office:value="0">
            <text:p>0</text:p>
          </table:table-cell>
          <table:table-cell table:formula="of:=IF(([.D339]=-2);1;IF(([.D339]=0);1;IF(([.D339]=3);1;0)))" office:value-type="float" office:value="0">
            <text:p>0</text:p>
          </table:table-cell>
          <table:table-cell table:formula="of:=IF(([.E339]&lt;0);-1;IF(([.E339]&gt;1);1;0))" office:value-type="float" office:value="0">
            <text:p>0</text:p>
          </table:table-cell>
          <table:table-cell table:formula="of:=IF(([.E339]=-2);1;IF(([.E339]=0);1;IF(([.E339]=3);1;0)))" office:value-type="float" office:value="0">
            <text:p>0</text:p>
          </table:table-cell>
          <table:table-cell table:formula="of:=STDEVP([.H339];[.J339];[.L339];[.N339])" office:value-type="float" office:value="0.5">
            <text:p>0.5</text:p>
          </table:table-cell>
          <table:table-cell table:formula="of:=SUM([.I339];[.K339];[.M339])" office:value-type="float" office:value="2">
            <text:p>2</text:p>
          </table:table-cell>
          <table:table-cell table:formula="of:=AVERAGE([.H339];[.J339];[.L339];[.N339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6586574069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0]&lt;0);-1;IF(([.B340]&gt;1);1;0))" office:value-type="float" office:value="0">
            <text:p>0</text:p>
          </table:table-cell>
          <table:table-cell table:formula="of:=IF(([.B340]=-2);1;IF(([.B340]=0);1;IF(([.B340]=3);1;0)))" office:value-type="float" office:value="1">
            <text:p>1</text:p>
          </table:table-cell>
          <table:table-cell table:formula="of:=IF(([.C340]&lt;0);-1;IF(([.C340]&gt;1);1;0))" office:value-type="float" office:value="1">
            <text:p>1</text:p>
          </table:table-cell>
          <table:table-cell table:formula="of:=IF(([.C340]=-2);1;IF(([.C340]=0);1;IF(([.C340]=3);1;0)))" office:value-type="float" office:value="0">
            <text:p>0</text:p>
          </table:table-cell>
          <table:table-cell table:formula="of:=IF(([.D340]&lt;0);-1;IF(([.D340]&gt;1);1;0))" office:value-type="float" office:value="0">
            <text:p>0</text:p>
          </table:table-cell>
          <table:table-cell table:formula="of:=IF(([.D340]=-2);1;IF(([.D340]=0);1;IF(([.D340]=3);1;0)))" office:value-type="float" office:value="1">
            <text:p>1</text:p>
          </table:table-cell>
          <table:table-cell table:formula="of:=IF(([.E340]&lt;0);-1;IF(([.E340]&gt;1);1;0))" office:value-type="float" office:value="0">
            <text:p>0</text:p>
          </table:table-cell>
          <table:table-cell table:formula="of:=IF(([.E340]=-2);1;IF(([.E340]=0);1;IF(([.E340]=3);1;0)))" office:value-type="float" office:value="1">
            <text:p>1</text:p>
          </table:table-cell>
          <table:table-cell table:formula="of:=STDEVP([.H340];[.J340];[.L340];[.N340])" office:value-type="float" office:value="0.433012701892219">
            <text:p>0.4330127019</text:p>
          </table:table-cell>
          <table:table-cell table:formula="of:=SUM([.I340];[.K340];[.M340])" office:value-type="float" office:value="2">
            <text:p>2</text:p>
          </table:table-cell>
          <table:table-cell table:formula="of:=AVERAGE([.H340];[.J340];[.L340];[.N340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65624567398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1]&lt;0);-1;IF(([.B341]&gt;1);1;0))" office:value-type="float" office:value="1">
            <text:p>1</text:p>
          </table:table-cell>
          <table:table-cell table:formula="of:=IF(([.B341]=-2);1;IF(([.B341]=0);1;IF(([.B341]=3);1;0)))" office:value-type="float" office:value="1">
            <text:p>1</text:p>
          </table:table-cell>
          <table:table-cell table:formula="of:=IF(([.C341]&lt;0);-1;IF(([.C341]&gt;1);1;0))" office:value-type="float" office:value="1">
            <text:p>1</text:p>
          </table:table-cell>
          <table:table-cell table:formula="of:=IF(([.C341]=-2);1;IF(([.C341]=0);1;IF(([.C341]=3);1;0)))" office:value-type="float" office:value="1">
            <text:p>1</text:p>
          </table:table-cell>
          <table:table-cell table:formula="of:=IF(([.D341]&lt;0);-1;IF(([.D341]&gt;1);1;0))" office:value-type="float" office:value="0">
            <text:p>0</text:p>
          </table:table-cell>
          <table:table-cell table:formula="of:=IF(([.D341]=-2);1;IF(([.D341]=0);1;IF(([.D341]=3);1;0)))" office:value-type="float" office:value="1">
            <text:p>1</text:p>
          </table:table-cell>
          <table:table-cell table:formula="of:=IF(([.E341]&lt;0);-1;IF(([.E341]&gt;1);1;0))" office:value-type="float" office:value="0">
            <text:p>0</text:p>
          </table:table-cell>
          <table:table-cell table:formula="of:=IF(([.E341]=-2);1;IF(([.E341]=0);1;IF(([.E341]=3);1;0)))" office:value-type="float" office:value="1">
            <text:p>1</text:p>
          </table:table-cell>
          <table:table-cell table:formula="of:=STDEVP([.H341];[.J341];[.L341];[.N341])" office:value-type="float" office:value="0.5">
            <text:p>0.5</text:p>
          </table:table-cell>
          <table:table-cell table:formula="of:=SUM([.I341];[.K341];[.M341])" office:value-type="float" office:value="3">
            <text:p>3</text:p>
          </table:table-cell>
          <table:table-cell table:formula="of:=AVERAGE([.H341];[.J341];[.L341];[.N341])"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32857665448825651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2]&lt;0);-1;IF(([.B342]&gt;1);1;0))" office:value-type="float" office:value="0">
            <text:p>0</text:p>
          </table:table-cell>
          <table:table-cell table:formula="of:=IF(([.B342]=-2);1;IF(([.B342]=0);1;IF(([.B342]=3);1;0)))" office:value-type="float" office:value="0">
            <text:p>0</text:p>
          </table:table-cell>
          <table:table-cell table:formula="of:=IF(([.C342]&lt;0);-1;IF(([.C342]&gt;1);1;0))" office:value-type="float" office:value="0">
            <text:p>0</text:p>
          </table:table-cell>
          <table:table-cell table:formula="of:=IF(([.C342]=-2);1;IF(([.C342]=0);1;IF(([.C342]=3);1;0)))" office:value-type="float" office:value="0">
            <text:p>0</text:p>
          </table:table-cell>
          <table:table-cell table:formula="of:=IF(([.D342]&lt;0);-1;IF(([.D342]&gt;1);1;0))" office:value-type="float" office:value="0">
            <text:p>0</text:p>
          </table:table-cell>
          <table:table-cell table:formula="of:=IF(([.D342]=-2);1;IF(([.D342]=0);1;IF(([.D342]=3);1;0)))" office:value-type="float" office:value="1">
            <text:p>1</text:p>
          </table:table-cell>
          <table:table-cell table:formula="of:=IF(([.E342]&lt;0);-1;IF(([.E342]&gt;1);1;0))" office:value-type="float" office:value="0">
            <text:p>0</text:p>
          </table:table-cell>
          <table:table-cell table:formula="of:=IF(([.E342]=-2);1;IF(([.E342]=0);1;IF(([.E342]=3);1;0)))" office:value-type="float" office:value="1">
            <text:p>1</text:p>
          </table:table-cell>
          <table:table-cell table:formula="of:=STDEVP([.H342];[.J342];[.L342];[.N342])" office:value-type="float" office:value="0">
            <text:p>0</text:p>
          </table:table-cell>
          <table:table-cell table:formula="of:=SUM([.I342];[.K342];[.M342])" office:value-type="float" office:value="1">
            <text:p>1</text:p>
          </table:table-cell>
          <table:table-cell table:formula="of:=AVERAGE([.H342];[.J342];[.L342];[.N34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648339398656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3]&lt;0);-1;IF(([.B343]&gt;1);1;0))" office:value-type="float" office:value="0">
            <text:p>0</text:p>
          </table:table-cell>
          <table:table-cell table:formula="of:=IF(([.B343]=-2);1;IF(([.B343]=0);1;IF(([.B343]=3);1;0)))" office:value-type="float" office:value="1">
            <text:p>1</text:p>
          </table:table-cell>
          <table:table-cell table:formula="of:=IF(([.C343]&lt;0);-1;IF(([.C343]&gt;1);1;0))" office:value-type="float" office:value="0">
            <text:p>0</text:p>
          </table:table-cell>
          <table:table-cell table:formula="of:=IF(([.C343]=-2);1;IF(([.C343]=0);1;IF(([.C343]=3);1;0)))" office:value-type="float" office:value="1">
            <text:p>1</text:p>
          </table:table-cell>
          <table:table-cell table:formula="of:=IF(([.D343]&lt;0);-1;IF(([.D343]&gt;1);1;0))" office:value-type="float" office:value="0">
            <text:p>0</text:p>
          </table:table-cell>
          <table:table-cell table:formula="of:=IF(([.D343]=-2);1;IF(([.D343]=0);1;IF(([.D343]=3);1;0)))" office:value-type="float" office:value="1">
            <text:p>1</text:p>
          </table:table-cell>
          <table:table-cell table:formula="of:=IF(([.E343]&lt;0);-1;IF(([.E343]&gt;1);1;0))" office:value-type="float" office:value="0">
            <text:p>0</text:p>
          </table:table-cell>
          <table:table-cell table:formula="of:=IF(([.E343]=-2);1;IF(([.E343]=0);1;IF(([.E343]=3);1;0)))" office:value-type="float" office:value="1">
            <text:p>1</text:p>
          </table:table-cell>
          <table:table-cell table:formula="of:=STDEVP([.H343];[.J343];[.L343];[.N343])" office:value-type="float" office:value="0">
            <text:p>0</text:p>
          </table:table-cell>
          <table:table-cell table:formula="of:=SUM([.I343];[.K343];[.M343])" office:value-type="float" office:value="3">
            <text:p>3</text:p>
          </table:table-cell>
          <table:table-cell table:formula="of:=AVERAGE([.H343];[.J343];[.L343];[.N34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6479199723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4]&lt;0);-1;IF(([.B344]&gt;1);1;0))" office:value-type="float" office:value="0">
            <text:p>0</text:p>
          </table:table-cell>
          <table:table-cell table:formula="of:=IF(([.B344]=-2);1;IF(([.B344]=0);1;IF(([.B344]=3);1;0)))" office:value-type="float" office:value="1">
            <text:p>1</text:p>
          </table:table-cell>
          <table:table-cell table:formula="of:=IF(([.C344]&lt;0);-1;IF(([.C344]&gt;1);1;0))" office:value-type="float" office:value="1">
            <text:p>1</text:p>
          </table:table-cell>
          <table:table-cell table:formula="of:=IF(([.C344]=-2);1;IF(([.C344]=0);1;IF(([.C344]=3);1;0)))" office:value-type="float" office:value="0">
            <text:p>0</text:p>
          </table:table-cell>
          <table:table-cell table:formula="of:=IF(([.D344]&lt;0);-1;IF(([.D344]&gt;1);1;0))" office:value-type="float" office:value="0">
            <text:p>0</text:p>
          </table:table-cell>
          <table:table-cell table:formula="of:=IF(([.D344]=-2);1;IF(([.D344]=0);1;IF(([.D344]=3);1;0)))" office:value-type="float" office:value="1">
            <text:p>1</text:p>
          </table:table-cell>
          <table:table-cell table:formula="of:=IF(([.E344]&lt;0);-1;IF(([.E344]&gt;1);1;0))" office:value-type="float" office:value="0">
            <text:p>0</text:p>
          </table:table-cell>
          <table:table-cell table:formula="of:=IF(([.E344]=-2);1;IF(([.E344]=0);1;IF(([.E344]=3);1;0)))" office:value-type="float" office:value="1">
            <text:p>1</text:p>
          </table:table-cell>
          <table:table-cell table:formula="of:=STDEVP([.H344];[.J344];[.L344];[.N344])" office:value-type="float" office:value="0.433012701892219">
            <text:p>0.4330127019</text:p>
          </table:table-cell>
          <table:table-cell table:formula="of:=SUM([.I344];[.K344];[.M344])" office:value-type="float" office:value="2">
            <text:p>2</text:p>
          </table:table-cell>
          <table:table-cell table:formula="of:=AVERAGE([.H344];[.J344];[.L344];[.N344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64582703104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5]&lt;0);-1;IF(([.B345]&gt;1);1;0))" office:value-type="float" office:value="0">
            <text:p>0</text:p>
          </table:table-cell>
          <table:table-cell table:formula="of:=IF(([.B345]=-2);1;IF(([.B345]=0);1;IF(([.B345]=3);1;0)))" office:value-type="float" office:value="1">
            <text:p>1</text:p>
          </table:table-cell>
          <table:table-cell table:formula="of:=IF(([.C345]&lt;0);-1;IF(([.C345]&gt;1);1;0))" office:value-type="float" office:value="1">
            <text:p>1</text:p>
          </table:table-cell>
          <table:table-cell table:formula="of:=IF(([.C345]=-2);1;IF(([.C345]=0);1;IF(([.C345]=3);1;0)))" office:value-type="float" office:value="0">
            <text:p>0</text:p>
          </table:table-cell>
          <table:table-cell table:formula="of:=IF(([.D345]&lt;0);-1;IF(([.D345]&gt;1);1;0))" office:value-type="float" office:value="0">
            <text:p>0</text:p>
          </table:table-cell>
          <table:table-cell table:formula="of:=IF(([.D345]=-2);1;IF(([.D345]=0);1;IF(([.D345]=3);1;0)))" office:value-type="float" office:value="1">
            <text:p>1</text:p>
          </table:table-cell>
          <table:table-cell table:formula="of:=IF(([.E345]&lt;0);-1;IF(([.E345]&gt;1);1;0))" office:value-type="float" office:value="0">
            <text:p>0</text:p>
          </table:table-cell>
          <table:table-cell table:formula="of:=IF(([.E345]=-2);1;IF(([.E345]=0);1;IF(([.E345]=3);1;0)))" office:value-type="float" office:value="1">
            <text:p>1</text:p>
          </table:table-cell>
          <table:table-cell table:formula="of:=STDEVP([.H345];[.J345];[.L345];[.N345])" office:value-type="float" office:value="0.433012701892219">
            <text:p>0.4330127019</text:p>
          </table:table-cell>
          <table:table-cell table:formula="of:=SUM([.I345];[.K345];[.M345])" office:value-type="float" office:value="2">
            <text:p>2</text:p>
          </table:table-cell>
          <table:table-cell table:formula="of:=AVERAGE([.H345];[.J345];[.L345];[.N345])" office:value-type="float" office:value="0.25">
            <text:p>0.25</text:p>
          </table:table-cell>
        </table:table-row>
        <table:table-row table:style-name="ro1">
          <table:table-cell table:style-name="ce2" office:value-type="string">
            <text:p>32857663649049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6]&lt;0);-1;IF(([.B346]&gt;1);1;0))" office:value-type="float" office:value="0">
            <text:p>0</text:p>
          </table:table-cell>
          <table:table-cell table:formula="of:=IF(([.B346]=-2);1;IF(([.B346]=0);1;IF(([.B346]=3);1;0)))" office:value-type="float" office:value="1">
            <text:p>1</text:p>
          </table:table-cell>
          <table:table-cell table:formula="of:=IF(([.C346]&lt;0);-1;IF(([.C346]&gt;1);1;0))" office:value-type="float" office:value="0">
            <text:p>0</text:p>
          </table:table-cell>
          <table:table-cell table:formula="of:=IF(([.C346]=-2);1;IF(([.C346]=0);1;IF(([.C346]=3);1;0)))" office:value-type="float" office:value="0">
            <text:p>0</text:p>
          </table:table-cell>
          <table:table-cell table:formula="of:=IF(([.D346]&lt;0);-1;IF(([.D346]&gt;1);1;0))" office:value-type="float" office:value="0">
            <text:p>0</text:p>
          </table:table-cell>
          <table:table-cell table:formula="of:=IF(([.D346]=-2);1;IF(([.D346]=0);1;IF(([.D346]=3);1;0)))" office:value-type="float" office:value="1">
            <text:p>1</text:p>
          </table:table-cell>
          <table:table-cell table:formula="of:=IF(([.E346]&lt;0);-1;IF(([.E346]&gt;1);1;0))" office:value-type="float" office:value="0">
            <text:p>0</text:p>
          </table:table-cell>
          <table:table-cell table:formula="of:=IF(([.E346]=-2);1;IF(([.E346]=0);1;IF(([.E346]=3);1;0)))" office:value-type="float" office:value="1">
            <text:p>1</text:p>
          </table:table-cell>
          <table:table-cell table:formula="of:=STDEVP([.H346];[.J346];[.L346];[.N346])" office:value-type="float" office:value="0">
            <text:p>0</text:p>
          </table:table-cell>
          <table:table-cell table:formula="of:=SUM([.I346];[.K346];[.M346])" office:value-type="float" office:value="2">
            <text:p>2</text:p>
          </table:table-cell>
          <table:table-cell table:formula="of:=AVERAGE([.H346];[.J346];[.L346];[.N346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32857663515672166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47]&lt;0);-1;IF(([.B347]&gt;1);1;0))" office:value-type="float" office:value="1">
            <text:p>1</text:p>
          </table:table-cell>
          <table:table-cell table:formula="of:=IF(([.B347]=-2);1;IF(([.B347]=0);1;IF(([.B347]=3);1;0)))" office:value-type="float" office:value="0">
            <text:p>0</text:p>
          </table:table-cell>
          <table:table-cell table:formula="of:=IF(([.C347]&lt;0);-1;IF(([.C347]&gt;1);1;0))" office:value-type="float" office:value="0">
            <text:p>0</text:p>
          </table:table-cell>
          <table:table-cell table:formula="of:=IF(([.C347]=-2);1;IF(([.C347]=0);1;IF(([.C347]=3);1;0)))" office:value-type="float" office:value="0">
            <text:p>0</text:p>
          </table:table-cell>
          <table:table-cell table:formula="of:=IF(([.D347]&lt;0);-1;IF(([.D347]&gt;1);1;0))" office:value-type="float" office:value="0">
            <text:p>0</text:p>
          </table:table-cell>
          <table:table-cell table:formula="of:=IF(([.D347]=-2);1;IF(([.D347]=0);1;IF(([.D347]=3);1;0)))" office:value-type="float" office:value="0">
            <text:p>0</text:p>
          </table:table-cell>
          <table:table-cell table:formula="of:=IF(([.E347]&lt;0);-1;IF(([.E347]&gt;1);1;0))" office:value-type="float" office:value="-1">
            <text:p>-1</text:p>
          </table:table-cell>
          <table:table-cell table:formula="of:=IF(([.E347]=-2);1;IF(([.E347]=0);1;IF(([.E347]=3);1;0)))" office:value-type="float" office:value="0">
            <text:p>0</text:p>
          </table:table-cell>
          <table:table-cell table:formula="of:=STDEVP([.H347];[.J347];[.L347];[.N347])" office:value-type="float" office:value="0.707106781186548">
            <text:p>0.7071067812</text:p>
          </table:table-cell>
          <table:table-cell table:formula="of:=SUM([.I347];[.K347];[.M347])" office:value-type="float" office:value="0">
            <text:p>0</text:p>
          </table:table-cell>
          <table:table-cell table:formula="of:=AVERAGE([.H347];[.J347];[.L347];[.N347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328576633713860608</text:p>
          </table:table-cell>
          <table:table-cell table:number-columns-repeated="3"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/>
          <table:table-cell table:formula="of:=IF(([.B348]&lt;0);-1;IF(([.B348]&gt;1);1;0))" office:value-type="float" office:value="1">
            <text:p>1</text:p>
          </table:table-cell>
          <table:table-cell table:formula="of:=IF(([.B348]=-2);1;IF(([.B348]=0);1;IF(([.B348]=3);1;0)))" office:value-type="float" office:value="1">
            <text:p>1</text:p>
          </table:table-cell>
          <table:table-cell table:formula="of:=IF(([.C348]&lt;0);-1;IF(([.C348]&gt;1);1;0))" office:value-type="float" office:value="1">
            <text:p>1</text:p>
          </table:table-cell>
          <table:table-cell table:formula="of:=IF(([.C348]=-2);1;IF(([.C348]=0);1;IF(([.C348]=3);1;0)))" office:value-type="float" office:value="1">
            <text:p>1</text:p>
          </table:table-cell>
          <table:table-cell table:formula="of:=IF(([.D348]&lt;0);-1;IF(([.D348]&gt;1);1;0))" office:value-type="float" office:value="1">
            <text:p>1</text:p>
          </table:table-cell>
          <table:table-cell table:formula="of:=IF(([.D348]=-2);1;IF(([.D348]=0);1;IF(([.D348]=3);1;0)))" office:value-type="float" office:value="1">
            <text:p>1</text:p>
          </table:table-cell>
          <table:table-cell table:formula="of:=IF(([.E348]&lt;0);-1;IF(([.E348]&gt;1);1;0))" office:value-type="float" office:value="1">
            <text:p>1</text:p>
          </table:table-cell>
          <table:table-cell table:formula="of:=IF(([.E348]=-2);1;IF(([.E348]=0);1;IF(([.E348]=3);1;0)))" office:value-type="float" office:value="1">
            <text:p>1</text:p>
          </table:table-cell>
          <table:table-cell table:formula="of:=STDEVP([.H348];[.J348];[.L348];[.N348])" office:value-type="float" office:value="0">
            <text:p>0</text:p>
          </table:table-cell>
          <table:table-cell table:formula="of:=SUM([.I348];[.K348];[.M348])" office:value-type="float" office:value="3">
            <text:p>3</text:p>
          </table:table-cell>
          <table:table-cell table:formula="of:=AVERAGE([.H348];[.J348];[.L348];[.N348])" office:value-type="float" office:value="1">
            <text:p>1</text:p>
          </table:table-cell>
        </table:table-row>
        <table:table-row table:style-name="ro1">
          <table:table-cell table:style-name="ce6"/>
          <table:table-cell table:style-name="ce10" table:number-columns-repeated="3"/>
          <table:table-cell table:number-columns-repeated="2"/>
          <table:table-cell table:style-name="ce16" office:value-type="string">
            <text:p>Total:</text:p>
          </table:table-cell>
          <table:table-cell table:style-name="ce16" table:formula="of:=SUM([.H249:.H348])" office:value-type="float" office:value="41">
            <text:p>41</text:p>
          </table:table-cell>
          <table:table-cell table:style-name="ce16" table:formula="of:=SUM([.I249:.I348])" office:value-type="float" office:value="66">
            <text:p>66</text:p>
          </table:table-cell>
          <table:table-cell table:style-name="ce16" table:formula="of:=SUM([.J249:.J348])" office:value-type="float" office:value="77">
            <text:p>77</text:p>
          </table:table-cell>
          <table:table-cell table:style-name="ce16" table:formula="of:=SUM([.K249:.K348])" office:value-type="float" office:value="67">
            <text:p>67</text:p>
          </table:table-cell>
          <table:table-cell table:style-name="ce16" table:formula="of:=SUM([.L249:.L348])" office:value-type="float" office:value="23">
            <text:p>23</text:p>
          </table:table-cell>
          <table:table-cell table:style-name="ce16" table:formula="of:=SUM([.M249:.M348])" office:value-type="float" office:value="83">
            <text:p>83</text:p>
          </table:table-cell>
          <table:table-cell table:style-name="ce16" table:formula="of:=SUM([.N249:.N348])" office:value-type="float" office:value="23">
            <text:p>23</text:p>
          </table:table-cell>
          <table:table-cell table:style-name="ce16" table:formula="of:=SUM([.O249:.O348])" office:value-type="float" office:value="68">
            <text:p>68</text:p>
          </table:table-cell>
          <table:table-cell table:style-name="ce16" table:formula="of:=SUM([.P249:.P348])" office:value-type="float" office:value="32.0949667488963">
            <text:p>32.0949667489</text:p>
          </table:table-cell>
          <table:table-cell table:style-name="ce16" table:formula="of:=SUM([.Q249:.Q348])" office:value-type="float" office:value="216">
            <text:p>216</text:p>
          </table:table-cell>
          <table:table-cell table:style-name="ce16" table:formula="of:=SUM([.R249:.R348])" office:value-type="float" office:value="41">
            <text:p>41</text:p>
          </table:table-cell>
        </table:table-row>
        <table:table-row table:style-name="ro1">
          <table:table-cell table:number-columns-repeated="6"/>
          <table:table-cell table:style-name="ce16" office:value-type="string">
            <text:p>Average:</text:p>
          </table:table-cell>
          <table:table-cell table:style-name="ce16" table:formula="of:=AVERAGE([.H249:.H348])" office:value-type="float" office:value="0.41">
            <text:p>0.41</text:p>
          </table:table-cell>
          <table:table-cell table:style-name="ce16" table:formula="of:=AVERAGE([.I249:.I348])" office:value-type="float" office:value="0.66">
            <text:p>0.66</text:p>
          </table:table-cell>
          <table:table-cell table:style-name="ce16" table:formula="of:=AVERAGE([.J249:.J348])" office:value-type="float" office:value="0.77">
            <text:p>0.77</text:p>
          </table:table-cell>
          <table:table-cell table:style-name="ce16" table:formula="of:=AVERAGE([.K249:.K348])" office:value-type="float" office:value="0.67">
            <text:p>0.67</text:p>
          </table:table-cell>
          <table:table-cell table:style-name="ce16" table:formula="of:=AVERAGE([.L249:.L348])" office:value-type="float" office:value="0.23">
            <text:p>0.23</text:p>
          </table:table-cell>
          <table:table-cell table:style-name="ce16" table:formula="of:=AVERAGE([.M249:.M348])" office:value-type="float" office:value="0.83">
            <text:p>0.83</text:p>
          </table:table-cell>
          <table:table-cell table:style-name="ce16" table:formula="of:=AVERAGE([.N249:.N348])" office:value-type="float" office:value="0.23">
            <text:p>0.23</text:p>
          </table:table-cell>
          <table:table-cell table:style-name="ce16" table:formula="of:=AVERAGE([.O249:.O348])" office:value-type="float" office:value="0.68">
            <text:p>0.68</text:p>
          </table:table-cell>
          <table:table-cell table:style-name="ce16" table:formula="of:=AVERAGE([.P249:.P348])" office:value-type="float" office:value="0.320949667488963">
            <text:p>0.3209496675</text:p>
          </table:table-cell>
          <table:table-cell table:style-name="ce16" table:formula="of:=AVERAGE([.Q249:.Q348])" office:value-type="float" office:value="2.16">
            <text:p>2.16</text:p>
          </table:table-cell>
          <table:table-cell table:style-name="ce16" table:formula="of:=AVERAGE([.R249:.R348])" office:value-type="float" office:value="0.41">
            <text:p>0.41</text:p>
          </table:table-cell>
        </table:table-row>
        <table:table-row table:style-name="ro1">
          <table:table-cell table:number-columns-repeated="6"/>
          <table:table-cell office:value-type="string">
            <text:p>Positive</text:p>
          </table:table-cell>
          <table:table-cell table:formula="of:=COUNTIF([.H249:.H348];1)" office:value-type="float" office:value="44">
            <text:p>44</text:p>
          </table:table-cell>
          <table:table-cell/>
          <table:table-cell table:formula="of:=COUNTIF([.J249:.J348];1)" office:value-type="float" office:value="79">
            <text:p>79</text:p>
          </table:table-cell>
          <table:table-cell/>
          <table:table-cell table:formula="of:=COUNTIF([.L249:.L348];1)" office:value-type="float" office:value="32">
            <text:p>32</text:p>
          </table:table-cell>
          <table:table-cell/>
          <table:table-cell table:formula="of:=COUNTIF([.N249:.N348];1)" office:value-type="float" office:value="39">
            <text:p>39</text:p>
          </table:table-cell>
          <table:table-cell/>
          <table:table-cell table:formula="of:=COUNTIF([.P249:.P348];0)"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style-name="ce20" table:formula="of:=COUNTIF([.H249:.H348];0)" office:value-type="float" office:value="53">
            <text:p>53</text:p>
          </table:table-cell>
          <table:table-cell table:style-name="ce20"/>
          <table:table-cell table:style-name="ce20" table:formula="of:=COUNTIF([.J249:.J348];0)" office:value-type="float" office:value="19">
            <text:p>19</text:p>
          </table:table-cell>
          <table:table-cell table:style-name="ce20"/>
          <table:table-cell table:style-name="ce20" table:formula="of:=COUNTIF([.L249:.L348];0)" office:value-type="float" office:value="59">
            <text:p>59</text:p>
          </table:table-cell>
          <table:table-cell table:style-name="ce20"/>
          <table:table-cell table:style-name="ce20" table:formula="of:=COUNTIF([.N249:.N348];0)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Negative</text:p>
          </table:table-cell>
          <table:table-cell table:style-name="ce20" table:formula="of:=COUNTIF([.H249:.H348];-1)" office:value-type="float" office:value="3">
            <text:p>3</text:p>
          </table:table-cell>
          <table:table-cell table:style-name="ce20"/>
          <table:table-cell table:style-name="ce20" table:formula="of:=COUNTIF([.J249:.J348];-1)" office:value-type="float" office:value="2">
            <text:p>2</text:p>
          </table:table-cell>
          <table:table-cell table:style-name="ce20"/>
          <table:table-cell table:style-name="ce20" table:formula="of:=COUNTIF([.L249:.L348];-1)" office:value-type="float" office:value="9">
            <text:p>9</text:p>
          </table:table-cell>
          <table:table-cell table:style-name="ce20"/>
          <table:table-cell table:style-name="ce20" table:formula="of:=COUNTIF([.N249:.N348];-1)" office:value-type="float" office:value="16">
            <text:p>16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“opinion”</text:p>
          </table:table-cell>
          <table:table-cell table:formula="of:=[.H351]/([.H351]+[.H353])" office:value-type="float" office:value="0.936170212765957">
            <text:p>0.9361702128</text:p>
          </table:table-cell>
          <table:table-cell/>
          <table:table-cell table:formula="of:=[.J351]/([.J351]+[.J353])" office:value-type="float" office:value="0.975308641975309">
            <text:p>0.975308642</text:p>
          </table:table-cell>
          <table:table-cell/>
          <table:table-cell table:formula="of:=[.L351]/([.L351]+[.L353])" office:value-type="float" office:value="0.780487804878049">
            <text:p>0.7804878049</text:p>
          </table:table-cell>
          <table:table-cell/>
          <table:table-cell table:formula="of:=[.N351]/([.N351]+[.N353])" office:value-type="float" office:value="0.709090909090909">
            <text:p>0.7090909091</text:p>
          </table:table-cell>
          <table:table-cell table:formula="of:=AVERAGE([.H354];[.J354];[.L354])" office:value-type="float" office:value="0.897322219873105">
            <text:p>0.8973222199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6"/>
          <table:table-cell table:style-name="ce17" office:value-type="string">
            <text:p>Total stats:</text:p>
          </table:table-cell>
          <table:table-cell table:style-name="ce17" office:value-type="string" table:number-columns-spanned="2" table:number-rows-spanned="1">
            <text:p>kristoffer</text:p>
          </table:table-cell>
          <table:covered-table-cell table:style-name="ce16"/>
          <table:table-cell table:style-name="ce17" office:value-type="string" table:number-columns-spanned="2" table:number-rows-spanned="1">
            <text:p>ludwig</text:p>
          </table:table-cell>
          <table:covered-table-cell table:style-name="ce16"/>
          <table:table-cell table:style-name="ce17" office:value-type="string" table:number-columns-spanned="2" table:number-rows-spanned="1">
            <text:p>romain</text:p>
          </table:table-cell>
          <table:covered-table-cell table:style-name="ce16"/>
          <table:table-cell table:style-name="ce17" office:value-type="string" table:number-columns-spanned="2" table:number-rows-spanned="1">
            <text:p>thibaut</text:p>
          </table:table-cell>
          <table:covered-table-cell table:style-name="ce16"/>
          <table:table-cell table:style-name="ce17" office:value-type="string" table:number-columns-spanned="3" table:number-rows-spanned="1">
            <text:p>All</text:p>
          </table:table-cell>
          <table:covered-table-cell table:number-columns-repeated="2" table:style-name="ce16"/>
        </table:table-row>
        <table:table-row table:style-name="ro1">
          <table:table-cell table:number-columns-repeated="6"/>
          <table:table-cell table:style-name="ce16"/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Standard deviation</text:p>
          </table:table-cell>
          <table:table-cell table:style-name="ce16" office:value-type="string">
            <text:p>Confidence sum</text:p>
          </table:table-cell>
          <table:table-cell table:style-name="ce16" office:value-type="string">
            <text:p>Average polarity</text:p>
          </table:table-cell>
        </table:table-row>
        <table:table-row table:style-name="ro1">
          <table:table-cell table:number-columns-repeated="6"/>
          <table:table-cell table:style-name="ce16" office:value-type="string">
            <text:p>Total:</text:p>
          </table:table-cell>
          <table:table-cell table:style-name="ce16" table:formula="of:=SUM([.H249:.H348];[.H129:.H228];[.H9:.H108])" office:value-type="float" office:value="121">
            <text:p>121</text:p>
          </table:table-cell>
          <table:table-cell table:style-name="ce16" table:formula="of:=SUM([.I249:.I348];[.I129:.I228];[.I9:.I108])" office:value-type="float" office:value="174">
            <text:p>174</text:p>
          </table:table-cell>
          <table:table-cell table:style-name="ce16" table:formula="of:=SUM([.J249:.J348];[.J129:.J228];[.J9:.J108])" office:value-type="float" office:value="169">
            <text:p>169</text:p>
          </table:table-cell>
          <table:table-cell table:style-name="ce16" table:formula="of:=SUM([.K249:.K348];[.K129:.K228];[.K9:.K108])" office:value-type="float" office:value="245">
            <text:p>245</text:p>
          </table:table-cell>
          <table:table-cell table:style-name="ce16" table:formula="of:=SUM([.L249:.L348];[.L129:.L228];[.L9:.L108])" office:value-type="float" office:value="78">
            <text:p>78</text:p>
          </table:table-cell>
          <table:table-cell table:style-name="ce16" table:formula="of:=SUM([.M249:.M348];[.M129:.M228];[.M9:.M108])" office:value-type="float" office:value="253">
            <text:p>253</text:p>
          </table:table-cell>
          <table:table-cell table:style-name="ce16" table:formula="of:=SUM([.N249:.N348];[.N129:.N228];[.N9:.N108])" office:value-type="float" office:value="71">
            <text:p>71</text:p>
          </table:table-cell>
          <table:table-cell table:style-name="ce16" table:formula="of:=SUM([.O249:.O348];[.O129:.O228];[.O9:.O108])" office:value-type="float" office:value="201">
            <text:p>201</text:p>
          </table:table-cell>
          <table:table-cell table:style-name="ce16" table:formula="of:=SUM([.P249:.P348];[.P129:.P228];[.P9:.P108])" office:value-type="float" office:value="89.8360791946337">
            <text:p>89.8360791946</text:p>
          </table:table-cell>
          <table:table-cell table:style-name="ce16" table:formula="of:=SUM([.Q249:.Q348];[.Q129:.Q228];[.Q9:.Q108])" office:value-type="float" office:value="805">
            <text:p>805</text:p>
          </table:table-cell>
          <table:table-cell table:style-name="ce16" table:formula="of:=SUM([.R249:.R348];[.R129:.R228];[.R9:.R108])" office:value-type="float" office:value="109.75">
            <text:p>109.75</text:p>
          </table:table-cell>
        </table:table-row>
        <table:table-row table:style-name="ro1">
          <table:table-cell table:number-columns-repeated="6"/>
          <table:table-cell table:style-name="ce16" office:value-type="string">
            <text:p>Average:</text:p>
          </table:table-cell>
          <table:table-cell table:style-name="ce21" table:formula="of:=AVERAGE([.H249:.H348];[.H129:.H228];[.H9:.H108])" office:value-type="float" office:value="0.403333333333333">
            <text:p>0.4033333333</text:p>
          </table:table-cell>
          <table:table-cell table:style-name="ce21" table:formula="of:=AVERAGE([.I249:.I348];[.I129:.I228];[.I9:.I108])" office:value-type="float" office:value="0.58">
            <text:p>0.58</text:p>
          </table:table-cell>
          <table:table-cell table:style-name="ce21" table:formula="of:=AVERAGE([.J249:.J348];[.J129:.J228];[.J9:.J108])" office:value-type="float" office:value="0.563333333333333">
            <text:p>0.5633333333</text:p>
          </table:table-cell>
          <table:table-cell table:style-name="ce21" table:formula="of:=AVERAGE([.K249:.K348];[.K129:.K228];[.K9:.K108])" office:value-type="float" office:value="0.816666666666667">
            <text:p>0.8166666667</text:p>
          </table:table-cell>
          <table:table-cell table:style-name="ce21" table:formula="of:=AVERAGE([.L249:.L348];[.L129:.L228];[.L9:.L108])" office:value-type="float" office:value="0.26">
            <text:p>0.26</text:p>
          </table:table-cell>
          <table:table-cell table:style-name="ce21" table:formula="of:=AVERAGE([.M249:.M348];[.M129:.M228];[.M9:.M108])" office:value-type="float" office:value="0.843333333333333">
            <text:p>0.8433333333</text:p>
          </table:table-cell>
          <table:table-cell table:style-name="ce21" table:formula="of:=AVERAGE([.N249:.N348];[.N129:.N228];[.N9:.N108])" office:value-type="float" office:value="0.236666666666667">
            <text:p>0.2366666667</text:p>
          </table:table-cell>
          <table:table-cell table:style-name="ce21" table:formula="of:=AVERAGE([.O249:.O348];[.O129:.O228];[.O9:.O108])" office:value-type="float" office:value="0.67">
            <text:p>0.67</text:p>
          </table:table-cell>
          <table:table-cell table:style-name="ce21" table:formula="of:=AVERAGE([.P249:.P348];[.P129:.P228];[.P9:.P108])" office:value-type="float" office:value="0.299453597315446">
            <text:p>0.2994535973</text:p>
          </table:table-cell>
          <table:table-cell table:style-name="ce21" table:formula="of:=AVERAGE([.Q249:.Q348];[.Q129:.Q228];[.Q9:.Q108])" office:value-type="float" office:value="2.68333333333333">
            <text:p>2.6833333333</text:p>
          </table:table-cell>
          <table:table-cell table:style-name="ce21" table:formula="of:=AVERAGE([.R249:.R348];[.R129:.R228];[.R9:.R108])" office:value-type="float" office:value="0.365833333333333">
            <text:p>0.365833333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17" office:value-type="string" table:number-columns-spanned="4" table:number-rows-spanned="1">
            <text:p>Average polarity</text:p>
          </table:table-cell>
          <table:covered-table-cell table:number-columns-repeated="3" table:style-name="ce16"/>
          <table:table-cell table:number-columns-repeated="8"/>
        </table:table-row>
        <table:table-row table:style-name="ro1">
          <table:table-cell table:number-columns-repeated="6"/>
          <table:table-cell table:style-name="ce16"/>
          <table:table-cell table:style-name="ce16" office:value-type="string">
            <text:p>Positive</text:p>
          </table:table-cell>
          <table:table-cell table:style-name="ce16" office:value-type="string">
            <text:p>Neutral</text:p>
          </table:table-cell>
          <table:table-cell table:style-name="ce16" office:value-type="string">
            <text:p>Negativ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6" office:value-type="string">
            <text:p>Coca Cola</text:p>
          </table:table-cell>
          <table:table-cell table:style-name="ce16" table:formula="of:=SUM([.H111];[.J111];[.L111];[.N111])/4" office:value-type="float" office:value="47.25">
            <text:p>47.25</text:p>
          </table:table-cell>
          <table:table-cell table:style-name="ce16" table:formula="of:=SUM([.H112];[.J112];[.L112];[.N112])/4" office:value-type="float" office:value="36.75">
            <text:p>36.75</text:p>
          </table:table-cell>
          <table:table-cell table:style-name="ce16" table:formula="of:=SUM([.H113];[.J113];[.L113];[.N113])/4" office:value-type="float" office:value="16">
            <text:p>16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6" office:value-type="string">
            <text:p>Costco</text:p>
          </table:table-cell>
          <table:table-cell table:style-name="ce16" table:formula="of:=SUM([.H231];[.J231];[.L231];[.N231])/4" office:value-type="float" office:value="51.5">
            <text:p>51.5</text:p>
          </table:table-cell>
          <table:table-cell table:style-name="ce16" table:formula="of:=SUM([.H232];[.J232];[.L232];[.N232])/4" office:value-type="float" office:value="34.5">
            <text:p>34.5</text:p>
          </table:table-cell>
          <table:table-cell table:style-name="ce16" table:formula="of:=SUM([.H233];[.J233];[.L233];[.N233])/4"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6" office:value-type="string">
            <text:p>Disney</text:p>
          </table:table-cell>
          <table:table-cell table:style-name="ce16" table:formula="of:=SUM([.H351];[.J351];[.L351];[.N351])/4" office:value-type="float" office:value="48.5">
            <text:p>48.5</text:p>
          </table:table-cell>
          <table:table-cell table:style-name="ce16" table:formula="of:=SUM([.H352];[.J352];[.L352];[.N352])/4" office:value-type="float" office:value="44">
            <text:p>44</text:p>
          </table:table-cell>
          <table:table-cell table:style-name="ce16" table:formula="of:=SUM([.H353];[.J353];[.L353];[.N353])/4" office:value-type="float" office:value="7.5">
            <text:p>7.5</text:p>
          </table:table-cell>
          <table:table-cell table:number-columns-repeated="8"/>
        </table:table-row>
        <table:table-row table:style-name="ro1" table:number-rows-repeated="457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 table:number-rows-repeated="106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 table:number-rows-repeated="10476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9"/>
    </number:number-style>
    <number:number-style style:name="N122">
      <number:number number:decimal-places="20" number:min-integer-digits="20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20:25:53</meta:creation-date>
    <dc:date>2013-05-15T16:15:47</dc:date>
    <meta:editing-duration>PT42M29S</meta:editing-duration>
    <meta:editing-cycles>10</meta:editing-cycles>
    <meta:generator>LibreOffice/3.5$Linux_X86_64 LibreOffice_project/350m1$Build-2</meta:generator>
    <meta:document-statistic meta:table-count="3" meta:cell-count="50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41cm" svg:height="10.161cm" xlink:href=".." xlink:type="simple" chart:class="chart:bar" chart:style-name="ch1">
        <chart:title svg:x="11.042cm" svg:y="0.339cm" chart:style-name="ch2">
          <text:p>Average polarty of 100 tweets</text:p>
        </chart:title>
        <chart:subtitle svg:x="12.101cm" svg:y="1.321cm" chart:style-name="ch3">
          <text:p>manual classification</text:p>
        </chart:subtitle>
        <chart:legend chart:legend-position="end" svg:x="25.89cm" svg:y="4.283cm" style:legend-expansion="high" chart:style-name="ch4"/>
        <chart:plot-area chart:style-name="ch5" table:cell-range-address="Sheet1.G363:Sheet1.J366" chart:data-source-has-labels="both" svg:x="1.008cm" svg:y="2.41cm" svg:width="23.766cm" svg:height="7.128cm">
          <chartooo:coordinate-region svg:x="2.847cm" svg:y="2.41cm" svg:width="21.49cm" svg:height="6.481cm"/>
          <chart:axis chart:dimension="x" chart:name="primary-x" chart:style-name="ch6" chartooo:axis-type="auto">
            <chartooo:date-scale/>
            <chart:categories table:cell-range-address="Sheet1.G364:Sheet1.G36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364:Sheet1.H366" chart:label-cell-address="Sheet1.H363:Sheet1.H363" chart:class="chart:bar">
            <chart:data-point chart:repeated="3"/>
          </chart:series>
          <chart:series chart:style-name="ch10" chart:values-cell-range-address="Sheet1.I364:Sheet1.I366" chart:label-cell-address="Sheet1.I363:Sheet1.I363" chart:class="chart:bar">
            <chart:data-point chart:repeated="3"/>
          </chart:series>
          <chart:series chart:style-name="ch11" chart:values-cell-range-address="Sheet1.J364:Sheet1.J366" chart:label-cell-address="Sheet1.J363:Sheet1.J36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H363:Sheet1.H363</svg:desc>
                </draw:g>
              </table:table-cell>
              <table:table-cell office:value-type="string">
                <text:p>Neutral</text:p>
                <draw:g>
                  <svg:desc>Sheet1.I363:Sheet1.I363</svg:desc>
                </draw:g>
              </table:table-cell>
              <table:table-cell office:value-type="string">
                <text:p>Negative</text:p>
                <draw:g>
                  <svg:desc>Sheet1.J363:Sheet1.J3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</text:p>
                <draw:g>
                  <svg:desc>Sheet1.G364:Sheet1.G366</svg:desc>
                </draw:g>
              </table:table-cell>
              <table:table-cell office:value-type="float" office:value="47.25">
                <text:p>47.25</text:p>
                <draw:g>
                  <svg:desc>Sheet1.H364:Sheet1.H366</svg:desc>
                </draw:g>
              </table:table-cell>
              <table:table-cell office:value-type="float" office:value="36.75">
                <text:p>36.75</text:p>
                <draw:g>
                  <svg:desc>Sheet1.I364:Sheet1.I366</svg:desc>
                </draw:g>
              </table:table-cell>
              <table:table-cell office:value-type="float" office:value="16">
                <text:p>16</text:p>
                <draw:g>
                  <svg:desc>Sheet1.J364:Sheet1.J366</svg:desc>
                </draw:g>
              </table:table-cell>
            </table:table-row>
            <table:table-row>
              <table:table-cell office:value-type="string">
                <text:p>Costco</text:p>
              </table:table-cell>
              <table:table-cell office:value-type="float" office:value="51.5">
                <text:p>51.5</text:p>
              </table:table-cell>
              <table:table-cell office:value-type="float" office:value="34.5">
                <text:p>3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sney</text:p>
              </table:table-cell>
              <table:table-cell office:value-type="float" office:value="48.5">
                <text:p>48.5</text:p>
              </table:table-cell>
              <table:table-cell office:value-type="float" office:value="44">
                <text:p>44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